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26cm"/>
    </style:style>
    <style:style style:name="co2" style:family="table-column">
      <style:table-column-properties fo:break-before="auto" style:column-width="7.301cm"/>
    </style:style>
    <style:style style:name="co3" style:family="table-column">
      <style:table-column-properties fo:break-before="auto" style:column-width="2.258cm"/>
    </style:style>
    <style:style style:name="co4" style:family="table-column">
      <style:table-column-properties fo:break-before="auto" style:column-width="3.395cm"/>
    </style:style>
    <style:style style:name="co5" style:family="table-column">
      <style:table-column-properties fo:break-before="auto" style:column-width="21.967cm"/>
    </style:style>
    <style:style style:name="co6" style:family="table-column">
      <style:table-column-properties fo:break-before="auto" style:column-width="7.534cm"/>
    </style:style>
    <style:style style:name="co7" style:family="table-column">
      <style:table-column-properties fo:break-before="auto" style:column-width="7.618cm"/>
    </style:style>
    <style:style style:name="ro1" style:family="table-row">
      <style:table-row-properties style:row-height="0.661cm" fo:break-before="auto" style:use-optimal-row-height="fals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0.76cm" fo:break-before="auto" style:use-optimal-row-height="false"/>
    </style:style>
    <style:style style:name="ro7" style:family="table-row">
      <style:table-row-properties style:row-height="2.464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445cm" fo:break-before="auto" style:use-optimal-row-height="true"/>
    </style:style>
    <style:style style:name="ro11" style:family="table-row">
      <style:table-row-properties style:row-height="1.251cm" fo:break-before="auto" style:use-optimal-row-height="true"/>
    </style:style>
    <style:style style:name="ro12" style:family="table-row">
      <style:table-row-properties style:row-height="1.406cm" fo:break-before="auto" style:use-optimal-row-height="false"/>
    </style:style>
    <style:style style:name="ro13" style:family="table-row">
      <style:table-row-properties style:row-height="0.956cm" fo:break-before="auto" style:use-optimal-row-height="false"/>
    </style:style>
    <style:style style:name="ro14" style:family="table-row">
      <style:table-row-properties style:row-height="2.124cm" fo:break-before="auto" style:use-optimal-row-height="false"/>
    </style:style>
    <style:style style:name="ro15" style:family="table-row">
      <style:table-row-properties style:row-height="2.379cm" fo:break-before="auto" style:use-optimal-row-height="true"/>
    </style:style>
    <style:style style:name="ro16" style:family="table-row">
      <style:table-row-properties style:row-height="4.08cm" fo:break-before="auto" style:use-optimal-row-height="true"/>
    </style:style>
    <style:style style:name="ro17" style:family="table-row">
      <style:table-row-properties style:row-height="2.868cm" fo:break-before="auto" style:use-optimal-row-height="true"/>
    </style:style>
    <style:style style:name="ro18" style:family="table-row">
      <style:table-row-properties style:row-height="4.4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weight="bold" style:font-weight-asian="bold" style:font-weight-complex="bold"/>
    </style:style>
    <style:style style:name="ce11" style:family="table-cell" style:parent-style-name="Default">
      <style:text-properties style:font-name="Liberation Serif" style:font-name-asian="Segoe UI"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4" table:default-cell-style-name="Default"/>
        <table:table-row table:style-name="ro1">
          <table:table-cell table:style-name="ce1" office:value-type="string" calcext:value-type="string">
            <text:p>thumbnail</text:p>
          </table:table-cell>
          <table:table-cell table:style-name="ce1" office:value-type="string" calcext:value-type="string">
            <text:p>title</text:p>
          </table:table-cell>
          <table:table-cell table:style-name="ce1" office:value-type="string" calcext:value-type="string">
            <text:p>price</text:p>
          </table:table-cell>
          <table:table-cell table:style-name="ce1" office:value-type="string" calcext:value-type="string">
            <text:p>categoryName</text:p>
          </table:table-cell>
          <table:table-cell table:style-name="ce1" office:value-type="string" calcext:value-type="string">
            <text:p>discountPercentage</text:p>
          </table:table-cell>
          <table:table-cell table:style-name="ce1" office:value-type="string" calcext:value-type="string">
            <text:p>rating</text:p>
          </table:table-cell>
          <table:table-cell table:style-name="ce1" office:value-type="string" calcext:value-type="string">
            <text:p>stock</text:p>
          </table:table-cell>
          <table:table-cell table:style-name="ce1" office:value-type="string" calcext:value-type="string">
            <text:p>imageArray </text:p>
          </table:table-cell>
          <table:table-cell table:style-name="ce1" office:value-type="string" calcext:value-type="string">
            <text:p>brand</text:p>
          </table:table-cell>
          <table:table-cell table:style-name="ce1" office:value-type="string" calcext:value-type="string">
            <text:p>description</text:p>
          </table:table-cell>
          <table:table-cell table:style-name="ce1" table:number-columns-repeated="1014"/>
        </table:table-row>
        <table:table-row table:style-name="ro2">
          <table:table-cell office:value-type="string" calcext:value-type="string">
            <text:p>https://giftcart.com/cdn/shop/files/id_15._open_2_780x.jpg?v=1684466816</text:p>
          </table:table-cell>
          <table:table-cell office:value-type="string" calcext:value-type="string">
            <text:p>Eze ID Unisex Perfume for Men &amp; Women</text:p>
            <text:p/>
          </table:table-cell>
          <table:table-cell office:value-type="float" office:value="500" calcext:value-type="float">
            <text:p>500</text:p>
          </table:table-cell>
          <table:table-cell office:value-type="string" calcext:value-type="string">
            <text:p>perfume</text:p>
          </table:table-cell>
          <table:table-cell office:value-type="float" office:value="10" calcext:value-type="float">
            <text:p>10</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ext:p><text:a xlink:href="https://giftcart.com/cdn/shop/files/id_15._open_2_780x.jpg?v=1684466816,https://giftcart.com/cdn/shop/files/id_15._open_1_780x.jpg?v=1684466816,https://giftcart.com/cdn/shop/files/id_3_780x.jpg?v=1684466816,https://giftcart.com/cdn/shop/files/id_780x.jpg?v=1684466816" xlink:type="simple">https://giftcart.com/cdn/shop/files/id_15._open_2_780x.jpg?v=1684466816,https://giftcart.com/cdn/shop/files/id_15._open_1_780x.jpg?v=1684466816,https://giftcart.com/cdn/shop/files/id_3_780x.jpg?v=1684466816,https://giftcart.com/cdn/shop/files/id_780x.jpg?v=1684466816</text:a></text:p>
          </table:table-cell>
          <table:table-cell office:value-type="string" calcext:value-type="string">
            <text:p>Lakeme</text:p>
          </table:table-cell>
          <table:table-cell office:value-type="string" calcext:value-type="string">
            <text:p>ID is sparkling. ID is questioning. ID is for the seekers, for those who blur limits. Here is a perfume that underlines your identity with its citrus and amber notes, before initiating free-spirited exchanges with a spicy, musky aroma. Eze ID! For those who don’t stop at boundaries.</text:p>
            <text:p/>
          </table:table-cell>
          <table:table-cell table:number-columns-repeated="1014"/>
        </table:table-row>
        <table:table-row table:style-name="ro3">
          <table:table-cell office:value-type="string" calcext:value-type="string">
            <text:p>https://giftcart.com/cdn/shop/files/1_0306b938-0e6e-46a7-a76a-252e7245025c_800x.png?v=1694774515</text:p>
          </table:table-cell>
          <table:table-cell office:value-type="string" calcext:value-type="string">
            <text:p>Kenneth Cole For Her 100 ml for women perfume</text:p>
            <text:p/>
          </table:table-cell>
          <table:table-cell office:value-type="float" office:value="600" calcext:value-type="float">
            <text:p>600</text:p>
          </table:table-cell>
          <table:table-cell office:value-type="string" calcext:value-type="string">
            <text:p>perfume</text:p>
          </table:table-cell>
          <table:table-cell office:value-type="float" office:value="12" calcext:value-type="float">
            <text:p>12</text:p>
          </table:table-cell>
          <table:table-cell office:value-type="float" office:value="4" calcext:value-type="float">
            <text:p>4</text:p>
          </table:table-cell>
          <table:table-cell office:value-type="float" office:value="50" calcext:value-type="float">
            <text:p>50</text:p>
          </table:table-cell>
          <table:table-cell office:value-type="string" calcext:value-type="string">
            <text:p><text:a xlink:href="https://giftcart.com/cdn/shop/files/1_0306b938-0e6e-46a7-a76a-252e7245025c_800x.png?v=1694774515,https://giftcart.com/cdn/shop/files/2_9f29dc45-c9a4-4807-8944-0af70d1aca75_800x.png?v=1694774515,https://giftcart.com/cdn/shop/files/3_2552ce6e-835e-4136-9362-e6b13491a615_800x.png?v=1694774515" xlink:type="simple">https://giftcart.com/cdn/shop/files/1_0306b938-0e6e-46a7-a76a-252e7245025c_800x.png?v=1694774515,https://giftcart.com/cdn/shop/files/2_9f29dc45-c9a4-4807-8944-0af70d1aca75_800x.png?v=1694774515,https://giftcart.com/cdn/shop/files/3_2552ce6e-835e-4136-9362-e6b13491a615_800x.png?v=1694774515</text:a>,</text:p>
          </table:table-cell>
          <table:table-cell office:value-type="string" calcext:value-type="string">
            <text:p>Lakeme</text:p>
          </table:table-cell>
          <table:table-cell office:value-type="string" calcext:value-type="string">
            <text:p>A floral woody fragrance for modern women</text:p>
            <text:p>Soft, fresh, clean, creamy, powdery &amp; enchanting</text:p>
            <text:p/>
            <text:p/>
          </table:table-cell>
          <table:table-cell table:number-columns-repeated="1014"/>
        </table:table-row>
        <table:table-row table:style-name="ro4">
          <table:table-cell office:value-type="string" calcext:value-type="string">
            <text:p>https://giftcart.com/cdn/shop/files/2_3ca37a4d-b616-4eaa-bebd-4fab04c00c65_800x.png?v=1694774062</text:p>
          </table:table-cell>
          <table:table-cell office:value-type="string" calcext:value-type="string">
            <text:p>Jennifer Lopez Glow EDT 100 ml for Women</text:p>
            <text:p/>
          </table:table-cell>
          <table:table-cell office:value-type="float" office:value="750" calcext:value-type="float">
            <text:p>750</text:p>
          </table:table-cell>
          <table:table-cell office:value-type="string" calcext:value-type="string">
            <text:p>perfume</text:p>
          </table:table-cell>
          <table:table-cell office:value-type="float" office:value="20" calcext:value-type="float">
            <text:p>20</text:p>
          </table:table-cell>
          <table:table-cell office:value-type="float" office:value="3.9" calcext:value-type="float">
            <text:p>3.9</text:p>
          </table:table-cell>
          <table:table-cell office:value-type="float" office:value="40" calcext:value-type="float">
            <text:p>40</text:p>
          </table:table-cell>
          <table:table-cell office:value-type="string" calcext:value-type="string">
            <text:p><text:a xlink:href="https://giftcart.com/cdn/shop/files/2_3ca37a4d-b616-4eaa-bebd-4fab04c00c65_800x.png?v=1694774062" xlink:type="simple">https://giftcart.com/cdn/shop/files/2_3ca37a4d-b616-4eaa-bebd-4fab04c00c65_800x.png?v=1694774062</text:a>,<text:a xlink:href="https://giftcart.com/cdn/shop/files/1_11d670df-4c38-405e-ad93-ea5adb67bbd2_800x.png?v=1694774063" xlink:type="simple">https://giftcart.com/cdn/shop/files/1_11d670df-4c38-405e-ad93-ea5adb67bbd2_800x.png?v=1694774063</text:a></text:p>
          </table:table-cell>
          <table:table-cell office:value-type="string" calcext:value-type="string">
            <text:p>Lakeme</text:p>
          </table:table-cell>
          <table:table-cell office:value-type="string" calcext:value-type="string">
            <text:p>A fruity floral fragrance for young women Sparkling Used for fragrance , mainly for women This is high quality products with good fragrance Packaging for this product may vary from that shown in the image above This item is not for sale in Catalina Island This item is not for sale in Catalina Island</text:p>
            <text:p/>
            <text:p/>
          </table:table-cell>
          <table:table-cell table:number-columns-repeated="1014"/>
        </table:table-row>
        <table:table-row table:style-name="ro2">
          <table:table-cell office:value-type="string" calcext:value-type="string">
            <text:p><text:a xlink:href="https://m.media-amazon.com/images/I/61tdV9cDclL._SX679_.jpg" xlink:type="simple">https://m.media-amazon.com/images/I/61tdV9cDclL._SX679_.jpg</text:a></text:p>
          </table:table-cell>
          <table:table-cell office:value-type="string" calcext:value-type="string">
            <text:p>Skinn BY Titan Sheer For Women</text:p>
            <text:p/>
          </table:table-cell>
          <table:table-cell office:value-type="float" office:value="450" calcext:value-type="float">
            <text:p>450</text:p>
          </table:table-cell>
          <table:table-cell office:value-type="string" calcext:value-type="string">
            <text:p>perfume</text:p>
          </table:table-cell>
          <table:table-cell office:value-type="float" office:value="15" calcext:value-type="float">
            <text:p>15</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text:a xlink:href="https://m.media-amazon.com/images/I/61tdV9cDclL._SX679_.jpg,https://m.media-amazon.com/images/I/6105gmX3cgL._SX679_.jpg,https://m.media-amazon.com/images/I/61bbStkZWKL._SX679_.jpg,https://m.media-amazon.com/images/I/61qMvnOJR2L._SX679_.jpg" xlink:type="simple">https://m.media-amazon.com/images/I/61tdV9cDclL._SX679_.jpg,https://m.media-amazon.com/images/I/6105gmX3cgL._SX679_.jpg,https://m.media-amazon.com/images/I/61bbStkZWKL._SX679_.jpg,https://m.media-amazon.com/images/I/61qMvnOJR2L._SX679_.jpg</text:a></text:p>
          </table:table-cell>
          <table:table-cell office:value-type="string" calcext:value-type="string">
            <text:p>Lakeme</text:p>
          </table:table-cell>
          <table:table-cell office:value-type="string" calcext:value-type="string">
            <text:p>Distinctive Fragrance for Your Glamorous Side: Skilfully crafted to have a luxurious and cheerful warmth that stays with you, Sheer lets you walk into the room like a breeze - bringing along with you a culmination of some of the most sensual fragrances.</text:p>
            <text:p>Long-Lasting Impression: This Eau De Parfum perfume for women is expertly crafted to linger longer than other perfumes, leaving a lasting trail of your signature scent.</text:p>
          </table:table-cell>
          <table:table-cell table:number-columns-repeated="1014"/>
        </table:table-row>
        <table:table-row table:style-name="ro5">
          <table:table-cell office:value-type="string" calcext:value-type="string">
            <text:p><text:a xlink:href="https://m.media-amazon.com/images/I/5117V4+w0AL._SX522_.jpg" xlink:type="simple">https://m.media-amazon.com/images/I/5117V4+w0AL._SX522_.jpg</text:a></text:p>
          </table:table-cell>
          <table:table-cell office:value-type="string" calcext:value-type="string">
            <text:p>Bella Vita Luxury GLAM Woman Eau De Parfum </text:p>
          </table:table-cell>
          <table:table-cell office:value-type="float" office:value="700" calcext:value-type="float">
            <text:p>700</text:p>
          </table:table-cell>
          <table:table-cell office:value-type="string" calcext:value-type="string">
            <text:p>perfume</text:p>
          </table:table-cell>
          <table:table-cell office:value-type="float" office:value="20" calcext:value-type="float">
            <text:p>20</text:p>
          </table:table-cell>
          <table:table-cell office:value-type="float" office:value="4.2" calcext:value-type="float">
            <text:p>4.2</text:p>
          </table:table-cell>
          <table:table-cell office:value-type="float" office:value="30" calcext:value-type="float">
            <text:p>30</text:p>
          </table:table-cell>
          <table:table-cell office:value-type="string" calcext:value-type="string">
            <text:p><text:a xlink:href="https://m.media-amazon.com/images/I/5117V4+w0AL._SX522_.jpg,https://m.media-amazon.com/images/I/81JeI2okrrL._SX522_.jpg,https://m.media-amazon.com/images/I/61BeE3ts5EL._SX522_.jpg,https://m.media-amazon.com/images/I/61BeE3ts5EL._SX522_.jpg,https://m.media-amazon.com/images/I/51OIVhzmUPL._SX522_.jpg" xlink:type="simple">https://m.media-amazon.com/images/I/5117V4+w0AL._SX522_.jpg,https://m.media-amazon.com/images/I/81JeI2okrrL._SX522_.jpg,https://m.media-amazon.com/images/I/61BeE3ts5EL._SX522_.jpg,https://m.media-amazon.com/images/I/61BeE3ts5EL._SX522_.jpg,https://m.media-amazon.com/images/I/51OIVhzmUPL._SX522_.jpg</text:a></text:p>
          </table:table-cell>
          <table:table-cell office:value-type="string" calcext:value-type="string">
            <text:p>Lakeme</text:p>
          </table:table-cell>
          <table:table-cell office:value-type="string" calcext:value-type="string">
            <text:p>This Eau De Parfum is an essential for a modern woman who likes to take a road less travelled, with an unconventional fragrance that's glamorous, classy, and magnetic.</text:p>
            <text:p>Enjoy an indulgent fragrance that's sensual and full of character, making you a head-turner wherever you go.</text:p>
            <text:p>With its long-lasting formula, this perfume is perfect for all-day wear.</text:p>
            <text:p>This unconventional fragrance is quintessential for her, perfect for anyone who wants to make a statement with their fragrance.</text:p>
            <text:p>Perfect for gifting</text:p>
          </table:table-cell>
          <table:table-cell table:number-columns-repeated="1014"/>
        </table:table-row>
        <table:table-row table:style-name="ro4">
          <table:table-cell office:value-type="string" calcext:value-type="string">
            <text:p><text:a xlink:href="https://m.media-amazon.com/images/I/71hw-ax4b9L._SX522_.jpg" xlink:type="simple">https://m.media-amazon.com/images/I/71hw-ax4b9L._SX522_.jpg</text:a></text:p>
          </table:table-cell>
          <table:table-cell office:value-type="string" calcext:value-type="string">
            <text:p>Skinn By Titan Tales Malaga Long Lasting Everyday Liquid Oriental Scent Eau De Parfum For Women </text:p>
          </table:table-cell>
          <table:table-cell office:value-type="float" office:value="559" calcext:value-type="float">
            <text:p>559</text:p>
          </table:table-cell>
          <table:table-cell office:value-type="string" calcext:value-type="string">
            <text:p>perfume</text:p>
          </table:table-cell>
          <table:table-cell office:value-type="float" office:value="25" calcext:value-type="float">
            <text:p>25</text:p>
          </table:table-cell>
          <table:table-cell office:value-type="float" office:value="4" calcext:value-type="float">
            <text:p>4</text:p>
          </table:table-cell>
          <table:table-cell office:value-type="float" office:value="52" calcext:value-type="float">
            <text:p>52</text:p>
          </table:table-cell>
          <table:table-cell office:value-type="string" calcext:value-type="string">
            <text:p><text:a xlink:href="https://m.media-amazon.com/images/I/71hw-ax4b9L._SX522_.jpg" xlink:type="simple">https://m.media-amazon.com/images/I/71hw-ax4b9L._SX522_.jpg</text:a>,<text:a xlink:href="https://m.media-amazon.com/images/I/610GeWythgL._SX522_.jpg,https://m.media-amazon.com/images/I/61UU0hfzvpL._SX522_.jpg,https://m.media-amazon.com/images/I/51cNZYUuxuL._SX522_.jpg,https://m.media-amazon.com/images/I/51a4ICLkmzL._SX522_.jpg" xlink:type="simple">https://m.media-amazon.com/images/I/610GeWythgL._SX522_.jpg,https://m.media-amazon.com/images/I/61UU0hfzvpL._SX522_.jpg,https://m.media-amazon.com/images/I/51cNZYUuxuL._SX522_.jpg,https://m.media-amazon.com/images/I/51a4ICLkmzL._SX522_.jpg</text:a></text:p>
          </table:table-cell>
          <table:table-cell office:value-type="string" calcext:value-type="string">
            <text:p>Lakeme</text:p>
          </table:table-cell>
          <table:table-cell office:value-type="string" calcext:value-type="string">
            <text:p>Distinctive Fragrance for the Night Time Essence: Crafted for her who serenades the enigmatic, Skinn Nox Femme is a culmination of all things rather unexpected but beautiful.</text:p>
            <text:p>Long-Lasting Impression: This Eau De Parfum perfume for women is expertly crafted to linger longer than other perfumes, leaving a lasting trail of your signature scent.</text:p>
            <text:p>Made by International Perfumers: The perfumes have been designed and created by some of the best International perfumers in the world.</text:p>
          </table:table-cell>
          <table:table-cell table:number-columns-repeated="1014"/>
        </table:table-row>
        <table:table-row table:style-name="ro3">
          <table:table-cell office:value-type="string" calcext:value-type="string">
            <text:p><text:a xlink:href="https://m.media-amazon.com/images/I/41wm52yRd5L._SX300_SY300_QL70_FMwebp_.jpg" xlink:type="simple">https://m.media-amazon.com/images/I/41wm52yRd5L._SX300_SY300_QL70_FMwebp_.jpg</text:a></text:p>
          </table:table-cell>
          <table:table-cell office:value-type="string" calcext:value-type="string">
            <text:p>FOGG Women Spray Scent Make My Day Perfume</text:p>
          </table:table-cell>
          <table:table-cell office:value-type="float" office:value="630" calcext:value-type="float">
            <text:p>630</text:p>
          </table:table-cell>
          <table:table-cell office:value-type="string" calcext:value-type="string">
            <text:p>perfume</text:p>
          </table:table-cell>
          <table:table-cell office:value-type="float" office:value="30" calcext:value-type="float">
            <text:p>30</text:p>
          </table:table-cell>
          <table:table-cell office:value-type="float" office:value="4.3" calcext:value-type="float">
            <text:p>4.3</text:p>
          </table:table-cell>
          <table:table-cell office:value-type="float" office:value="45" calcext:value-type="float">
            <text:p>45</text:p>
          </table:table-cell>
          <table:table-cell office:value-type="string" calcext:value-type="string">
            <text:p><text:span text:style-name="T1"><text:a xlink:href="https://m.media-amazon.com/images/I/41wm52yRd5L._SX300_SY300_QL70_FMwebp_.jpg" xlink:type="simple">https://m.media-amazon.com/images/I/41wm52yRd5L._SX300_SY300_QL70_FMwebp_.jpg</text:a></text:span><text:span text:style-name="T1">,</text:span><text:span text:style-name="T1"><text:a xlink:href="https://m.media-amazon.com/images/I/81PqjPTl9yL._SX522_.jpg" xlink:type="simple">https://m.media-amazon.com/images/I/81PqjPTl9yL._SX522_.jpg</text:a></text:span>,<text:a xlink:href="https://m.media-amazon.com/images/I/81maqXQ6o6L._SX522_.jpg,https://m.media-amazon.com/images/I/71KltIdBESL._SX522_.jpg,https://m.media-amazon.com/images/I/715jWQxVPBL._SX522_.jpg" xlink:type="simple">https://m.media-amazon.com/images/I/81maqXQ6o6L._SX522_.jpg,https://m.media-amazon.com/images/I/71KltIdBESL._SX522_.jpg,https://m.media-amazon.com/images/I/715jWQxVPBL._SX522_.jpg</text:a></text:p>
          </table:table-cell>
          <table:table-cell office:value-type="string" calcext:value-type="string">
            <text:p>Lakeme</text:p>
          </table:table-cell>
          <table:table-cell office:value-type="string" calcext:value-type="string">
            <text:p>FOGG SCENT MAKE MY DAY - This Fogg women's perfume features a long-lasting and fresh fragrance.</text:p>
            <text:p>LONG-LASTING FRAGRANCE - Its fragrance stays on you for a very long time, so you keep smelling great throughout the day.</text:p>
            <text:p>FRESH SCENT - A unique amalgamation of alluring freshness and timeless notes that enthrall your senses.</text:p>
            <text:p>MADE FOR MOMENTS - Wear it every day and make it your signature scent, or use it for special occasions, this perfume is perfect for every moment.</text:p>
          </table:table-cell>
          <table:table-cell table:number-columns-repeated="1014"/>
        </table:table-row>
        <table:table-row table:style-name="ro4">
          <table:table-cell office:value-type="string" calcext:value-type="string">
            <text:p><text:a xlink:href="https://m.media-amazon.com/images/I/41adp3N9ZOL._SY300_SX300_QL70_FMwebp_.jpg" xlink:type="simple">https://m.media-amazon.com/images/I/41adp3N9ZOL._SY300_SX300_QL70_FMwebp_.jpg</text:a></text:p>
          </table:table-cell>
          <table:table-cell office:value-type="string" calcext:value-type="string">
            <text:p>Carlton London Escape Perfume 100 ml | Eau de Parfum for Women</text:p>
          </table:table-cell>
          <table:table-cell office:value-type="float" office:value="520" calcext:value-type="float">
            <text:p>520</text:p>
          </table:table-cell>
          <table:table-cell office:value-type="string" calcext:value-type="string">
            <text:p>perfume</text:p>
          </table:table-cell>
          <table:table-cell office:value-type="float" office:value="25" calcext:value-type="float">
            <text:p>25</text:p>
          </table:table-cell>
          <table:table-cell office:value-type="float" office:value="4" calcext:value-type="float">
            <text:p>4</text:p>
          </table:table-cell>
          <table:table-cell office:value-type="float" office:value="62" calcext:value-type="float">
            <text:p>62</text:p>
          </table:table-cell>
          <table:table-cell office:value-type="string" calcext:value-type="string">
            <text:p><text:a xlink:href="https://m.media-amazon.com/images/I/41adp3N9ZOL._SY300_SX300_QL70_Fmwebp_.jpg,https://m.media-amazon.com/images/I/71d7vYbbceL._SX522_.jpg,https://m.media-amazon.com/images/I/81-wc9DgF0L._SX522_.jpg,https://m.media-amazon.com/images/I/71tlFlShhlL._SX522_.jpg" xlink:type="simple">https://m.media-amazon.com/images/I/41adp3N9ZOL._SY300_SX300_QL70_Fmwebp_.jpg,https://m.media-amazon.com/images/I/71d7vYbbceL._SX522_.jpg,https://m.media-amazon.com/images/I/81-wc9DgF0L._SX522_.jpg,https://m.media-amazon.com/images/I/71tlFlShhlL._SX522_.jpg</text:a></text:p>
          </table:table-cell>
          <table:table-cell office:value-type="string" calcext:value-type="string">
            <text:p>Lakeme</text:p>
          </table:table-cell>
          <table:table-cell office:value-type="string" calcext:value-type="string">
            <text:p>Fragrance Story : Find Your Moment. A reinvention of floral perfume - this Eau de Parfum is for women who do what they want and dare to be exactly who they are.</text:p>
            <text:p>Top Note - Grapefruit, Orange, Sweet Pea | Middle Note - Peach, Gardenia, Freesia | Bottom Note - White Musk, Leather, Patchouli</text:p>
            <text:p>Perfect for all seasons: Carlton London’s Women Escape EDP is specially created to be suitable for all seasons and reasons. Its delicate yet captivating fragrance will create a blend of seductive aroma that’s unforgettable.</text:p>
          </table:table-cell>
          <table:table-cell table:number-columns-repeated="1014"/>
        </table:table-row>
        <table:table-row table:style-name="ro5">
          <table:table-cell office:value-type="string" calcext:value-type="string">
            <text:p><text:a xlink:href="https://m.media-amazon.com/images/I/51b2peekboL._SX522_.jpg" xlink:type="simple">https://m.media-amazon.com/images/I/51b2peekboL._SX522_.jpg</text:a></text:p>
          </table:table-cell>
          <table:table-cell office:value-type="string" calcext:value-type="string">
            <text:p>Engage Fantasia Perfume for Women, Long Lasting Perfume</text:p>
          </table:table-cell>
          <table:table-cell office:value-type="float" office:value="780" calcext:value-type="float">
            <text:p>780</text:p>
          </table:table-cell>
          <table:table-cell office:value-type="string" calcext:value-type="string">
            <text:p>perfume</text:p>
          </table:table-cell>
          <table:table-cell office:value-type="float" office:value="20" calcext:value-type="float">
            <text:p>20</text:p>
          </table:table-cell>
          <table:table-cell office:value-type="float" office:value="4.1" calcext:value-type="float">
            <text:p>4.1</text:p>
          </table:table-cell>
          <table:table-cell office:value-type="float" office:value="50" calcext:value-type="float">
            <text:p>50</text:p>
          </table:table-cell>
          <table:table-cell office:value-type="string" calcext:value-type="string">
            <text:p><text:a xlink:href="https://m.media-amazon.com/images/I/51b2peekboL._SX522_.jpg,https://m.media-amazon.com/images/I/71RS9ElT+sL._SX522_.jpg,https://m.media-amazon.com/images/I/71R2nMcRWQL._SX522_.jpg,https://m.media-amazon.com/images/I/71R2nMcRWQL._SX522_.jpg,https://m.media-amazon.com/images/I/61f+aAPpVCL._SX522_.jpg" xlink:type="simple">https://m.media-amazon.com/images/I/51b2peekboL._SX522_.jpg,https://m.media-amazon.com/images/I/71RS9ElT+sL._SX522_.jpg,https://m.media-amazon.com/images/I/71R2nMcRWQL._SX522_.jpg,https://m.media-amazon.com/images/I/71R2nMcRWQL._SX522_.jpg,https://m.media-amazon.com/images/I/61f+aAPpVCL._SX522_.jpg</text:a></text:p>
          </table:table-cell>
          <table:table-cell office:value-type="string" calcext:value-type="string">
            <text:p>Lakeme</text:p>
          </table:table-cell>
          <table:table-cell office:value-type="string" calcext:value-type="string">
            <text:p>Engage Fantasia is a premium, long lasting perfume for women inspired by the dynamic characteristics of a woman</text:p>
            <text:p>Top Notes: Mandarin, Violet leafGermanium, Ylang, Rose TuTonka beans, Bourbon Abs, Vanilla</text:p>
            <text:p>Perfect fragrance for special occasions like social or formal events, dates, evenings and ideal for gifting</text:p>
            <text:p>The perfume is an ideal gift for friend, girlfriend, wife etc. and for wedding, anniversary gift</text:p>
            <text:p>Ingredients: Top Note Mandarin, Violet Leaf Abheart Notegermanium, Ylang, Rose Turkish Base Notetonka Beans, Bourbon Abs, Vanilla</text:p>
          </table:table-cell>
          <table:table-cell table:number-columns-repeated="1014"/>
        </table:table-row>
        <table:table-row table:style-name="ro5">
          <table:table-cell office:value-type="string" calcext:value-type="string">
            <text:p><text:a xlink:href="https://m.media-amazon.com/images/I/51RkndyA4VL._SX522_PIbundle-2,TopRight,0,0_AA522SH20_.jpg" xlink:type="simple">https://m.media-amazon.com/images/I/51RkndyA4VL._SX522_PIbundle-2,TopRight,0,0_AA522SH20_.jpg</text:a></text:p>
          </table:table-cell>
          <table:table-cell office:value-type="string" calcext:value-type="string">
            <text:p>Ramsons U R Lovely &amp; U R Sweet Eau De Parfum Combo Pack (30ml x 2) | Floral and Fantasy Notes | Fragrance Set for Women's </text:p>
          </table:table-cell>
          <table:table-cell office:value-type="float" office:value="650" calcext:value-type="float">
            <text:p>650</text:p>
          </table:table-cell>
          <table:table-cell office:value-type="string" calcext:value-type="string">
            <text:p>perfume</text:p>
          </table:table-cell>
          <table:table-cell office:value-type="float" office:value="15" calcext:value-type="float">
            <text:p>15</text:p>
          </table:table-cell>
          <table:table-cell office:value-type="float" office:value="4.4" calcext:value-type="float">
            <text:p>4.4</text:p>
          </table:table-cell>
          <table:table-cell office:value-type="float" office:value="40" calcext:value-type="float">
            <text:p>40</text:p>
          </table:table-cell>
          <table:table-cell office:value-type="string" calcext:value-type="string">
            <text:p><text:a xlink:href="https://m.media-amazon.com/images/I/51RkndyA4VL._SX522_Pibundle-2,TopRight,0,0_AA522SH20_.jpg,https://m.media-amazon.com/images/I/31xjbdoWNcL.jpg,https://m.media-amazon.com/images/I/61UFQyWDrGL._SX522_.jpg,https://m.media-amazon.com/images/I/513Sfgcw-JL._SX522_.jpg" xlink:type="simple">https://m.media-amazon.com/images/I/51RkndyA4VL._SX522_Pibundle-2,TopRight,0,0_AA522SH20_.jpg,https://m.media-amazon.com/images/I/31xjbdoWNcL.jpg,https://m.media-amazon.com/images/I/61UFQyWDrGL._SX522_.jpg,https://m.media-amazon.com/images/I/513Sfgcw-JL._SX522_.jpg</text:a></text:p>
          </table:table-cell>
          <table:table-cell office:value-type="string" calcext:value-type="string">
            <text:p>Gucci</text:p>
          </table:table-cell>
          <table:table-cell office:value-type="string" calcext:value-type="string">
            <text:p>his combo pack contains 2 EDPs (30ml each) of premium fragrances for women.</text:p>
            <text:p>Ramsons U R Sweet is a fruity and floral fragrance with notes of , musk, sandalwood, vanilla, honey, and cinnamon.</text:p>
            <text:p>Ramsons U R Lovely is a woody and fresh fragrance with notes of jasmine, rose, tuberose, musk, vanilla, and green.</text:p>
            <text:p>Both fragrances are long-lasting and exude captivating floral and fantasy notes.</text:p>
            <text:p>Flaunt these alluring eau de parfums from Ramsons and enjoy the tag of "U.R.Sweet" and "U.R.Lovely".</text:p>
          </table:table-cell>
          <table:table-cell table:number-columns-repeated="1014"/>
        </table:table-row>
        <table:table-row table:style-name="ro3">
          <table:table-cell office:value-type="string" calcext:value-type="string">
            <text:p><text:a xlink:href="https://m.media-amazon.com/images/I/61zBq6pkFFL._SX522_.jpg" xlink:type="simple">https://m.media-amazon.com/images/I/61zBq6pkFFL._SX522_.jpg</text:a></text:p>
          </table:table-cell>
          <table:table-cell office:value-type="string" calcext:value-type="string">
            <text:p>Park Avenue Euphoria, Eau De Parfum Men, 100ml | Long Lasting Perfume for Men </text:p>
          </table:table-cell>
          <table:table-cell office:value-type="float" office:value="700" calcext:value-type="float">
            <text:p>700</text:p>
          </table:table-cell>
          <table:table-cell office:value-type="string" calcext:value-type="string">
            <text:p>perfume</text:p>
          </table:table-cell>
          <table:table-cell office:value-type="float" office:value="10" calcext:value-type="float">
            <text:p>10</text:p>
          </table:table-cell>
          <table:table-cell office:value-type="float" office:value="3.6" calcext:value-type="float">
            <text:p>3.6</text:p>
          </table:table-cell>
          <table:table-cell office:value-type="float" office:value="30" calcext:value-type="float">
            <text:p>30</text:p>
          </table:table-cell>
          <table:table-cell office:value-type="string" calcext:value-type="string">
            <text:p><text:a xlink:href="https://m.media-amazon.com/images/I/61zBq6pkFFL._SX522_.jpg,https://m.media-amazon.com/images/I/51XRw1xSPnL._SX522_.jpg,https://m.media-amazon.com/images/I/61LVmLXecQL._SX522_.jpg,https://m.media-amazon.com/images/I/71P6uXoAO4L._SX522_.jpg,https://m.media-amazon.com/images/I/71d5M+WOVTL._SX522_.jpg" xlink:type="simple">https://m.media-amazon.com/images/I/61zBq6pkFFL._SX522_.jpg,https://m.media-amazon.com/images/I/51XRw1xSPnL._SX522_.jpg,https://m.media-amazon.com/images/I/61LVmLXecQL._SX522_.jpg,https://m.media-amazon.com/images/I/71P6uXoAO4L._SX522_.jpg,https://m.media-amazon.com/images/I/71d5M+WOVTL._SX522_.jpg</text:a></text:p>
          </table:table-cell>
          <table:table-cell office:value-type="string" calcext:value-type="string">
            <text:p>Gucci</text:p>
          </table:table-cell>
          <table:table-cell office:value-type="string" calcext:value-type="string">
            <text:p>CONTAINS: 1 unit of Park Avenue Euphoria EDP perfume for men; Quantity (100ml)</text:p>
            <text:p>LONG LASTING FRAGRANCE: Unleash your X factor with this distinguished perfume designed for the dynamic and self-assured man. The lingering scent is perfect for making a powerful statement</text:p>
            <text:p>AMAZING NOTES, UNFORGETTABLE FRAGRANCE: Crafted by Global Perfumers, this luxury perfume for men boasts the pulsating energy of feisty orange flowers and fruity top notes, seamlessly merging into an aromatic blend of amber and musk</text:p>
            <text:p>PERFECT GIFT FOR YOUR LOVED ONES: A sophisticated man's perfume with a rich, intense fragrance and distinctive bottle design. It exudes confidence and charm, making it a perfect, elegant gift</text:p>
          </table:table-cell>
          <table:table-cell table:number-columns-repeated="1014"/>
        </table:table-row>
        <table:table-row table:style-name="ro3">
          <table:table-cell office:value-type="string" calcext:value-type="string">
            <text:p>https://m.media-amazon.com/images/I/31zqQvBD15L._SX300_SY300_QL70_FMwebp_.jpg</text:p>
          </table:table-cell>
          <table:table-cell office:value-type="string" calcext:value-type="string">
            <text:p>Bella Vita Luxury CEO MAN Intense Eau De Parfum Perfume</text:p>
          </table:table-cell>
          <table:table-cell office:value-type="float" office:value="800" calcext:value-type="float">
            <text:p>800</text:p>
          </table:table-cell>
          <table:table-cell office:value-type="string" calcext:value-type="string">
            <text:p>perfume</text:p>
          </table:table-cell>
          <table:table-cell office:value-type="float" office:value="20" calcext:value-type="float">
            <text:p>20</text:p>
          </table:table-cell>
          <table:table-cell office:value-type="float" office:value="3.5" calcext:value-type="float">
            <text:p>3.5</text:p>
          </table:table-cell>
          <table:table-cell office:value-type="float" office:value="65" calcext:value-type="float">
            <text:p>65</text:p>
          </table:table-cell>
          <table:table-cell office:value-type="string" calcext:value-type="string">
            <text:p><text:a xlink:href="https://m.media-amazon.com/images/I/31zqQvBD15L._SX300_SY300_QL70_Fmwebp_.jpg,https://m.media-amazon.com/images/I/71iN9tk9v6L._SX522_.jpg,https://m.media-amazon.com/images/I/6128HWNfFvL._SX522_.jpg,https://m.media-amazon.com/images/I/71d877o2EEL._SX522_.jpg" xlink:type="simple">https://m.media-amazon.com/images/I/31zqQvBD15L._SX300_SY300_QL70_Fmwebp_.jpg,https://m.media-amazon.com/images/I/71iN9tk9v6L._SX522_.jpg,https://m.media-amazon.com/images/I/6128HWNfFvL._SX522_.jpg,https://m.media-amazon.com/images/I/71d877o2EEL._SX522_.jpg</text:a></text:p>
          </table:table-cell>
          <table:table-cell office:value-type="string" calcext:value-type="string">
            <text:p>Gucci</text:p>
          </table:table-cell>
          <table:table-cell office:value-type="string" calcext:value-type="string">
            <text:p>The CEO Man Intense Eau de Parfum exudes the essence of a strength, sophistication, and confidence, made for those who define luxury, wherever they go.</text:p>
            <text:p>It opens with the bursting energy of Lavender and Bergamot.</text:p>
            <text:p>The heart notes consist of Carnation and Orchid to keep things cool and collected.</text:p>
            <text:p>With the long-lasting charm of Musk and Patchouli in the base notes, you will have that enchanting confidence and sophistication to turn any situation around.</text:p>
          </table:table-cell>
          <table:table-cell table:number-columns-repeated="1014"/>
        </table:table-row>
        <table:table-row table:style-name="ro4">
          <table:table-cell office:value-type="string" calcext:value-type="string">
            <text:p><text:a xlink:href="https://m.media-amazon.com/images/I/41tffQSTlML._SX300_SY300_QL70_FMwebp_.jpg" xlink:type="simple">https://m.media-amazon.com/images/I/41tffQSTlML._SX300_SY300_QL70_FMwebp_.jpg</text:a></text:p>
          </table:table-cell>
          <table:table-cell office:value-type="string" calcext:value-type="string">
            <text:p>Bella Vita Luxury G.O.A.T Man Eau De Parfum Perfume </text:p>
          </table:table-cell>
          <table:table-cell office:value-type="float" office:value="450" calcext:value-type="float">
            <text:p>450</text:p>
          </table:table-cell>
          <table:table-cell office:value-type="string" calcext:value-type="string">
            <text:p>perfume</text:p>
          </table:table-cell>
          <table:table-cell office:value-type="float" office:value="25" calcext:value-type="float">
            <text:p>25</text:p>
          </table:table-cell>
          <table:table-cell office:value-type="float" office:value="3.8" calcext:value-type="float">
            <text:p>3.8</text:p>
          </table:table-cell>
          <table:table-cell office:value-type="float" office:value="90" calcext:value-type="float">
            <text:p>90</text:p>
          </table:table-cell>
          <table:table-cell office:value-type="string" calcext:value-type="string">
            <text:p><text:span text:style-name="T1"><text:a xlink:href="https://m.media-amazon.com/images/I/41tffQSTlML._SX300_SY300_QL70_FMwebp_.jpg" xlink:type="simple">https://m.media-amazon.com/images/I/41tffQSTlML._SX300_SY300_QL70_FMwebp_.jpg</text:a></text:span><text:span text:style-name="T1">,</text:span><text:span text:style-name="T1"><text:a xlink:href="https://m.media-amazon.com/images/I/614eZqSpsTL._SX522_.jpg,https://m.media-amazon.com/images/I/713kONiUy4L._SX522_.jpg,https://m.media-amazon.com/images/I/61j2EUCb9mL._SX522_.jpg,https://m.media-amazon.com/images/I/61MCWUTH8JL._SX522_.jpg" xlink:type="simple">https://m.media-amazon.com/images/I/614eZqSpsTL._SX522_.jpg,https://m.media-amazon.com/images/I/713kONiUy4L._SX522_.jpg,https://m.media-amazon.com/images/I/61j2EUCb9mL._SX522_.jpg,https://m.media-amazon.com/images/I/61MCWUTH8JL._SX522_.jpg</text:a></text:span></text:p>
          </table:table-cell>
          <table:table-cell office:value-type="string" calcext:value-type="string">
            <text:p>Gucci</text:p>
          </table:table-cell>
          <table:table-cell office:value-type="string" calcext:value-type="string">
            <text:p>Powerful and bold fragrance for daily wear, parties and travel</text:p>
            <text:p>Notes of bergamot, patchouli and musky</text:p>
            <text:p>Perfect for gifting</text:p>
          </table:table-cell>
          <table:table-cell table:number-columns-repeated="1014"/>
        </table:table-row>
        <table:table-row table:style-name="ro2">
          <table:table-cell office:value-type="string" calcext:value-type="string">
            <text:p><text:a xlink:href="https://m.media-amazon.com/images/I/41YpgwzgurL._SX300_SY300_QL70_FMwebp_.jpg" xlink:type="simple">https://m.media-amazon.com/images/I/41YpgwzgurL._SX300_SY300_QL70_FMwebp_.jpg</text:a></text:p>
          </table:table-cell>
          <table:table-cell office:value-type="string" calcext:value-type="string">
            <text:p>Yardley London Gentleman Classic Perfume</text:p>
          </table:table-cell>
          <table:table-cell office:value-type="float" office:value="350" calcext:value-type="float">
            <text:p>350</text:p>
          </table:table-cell>
          <table:table-cell office:value-type="string" calcext:value-type="string">
            <text:p>perfume</text:p>
          </table:table-cell>
          <table:table-cell office:value-type="float" office:value="30" calcext:value-type="float">
            <text:p>30</text:p>
          </table:table-cell>
          <table:table-cell office:value-type="float" office:value="3.7" calcext:value-type="float">
            <text:p>3.7</text:p>
          </table:table-cell>
          <table:table-cell office:value-type="float" office:value="40" calcext:value-type="float">
            <text:p>40</text:p>
          </table:table-cell>
          <table:table-cell office:value-type="string" calcext:value-type="string">
            <text:p><text:a xlink:href="https://m.media-amazon.com/images/I/41YpgwzgurL._SX300_SY300_QL70_Fmwebp_.jpg,https://m.media-amazon.com/images/I/511JfglgETL._SX522_.jpg,https://m.media-amazon.com/images/I/61G12rc1-4L._SX522_.jpg,https://m.media-amazon.com/images/I/61G12rc1-4L._SX522_.jpg" xlink:type="simple">https://m.media-amazon.com/images/I/41YpgwzgurL._SX300_SY300_QL70_Fmwebp_.jpg,https://m.media-amazon.com/images/I/511JfglgETL._SX522_.jpg,https://m.media-amazon.com/images/I/61G12rc1-4L._SX522_.jpg,https://m.media-amazon.com/images/I/61G12rc1-4L._SX522_.jpg</text:a></text:p>
          </table:table-cell>
          <table:table-cell office:value-type="string" calcext:value-type="string">
            <text:p>Gucci</text:p>
          </table:table-cell>
          <table:table-cell office:value-type="string" calcext:value-type="string">
            <text:p>A fragrance that Defines You: Embrace the essence of a true Gentleman with Yardley London Gentleman's Classic Daily Perfume, featuring fresh woody fougère notes that exude timeless elegance</text:p>
            <text:p>Modern Masculine Blend: A captivating blend of fresh citrus, black pepper, and cardamom intertwined with soft floral notes and a woody accord of sandalwood, musk, amber, and a hint of white chocolate</text:p>
          </table:table-cell>
          <table:table-cell table:number-columns-repeated="1014"/>
        </table:table-row>
        <table:table-row table:style-name="ro2">
          <table:table-cell office:value-type="string" calcext:value-type="string">
            <text:p><text:a xlink:href="https://m.media-amazon.com/images/I/41f-rUBdThL._SX300_SY300_QL70_FMwebp_.jpg" xlink:type="simple">https://m.media-amazon.com/images/I/41f-rUBdThL._SX300_SY300_QL70_FMwebp_.jpg</text:a></text:p>
          </table:table-cell>
          <table:table-cell office:value-type="string" calcext:value-type="string">
            <text:p>The Man Company Specially Curated Perfume Spray Gift Set For Men </text:p>
          </table:table-cell>
          <table:table-cell office:value-type="float" office:value="600" calcext:value-type="float">
            <text:p>600</text:p>
          </table:table-cell>
          <table:table-cell office:value-type="string" calcext:value-type="string">
            <text:p>perfume</text:p>
          </table:table-cell>
          <table:table-cell office:value-type="float" office:value="10" calcext:value-type="float">
            <text:p>10</text:p>
          </table:table-cell>
          <table:table-cell office:value-type="float" office:value="4.1" calcext:value-type="float">
            <text:p>4.1</text:p>
          </table:table-cell>
          <table:table-cell office:value-type="float" office:value="20" calcext:value-type="float">
            <text:p>20</text:p>
          </table:table-cell>
          <table:table-cell office:value-type="string" calcext:value-type="string">
            <text:p><text:a xlink:href="https://m.media-amazon.com/images/I/41f-rUBdThL._SX300_SY300_QL70_Fmwebp_.jpg,https://m.media-amazon.com/images/I/61Kusw-NdCL._SX522_.jpg,https://m.media-amazon.com/images/I/616dcLhxElL._SX522_.jpg,https://m.media-amazon.com/images/I/71WRk9l6AEL._SX522_.jpg,https://m.media-amazon.com/images/I/71WRk9l6AEL._SX522_.jpg" xlink:type="simple">https://m.media-amazon.com/images/I/41f-rUBdThL._SX300_SY300_QL70_Fmwebp_.jpg,https://m.media-amazon.com/images/I/61Kusw-NdCL._SX522_.jpg,https://m.media-amazon.com/images/I/616dcLhxElL._SX522_.jpg,https://m.media-amazon.com/images/I/71WRk9l6AEL._SX522_.jpg,https://m.media-amazon.com/images/I/71WRk9l6AEL._SX522_.jpg</text:a></text:p>
          </table:table-cell>
          <table:table-cell office:value-type="string" calcext:value-type="string">
            <text:p>Gucci</text:p>
          </table:table-cell>
          <table:table-cell office:value-type="string" calcext:value-type="string">
            <text:p>FRAGRANCE FOR EVERY MOOD: The fragrance set offers a variety of scents to match any mood. With its four exquisite perfumes, it caters to your every preference.</text:p>
            <text:p>LONG-LASTING FRESHNESS: Our high-quality perfumes provide a long-lasting fragrance. The scent stays with you throughout the day, keeping you feeling fresh and confident.</text:p>
          </table:table-cell>
          <table:table-cell table:number-columns-repeated="1014"/>
        </table:table-row>
        <table:table-row table:style-name="ro2">
          <table:table-cell office:value-type="string" calcext:value-type="string">
            <text:p><text:a xlink:href="https://m.media-amazon.com/images/I/51QYzZEmdML._SX522_.jpg" xlink:type="simple">https://m.media-amazon.com/images/I/51QYzZEmdML._SX522_.jpg</text:a></text:p>
          </table:table-cell>
          <table:table-cell office:value-type="string" calcext:value-type="string">
            <text:p>Villain Desire Eau De Parfum Perfume for men </text:p>
          </table:table-cell>
          <table:table-cell office:value-type="float" office:value="799" calcext:value-type="float">
            <text:p>799</text:p>
          </table:table-cell>
          <table:table-cell office:value-type="string" calcext:value-type="string">
            <text:p>perfume</text:p>
          </table:table-cell>
          <table:table-cell office:value-type="float" office:value="15" calcext:value-type="float">
            <text:p>15</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text:a xlink:href="https://m.media-amazon.com/images/I/51QYzZEmdML._SX522_.jpg,https://m.media-amazon.com/images/I/51QYzZEmdML._SX522_.jpg,https://m.media-amazon.com/images/I/51QYzZEmdML._SX522_.jpg" xlink:type="simple">https://m.media-amazon.com/images/I/51QYzZEmdML._SX522_.jpg,https://m.media-amazon.com/images/I/51QYzZEmdML._SX522_.jpg,https://m.media-amazon.com/images/I/51QYzZEmdML._SX522_.jpg</text:a>,<text:a xlink:href="https://m.media-amazon.com/images/I/61ju8ZjkP1L._SX522_.jpg" xlink:type="simple">https://m.media-amazon.com/images/I/61ju8ZjkP1L._SX522_.jpg</text:a></text:p>
          </table:table-cell>
          <table:table-cell office:value-type="string" calcext:value-type="string">
            <text:p>Gucci</text:p>
          </table:table-cell>
          <table:table-cell office:value-type="string" calcext:value-type="string">
            <text:p>India’s First Pheromone-Infused Perfume: First of its kind, Villain Desire Eau De Parfum is India’s first pheromone-infused perfume for men that inspires unmatched attraction, stirs the senses and brings out intense reactions. Although subtle, this branded men’s perfume is instantly impactful. A whiff of the pheromone-infused formula helps amp-up your raw scent like never before</text:p>
            <text:p>Long-Lasting &amp; High Quality Fragrance: Villain Perfume for Men have a long lasting smell, are unique and masculine. Villain Desire is a high quality fragrance that lingers long enough to attract the ones you want and makes you absolutely irresistible</text:p>
          </table:table-cell>
          <table:table-cell table:number-columns-repeated="1014"/>
        </table:table-row>
        <table:table-row table:style-name="ro2">
          <table:table-cell office:value-type="string" calcext:value-type="string">
            <text:p><text:a xlink:href="https://m.media-amazon.com/images/I/61JT3v26GRL._SX522_.jpg" xlink:type="simple">https://m.media-amazon.com/images/I/61JT3v26GRL._SX522_.jpg</text:a></text:p>
          </table:table-cell>
          <table:table-cell office:value-type="string" calcext:value-type="string">
            <text:p>St.Botanica Arabian Oud Perfume 100ml | Luxury Perfume for Men</text:p>
          </table:table-cell>
          <table:table-cell office:value-type="float" office:value="660" calcext:value-type="float">
            <text:p>660</text:p>
          </table:table-cell>
          <table:table-cell office:value-type="string" calcext:value-type="string">
            <text:p>perfume</text:p>
          </table:table-cell>
          <table:table-cell office:value-type="float" office:value="20" calcext:value-type="float">
            <text:p>20</text:p>
          </table:table-cell>
          <table:table-cell office:value-type="float" office:value="4.3" calcext:value-type="float">
            <text:p>4.3</text:p>
          </table:table-cell>
          <table:table-cell office:value-type="float" office:value="15" calcext:value-type="float">
            <text:p>15</text:p>
          </table:table-cell>
          <table:table-cell office:value-type="string" calcext:value-type="string">
            <text:p><text:a xlink:href="https://m.media-amazon.com/images/I/61JT3v26GRL._SX522_.jpg,https://m.media-amazon.com/images/I/61oyV5qO8ZL._SX522_.jpg,https://m.media-amazon.com/images/I/61oyV5qO8ZL._SX522_.jpg,https://m.media-amazon.com/images/I/61boEVE2-OL._SX522_.jpg" xlink:type="simple">https://m.media-amazon.com/images/I/61JT3v26GRL._SX522_.jpg,https://m.media-amazon.com/images/I/61oyV5qO8ZL._SX522_.jpg,https://m.media-amazon.com/images/I/61oyV5qO8ZL._SX522_.jpg,https://m.media-amazon.com/images/I/61boEVE2-OL._SX522_.jpg</text:a></text:p>
          </table:table-cell>
          <table:table-cell office:value-type="string" calcext:value-type="string">
            <text:p>Gucci</text:p>
          </table:table-cell>
          <table:table-cell office:value-type="string" calcext:value-type="string">
            <text:p>PERFUME NOTES: This fragrance is crafted with a classic blend of best perfume notes inspired from top global destinations. It has Lemon Italian as top note, Cedarwood as heart note and Labdanum as a base note.</text:p>
            <text:p>MYSTICAL LAND OF MIDDLE EAST: Experience the enchantment of St.Botanica's Arabian Oud perfume for men. Inspired by the rich culture of the Middle East, this prized scent, with its strong woody notes, transports you to the sun-drenched desert. A tribute to the region's storied past and timeless allure, it captures the essence of heritage and sophistication.</text:p>
          </table:table-cell>
          <table:table-cell table:number-columns-repeated="1014"/>
        </table:table-row>
        <table:table-row table:style-name="ro2">
          <table:table-cell office:value-type="string" calcext:value-type="string">
            <text:p><text:a xlink:href="https://m.media-amazon.com/images/I/61dPnTeEaZL._SX522_.jpg" xlink:type="simple">https://m.media-amazon.com/images/I/61dPnTeEaZL._SX522_.jpg</text:a></text:p>
          </table:table-cell>
          <table:table-cell office:value-type="string" calcext:value-type="string">
            <text:p>Djokr Signature Perfume For Men 100 ml</text:p>
          </table:table-cell>
          <table:table-cell office:value-type="float" office:value="540" calcext:value-type="float">
            <text:p>540</text:p>
          </table:table-cell>
          <table:table-cell office:value-type="string" calcext:value-type="string">
            <text:p>perfume</text:p>
          </table:table-cell>
          <table:table-cell office:value-type="float" office:value="25" calcext:value-type="float">
            <text:p>25</text:p>
          </table:table-cell>
          <table:table-cell office:value-type="float" office:value="4.4" calcext:value-type="float">
            <text:p>4.4</text:p>
          </table:table-cell>
          <table:table-cell office:value-type="float" office:value="12" calcext:value-type="float">
            <text:p>12</text:p>
          </table:table-cell>
          <table:table-cell office:value-type="string" calcext:value-type="string">
            <text:p><text:a xlink:href="https://m.media-amazon.com/images/I/61dPnTeEaZL._SX522_.jpg,https://m.media-amazon.com/images/I/61PDSmeJCRL._SX522_.jpg,https://m.media-amazon.com/images/I/71TwehvWe1L._SX522_.jpg,https://m.media-amazon.com/images/I/71nd1--jgIL._SX522_.jpg" xlink:type="simple">https://m.media-amazon.com/images/I/61dPnTeEaZL._SX522_.jpg,https://m.media-amazon.com/images/I/61PDSmeJCRL._SX522_.jpg,https://m.media-amazon.com/images/I/71TwehvWe1L._SX522_.jpg,https://m.media-amazon.com/images/I/71nd1--jgIL._SX522_.jpg</text:a></text:p>
          </table:table-cell>
          <table:table-cell office:value-type="string" calcext:value-type="string">
            <text:p>Gucci</text:p>
          </table:table-cell>
          <table:table-cell office:value-type="string" calcext:value-type="string">
            <text:p>One of the unique propositions of the Signature is that it does not contain any gas fragrance. It has been designed specifically to nurture its alluring and aromatic tones, meant for spraying at the pulse points. A simple dab on the key points is enough for effect to set in.</text:p>
            <text:p>Top Note: Bergamot, Geranium, Orange &amp; Lemon makes for a refreshing top note that keeps your spirit high and uplifted as soon as you wear the fragrance. Middle Note: Lavender, Jasmine &amp; Cedarwood has a calming floral note that gives your fragrance a fresh yet spicy feel. Base Note: Patchouli, musk, Oakmoss &amp; Black Amber are masterpiece ingredients that add a woody vibe to your perfume.</text:p>
          </table:table-cell>
          <table:table-cell table:number-columns-repeated="1014"/>
        </table:table-row>
        <table:table-row table:style-name="ro2">
          <table:table-cell office:value-type="string" calcext:value-type="string">
            <text:p>https://m.media-amazon.com/images/I/41ZROUyQzEL._SX300_SY300_QL70_FMwebp_.jpg</text:p>
          </table:table-cell>
          <table:table-cell office:value-type="string" calcext:value-type="string">
            <text:p>Oscar Forever Knight 100 ml</text:p>
          </table:table-cell>
          <table:table-cell office:value-type="float" office:value="500" calcext:value-type="float">
            <text:p>500</text:p>
          </table:table-cell>
          <table:table-cell office:value-type="string" calcext:value-type="string">
            <text:p>perfume</text:p>
          </table:table-cell>
          <table:table-cell office:value-type="float" office:value="30" calcext:value-type="float">
            <text:p>30</text:p>
          </table:table-cell>
          <table:table-cell office:value-type="float" office:value="4.5" calcext:value-type="float">
            <text:p>4.5</text:p>
          </table:table-cell>
          <table:table-cell office:value-type="float" office:value="10" calcext:value-type="float">
            <text:p>10</text:p>
          </table:table-cell>
          <table:table-cell office:value-type="string" calcext:value-type="string">
            <text:p><text:a xlink:href="https://m.media-amazon.com/images/I/41ZROUyQzEL._SX300_SY300_QL70_Fmwebp_.jpg,https://m.media-amazon.com/images/I/41ZROUyQzEL._SX300_SY300_QL70_Fmwebp_.jpg,https://m.media-amazon.com/images/I/612bIj14mwL._SX522_.jpg,https://m.media-amazon.com/images/I/61INjgURLjL._SX522_.jpg,https://m.media-amazon.com/images/I/51zeBxF6N9L._SX522_.jpg" xlink:type="simple">https://m.media-amazon.com/images/I/41ZROUyQzEL._SX300_SY300_QL70_Fmwebp_.jpg,https://m.media-amazon.com/images/I/41ZROUyQzEL._SX300_SY300_QL70_Fmwebp_.jpg,https://m.media-amazon.com/images/I/612bIj14mwL._SX522_.jpg,https://m.media-amazon.com/images/I/61INjgURLjL._SX522_.jpg,https://m.media-amazon.com/images/I/51zeBxF6N9L._SX522_.jpg</text:a>,</text:p>
          </table:table-cell>
          <table:table-cell office:value-type="string" calcext:value-type="string">
            <text:p>Gucci</text:p>
          </table:table-cell>
          <table:table-cell office:value-type="string" calcext:value-type="string">
            <text:p>With its natural ingredients, Oscar Forever Knight Perfume has been curated with Bergamot &amp; Mint at its Top Notes, Orange &amp; Cassia as its Middle Notes, and White Musk &amp; Amber at its Base Notes.</text:p>
            <text:p>You can apply the Perfume in the morning after a shower and our Long Lasting aromatic properties will keep you Refreshed and Active all day long with just a couple of spritz on your pulse points.</text:p>
          </table:table-cell>
          <table:table-cell table:number-columns-repeated="1014"/>
        </table:table-row>
        <table:table-row table:style-name="ro3">
          <table:table-cell office:value-type="string" calcext:value-type="string">
            <text:p>https://m.media-amazon.com/images/I/31CWdgyA9gL._SX300_SY300_QL70_FMwebp_.jpg</text:p>
          </table:table-cell>
          <table:table-cell office:value-type="string" calcext:value-type="string">
            <text:p>Ustraa After Dark Cologne - 100ml - Perfume for Men </text:p>
          </table:table-cell>
          <table:table-cell office:value-type="float" office:value="600" calcext:value-type="float">
            <text:p>600</text:p>
          </table:table-cell>
          <table:table-cell office:value-type="string" calcext:value-type="string">
            <text:p>perfume</text:p>
          </table:table-cell>
          <table:table-cell office:value-type="float" office:value="10" calcext:value-type="float">
            <text:p>10</text:p>
          </table:table-cell>
          <table:table-cell office:value-type="float" office:value="4.4" calcext:value-type="float">
            <text:p>4.4</text:p>
          </table:table-cell>
          <table:table-cell office:value-type="float" office:value="14" calcext:value-type="float">
            <text:p>14</text:p>
          </table:table-cell>
          <table:table-cell office:value-type="string" calcext:value-type="string">
            <text:p><text:a xlink:href="https://m.media-amazon.com/images/I/31CWdgyA9gL._SX300_SY300_QL70_Fmwebp_.jpg,https://m.media-amazon.com/images/I/61VTMUYrsEL._SX522_.jpg,https://m.media-amazon.com/images/I/61DkM4QXS3L._SX522_.jpg,https://m.media-amazon.com/images/I/616+9xQQjPL._SX522_.jpg" xlink:type="simple">https://m.media-amazon.com/images/I/31CWdgyA9gL._SX300_SY300_QL70_Fmwebp_.jpg,https://m.media-amazon.com/images/I/61VTMUYrsEL._SX522_.jpg,https://m.media-amazon.com/images/I/61DkM4QXS3L._SX522_.jpg,https://m.media-amazon.com/images/I/616+9xQQjPL._SX522_.jpg</text:a></text:p>
          </table:table-cell>
          <table:table-cell office:value-type="string" calcext:value-type="string">
            <text:p>Gucci</text:p>
          </table:table-cell>
          <table:table-cell office:value-type="string" calcext:value-type="string">
            <text:p>The Fragrance of Passion: A bold and intense perfume for men that will last longer than the night.</text:p>
            <text:p>Top notes Spicy and earthy Middle Notes Rich woody, nutty Base Notes Leathery fragrance with a blast of Oudh</text:p>
            <text:p>Cologne For Men: 100ml classy glass bottle contains goodness with no gas.</text:p>
            <text:p>No Gas: Perfumes are for parties. When you have to smell as good all day, this Cologne is what you need.</text:p>
          </table:table-cell>
          <table:table-cell table:number-columns-repeated="1014"/>
        </table:table-row>
        <table:table-row table:style-name="ro6">
          <table:table-cell office:value-type="string" calcext:value-type="string">
            <text:p><text:a xlink:href="https://giftcart.com/cdn/shop/files/DSC_0916_11zon_3000x_bd26d9fa-bbd3-43c0-8ab2-086630cecce1_800x.jpg?v=1701925696" xlink:type="simple">https://giftcart.com/cdn/shop/files/DSC_0916_11zon_3000x_bd26d9fa-bbd3-43c0-8ab2-086630cecce1_800x.jpg?v=1701925696</text:a></text:p>
          </table:table-cell>
          <table:table-cell table:style-name="ce3" office:value-type="string" calcext:value-type="string">
            <text:p>Dream Flower Silver CZ Ring</text:p>
            <text:p/>
          </table:table-cell>
          <table:table-cell office:value-type="float" office:value="500" calcext:value-type="float">
            <text:p>500</text:p>
          </table:table-cell>
          <table:table-cell office:value-type="string" calcext:value-type="string">
            <text:p>Ring</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span text:style-name="T1"><text:a xlink:href="https://giftcart.com/cdn/shop/files/DSC_0947_11zon_3000x_9509eb45-8465-44ec-8cb1-e0226b40788c_800x.jpg?v=1701925697" xlink:type="simple">https://giftcart.com/cdn/shop/files/DSC_0947_11zon_3000x_9509eb45-8465-44ec-8cb1-e0226b40788c_800x.jpg?v=1701925697</text:a></text:span><text:span text:style-name="T1">, </text:span><text:span text:style-name="T1"><text:a xlink:href="https://giftcart.com/cdn/shop/files/110copy_11zon_3000x_2a85fe34-a53f-44ea-88b0-33a026f0a161_800x.jpg?v=1701925696" xlink:type="simple">https://giftcart.com/cdn/shop/files/110copy_11zon_3000x_2a85fe34-a53f-44ea-88b0-33a026f0a161_800x.jpg?v=1701925696</text:a></text:span><text:span text:style-name="T1">,</text:span><text:span text:style-name="T1"><text:a xlink:href="https://giftcart.com/cdn/shop/files/10_11zon_20_3000x_a8ed0e98-9dac-4880-9508-795483a6baca_72x.jpg?v=1701925697" xlink:type="simple">https://giftcart.com/cdn/shop/files/10_11zon_20_3000x_a8ed0e98-9dac-4880-9508-795483a6baca_72x.jpg?v=1701925697</text:a></text:span><text:span text:style-name="T1">,</text:span><text:span text:style-name="T1"><text:a xlink:href="https://giftcart.com/cdn/shop/files/111_11zon_3000x_f6e8455a-4117-45d0-a238-c1f5269264f8_800x.jpg?v=1701925695" xlink:type="simple">https://giftcart.com/cdn/shop/files/111_11zon_3000x_f6e8455a-4117-45d0-a238-c1f5269264f8_800x.jpg?v=1701925695</text:a></text:span></text:p>
          </table:table-cell>
          <table:table-cell office:value-type="string" calcext:value-type="string">
            <text:p>Ayesha</text:p>
          </table:table-cell>
          <table:table-cell office:value-type="string" calcext:value-type="string">
            <text:p>Presenting our Dream Flower 925 Silver CZ Ring, a stunning piece of jewelry that combines nature-inspired elements with a modern touch.</text:p>
          </table:table-cell>
          <table:table-cell table:number-columns-repeated="1014"/>
        </table:table-row>
        <table:table-row table:style-name="ro3">
          <table:table-cell office:value-type="string" calcext:value-type="string">
            <text:p>https://giftcart.com/cdn/shop/files/RainbowMoonstoneRing_1_3000x_f8cec80a-ff3b-4729-b835-d2cea5c56d68_800x.jpg?v=1701854902</text:p>
          </table:table-cell>
          <table:table-cell office:value-type="string" calcext:value-type="string">
            <text:p>Rainbow Moonstone Ring</text:p>
            <text:p/>
          </table:table-cell>
          <table:table-cell office:value-type="float" office:value="400" calcext:value-type="float">
            <text:p>400</text:p>
          </table:table-cell>
          <table:table-cell office:value-type="string" calcext:value-type="string">
            <text:p>Ring</text:p>
          </table:table-cell>
          <table:table-cell office:value-type="float" office:value="10" calcext:value-type="float">
            <text:p>10</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giftcart.com/cdn/shop/files/Rainbow-Moonstone-Ring_3000x_eb863f94-e8f0-4dc5-99ce-05ca3bfe28ef_72x.jpg?v=1701854902,https://giftcart.com/cdn/shop/files/RainbowMoonstoneRing_1_3000x_f8cec80a-ff3b-4729-b835-d2cea5c56d68_72x.jpg?v=1701854902,https://giftcart.com/cdn/shop/files/Rainbow-Moonstone-Ring2_3000x_976f6245-e73a-45ce-865b-c7d2f010fb0c_800x.jpg?v=1701854903,https://giftcart.com/cdn/shop/files/RainbowMoonstoneRing_2_3000x_c82a4d79-5c06-42d6-8a88-2e6843f55f53_800x.jpg?v=1701854902" xlink:type="simple">https://giftcart.com/cdn/shop/files/Rainbow-Moonstone-Ring_3000x_eb863f94-e8f0-4dc5-99ce-05ca3bfe28ef_72x.jpg?v=1701854902,https://giftcart.com/cdn/shop/files/RainbowMoonstoneRing_1_3000x_f8cec80a-ff3b-4729-b835-d2cea5c56d68_72x.jpg?v=1701854902,https://giftcart.com/cdn/shop/files/Rainbow-Moonstone-Ring2_3000x_976f6245-e73a-45ce-865b-c7d2f010fb0c_800x.jpg?v=1701854903,https://giftcart.com/cdn/shop/files/RainbowMoonstoneRing_2_3000x_c82a4d79-5c06-42d6-8a88-2e6843f55f53_800x.jpg?v=1701854902</text:a></text:p>
          </table:table-cell>
          <table:table-cell office:value-type="string" calcext:value-type="string">
            <text:p>Ayesha</text:p>
          </table:table-cell>
          <table:table-cell table:style-name="ce3" office:value-type="string" calcext:value-type="string">
            <text:p>A sleek silver band made more precious with tear drop shape rainbow moonstone crowned with securely and individually studded zircons that form an arch over it.</text:p>
          </table:table-cell>
          <table:table-cell table:number-columns-repeated="1014"/>
        </table:table-row>
        <table:table-row table:style-name="ro2">
          <table:table-cell office:value-type="string" calcext:value-type="string">
            <text:p>https://giftcart.com/cdn/shop/files/Turquoise-Floral-925-Silver-Adjustable-Ring_3000x_d6589e1f-fe6c-409d-81ac-d04407c7c38e_800x.jpg?v=1701853834</text:p>
          </table:table-cell>
          <table:table-cell office:value-type="string" calcext:value-type="string">
            <text:p>Turquoise Floral 925 Silver Adjustable Ring</text:p>
          </table:table-cell>
          <table:table-cell office:value-type="float" office:value="450" calcext:value-type="float">
            <text:p>450</text:p>
          </table:table-cell>
          <table:table-cell office:value-type="string" calcext:value-type="string">
            <text:p>Ring</text:p>
          </table:table-cell>
          <table:table-cell office:value-type="float" office:value="12" calcext:value-type="float">
            <text:p>1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giftcart.com/cdn/shop/files/Turquoise-Floral-925-Silver-Adjustable-Ring_3000x_d6589e1f-fe6c-409d-81ac-d04407c7c38e_800x.jpg?v=1701853834,https://giftcart.com/cdn/shop/files/Turquoise-Floral-925-Silver-Adjustable-Ring2_3000x_187b75cc-e318-4ebc-b6c0-6277a0996541_800x.jpg?v=1701853834,https://giftcart.com/cdn/shop/files/Turquoise-Floral-925-Silver-Adjustable-Ring_3000x_97ad9fe9-d0d4-4756-836d-56c334597d4d_800x.jpg?v=1701853834,https://giftcart.com/cdn/shop/files/Turquoise-Floral-925-Silver-Adjustable-Ring2_3000x_331f30ca-5226-460f-accd-b0f3dfa8c687_800x.jpg?v=1701853833" xlink:type="simple">https://giftcart.com/cdn/shop/files/Turquoise-Floral-925-Silver-Adjustable-Ring_3000x_d6589e1f-fe6c-409d-81ac-d04407c7c38e_800x.jpg?v=1701853834,https://giftcart.com/cdn/shop/files/Turquoise-Floral-925-Silver-Adjustable-Ring2_3000x_187b75cc-e318-4ebc-b6c0-6277a0996541_800x.jpg?v=1701853834,https://giftcart.com/cdn/shop/files/Turquoise-Floral-925-Silver-Adjustable-Ring_3000x_97ad9fe9-d0d4-4756-836d-56c334597d4d_800x.jpg?v=1701853834,https://giftcart.com/cdn/shop/files/Turquoise-Floral-925-Silver-Adjustable-Ring2_3000x_331f30ca-5226-460f-accd-b0f3dfa8c687_800x.jpg?v=1701853833</text:a></text:p>
          </table:table-cell>
          <table:table-cell office:value-type="string" calcext:value-type="string">
            <text:p>Ayesha</text:p>
          </table:table-cell>
          <table:table-cell table:style-name="ce3" office:value-type="string" calcext:value-type="string">
            <text:p>Dress to impress with this floral beauty handmade in sterling silver 925.</text:p>
          </table:table-cell>
          <table:table-cell table:number-columns-repeated="1014"/>
        </table:table-row>
        <table:table-row table:style-name="ro4">
          <table:table-cell office:value-type="string" calcext:value-type="string">
            <text:p><text:a xlink:href="https://giftcart.com/cdn/shop/files/Floral-Mandala-Oxidised-Silver-Ring_3000x_14d5ad13-5450-41a6-88dd-444fe435e30a_800x.jpg?v=1701848742" xlink:type="simple">https://giftcart.com/cdn/shop/files/Floral-Mandala-Oxidised-Silver-Ring_3000x_14d5ad13-5450-41a6-88dd-444fe435e30a_800x.jpg?v=1701848742</text:a></text:p>
          </table:table-cell>
          <table:table-cell office:value-type="string" calcext:value-type="string">
            <text:p>Floral Mandala Oxidised Silver Ring</text:p>
            <text:p/>
          </table:table-cell>
          <table:table-cell office:value-type="float" office:value="500" calcext:value-type="float">
            <text:p>500</text:p>
          </table:table-cell>
          <table:table-cell office:value-type="string" calcext:value-type="string">
            <text:p>Ring</text:p>
          </table:table-cell>
          <table:table-cell office:value-type="float" office:value="20" calcext:value-type="float">
            <text:p>20</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giftcart.com/cdn/shop/files/Floral-Mandala-Oxidised-Silver-Ring_3000x_14d5ad13-5450-41a6-88dd-444fe435e30a_800x.jpg?v=1701848742,https://giftcart.com/cdn/shop/files/Floral-Mandala-Oxidised-Silver-Ring2_3000x_8db8440f-cddf-4b27-8931-1f1e7ed3bd3e_800x.jpg?v=1701848742,https://giftcart.com/cdn/shop/files/Floral-Mandala-Oxidised-Silver-Ring3_3000x_e9361dfe-84ef-48c9-aee2-c96ab1cf96d8_800x.jpg?v=1701848742" xlink:type="simple">https://giftcart.com/cdn/shop/files/Floral-Mandala-Oxidised-Silver-Ring_3000x_14d5ad13-5450-41a6-88dd-444fe435e30a_800x.jpg?v=1701848742,https://giftcart.com/cdn/shop/files/Floral-Mandala-Oxidised-Silver-Ring2_3000x_8db8440f-cddf-4b27-8931-1f1e7ed3bd3e_800x.jpg?v=1701848742,https://giftcart.com/cdn/shop/files/Floral-Mandala-Oxidised-Silver-Ring3_3000x_e9361dfe-84ef-48c9-aee2-c96ab1cf96d8_800x.jpg?v=1701848742</text:a></text:p>
          </table:table-cell>
          <table:table-cell office:value-type="string" calcext:value-type="string">
            <text:p>Ayesha</text:p>
          </table:table-cell>
          <table:table-cell table:style-name="ce3" office:value-type="string" calcext:value-type="string">
            <text:p>Floral motif rings symbolize love and affection and this oxidized statement ring holds an impeccable grace to liven up any outfit. </text:p>
          </table:table-cell>
          <table:table-cell table:number-columns-repeated="1014"/>
        </table:table-row>
        <table:table-row table:style-name="ro3">
          <table:table-cell office:value-type="string" calcext:value-type="string">
            <text:p><text:a xlink:href="https://giftcart.com/cdn/shop/files/4_3ce4d238-a04e-4b99-a296-5f58dac32b48_680x.jpg?v=1702297470" xlink:type="simple">https://giftcart.com/cdn/shop/files/4_3ce4d238-a04e-4b99-a296-5f58dac32b48_680x.jpg?v=1702297470</text:a></text:p>
          </table:table-cell>
          <table:table-cell office:value-type="string" calcext:value-type="string">
            <text:p>Superlative 925 Sterling Silver Couple Rings</text:p>
          </table:table-cell>
          <table:table-cell office:value-type="float" office:value="300" calcext:value-type="float">
            <text:p>300</text:p>
          </table:table-cell>
          <table:table-cell office:value-type="string" calcext:value-type="string">
            <text:p>Ring</text:p>
          </table:table-cell>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giftcart.com/cdn/shop/files/4_3ce4d238-a04e-4b99-a296-5f58dac32b48_680x.jpg?v=1702297470,https://giftcart.com/cdn/shop/files/3_ae59fc5f-ba71-4f4f-a787-fb30358950f6_680x.jpg?v=1702297469,https://giftcart.com/cdn/shop/files/2_dce06cbf-d85e-410c-bead-68d12a90fb0a_680x.jpg?v=1702297470,https://giftcart.com/cdn/shop/files/1_4c33202c-38d6-4322-a39d-9ff3e621b137_680x.jpg?v=1702297470" xlink:type="simple">https://giftcart.com/cdn/shop/files/4_3ce4d238-a04e-4b99-a296-5f58dac32b48_680x.jpg?v=1702297470,https://giftcart.com/cdn/shop/files/3_ae59fc5f-ba71-4f4f-a787-fb30358950f6_680x.jpg?v=1702297469,https://giftcart.com/cdn/shop/files/2_dce06cbf-d85e-410c-bead-68d12a90fb0a_680x.jpg?v=1702297470,https://giftcart.com/cdn/shop/files/1_4c33202c-38d6-4322-a39d-9ff3e621b137_680x.jpg?v=1702297470</text:a></text:p>
          </table:table-cell>
          <table:table-cell office:value-type="string" calcext:value-type="string">
            <text:p>Ayesha</text:p>
          </table:table-cell>
          <table:table-cell table:style-name="ce3" office:value-type="string" calcext:value-type="string">
            <text:p>Superlative 925 Sterling Silver Couple Rings is a finely crafted jewellery that suits you in your daily wear and party occasions. This is designed in a to give you a classy and trendy look.</text:p>
          </table:table-cell>
          <table:table-cell table:number-columns-repeated="1014"/>
        </table:table-row>
        <table:table-row table:style-name="ro7">
          <table:table-cell office:value-type="string" calcext:value-type="string">
            <text:p><text:a xlink:href="https://giftcart.com/cdn/shop/files/1_df463fd4-dc33-4ebd-bfb9-b7532cee691f_800x.jpg?v=1708945066" xlink:type="simple">https://giftcart.com/cdn/shop/files/1_df463fd4-dc33-4ebd-bfb9-b7532cee691f_800x.jpg?v=1708945066</text:a></text:p>
          </table:table-cell>
          <table:table-cell office:value-type="string" calcext:value-type="string">
            <text:p>Ravishing Couple Rings in Sterling Silver</text:p>
            <text:p/>
          </table:table-cell>
          <table:table-cell office:value-type="float" office:value="550" calcext:value-type="float">
            <text:p>550</text:p>
          </table:table-cell>
          <table:table-cell office:value-type="string" calcext:value-type="string">
            <text:p>Ring</text:p>
          </table:table-cell>
          <table:table-cell office:value-type="float" office:value="29" calcext:value-type="float">
            <text:p>29</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giftcart.com/cdn/shop/files/1_df463fd4-dc33-4ebd-bfb9-b7532cee691f_800x.jpg?v=1708945066,https://giftcart.com/cdn/shop/files/2_65f71766-8cac-47d5-9fed-da06e03a7649_800x.jpg?v=1708945066,https://giftcart.com/cdn/shop/files/3_8fcfc160-7479-4144-9923-ab8b18155462_800x.jpg?v=1708945066,https://giftcart.com/cdn/shop/files/4_b949ed52-77b6-479a-a536-f34eb2a26898_800x.jpg?v=1708945065,https://giftcart.com/cdn/shop/files/5_5200b1de-23e4-4762-8089-ffd3520f2e35_800x.jpg?v=1708945066" xlink:type="simple">https://giftcart.com/cdn/shop/files/1_df463fd4-dc33-4ebd-bfb9-b7532cee691f_800x.jpg?v=1708945066,https://giftcart.com/cdn/shop/files/2_65f71766-8cac-47d5-9fed-da06e03a7649_800x.jpg?v=1708945066,https://giftcart.com/cdn/shop/files/3_8fcfc160-7479-4144-9923-ab8b18155462_800x.jpg?v=1708945066,https://giftcart.com/cdn/shop/files/4_b949ed52-77b6-479a-a536-f34eb2a26898_800x.jpg?v=1708945065,https://giftcart.com/cdn/shop/files/5_5200b1de-23e4-4762-8089-ffd3520f2e35_800x.jpg?v=1708945066</text:a></text:p>
          </table:table-cell>
          <table:table-cell office:value-type="string" calcext:value-type="string">
            <text:p>Ayesha</text:p>
          </table:table-cell>
          <table:table-cell table:style-name="ce3" office:value-type="string" calcext:value-type="string">
            <text:p>If you are looking for a gift for some special occasions, then these Sterling Silver Couple Rings are a perfect choice. Ravishing Couple Rings in Sterling Silver come in adjustable size so you can buy for your friends and loved ones and surprise them on their occasion </text:p>
          </table:table-cell>
          <table:table-cell table:number-columns-repeated="1014"/>
        </table:table-row>
        <table:table-row table:style-name="ro7">
          <table:table-cell office:value-type="string" calcext:value-type="string">
            <text:p><text:a xlink:href="https://giftcart.com/cdn/shop/files/DSC_0925_800x.jpg?v=1714036850" xlink:type="simple">https://giftcart.com/cdn/shop/files/DSC_0925_800x.jpg?v=1714036850</text:a></text:p>
          </table:table-cell>
          <table:table-cell office:value-type="string" calcext:value-type="string">
            <text:p>Sterling Silver Amethyst Love Heart Finger Ring </text:p>
          </table:table-cell>
          <table:table-cell office:value-type="float" office:value="600" calcext:value-type="float">
            <text:p>600</text:p>
          </table:table-cell>
          <table:table-cell office:value-type="string" calcext:value-type="string">
            <text:p>Ring</text:p>
          </table:table-cell>
          <table:table-cell office:value-type="float" office:value="24" calcext:value-type="float">
            <text:p>24</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giftcart.com/cdn/shop/files/DSC_0925_800x.jpg?v=1714036850,https://giftcart.com/cdn/shop/files/DSC_0898_800x.jpg?v=1714036850,https://giftcart.com/cdn/shop/files/3_ddcd2482-9e95-4ce5-a92d-5f35b864447b_800x.jpg?v=1714036850,https://giftcart.com/cdn/shop/files/50_800x.jpg?v=1714036850" xlink:type="simple">https://giftcart.com/cdn/shop/files/DSC_0925_800x.jpg?v=1714036850,https://giftcart.com/cdn/shop/files/DSC_0898_800x.jpg?v=1714036850,https://giftcart.com/cdn/shop/files/3_ddcd2482-9e95-4ce5-a92d-5f35b864447b_800x.jpg?v=1714036850,https://giftcart.com/cdn/shop/files/50_800x.jpg?v=1714036850</text:a></text:p>
          </table:table-cell>
          <table:table-cell office:value-type="string" calcext:value-type="string">
            <text:p>Ayesha</text:p>
          </table:table-cell>
          <table:table-cell table:style-name="ce3" office:value-type="string" calcext:value-type="string">
            <text:p> Sterling Silver Amethyst Love Heart Finger Ring is an exquisite symbol of affection, crafted to captivate and enchant. This stunning piece combines the timeless elegance of sterling silver with the allure of amethyst, creating a harmonious fusion of beauty and sentiment. </text:p>
          </table:table-cell>
          <table:table-cell table:number-columns-repeated="1014"/>
        </table:table-row>
        <table:table-row table:style-name="ro5">
          <table:table-cell table:style-name="ce2" office:value-type="string" calcext:value-type="string">
            <text:p>https://giftcart.com/cdn/shop/products/cm08jwau48496-1_700x.webp?v=1658219102</text:p>
          </table:table-cell>
          <table:table-cell office:value-type="string" calcext:value-type="string">
            <text:p>Stunning Sterling Silver Couple Rings</text:p>
            <text:p/>
          </table:table-cell>
          <table:table-cell office:value-type="float" office:value="450" calcext:value-type="float">
            <text:p>450</text:p>
          </table:table-cell>
          <table:table-cell office:value-type="string" calcext:value-type="string">
            <text:p>Ring</text:p>
          </table:table-cell>
          <table:table-cell office:value-type="float" office:value="10" calcext:value-type="float">
            <text:p>10</text:p>
          </table:table-cell>
          <table:table-cell office:value-type="float" office:value="4.2" calcext:value-type="float">
            <text:p>4.2</text:p>
          </table:table-cell>
          <table:table-cell office:value-type="float" office:value="70" calcext:value-type="float">
            <text:p>70</text:p>
          </table:table-cell>
          <table:table-cell office:value-type="string" calcext:value-type="string">
            <text:p><text:a xlink:href="https://giftcart.com/cdn/shop/products/cm08jwau48496-1_700x.webp?v=1658219102,https://giftcart.com/cdn/shop/products/cm08jwau48496-2_700x.webp?v=1658219102,https://giftcart.com/cdn/shop/products/cm08jwau48496-3_700x.webp?v=1658219102" xlink:type="simple">https://giftcart.com/cdn/shop/products/cm08jwau48496-1_700x.webp?v=1658219102,https://giftcart.com/cdn/shop/products/cm08jwau48496-2_700x.webp?v=1658219102,https://giftcart.com/cdn/shop/products/cm08jwau48496-3_700x.webp?v=1658219102</text:a></text:p>
          </table:table-cell>
          <table:table-cell office:value-type="string" calcext:value-type="string">
            <text:p>Ayesha</text:p>
          </table:table-cell>
          <table:table-cell table:style-name="ce3" office:value-type="string" calcext:value-type="string">
            <text:p>The Sterling Silver rings looks beautiful and adds style to anyone who has them. The Rings are Adjustable and designed in 925 Sterling Silver. The Ring has a Unique finish and gives you an one of a kind style.</text:p>
          </table:table-cell>
          <table:table-cell table:number-columns-repeated="1014"/>
        </table:table-row>
        <table:table-row table:style-name="ro5">
          <table:table-cell office:value-type="string" calcext:value-type="string">
            <text:p>https://giftcart.com/cdn/shop/files/DSC_0867_11zon_3000x_e11561db-5718-4d11-9cb4-556f3216803f_800x.jpg?v=1701842819</text:p>
          </table:table-cell>
          <table:table-cell office:value-type="string" calcext:value-type="string">
            <text:p>Green Onyx Wrapped 925 Silver Ring</text:p>
            <text:p/>
          </table:table-cell>
          <table:table-cell office:value-type="float" office:value="599" calcext:value-type="float">
            <text:p>599</text:p>
          </table:table-cell>
          <table:table-cell office:value-type="string" calcext:value-type="string">
            <text:p>Ring</text:p>
          </table:table-cell>
          <table:table-cell office:value-type="float" office:value="40" calcext:value-type="float">
            <text:p>4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giftcart.com/cdn/shop/files/DSC_0867_11zon_3000x_e11561db-5718-4d11-9cb4-556f3216803f_800x.jpg?v=1701842819" xlink:type="simple">https://giftcart.com/cdn/shop/files/DSC_0867_11zon_3000x_e11561db-5718-4d11-9cb4-556f3216803f_800x.jpg?v=1701842819</text:a>,<text:a xlink:href="https://giftcart.com/cdn/shop/files/DSC_0949_11zon_3000x_3632e9dc-d158-403f-b466-f14d08a8947e_800x.jpg?v=1701842820,https://giftcart.com/cdn/shop/files/DSC_0596copy_11zon_3000x_4376cfa9-47f1-46f4-8d6e-2a75726071b4_800x.jpg?v=1701842819,https://giftcart.com/cdn/shop/files/64_11zon_1_3000x_934de834-ae84-4332-af29-5063e002356e_800x.jpg?v=1701842819,https://giftcart.com/cdn/shop/files/3_11zon_24_3000x_18f83d10-9354-4e63-93fc-6f4c92e9afd1_800x.jpg?v=1701842819" xlink:type="simple">https://giftcart.com/cdn/shop/files/DSC_0949_11zon_3000x_3632e9dc-d158-403f-b466-f14d08a8947e_800x.jpg?v=1701842820,https://giftcart.com/cdn/shop/files/DSC_0596copy_11zon_3000x_4376cfa9-47f1-46f4-8d6e-2a75726071b4_800x.jpg?v=1701842819,https://giftcart.com/cdn/shop/files/64_11zon_1_3000x_934de834-ae84-4332-af29-5063e002356e_800x.jpg?v=1701842819,https://giftcart.com/cdn/shop/files/3_11zon_24_3000x_18f83d10-9354-4e63-93fc-6f4c92e9afd1_800x.jpg?v=1701842819</text:a></text:p>
          </table:table-cell>
          <table:table-cell office:value-type="string" calcext:value-type="string">
            <text:p>Ayesha</text:p>
          </table:table-cell>
          <table:table-cell table:style-name="ce3" office:value-type="string" calcext:value-type="string">
            <text:p>Look &amp; feel good with our handcrafted Green Onyx Wrapped 925 Silver Ring, a true wonder for jewelry fan. This piece features a trio layer design, carefully crafted with clarity and attention to detail.</text:p>
          </table:table-cell>
          <table:table-cell table:number-columns-repeated="1014"/>
        </table:table-row>
        <table:table-row table:style-name="ro5">
          <table:table-cell office:value-type="string" calcext:value-type="string">
            <text:p>https://giftcart.com/cdn/shop/files/DSC_0891_3000x_560c886e-580a-433a-a55b-3667d28d4a50_800x.jpg?v=1701840238</text:p>
          </table:table-cell>
          <table:table-cell office:value-type="string" calcext:value-type="string">
            <text:p>Enamel Green Leaves 925 Silver Ring</text:p>
            <text:p/>
          </table:table-cell>
          <table:table-cell office:value-type="float" office:value="450" calcext:value-type="float">
            <text:p>450</text:p>
          </table:table-cell>
          <table:table-cell office:value-type="string" calcext:value-type="string">
            <text:p>Ring</text:p>
          </table:table-cell>
          <table:table-cell office:value-type="float" office:value="15" calcext:value-type="float">
            <text:p>15</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a xlink:href="https://giftcart.com/cdn/shop/files/DSC_0891_3000x_560c886e-580a-433a-a55b-3667d28d4a50_800x.jpg?v=1701840238,https://giftcart.com/cdn/shop/files/DSC_0958_3000x_5b33f77d-c494-4839-b986-747888a5e2a1_800x.jpg?v=1701840237,https://giftcart.com/cdn/shop/files/DSC_0664copy_3000x_687d590b-d107-4c70-9012-44f18a92fa6c_800x.png?v=1701840237,https://giftcart.com/cdn/shop/files/35_3000x_131d4e95-c6e2-4bfb-b303-83df7fdfe8f4_800x.jpg?v=1701840236,https://giftcart.com/cdn/shop/files/DSC_0637copy_3000x_e59d92ff-0ee3-4697-a835-e858bdc727e6_800x.png?v=1701840237" xlink:type="simple">https://giftcart.com/cdn/shop/files/DSC_0891_3000x_560c886e-580a-433a-a55b-3667d28d4a50_800x.jpg?v=1701840238,https://giftcart.com/cdn/shop/files/DSC_0958_3000x_5b33f77d-c494-4839-b986-747888a5e2a1_800x.jpg?v=1701840237,https://giftcart.com/cdn/shop/files/DSC_0664copy_3000x_687d590b-d107-4c70-9012-44f18a92fa6c_800x.png?v=1701840237,https://giftcart.com/cdn/shop/files/35_3000x_131d4e95-c6e2-4bfb-b303-83df7fdfe8f4_800x.jpg?v=1701840236,https://giftcart.com/cdn/shop/files/DSC_0637copy_3000x_e59d92ff-0ee3-4697-a835-e858bdc727e6_800x.png?v=1701840237</text:a></text:p>
          </table:table-cell>
          <table:table-cell office:value-type="string" calcext:value-type="string">
            <text:p>Ayesha</text:p>
          </table:table-cell>
          <table:table-cell table:style-name="ce3" office:value-type="string" calcext:value-type="string">
            <text:p>This beautiful 925 sterling silver ring is a charming addition to any jewelry collection. Its minimal design and light weight make it comfortable to wear, and the adjustable feature ensures the perfect fit for anyone.</text:p>
          </table:table-cell>
          <table:table-cell table:number-columns-repeated="1014"/>
        </table:table-row>
        <table:table-row table:style-name="ro6">
          <table:table-cell office:value-type="string" calcext:value-type="string">
            <text:p><text:a xlink:href="https://giftcart.com/cdn/shop/files/DSC_0916_11zon_3000x_bd26d9fa-bbd3-43c0-8ab2-086630cecce1_800x.jpg?v=1701925696" xlink:type="simple">https://giftcart.com/cdn/shop/files/DSC_0916_11zon_3000x_bd26d9fa-bbd3-43c0-8ab2-086630cecce1_800x.jpg?v=1701925696</text:a></text:p>
          </table:table-cell>
          <table:table-cell table:style-name="ce3" office:value-type="string" calcext:value-type="string">
            <text:p>Dream Flower Silver CZ Ring</text:p>
            <text:p/>
          </table:table-cell>
          <table:table-cell office:value-type="float" office:value="500" calcext:value-type="float">
            <text:p>500</text:p>
          </table:table-cell>
          <table:table-cell office:value-type="string" calcext:value-type="string">
            <text:p>Ring</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span text:style-name="T1"><text:a xlink:href="https://giftcart.com/cdn/shop/files/DSC_0947_11zon_3000x_9509eb45-8465-44ec-8cb1-e0226b40788c_800x.jpg?v=1701925697" xlink:type="simple">https://giftcart.com/cdn/shop/files/DSC_0947_11zon_3000x_9509eb45-8465-44ec-8cb1-e0226b40788c_800x.jpg?v=1701925697</text:a></text:span><text:span text:style-name="T1">, </text:span><text:span text:style-name="T1"><text:a xlink:href="https://giftcart.com/cdn/shop/files/110copy_11zon_3000x_2a85fe34-a53f-44ea-88b0-33a026f0a161_800x.jpg?v=1701925696" xlink:type="simple">https://giftcart.com/cdn/shop/files/110copy_11zon_3000x_2a85fe34-a53f-44ea-88b0-33a026f0a161_800x.jpg?v=1701925696</text:a></text:span><text:span text:style-name="T1">,</text:span><text:span text:style-name="T1"><text:a xlink:href="https://giftcart.com/cdn/shop/files/10_11zon_20_3000x_a8ed0e98-9dac-4880-9508-795483a6baca_72x.jpg?v=1701925697" xlink:type="simple">https://giftcart.com/cdn/shop/files/10_11zon_20_3000x_a8ed0e98-9dac-4880-9508-795483a6baca_72x.jpg?v=1701925697</text:a></text:span><text:span text:style-name="T1">,</text:span><text:span text:style-name="T1"><text:a xlink:href="https://giftcart.com/cdn/shop/files/111_11zon_3000x_f6e8455a-4117-45d0-a238-c1f5269264f8_800x.jpg?v=1701925695" xlink:type="simple">https://giftcart.com/cdn/shop/files/111_11zon_3000x_f6e8455a-4117-45d0-a238-c1f5269264f8_800x.jpg?v=1701925695</text:a></text:span></text:p>
          </table:table-cell>
          <table:table-cell office:value-type="string" calcext:value-type="string">
            <text:p>Ayesha</text:p>
          </table:table-cell>
          <table:table-cell office:value-type="string" calcext:value-type="string">
            <text:p>Presenting our Dream Flower 925 Silver CZ Ring, a stunning piece of jewelry that combines nature-inspired elements with a modern touch.</text:p>
          </table:table-cell>
          <table:table-cell table:number-columns-repeated="1014"/>
        </table:table-row>
        <table:table-row table:style-name="ro3">
          <table:table-cell office:value-type="string" calcext:value-type="string">
            <text:p>https://giftcart.com/cdn/shop/files/RainbowMoonstoneRing_1_3000x_f8cec80a-ff3b-4729-b835-d2cea5c56d68_800x.jpg?v=1701854902</text:p>
          </table:table-cell>
          <table:table-cell office:value-type="string" calcext:value-type="string">
            <text:p>Rainbow Moonstone Ring</text:p>
            <text:p/>
          </table:table-cell>
          <table:table-cell office:value-type="float" office:value="400" calcext:value-type="float">
            <text:p>400</text:p>
          </table:table-cell>
          <table:table-cell office:value-type="string" calcext:value-type="string">
            <text:p>Ring</text:p>
          </table:table-cell>
          <table:table-cell office:value-type="float" office:value="10" calcext:value-type="float">
            <text:p>10</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giftcart.com/cdn/shop/files/Rainbow-Moonstone-Ring_3000x_eb863f94-e8f0-4dc5-99ce-05ca3bfe28ef_72x.jpg?v=1701854902,https://giftcart.com/cdn/shop/files/RainbowMoonstoneRing_1_3000x_f8cec80a-ff3b-4729-b835-d2cea5c56d68_72x.jpg?v=1701854902,https://giftcart.com/cdn/shop/files/Rainbow-Moonstone-Ring2_3000x_976f6245-e73a-45ce-865b-c7d2f010fb0c_800x.jpg?v=1701854903,https://giftcart.com/cdn/shop/files/RainbowMoonstoneRing_2_3000x_c82a4d79-5c06-42d6-8a88-2e6843f55f53_800x.jpg?v=1701854902" xlink:type="simple">https://giftcart.com/cdn/shop/files/Rainbow-Moonstone-Ring_3000x_eb863f94-e8f0-4dc5-99ce-05ca3bfe28ef_72x.jpg?v=1701854902,https://giftcart.com/cdn/shop/files/RainbowMoonstoneRing_1_3000x_f8cec80a-ff3b-4729-b835-d2cea5c56d68_72x.jpg?v=1701854902,https://giftcart.com/cdn/shop/files/Rainbow-Moonstone-Ring2_3000x_976f6245-e73a-45ce-865b-c7d2f010fb0c_800x.jpg?v=1701854903,https://giftcart.com/cdn/shop/files/RainbowMoonstoneRing_2_3000x_c82a4d79-5c06-42d6-8a88-2e6843f55f53_800x.jpg?v=1701854902</text:a></text:p>
          </table:table-cell>
          <table:table-cell office:value-type="string" calcext:value-type="string">
            <text:p>Ayesha</text:p>
          </table:table-cell>
          <table:table-cell table:style-name="ce3" office:value-type="string" calcext:value-type="string">
            <text:p>A sleek silver band made more precious with tear drop shape rainbow moonstone crowned with securely and individually studded zircons that form an arch over it.</text:p>
          </table:table-cell>
          <table:table-cell table:number-columns-repeated="1014"/>
        </table:table-row>
        <table:table-row table:style-name="ro2">
          <table:table-cell office:value-type="string" calcext:value-type="string">
            <text:p>https://giftcart.com/cdn/shop/files/Turquoise-Floral-925-Silver-Adjustable-Ring_3000x_d6589e1f-fe6c-409d-81ac-d04407c7c38e_800x.jpg?v=1701853834</text:p>
          </table:table-cell>
          <table:table-cell office:value-type="string" calcext:value-type="string">
            <text:p>Turquoise Floral 925 Silver Adjustable Ring</text:p>
          </table:table-cell>
          <table:table-cell office:value-type="float" office:value="450" calcext:value-type="float">
            <text:p>450</text:p>
          </table:table-cell>
          <table:table-cell office:value-type="string" calcext:value-type="string">
            <text:p>Ring</text:p>
          </table:table-cell>
          <table:table-cell office:value-type="float" office:value="12" calcext:value-type="float">
            <text:p>1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giftcart.com/cdn/shop/files/Turquoise-Floral-925-Silver-Adjustable-Ring_3000x_d6589e1f-fe6c-409d-81ac-d04407c7c38e_800x.jpg?v=1701853834,https://giftcart.com/cdn/shop/files/Turquoise-Floral-925-Silver-Adjustable-Ring2_3000x_187b75cc-e318-4ebc-b6c0-6277a0996541_800x.jpg?v=1701853834,https://giftcart.com/cdn/shop/files/Turquoise-Floral-925-Silver-Adjustable-Ring_3000x_97ad9fe9-d0d4-4756-836d-56c334597d4d_800x.jpg?v=1701853834,https://giftcart.com/cdn/shop/files/Turquoise-Floral-925-Silver-Adjustable-Ring2_3000x_331f30ca-5226-460f-accd-b0f3dfa8c687_800x.jpg?v=1701853833" xlink:type="simple">https://giftcart.com/cdn/shop/files/Turquoise-Floral-925-Silver-Adjustable-Ring_3000x_d6589e1f-fe6c-409d-81ac-d04407c7c38e_800x.jpg?v=1701853834,https://giftcart.com/cdn/shop/files/Turquoise-Floral-925-Silver-Adjustable-Ring2_3000x_187b75cc-e318-4ebc-b6c0-6277a0996541_800x.jpg?v=1701853834,https://giftcart.com/cdn/shop/files/Turquoise-Floral-925-Silver-Adjustable-Ring_3000x_97ad9fe9-d0d4-4756-836d-56c334597d4d_800x.jpg?v=1701853834,https://giftcart.com/cdn/shop/files/Turquoise-Floral-925-Silver-Adjustable-Ring2_3000x_331f30ca-5226-460f-accd-b0f3dfa8c687_800x.jpg?v=1701853833</text:a></text:p>
          </table:table-cell>
          <table:table-cell office:value-type="string" calcext:value-type="string">
            <text:p>Ayesha</text:p>
          </table:table-cell>
          <table:table-cell table:style-name="ce3" office:value-type="string" calcext:value-type="string">
            <text:p>Dress to impress with this floral beauty handmade in sterling silver 925.</text:p>
          </table:table-cell>
          <table:table-cell table:number-columns-repeated="1014"/>
        </table:table-row>
        <table:table-row table:style-name="ro4">
          <table:table-cell office:value-type="string" calcext:value-type="string">
            <text:p><text:a xlink:href="https://giftcart.com/cdn/shop/files/Floral-Mandala-Oxidised-Silver-Ring_3000x_14d5ad13-5450-41a6-88dd-444fe435e30a_800x.jpg?v=1701848742" xlink:type="simple">https://giftcart.com/cdn/shop/files/Floral-Mandala-Oxidised-Silver-Ring_3000x_14d5ad13-5450-41a6-88dd-444fe435e30a_800x.jpg?v=1701848742</text:a></text:p>
          </table:table-cell>
          <table:table-cell office:value-type="string" calcext:value-type="string">
            <text:p>Floral Mandala Oxidised Silver Ring</text:p>
            <text:p/>
          </table:table-cell>
          <table:table-cell office:value-type="float" office:value="500" calcext:value-type="float">
            <text:p>500</text:p>
          </table:table-cell>
          <table:table-cell office:value-type="string" calcext:value-type="string">
            <text:p>Ring</text:p>
          </table:table-cell>
          <table:table-cell office:value-type="float" office:value="20" calcext:value-type="float">
            <text:p>20</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giftcart.com/cdn/shop/files/Floral-Mandala-Oxidised-Silver-Ring_3000x_14d5ad13-5450-41a6-88dd-444fe435e30a_800x.jpg?v=1701848742,https://giftcart.com/cdn/shop/files/Floral-Mandala-Oxidised-Silver-Ring2_3000x_8db8440f-cddf-4b27-8931-1f1e7ed3bd3e_800x.jpg?v=1701848742,https://giftcart.com/cdn/shop/files/Floral-Mandala-Oxidised-Silver-Ring3_3000x_e9361dfe-84ef-48c9-aee2-c96ab1cf96d8_800x.jpg?v=1701848742" xlink:type="simple">https://giftcart.com/cdn/shop/files/Floral-Mandala-Oxidised-Silver-Ring_3000x_14d5ad13-5450-41a6-88dd-444fe435e30a_800x.jpg?v=1701848742,https://giftcart.com/cdn/shop/files/Floral-Mandala-Oxidised-Silver-Ring2_3000x_8db8440f-cddf-4b27-8931-1f1e7ed3bd3e_800x.jpg?v=1701848742,https://giftcart.com/cdn/shop/files/Floral-Mandala-Oxidised-Silver-Ring3_3000x_e9361dfe-84ef-48c9-aee2-c96ab1cf96d8_800x.jpg?v=1701848742</text:a></text:p>
          </table:table-cell>
          <table:table-cell office:value-type="string" calcext:value-type="string">
            <text:p>Ayesha</text:p>
          </table:table-cell>
          <table:table-cell table:style-name="ce3" office:value-type="string" calcext:value-type="string">
            <text:p>Floral motif rings symbolize love and affection and this oxidized statement ring holds an impeccable grace to liven up any outfit. </text:p>
          </table:table-cell>
          <table:table-cell table:number-columns-repeated="1014"/>
        </table:table-row>
        <table:table-row table:style-name="ro3">
          <table:table-cell office:value-type="string" calcext:value-type="string">
            <text:p><text:a xlink:href="https://giftcart.com/cdn/shop/files/4_3ce4d238-a04e-4b99-a296-5f58dac32b48_680x.jpg?v=1702297470" xlink:type="simple">https://giftcart.com/cdn/shop/files/4_3ce4d238-a04e-4b99-a296-5f58dac32b48_680x.jpg?v=1702297470</text:a></text:p>
          </table:table-cell>
          <table:table-cell office:value-type="string" calcext:value-type="string">
            <text:p>Superlative 925 Sterling Silver Couple Rings</text:p>
          </table:table-cell>
          <table:table-cell office:value-type="float" office:value="300" calcext:value-type="float">
            <text:p>300</text:p>
          </table:table-cell>
          <table:table-cell office:value-type="string" calcext:value-type="string">
            <text:p>Ring</text:p>
          </table:table-cell>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giftcart.com/cdn/shop/files/4_3ce4d238-a04e-4b99-a296-5f58dac32b48_680x.jpg?v=1702297470,https://giftcart.com/cdn/shop/files/3_ae59fc5f-ba71-4f4f-a787-fb30358950f6_680x.jpg?v=1702297469,https://giftcart.com/cdn/shop/files/2_dce06cbf-d85e-410c-bead-68d12a90fb0a_680x.jpg?v=1702297470,https://giftcart.com/cdn/shop/files/1_4c33202c-38d6-4322-a39d-9ff3e621b137_680x.jpg?v=1702297470" xlink:type="simple">https://giftcart.com/cdn/shop/files/4_3ce4d238-a04e-4b99-a296-5f58dac32b48_680x.jpg?v=1702297470,https://giftcart.com/cdn/shop/files/3_ae59fc5f-ba71-4f4f-a787-fb30358950f6_680x.jpg?v=1702297469,https://giftcart.com/cdn/shop/files/2_dce06cbf-d85e-410c-bead-68d12a90fb0a_680x.jpg?v=1702297470,https://giftcart.com/cdn/shop/files/1_4c33202c-38d6-4322-a39d-9ff3e621b137_680x.jpg?v=1702297470</text:a></text:p>
          </table:table-cell>
          <table:table-cell office:value-type="string" calcext:value-type="string">
            <text:p>Ayesha</text:p>
          </table:table-cell>
          <table:table-cell table:style-name="ce3" office:value-type="string" calcext:value-type="string">
            <text:p>Superlative 925 Sterling Silver Couple Rings is a finely crafted jewellery that suits you in your daily wear and party occasions. This is designed in a to give you a classy and trendy look.</text:p>
          </table:table-cell>
          <table:table-cell table:number-columns-repeated="1014"/>
        </table:table-row>
        <table:table-row table:style-name="ro5">
          <table:table-cell office:value-type="string" calcext:value-type="string">
            <text:p>https://m.media-amazon.com/images/I/61lEWv6dNtL._SY625_.jpg</text:p>
          </table:table-cell>
          <table:table-cell office:value-type="string" calcext:value-type="string">
            <text:p>Clara 925 Sterling Silver Heart stone Ring with Adjustable Band | Gift for Women Wife Girls</text:p>
          </table:table-cell>
          <table:table-cell office:value-type="float" office:value="600" calcext:value-type="float">
            <text:p>600</text:p>
          </table:table-cell>
          <table:table-cell office:value-type="string" calcext:value-type="string">
            <text:p>Ring</text:p>
          </table:table-cell>
          <table:table-cell office:value-type="float" office:value="10" calcext:value-type="float">
            <text:p>10</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ext:p><text:a xlink:href="https://m.media-amazon.com/images/I/61lEWv6dNtL._SY625_.jpg,https://m.media-amazon.com/images/I/51rNIMdlQwL._SY625_.jpg,https://m.media-amazon.com/images/I/61UaXXXa+YL._SY695_.jpg,https://m.media-amazon.com/images/I/61u0nvvN-KL._SY695_.jpg,https://m.media-amazon.com/images/I/61tGZXGiT3L._SY625_.jpg" xlink:type="simple">https://m.media-amazon.com/images/I/61lEWv6dNtL._SY625_.jpg,https://m.media-amazon.com/images/I/51rNIMdlQwL._SY625_.jpg,https://m.media-amazon.com/images/I/61UaXXXa+YL._SY695_.jpg,https://m.media-amazon.com/images/I/61u0nvvN-KL._SY695_.jpg,https://m.media-amazon.com/images/I/61tGZXGiT3L._SY625_.jpg</text:a></text:p>
          </table:table-cell>
          <table:table-cell office:value-type="string" calcext:value-type="string">
            <text:p>Clara</text:p>
          </table:table-cell>
          <table:table-cell office:value-type="string" calcext:value-type="string">
            <text:p>Sterling Silver: 92.5 Percent Pure Real Silver. Stamp will be on product itself.</text:p>
            <text:p>Adjustable Ring size easily adjustabe to be fit for all women and girls</text:p>
            <text:p>Gemstone: Finest Quality Swiss Zirconia As Brilliant As Real Stones.</text:p>
            <text:p>Total Weight 2.9 grams Ring Width 9 mm Size Adjustable</text:p>
            <text:p>Packaging Beautiful CLARA Box along with Authenticity Card provided for Gifting</text:p>
          </table:table-cell>
          <table:table-cell table:number-columns-repeated="1014"/>
        </table:table-row>
        <table:table-row table:style-name="ro7">
          <table:table-cell office:value-type="string" calcext:value-type="string">
            <text:p><text:a xlink:href="https://m.media-amazon.com/images/I/610Vmw7SMiL._SY625_.jpg" xlink:type="simple">https://m.media-amazon.com/images/I/610Vmw7SMiL._SY625_.jpg</text:a></text:p>
          </table:table-cell>
          <table:table-cell office:value-type="string" calcext:value-type="string">
            <text:p>Clara Pure 925 Sterling Silver Solitaire Finger Ring with Adjustable Band</text:p>
          </table:table-cell>
          <table:table-cell office:value-type="float" office:value="450" calcext:value-type="float">
            <text:p>450</text:p>
          </table:table-cell>
          <table:table-cell office:value-type="string" calcext:value-type="string">
            <text:p>Ring</text:p>
          </table:table-cell>
          <table:table-cell office:value-type="float" office:value="15" calcext:value-type="float">
            <text:p>15</text:p>
          </table:table-cell>
          <table:table-cell office:value-type="float" office:value="4" calcext:value-type="float">
            <text:p>4</text:p>
          </table:table-cell>
          <table:table-cell office:value-type="float" office:value="50" calcext:value-type="float">
            <text:p>50</text:p>
          </table:table-cell>
          <table:table-cell office:value-type="string" calcext:value-type="string">
            <text:p><text:a xlink:href="https://m.media-amazon.com/images/I/610Vmw7SMiL._SY625_.jpg,https://m.media-amazon.com/images/I/71kyWO2TnJL._SY695_.jpg,https://m.media-amazon.com/images/I/71qW0aOMJvL._SY695_.jpg,https://m.media-amazon.com/images/I/61M4vxWDnXL._SY695_.jpg" xlink:type="simple">https://m.media-amazon.com/images/I/610Vmw7SMiL._SY625_.jpg,https://m.media-amazon.com/images/I/71kyWO2TnJL._SY695_.jpg,https://m.media-amazon.com/images/I/71qW0aOMJvL._SY695_.jpg,https://m.media-amazon.com/images/I/61M4vxWDnXL._SY695_.jpg</text:a></text:p>
          </table:table-cell>
          <table:table-cell office:value-type="string" calcext:value-type="string">
            <text:p>Clara</text:p>
          </table:table-cell>
          <table:table-cell office:value-type="string" calcext:value-type="string">
            <text:p>925 Pure Sterling Silver Ring. Stamp will be on product itself</text:p>
            <text:p>Ring size easily adjustabe to be fit for all women and girls without any professional help.</text:p>
            <text:p>2 Microns thick Nickel Free Rhodium Plating for that long lasting Shine.</text:p>
            <text:p>Total Weight 4.5 grams Ring Width 8 mm Size Adjustable</text:p>
            <text:p>Gemstone is Finest Quality Swiss Zirconia As Brilliant As Real Diamond</text:p>
            <text:p>Beautiful CLARA Box along with Authenticity Card provided for Gifting.</text:p>
          </table:table-cell>
          <table:table-cell table:number-columns-repeated="1014"/>
        </table:table-row>
        <table:table-row table:style-name="ro2">
          <table:table-cell office:value-type="string" calcext:value-type="string">
            <text:p>https://m.media-amazon.com/images/I/51XoIzYvO-L._SY695_.jpg</text:p>
          </table:table-cell>
          <table:table-cell office:value-type="string" calcext:value-type="string">
            <text:p>MEENAZ Couple Rings for women girls lovers men boys girlfriend Couples Husband wife Gf BF AD CZ Stylish </text:p>
          </table:table-cell>
          <table:table-cell office:value-type="float" office:value="650" calcext:value-type="float">
            <text:p>650</text:p>
          </table:table-cell>
          <table:table-cell office:value-type="string" calcext:value-type="string">
            <text:p>Ring</text:p>
          </table:table-cell>
          <table:table-cell office:value-type="float" office:value="20" calcext:value-type="float">
            <text:p>20</text:p>
          </table:table-cell>
          <table:table-cell office:value-type="float" office:value="3.9" calcext:value-type="float">
            <text:p>3.9</text:p>
          </table:table-cell>
          <table:table-cell office:value-type="float" office:value="40" calcext:value-type="float">
            <text:p>40</text:p>
          </table:table-cell>
          <table:table-cell office:value-type="string" calcext:value-type="string">
            <text:p><text:a xlink:href="https://m.media-amazon.com/images/I/51XoIzYvO-L._SY695_.jpg,https://m.media-amazon.com/images/I/21Y2kMY9xTL.jpg,https://m.media-amazon.com/images/I/41dAfDVFPaL.jpg,https://m.media-amazon.com/images/I/319KWdLcoIL.jpg,https://m.media-amazon.com/images/I/41nrsnAhX4L.jpg" xlink:type="simple">https://m.media-amazon.com/images/I/51XoIzYvO-L._SY695_.jpg,https://m.media-amazon.com/images/I/21Y2kMY9xTL.jpg,https://m.media-amazon.com/images/I/41dAfDVFPaL.jpg,https://m.media-amazon.com/images/I/319KWdLcoIL.jpg,https://m.media-amazon.com/images/I/41nrsnAhX4L.jpg</text:a></text:p>
          </table:table-cell>
          <table:table-cell office:value-type="string" calcext:value-type="string">
            <text:p>Clara</text:p>
          </table:table-cell>
          <table:table-cell office:value-type="string" calcext:value-type="string">
            <text:p>❤ Perfect Gift for All Occasions: This lovely ring, makes a perfect gift for all occasions. It’ll make an exquisite gift for your wife or girlfriend on your anniversary, for your mom or mother-in-law on Mother’s day, or for your lady friends and relatives on their birthday, diwali or Christmas day.</text:p>
            <text:p>❤ rings for women girls ladies girlfriend boyfriend boys men man gents couple couples stylish set heart shape ring for girls i love u rings rings for women stylish latest design jewellery</text:p>
          </table:table-cell>
          <table:table-cell table:number-columns-repeated="1014"/>
        </table:table-row>
        <table:table-row table:style-name="ro4">
          <table:table-cell office:value-type="string" calcext:value-type="string">
            <text:p>https://m.media-amazon.com/images/I/41y3c5poh5L._SY300_SX300_.jpg</text:p>
          </table:table-cell>
          <table:table-cell office:value-type="string" calcext:value-type="string">
            <text:p>Yellow Chimes Crystal Rings For Women | Adjustable Silver Ring Cubic Zircon Crystal Ring</text:p>
          </table:table-cell>
          <table:table-cell office:value-type="float" office:value="700" calcext:value-type="float">
            <text:p>700</text:p>
          </table:table-cell>
          <table:table-cell office:value-type="string" calcext:value-type="string">
            <text:p>Ring</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text:a xlink:href="https://m.media-amazon.com/images/I/41y3c5poh5L._SY300_SX300_.jpg" xlink:type="simple">https://m.media-amazon.com/images/I/41y3c5poh5L._SY300_SX300_.jpg</text:a>,<text:a xlink:href="https://m.media-amazon.com/images/I/81kIM6XYu4L._SY625_.jpg,https://m.media-amazon.com/images/I/61en9Q7qBiL._SY625_.jpg,https://m.media-amazon.com/images/I/71UsZWOMkDL._SY625_.jpg" xlink:type="simple">https://m.media-amazon.com/images/I/81kIM6XYu4L._SY625_.jpg,https://m.media-amazon.com/images/I/61en9Q7qBiL._SY625_.jpg,https://m.media-amazon.com/images/I/71UsZWOMkDL._SY625_.jpg</text:a></text:p>
          </table:table-cell>
          <table:table-cell office:value-type="string" calcext:value-type="string">
            <text:p>Clara</text:p>
          </table:table-cell>
          <table:table-cell office:value-type="string" calcext:value-type="string">
            <text:p>PERFECT ACCESSORY: Level up your everyday look with these stylish crystal rings from Yellow Chimes. Durable enough for anything, stylish enough for everything!</text:p>
            <text:p>STYLISH &amp; VERSATILE: The Crystal Ring by Yellow Chimes adds a touch of glamour to any outfit, making it perfect for everyday wear. Designed to complement both traditional and western attire, this ring is ideal for various occasions and can be the perfect accessory for a night out with friends, daily wear to office, or a date night with your partner.</text:p>
            <text:p>PREMIUM QUALITY: Crafted from high-quality alloy and crystals, these rings are not only durable but also skin-friendly making them the perfect accessory for everyday wear and special occasions.</text:p>
          </table:table-cell>
          <table:table-cell table:number-columns-repeated="1014"/>
        </table:table-row>
        <table:table-row table:style-name="ro2">
          <table:table-cell office:value-type="string" calcext:value-type="string">
            <text:p><text:a xlink:href="https://m.media-amazon.com/images/I/814YFBy43oL._SY625_.jpg" xlink:type="simple">https://m.media-amazon.com/images/I/814YFBy43oL._SY625_.jpg</text:a></text:p>
          </table:table-cell>
          <table:table-cell office:value-type="string" calcext:value-type="string">
            <text:p>Fashion Frill Delicate Hug Silver Ring For Women</text:p>
          </table:table-cell>
          <table:table-cell office:value-type="float" office:value="850" calcext:value-type="float">
            <text:p>850</text:p>
          </table:table-cell>
          <table:table-cell office:value-type="string" calcext:value-type="string">
            <text:p>Ring</text:p>
          </table:table-cell>
          <table:table-cell office:value-type="float" office:value="30" calcext:value-type="float">
            <text:p>30</text:p>
          </table:table-cell>
          <table:table-cell office:value-type="float" office:value="4.2" calcext:value-type="float">
            <text:p>4.2</text:p>
          </table:table-cell>
          <table:table-cell office:value-type="float" office:value="30" calcext:value-type="float">
            <text:p>30</text:p>
          </table:table-cell>
          <table:table-cell office:value-type="string" calcext:value-type="string">
            <text:p><text:a xlink:href="https://m.media-amazon.com/images/I/814YFBy43oL._SY625_.jpg" xlink:type="simple">https://m.media-amazon.com/images/I/814YFBy43oL._SY625_.jpg</text:a>,<text:a xlink:href="https://m.media-amazon.com/images/I/714a7f5q+wL._SY625_.jpg,https://m.media-amazon.com/images/I/71e1b0FLJhL._SY625_.jpg" xlink:type="simple">https://m.media-amazon.com/images/I/714a7f5q+wL._SY625_.jpg,https://m.media-amazon.com/images/I/71e1b0FLJhL._SY625_.jpg</text:a>,</text:p>
          </table:table-cell>
          <table:table-cell office:value-type="string" calcext:value-type="string">
            <text:p>Clara</text:p>
          </table:table-cell>
          <table:table-cell office:value-type="string" calcext:value-type="string">
            <text:p>PERFECT ACCESSORY: Level up your everyday look with these stylish crystal rings from Yellow Chimes. Durable enough for anything, stylish enough for everything!</text:p>
            <text:p>STYLISH &amp; VERSATILE: The Crystal Rings for Women by Yellow Chimes add a touch of glamour to your everyday look. Whether it's for a night out with friends or a date night, these rings are perfect for all occasions.</text:p>
          </table:table-cell>
          <table:table-cell table:number-columns-repeated="1014"/>
        </table:table-row>
        <table:table-row table:style-name="ro2">
          <table:table-cell office:value-type="string" calcext:value-type="string">
            <text:p>https://m.media-amazon.com/images/I/71F7DeYpEkL._SY695_.jpg</text:p>
          </table:table-cell>
          <table:table-cell office:value-type="string" calcext:value-type="string">
            <text:p>Yellow Chimes Rings for Women White Crystal Ring Luxury Looks Silver Plated Crown Ring Set for Women and Girls</text:p>
          </table:table-cell>
          <table:table-cell office:value-type="float" office:value="900" calcext:value-type="float">
            <text:p>900</text:p>
          </table:table-cell>
          <table:table-cell office:value-type="string" calcext:value-type="string">
            <text:p>Ring</text:p>
          </table:table-cell>
          <table:table-cell office:value-type="float" office:value="25" calcext:value-type="float">
            <text:p>25</text:p>
          </table:table-cell>
          <table:table-cell office:value-type="float" office:value="4" calcext:value-type="float">
            <text:p>4</text:p>
          </table:table-cell>
          <table:table-cell office:value-type="float" office:value="52" calcext:value-type="float">
            <text:p>52</text:p>
          </table:table-cell>
          <table:table-cell office:value-type="string" calcext:value-type="string">
            <text:p><text:a xlink:href="https://m.media-amazon.com/images/I/71F7DeYpEkL._SY695_.jpg,https://m.media-amazon.com/images/I/7150pWa-wGL._SX625_.jpg,https://m.media-amazon.com/images/I/51XfxiQFqdL.jpg,https://m.media-amazon.com/images/I/71ScjLotolL._SY695_.jpg" xlink:type="simple">https://m.media-amazon.com/images/I/71F7DeYpEkL._SY695_.jpg,https://m.media-amazon.com/images/I/7150pWa-wGL._SX625_.jpg,https://m.media-amazon.com/images/I/51XfxiQFqdL.jpg,https://m.media-amazon.com/images/I/71ScjLotolL._SY695_.jpg</text:a></text:p>
          </table:table-cell>
          <table:table-cell office:value-type="string" calcext:value-type="string">
            <text:p>Clara</text:p>
          </table:table-cell>
          <table:table-cell office:value-type="string" calcext:value-type="string">
            <text:p>PERFECT ACCESSORY: Level up your everyday look with these stylish crystal rings from Yellow Chimes. Durable enough for anything, stylish enough for everything!</text:p>
            <text:p>STYLISH &amp; VERSATILE: The Crystal Rings for Women by Yellow Chimes add a touch of glamour to your everyday look. Whether it's for a night out with friends or a date night, these rings are perfect for all occasions.</text:p>
          </table:table-cell>
          <table:table-cell table:number-columns-repeated="1014"/>
        </table:table-row>
        <table:table-row table:style-name="ro2">
          <table:table-cell office:value-type="string" calcext:value-type="string">
            <text:p>https://m.media-amazon.com/images/I/61wgfE59WCL._SY695_.jpg</text:p>
          </table:table-cell>
          <table:table-cell office:value-type="string" calcext:value-type="string">
            <text:p>Fashion Frill Women's Ring Butterfly Design Silver Plated Adjustable Finger Ring For Women Girls Red Crystal Rings Jewellery for Women Gift for Sister</text:p>
          </table:table-cell>
          <table:table-cell office:value-type="float" office:value="1000" calcext:value-type="float">
            <text:p>1000</text:p>
          </table:table-cell>
          <table:table-cell office:value-type="string" calcext:value-type="string">
            <text:p>Ring</text:p>
          </table:table-cell>
          <table:table-cell office:value-type="float" office:value="20" calcext:value-type="float">
            <text:p>20</text:p>
          </table:table-cell>
          <table:table-cell office:value-type="float" office:value="4.3" calcext:value-type="float">
            <text:p>4.3</text:p>
          </table:table-cell>
          <table:table-cell office:value-type="float" office:value="45" calcext:value-type="float">
            <text:p>45</text:p>
          </table:table-cell>
          <table:table-cell office:value-type="string" calcext:value-type="string">
            <text:p><text:a xlink:href="https://m.media-amazon.com/images/I/61wgfE59WCL._SY695_.jpg,https://m.media-amazon.com/images/I/71e1b0FLJhL._SY625_.jpg,https://m.media-amazon.com/images/I/714a7f5q+wL._SY625_.jpg,https://m.media-amazon.com/images/I/81jsE1NIaqL._SY625_.jpg" xlink:type="simple">https://m.media-amazon.com/images/I/61wgfE59WCL._SY695_.jpg,https://m.media-amazon.com/images/I/71e1b0FLJhL._SY625_.jpg,https://m.media-amazon.com/images/I/714a7f5q+wL._SY625_.jpg,https://m.media-amazon.com/images/I/81jsE1NIaqL._SY625_.jpg</text:a></text:p>
          </table:table-cell>
          <table:table-cell office:value-type="string" calcext:value-type="string">
            <text:p>Clara</text:p>
          </table:table-cell>
          <table:table-cell office:value-type="string" calcext:value-type="string">
            <text:p>Fashion Frill Exclusive Limited Edition Rose Gold Plated Butterfly Design Ring Women's Collection</text:p>
            <text:p>Valentine's Special Rose Gold Plated CZ and Crystal Adjustable Rings;❤ Enhance your style with a dash of glamour with this exquisite Rose Gold Finger Ring Gift Box from Fashion Frill .</text:p>
          </table:table-cell>
          <table:table-cell table:number-columns-repeated="1014"/>
        </table:table-row>
        <table:table-row table:style-name="ro3">
          <table:table-cell office:value-type="string" calcext:value-type="string">
            <text:p>https://m.media-amazon.com/images/I/617clXHblfL._SY695_.jpg</text:p>
          </table:table-cell>
          <table:table-cell office:value-type="string" calcext:value-type="string">
            <text:p>ZAVERI PEARLS Set Of 3 Wedding Collection Adjustable Finger Rings For Women-ZPFK11491</text:p>
          </table:table-cell>
          <table:table-cell office:value-type="float" office:value="1200" calcext:value-type="float">
            <text:p>1200</text:p>
          </table:table-cell>
          <table:table-cell office:value-type="string" calcext:value-type="string">
            <text:p>Ring</text:p>
          </table:table-cell>
          <table:table-cell office:value-type="float" office:value="15" calcext:value-type="float">
            <text:p>15</text:p>
          </table:table-cell>
          <table:table-cell office:value-type="float" office:value="4" calcext:value-type="float">
            <text:p>4</text:p>
          </table:table-cell>
          <table:table-cell office:value-type="float" office:value="62" calcext:value-type="float">
            <text:p>62</text:p>
          </table:table-cell>
          <table:table-cell office:value-type="string" calcext:value-type="string">
            <text:p><text:a xlink:href="https://m.media-amazon.com/images/I/617clXHblfL._SY695_.jpg" xlink:type="simple">https://m.media-amazon.com/images/I/617clXHblfL._SY695_.jpg</text:a>,<text:a xlink:href="https://m.media-amazon.com/images/I/61nbmiCYfVL._SY695_.jpg,https://m.media-amazon.com/images/I/71BhJVVl16L._SY695_.jpg,https://m.media-amazon.com/images/I/71UOP3SeVML._SY695_.jpg" xlink:type="simple">https://m.media-amazon.com/images/I/61nbmiCYfVL._SY695_.jpg,https://m.media-amazon.com/images/I/71BhJVVl16L._SY695_.jpg,https://m.media-amazon.com/images/I/71UOP3SeVML._SY695_.jpg</text:a></text:p>
          </table:table-cell>
          <table:table-cell office:value-type="string" calcext:value-type="string">
            <text:p>Clara</text:p>
          </table:table-cell>
          <table:table-cell office:value-type="string" calcext:value-type="string">
            <text:p>Brand: ZAVERI PEARLS</text:p>
            <text:p>Design: Combo of 3 Ethnic Finger Rings</text:p>
            <text:p>Color: Green &amp; Pink, Material: Alloy, Plating: 22K Yellow Gold, Stones: Kundan</text:p>
            <text:p>Feature: Pull Your Ethnic Look Like A Fashion-Pro By Wearing Correct Traditional Accessories. Kundan Jewellery Definitely Adds That Sensuous Pomp To A Traditional Dress. Nail The Fusion Look By Sporting Dashing These Kundan Rings With A Low Neck Sheer Dress Or A Plain Palazzo. Presenting Set Of 3 Finger Rings Embellished With Kundan &amp; Beads. All Rings Are Adjustable To Fit Your Fingers Comfortably.</text:p>
          </table:table-cell>
          <table:table-cell table:number-columns-repeated="1014"/>
        </table:table-row>
        <table:table-row table:style-name="ro4">
          <table:table-cell office:value-type="string" calcext:value-type="string">
            <text:p><text:a xlink:href="https://m.media-amazon.com/images/I/71njc+nGy5L._SY695_.jpg" xlink:type="simple">https://m.media-amazon.com/images/I/71njc+nGy5L._SY695_.jpg</text:a></text:p>
          </table:table-cell>
          <table:table-cell office:value-type="string" calcext:value-type="string">
            <text:p>Yellow Chimes Crystal Rings For Women | Adjustable Silver Ring Cubic Zircon Crystal Ring</text:p>
          </table:table-cell>
          <table:table-cell office:value-type="float" office:value="900" calcext:value-type="float">
            <text:p>900</text:p>
          </table:table-cell>
          <table:table-cell office:value-type="string" calcext:value-type="string">
            <text:p>Ring</text:p>
          </table:table-cell>
          <table:table-cell office:value-type="float" office:value="20" calcext:value-type="float">
            <text:p>20</text:p>
          </table:table-cell>
          <table:table-cell office:value-type="float" office:value="4.1" calcext:value-type="float">
            <text:p>4.1</text:p>
          </table:table-cell>
          <table:table-cell office:value-type="float" office:value="50" calcext:value-type="float">
            <text:p>50</text:p>
          </table:table-cell>
          <table:table-cell office:value-type="string" calcext:value-type="string">
            <text:p><text:a xlink:href="https://m.media-amazon.com/images/I/71njc+nGy5L._SY695_.jpg" xlink:type="simple">https://m.media-amazon.com/images/I/71njc+nGy5L._SY695_.jpg</text:a>,<text:a xlink:href="https://m.media-amazon.com/images/I/41ftSaERFlL.jpg,https://m.media-amazon.com/images/I/41B58pyQkUL.jpg,https://m.media-amazon.com/images/I/31Xya157kfL.jpg" xlink:type="simple">https://m.media-amazon.com/images/I/41ftSaERFlL.jpg,https://m.media-amazon.com/images/I/41B58pyQkUL.jpg,https://m.media-amazon.com/images/I/31Xya157kfL.jpg</text:a></text:p>
          </table:table-cell>
          <table:table-cell office:value-type="string" calcext:value-type="string">
            <text:p>Clara</text:p>
          </table:table-cell>
          <table:table-cell office:value-type="string" calcext:value-type="string">
            <text:p>PERFECT ACCESSORY: Level up your everyday look with these stylish crystal rings from Yellow Chimes. Durable enough for anything, stylish enough for everything!</text:p>
            <text:p>STYLISH &amp; VERSATILE: The Crystal Rings for Women by Yellow Chimes add a touch of glamour to your everyday look. Whether it's for a night out with friends or a date night, these rings are perfect for all occasions.</text:p>
            <text:p>PREMIUM QUALITY: Crafted from high-quality alloy and crystals, these rings are not only durable but also skin-friendly making them the perfect accessory for everyday wear and special occasions.</text:p>
          </table:table-cell>
          <table:table-cell table:number-columns-repeated="1014"/>
        </table:table-row>
        <table:table-row table:style-name="ro3">
          <table:table-cell office:value-type="string" calcext:value-type="string">
            <text:p>https://m.media-amazon.com/images/I/61hSq+uhTxL._SY695_.jpg</text:p>
          </table:table-cell>
          <table:table-cell office:value-type="string" calcext:value-type="string">
            <text:p>Shining Diva Fashion Non Precious Base Metal Boho Midi Finger Ring for Girls - Set of 15 (Silver, 11800r)</text:p>
            <text:p/>
          </table:table-cell>
          <table:table-cell office:value-type="float" office:value="950" calcext:value-type="float">
            <text:p>950</text:p>
          </table:table-cell>
          <table:table-cell office:value-type="string" calcext:value-type="string">
            <text:p>Ring</text:p>
          </table:table-cell>
          <table:table-cell office:value-type="float" office:value="15" calcext:value-type="float">
            <text:p>15</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ext:p><text:a xlink:href="https://m.media-amazon.com/images/I/61hSq+uhTxL._SY695_.jpg,https://m.media-amazon.com/images/I/71coP7CgRtL._SY625_.jpg,https://m.media-amazon.com/images/I/71SowFnzvDL._SY625_.jpg,https://m.media-amazon.com/images/I/71EDFQFwoSL._SY625_.jpg,https://m.media-amazon.com/images/I/61sHa1gL4hL._SY625_.jpg" xlink:type="simple">https://m.media-amazon.com/images/I/61hSq+uhTxL._SY695_.jpg,https://m.media-amazon.com/images/I/71coP7CgRtL._SY625_.jpg,https://m.media-amazon.com/images/I/71SowFnzvDL._SY625_.jpg,https://m.media-amazon.com/images/I/71EDFQFwoSL._SY625_.jpg,https://m.media-amazon.com/images/I/61sHa1gL4hL._SY625_.jpg</text:a></text:p>
          </table:table-cell>
          <table:table-cell office:value-type="string" calcext:value-type="string">
            <text:p>Clara</text:p>
          </table:table-cell>
          <table:table-cell table:style-name="ce7" office:value-type="string" calcext:value-type="string">
            <text:p>Latest Design Set of Fifteen Midi Finger Rings Set</text:p>
            <text:p>Stylish and Trendy Antique Silver Rings for Girls and Women. Ideal for party wear or casual wear</text:p>
            <text:p>5-Layer Advanced Micro Silver Plating From Germany. Thickness of plating: 0.3 Micron. Top Quality Genuine AAA Cubic Zirconia Micro Inlay. Plating Will Not Fade Easily.</text:p>
            <text:p>Material: Alloy | Size: Free Size. Ideal valentine, birthday, anniversary gift for girlfriend, wife.</text:p>
          </table:table-cell>
          <table:table-cell table:number-columns-repeated="1014"/>
        </table:table-row>
        <table:table-row table:style-name="ro4">
          <table:table-cell office:value-type="string" calcext:value-type="string">
            <text:p>https://m.media-amazon.com/images/I/610E6ZYBR4L._SY695_.jpg</text:p>
          </table:table-cell>
          <table:table-cell office:value-type="string" calcext:value-type="string">
            <text:p>MEENAZ Rings for Men Combo Boys Boyfriend gents friends girls Blue gold Ring for Boys </text:p>
          </table:table-cell>
          <table:table-cell office:value-type="float" office:value="650" calcext:value-type="float">
            <text:p>650</text:p>
          </table:table-cell>
          <table:table-cell office:value-type="string" calcext:value-type="string">
            <text:p>Ring</text:p>
          </table:table-cell>
          <table:table-cell office:value-type="float" office:value="10" calcext:value-type="float">
            <text:p>10</text:p>
          </table:table-cell>
          <table:table-cell office:value-type="float" office:value="4" calcext:value-type="float">
            <text:p>4</text:p>
          </table:table-cell>
          <table:table-cell office:value-type="float" office:value="50" calcext:value-type="float">
            <text:p>50</text:p>
          </table:table-cell>
          <table:table-cell office:value-type="string" calcext:value-type="string">
            <text:p><text:a xlink:href="https://m.media-amazon.com/images/I/610E6ZYBR4L._SY695_.jpg,https://m.media-amazon.com/images/I/41srrodnFNL.jpg,https://m.media-amazon.com/images/I/714+E8ZPX2L._SY625_.jpg,https://m.media-amazon.com/images/I/51HvMWdXAKL.jpg,https://m.media-amazon.com/images/I/71zxD1jyn8L._SY695_.jpg" xlink:type="simple">https://m.media-amazon.com/images/I/610E6ZYBR4L._SY695_.jpg,https://m.media-amazon.com/images/I/41srrodnFNL.jpg,https://m.media-amazon.com/images/I/714+E8ZPX2L._SY625_.jpg,https://m.media-amazon.com/images/I/51HvMWdXAKL.jpg,https://m.media-amazon.com/images/I/71zxD1jyn8L._SY695_.jpg</text:a></text:p>
          </table:table-cell>
          <table:table-cell office:value-type="string" calcext:value-type="string">
            <text:p>Clara</text:p>
          </table:table-cell>
          <table:table-cell office:value-type="string" calcext:value-type="string">
            <text:p>❤ Ring For Men Black Bands Rings Platinum Plated Titanium Steel Never Fading Ring For Men and Boys rings for boys kids mens unisex girls stylish latest fancy party wear wedding bridal rings for girlfriend love</text:p>
            <text:p>❤ Perfect 8mm width, Best suitable for Men.Size is US 9, which in 1.9 CM of inner circumfrence.</text:p>
            <text:p>❤ Couple Ring For Lovers Adjustable Size Silver Plated Cubic Zirconia Gold Silver</text:p>
          </table:table-cell>
          <table:table-cell table:number-columns-repeated="1014"/>
        </table:table-row>
        <table:table-row table:style-name="ro4">
          <table:table-cell office:value-type="string" calcext:value-type="string">
            <text:p>https://m.media-amazon.com/images/I/61PGRfoJCZL._SY695_.jpg</text:p>
          </table:table-cell>
          <table:table-cell office:value-type="string" calcext:value-type="string">
            <text:p>Yellow Chimes 2 Rings for Men 2 Pcs Combo Dragon Celtic Inlay Polish Finish Titanium Steel Black and Blue Rings</text:p>
          </table:table-cell>
          <table:table-cell office:value-type="float" office:value="750" calcext:value-type="float">
            <text:p>750</text:p>
          </table:table-cell>
          <table:table-cell office:value-type="string" calcext:value-type="string">
            <text:p>Ring</text:p>
          </table:table-cell>
          <table:table-cell office:value-type="float" office:value="15" calcext:value-type="float">
            <text:p>15</text:p>
          </table:table-cell>
          <table:table-cell office:value-type="float" office:value="3.9" calcext:value-type="float">
            <text:p>3.9</text:p>
          </table:table-cell>
          <table:table-cell office:value-type="float" office:value="40" calcext:value-type="float">
            <text:p>40</text:p>
          </table:table-cell>
          <table:table-cell office:value-type="string" calcext:value-type="string">
            <text:p><text:a xlink:href="https://m.media-amazon.com/images/I/61PGRfoJCZL._SY695_.jpg,https://m.media-amazon.com/images/I/71yODnFEyWL._SY625_.jpg,https://m.media-amazon.com/images/I/51t8qsGhWqL._SY625_.jpg,https://m.media-amazon.com/images/I/715E-0joOfL._SY625_.jpg,https://m.media-amazon.com/images/I/51IuUz+emvL.jpg" xlink:type="simple">https://m.media-amazon.com/images/I/61PGRfoJCZL._SY695_.jpg,https://m.media-amazon.com/images/I/71yODnFEyWL._SY625_.jpg,https://m.media-amazon.com/images/I/51t8qsGhWqL._SY625_.jpg,https://m.media-amazon.com/images/I/715E-0joOfL._SY625_.jpg,https://m.media-amazon.com/images/I/51IuUz+emvL.jpg</text:a></text:p>
          </table:table-cell>
          <table:table-cell office:value-type="string" calcext:value-type="string">
            <text:p>Clara</text:p>
          </table:table-cell>
          <table:table-cell office:value-type="string" calcext:value-type="string">
            <text:p>PERFECT ACCESSORY: Level up your everyday look with these combo of stainless steel band rings from Yellow Chimes. Durable enough for anything, stylish enough for everything!</text:p>
            <text:p>STYLISH &amp; VERSATILE: Add a touch of sophistication to your outfit with these Stainless Steel Band Rings from Yellow Chimes. Whether you're dressing up for a night out with friends or a date night with the girlfriend, these rings pair well with both Western and Traditional Outfits.</text:p>
            <text:p>PREMIUM QUALITY: Crafted from high-quality stainless steel, these Band Rings combo are not only durable but also skin-friendly making them the perfect accessory for everyday wear and special occasions.</text:p>
          </table:table-cell>
          <table:table-cell table:number-columns-repeated="1014"/>
        </table:table-row>
        <table:table-row table:style-name="ro4">
          <table:table-cell office:value-type="string" calcext:value-type="string">
            <text:p>https://m.media-amazon.com/images/I/51YN1PC-IdL.jpg</text:p>
          </table:table-cell>
          <table:table-cell office:value-type="string" calcext:value-type="string">
            <text:p>MEENAZ Black Rings for Men Mens couples gents friends unisex Boys Boyfriend heart love Stainless Steel</text:p>
          </table:table-cell>
          <table:table-cell office:value-type="float" office:value="700" calcext:value-type="float">
            <text:p>700</text:p>
          </table:table-cell>
          <table:table-cell office:value-type="string" calcext:value-type="string">
            <text:p>Ring</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text:a xlink:href="https://m.media-amazon.com/images/I/51YN1PC-IdL.jpg,https://m.media-amazon.com/images/I/51R1FKsGdRL._SY695_.jpg,https://m.media-amazon.com/images/I/41tHmxLIyyS.jpg,https://m.media-amazon.com/images/I/41iSpKvvzqL.jpg,https://m.media-amazon.com/images/I/41SsScbMHCL.jpg" xlink:type="simple">https://m.media-amazon.com/images/I/51YN1PC-IdL.jpg,https://m.media-amazon.com/images/I/51R1FKsGdRL._SY695_.jpg,https://m.media-amazon.com/images/I/41tHmxLIyyS.jpg,https://m.media-amazon.com/images/I/41iSpKvvzqL.jpg,https://m.media-amazon.com/images/I/41SsScbMHCL.jpg</text:a></text:p>
          </table:table-cell>
          <table:table-cell office:value-type="string" calcext:value-type="string">
            <text:p>Clara</text:p>
          </table:table-cell>
          <table:table-cell office:value-type="string" calcext:value-type="string">
            <text:p>❤ Ring For Men Black Bands Rings Platinum Plated Titanium Steel Never Fading Ring For Men and Boys rings for boys kids mens unisex girls stylish latest fancy party wear wedding bridal rings for girlfriend love</text:p>
            <text:p>❤ Perfect 8mm width, Best suitable for Men.Size is US 9, which in 1.9 CM of inner circumfrence.</text:p>
            <text:p>❤ Couple Ring For Lovers Adjustable Size Silver Plated Cubic Zirconia Gold Silver</text:p>
          </table:table-cell>
          <table:table-cell table:number-columns-repeated="1014"/>
        </table:table-row>
        <table:table-row table:style-name="ro2">
          <table:table-cell office:value-type="string" calcext:value-type="string">
            <text:p><text:a xlink:href="https://m.media-amazon.com/images/I/51K04ecsvOL._SY625_.jpg" xlink:type="simple">https://m.media-amazon.com/images/I/51K04ecsvOL._SY625_.jpg</text:a></text:p>
          </table:table-cell>
          <table:table-cell office:value-type="string" calcext:value-type="string">
            <text:p>MEENAZ Stainless Steel Stylish adjustable proposal Couple band thumb Silver Platinum Blue combo chain Finger Ring for Men</text:p>
          </table:table-cell>
          <table:table-cell office:value-type="float" office:value="850" calcext:value-type="float">
            <text:p>850</text:p>
          </table:table-cell>
          <table:table-cell office:value-type="string" calcext:value-type="string">
            <text:p>Ring</text:p>
          </table:table-cell>
          <table:table-cell office:value-type="float" office:value="20" calcext:value-type="float">
            <text:p>20</text:p>
          </table:table-cell>
          <table:table-cell office:value-type="float" office:value="4.2" calcext:value-type="float">
            <text:p>4.2</text:p>
          </table:table-cell>
          <table:table-cell office:value-type="float" office:value="30" calcext:value-type="float">
            <text:p>30</text:p>
          </table:table-cell>
          <table:table-cell office:value-type="string" calcext:value-type="string">
            <text:p><text:a xlink:href="https://m.media-amazon.com/images/I/51K04ecsvOL._SY625_.jpg,https://m.media-amazon.com/images/I/41iGjZvIjZL.jpg,https://m.media-amazon.com/images/I/61WpKr-4+QL._SY625_.jpg,https://m.media-amazon.com/images/I/41jfc0gGuEL.jpg" xlink:type="simple">https://m.media-amazon.com/images/I/51K04ecsvOL._SY625_.jpg,https://m.media-amazon.com/images/I/41iGjZvIjZL.jpg,https://m.media-amazon.com/images/I/61WpKr-4+QL._SY625_.jpg,https://m.media-amazon.com/images/I/41jfc0gGuEL.jpg</text:a></text:p>
          </table:table-cell>
          <table:table-cell office:value-type="string" calcext:value-type="string">
            <text:p>Clara</text:p>
          </table:table-cell>
          <table:table-cell office:value-type="string" calcext:value-type="string">
            <text:p>Perfect 8mm width, Best suitable for Men.Size is US 9, which in 1.9 CM of inner circumfrence.; Gift For Her - Ideal Valentine, Birthday, Anniversary Gift For Someone You Love . Ideal Valentine, Birthday, Anniversary Gift For Someone You Love Great Item For Boyfriends Or Girlfriends Or Lovers In Life, Fit Occasions Like Valentine'S Day, Birthday, Christmas, Anniversary Gift For Someone You Love, Friendship Day, Proposal, Engagement</text:p>
            <text:p>Stainless steel American diamond Initial letter Alphabet Silver Rings for women girls girlfriend couples boyfriend lovers love valentine rings Heart shape Finger rings adjustable party wear fancy</text:p>
          </table:table-cell>
          <table:table-cell table:number-columns-repeated="1014"/>
        </table:table-row>
        <table:table-row table:style-name="ro2">
          <table:table-cell office:value-type="string" calcext:value-type="string">
            <text:p>https://m.media-amazon.com/images/I/714+E8ZPX2L._SY695_.jpg</text:p>
          </table:table-cell>
          <table:table-cell office:value-type="string" calcext:value-type="string">
            <text:p>MEENAZ Titanium Stainless Steel Stylish adjustable size proposal Couple band thumb Silver Platinum Blue combo Finger Ring for Men </text:p>
          </table:table-cell>
          <table:table-cell office:value-type="float" office:value="999" calcext:value-type="float">
            <text:p>999</text:p>
          </table:table-cell>
          <table:table-cell office:value-type="string" calcext:value-type="string">
            <text:p>Ring</text:p>
          </table:table-cell>
          <table:table-cell office:value-type="float" office:value="30" calcext:value-type="float">
            <text:p>30</text:p>
          </table:table-cell>
          <table:table-cell office:value-type="float" office:value="4" calcext:value-type="float">
            <text:p>4</text:p>
          </table:table-cell>
          <table:table-cell office:value-type="float" office:value="52" calcext:value-type="float">
            <text:p>52</text:p>
          </table:table-cell>
          <table:table-cell office:value-type="string" calcext:value-type="string">
            <text:p><text:a xlink:href="https://m.media-amazon.com/images/I/714+E8ZPX2L._SY695_.jpg,https://m.media-amazon.com/images/I/71o6PGl6uRL._SY625_.jpg,https://m.media-amazon.com/images/I/51hQuhIoSMS.jpg,https://m.media-amazon.com/images/I/61xL1SbEeiL._SY625_.jpg" xlink:type="simple">https://m.media-amazon.com/images/I/714+E8ZPX2L._SY695_.jpg,https://m.media-amazon.com/images/I/71o6PGl6uRL._SY625_.jpg,https://m.media-amazon.com/images/I/51hQuhIoSMS.jpg,https://m.media-amazon.com/images/I/61xL1SbEeiL._SY625_.jpg</text:a></text:p>
          </table:table-cell>
          <table:table-cell office:value-type="string" calcext:value-type="string">
            <text:p>Clara</text:p>
          </table:table-cell>
          <table:table-cell office:value-type="string" calcext:value-type="string">
            <text:p>Perfect 8mm width, Best suitable for Men.Size is US 9, which in 1.9 CM of inner circumfrence.; Gift For Her - Ideal Valentine, Birthday, Anniversary Gift For Someone You Love . Ideal Valentine, Birthday, Anniversary Gift For Someone You Love Great Item For Boyfriends Or Girlfriends Or Lovers In Life, Fit Occasions Like Valentine'S Day, Birthday, Christmas, Anniversary Gift For Someone You Love, Friendship Day, Proposal, Engagement</text:p>
            <text:p>Stainless steel American diamond Initial letter Alphabet Silver Rings for women girls girlfriend couples boyfriend lovers love valentine rings Heart shape Finger rings adjustable party wear fancy</text:p>
          </table:table-cell>
          <table:table-cell table:number-columns-repeated="1014"/>
        </table:table-row>
        <table:table-row table:style-name="ro4">
          <table:table-cell office:value-type="string" calcext:value-type="string">
            <text:p><text:a xlink:href="https://giftcart.com/cdn/shop/products/CM08GBGT52105_1_800x.jpg?v=1681364060" xlink:type="simple">https://giftcart.com/cdn/shop/products/CM08GBGT52105_1_800x.jpg?v=1681364060</text:a></text:p>
          </table:table-cell>
          <table:table-cell office:value-type="string" calcext:value-type="string">
            <text:p>Mug of PositiviTEA Coffee Mug</text:p>
            <text:p/>
          </table:table-cell>
          <table:table-cell office:value-type="float" office:value="500" calcext:value-type="float">
            <text:p>500</text:p>
          </table:table-cell>
          <table:table-cell office:value-type="string" calcext:value-type="string">
            <text:p>Coffee Mug</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giftcart.com/cdn/shop/products/CM08GBGT52105_1_800x.jpg?v=1681364060,https://giftcart.com/cdn/shop/products/CM08GBGT52105_2_800x.jpg?v=1681364061,https://giftcart.com/cdn/shop/products/CM08GBGT52105_3_800x.jpg?v=1681364060,https://giftcart.com/cdn/shop/products/CM08GBGT52105_4_800x.jpg?v=1681364060,https://giftcart.com/cdn/shop/products/CM08GBGT52105_5_800x.jpg?v=1681364061" xlink:type="simple">https://giftcart.com/cdn/shop/products/CM08GBGT52105_1_800x.jpg?v=1681364060,https://giftcart.com/cdn/shop/products/CM08GBGT52105_2_800x.jpg?v=1681364061,https://giftcart.com/cdn/shop/products/CM08GBGT52105_3_800x.jpg?v=1681364060,https://giftcart.com/cdn/shop/products/CM08GBGT52105_4_800x.jpg?v=1681364060,https://giftcart.com/cdn/shop/products/CM08GBGT52105_5_800x.jpg?v=1681364061</text:a></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High Quality Digital Printing | Premium Quality Gloss Finished</text:p>
            <text:p>Features: Dishwasher &amp; Microwave Safe | Non Toxic | BPA Free | Environment Friendly | Reusable and Odorless| 2 Layered Thermocol Safe Packaging.</text:p>
          </table:table-cell>
          <table:table-cell table:number-columns-repeated="1014"/>
        </table:table-row>
        <table:table-row table:style-name="ro3">
          <table:table-cell office:value-type="string" calcext:value-type="string">
            <text:p><text:a xlink:href="https://giftcart.com/cdn/shop/products/cm05gbgt2671-0_700x.webp?v=1658398080" xlink:type="simple">https://giftcart.com/cdn/shop/products/cm05gbgt2671-0_700x.webp?v=1658398080</text:a></text:p>
          </table:table-cell>
          <table:table-cell office:value-type="string" calcext:value-type="string">
            <text:p>Silent Coffee Scream Coffee Mug</text:p>
            <text:p/>
          </table:table-cell>
          <table:table-cell office:value-type="float" office:value="400" calcext:value-type="float">
            <text:p>400</text:p>
          </table:table-cell>
          <table:table-cell office:value-type="string" calcext:value-type="string">
            <text:p>Coffee Mug</text:p>
          </table:table-cell>
          <table:table-cell office:value-type="float" office:value="10" calcext:value-type="float">
            <text:p>10</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giftcart.com/cdn/shop/products/cm05gbgt2671-0_700x.webp?v=1658398080,https://giftcart.com/cdn/shop/products/cm05gbgt2671-2_700x.webp?v=1658398080,https://giftcart.com/cdn/shop/products/cm05gbgt2671-3_700x.webp?v=1658398080,https://giftcart.com/cdn/shop/products/cm05gbgt2671-4_700x.webp?v=1658398080" xlink:type="simple">https://giftcart.com/cdn/shop/products/cm05gbgt2671-0_700x.webp?v=1658398080,https://giftcart.com/cdn/shop/products/cm05gbgt2671-2_700x.webp?v=1658398080,https://giftcart.com/cdn/shop/products/cm05gbgt2671-3_700x.webp?v=1658398080,https://giftcart.com/cdn/shop/products/cm05gbgt2671-4_700x.webp?v=1658398080</text:a></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Material: White Ceramic | High Quality Digital Printing | Premium Quality Gloss Finished</text:p>
            <text:p>Dimension: 7 x 10 cm|Capacity: 300 ml | Package content: 1 Mug</text:p>
            <text:p>Features: Dishwasher &amp; Microwave Safe | Non Toxic | BPA Free | Environment Friendly | Reusable and Odorless| 2 Layered Thermocol Safe Packaging.</text:p>
          </table:table-cell>
          <table:table-cell table:number-columns-repeated="1014"/>
        </table:table-row>
        <table:table-row table:style-name="ro5">
          <table:table-cell office:value-type="string" calcext:value-type="string">
            <text:p><text:a xlink:href="https://giftcart.com/cdn/shop/files/CM08GBGT48257_4_800x.jpg?v=1706254669" xlink:type="simple">https://giftcart.com/cdn/shop/files/CM08GBGT48257_4_800x.jpg?v=1706254669</text:a></text:p>
          </table:table-cell>
          <table:table-cell office:value-type="string" calcext:value-type="string">
            <text:p>Taken Coffee Mug</text:p>
            <text:p/>
          </table:table-cell>
          <table:table-cell office:value-type="float" office:value="450" calcext:value-type="float">
            <text:p>450</text:p>
          </table:table-cell>
          <table:table-cell office:value-type="string" calcext:value-type="string">
            <text:p>Coffee Mug</text:p>
          </table:table-cell>
          <table:table-cell office:value-type="float" office:value="12" calcext:value-type="float">
            <text:p>1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giftcart.com/cdn/shop/files/CM08GBGT48257_4_800x.jpg?v=1706254669,https://giftcart.com/cdn/shop/files/CM08GBGT48257_1_800x.jpg?v=1706254669,https://giftcart.com/cdn/shop/files/CM08GBGT48257_3_800x.jpg?v=1706254669,https://giftcart.com/cdn/shop/files/CM08GBGT48257_2_800x.jpg?v=1706254669,https://giftcart.com/cdn/shop/files/CM08GBGT48257_5_800x.jpg?v=1706254669" xlink:type="simple">https://giftcart.com/cdn/shop/files/CM08GBGT48257_4_800x.jpg?v=1706254669,https://giftcart.com/cdn/shop/files/CM08GBGT48257_1_800x.jpg?v=1706254669,https://giftcart.com/cdn/shop/files/CM08GBGT48257_3_800x.jpg?v=1706254669,https://giftcart.com/cdn/shop/files/CM08GBGT48257_2_800x.jpg?v=1706254669,https://giftcart.com/cdn/shop/files/CM08GBGT48257_5_800x.jpg?v=1706254669</text:a></text:p>
          </table:table-cell>
          <table:table-cell office:value-type="string" calcext:value-type="string">
            <text:p>Gucci</text:p>
          </table:table-cell>
          <table:table-cell office:value-type="string" calcext:value-type="string">
            <text:p>A perfect gift for Mom to make them feel special on Mother's Day. This mug is bound to raise a smile. It is a great addition to the kitchen or office.</text:p>
            <text:p/>
            <text:p>MaterialWhite Ceramic | High Quality Digital Printing | Premium Quality Gloss Finished.</text:p>
            <text:p/>
            <text:p>Features:Dishwasher &amp; Microwave Safe | Non Toxic | BPA Free | Environment Friendly | Reusable and Odorless| 2 Layered Thermocol Safe Packaging.</text:p>
          </table:table-cell>
          <table:table-cell table:number-columns-repeated="1014"/>
        </table:table-row>
        <table:table-row table:style-name="ro5">
          <table:table-cell office:value-type="string" calcext:value-type="string">
            <text:p><text:a xlink:href="https://giftcart.com/cdn/shop/products/CM08-GBGT49898-1_800x.jpg?v=1658401654" xlink:type="simple">https://giftcart.com/cdn/shop/products/CM08-GBGT49898-1_800x.jpg?v=1658401654</text:a></text:p>
          </table:table-cell>
          <table:table-cell office:value-type="string" calcext:value-type="string">
            <text:p>Maa Coffee Mug</text:p>
            <text:p/>
          </table:table-cell>
          <table:table-cell office:value-type="float" office:value="500" calcext:value-type="float">
            <text:p>500</text:p>
          </table:table-cell>
          <table:table-cell office:value-type="string" calcext:value-type="string">
            <text:p>Coffee Mug</text:p>
          </table:table-cell>
          <table:table-cell office:value-type="float" office:value="20" calcext:value-type="float">
            <text:p>20</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giftcart.com/cdn/shop/products/CM08-GBGT49898-1_800x.jpg?v=1658401654,https://giftcart.com/cdn/shop/products/CM08-GBGT49898-5_800x.jpg?v=1658401654,https://giftcart.com/cdn/shop/products/CM08-GBGT49898-4_800x.jpg?v=1658401654,https://giftcart.com/cdn/shop/products/CM08-GBGT49898-3_800x.jpg?v=1658401654,https://giftcart.com/cdn/shop/products/CM08-GBGT49898-2_800x.jpg?v=1658401654" xlink:type="simple">https://giftcart.com/cdn/shop/products/CM08-GBGT49898-1_800x.jpg?v=1658401654,https://giftcart.com/cdn/shop/products/CM08-GBGT49898-5_800x.jpg?v=1658401654,https://giftcart.com/cdn/shop/products/CM08-GBGT49898-4_800x.jpg?v=1658401654,https://giftcart.com/cdn/shop/products/CM08-GBGT49898-3_800x.jpg?v=1658401654,https://giftcart.com/cdn/shop/products/CM08-GBGT49898-2_800x.jpg?v=1658401654</text:a></text:p>
          </table:table-cell>
          <table:table-cell office:value-type="string" calcext:value-type="string">
            <text:p>Gucci</text:p>
          </table:table-cell>
          <table:table-cell office:value-type="string" calcext:value-type="string">
            <text:p>A perfect gift for Mom to make them feel special on Mother's Day. This mug is bound to raise a smile. It is a great addition to the kitchen or office.</text:p>
            <text:p/>
            <text:p>MaterialWhite Ceramic | High Quality Digital Printing | Premium Quality Gloss Finished.</text:p>
            <text:p/>
            <text:p>Features:Dishwasher &amp; Microwave Safe | Non Toxic | BPA Free | Environment Friendly | Reusable and Odorless| 2 Layered Thermocol Safe Packaging.</text:p>
          </table:table-cell>
          <table:table-cell table:number-columns-repeated="1014"/>
        </table:table-row>
        <table:table-row table:style-name="ro3">
          <table:table-cell office:value-type="string" calcext:value-type="string">
            <text:p><text:a xlink:href="https://giftcart.com/cdn/shop/products/cm05gbgt2715-0_700x.webp?v=1658398358" xlink:type="simple">https://giftcart.com/cdn/shop/products/cm05gbgt2715-0_700x.webp?v=1658398358</text:a></text:p>
          </table:table-cell>
          <table:table-cell office:value-type="string" calcext:value-type="string">
            <text:p>Happiness Is Coffee Mug</text:p>
            <text:p/>
          </table:table-cell>
          <table:table-cell office:value-type="float" office:value="300" calcext:value-type="float">
            <text:p>300</text:p>
          </table:table-cell>
          <table:table-cell office:value-type="string" calcext:value-type="string">
            <text:p>Coffee Mug</text:p>
          </table:table-cell>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giftcart.com/cdn/shop/products/cm05gbgt2715-0_700x.webp?v=1658398358,https://giftcart.com/cdn/shop" xlink:type="simple">https://giftcart.com/cdn/shop/products/cm05gbgt2715-0_700x.webp?v=1658398358,https://giftcart.com/cdn/shop</text:a>/products/cm05gbgt2715-1_700x.webp?v=1658398358</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Material: White Ceramic | High Quality Digital Printing | Premium Quality Gloss Finished</text:p>
            <text:p>Dimension: 7 x 10 cm|Capacity: 300 ml | Package content: 1 Mug</text:p>
            <text:p>Features: Dishwasher &amp; Microwave Safe | Non Toxic | BPA Free | Environment Friendly | Reusable and Odorless| 2 Layered Thermocol Safe Packaging.</text:p>
          </table:table-cell>
          <table:table-cell table:number-columns-repeated="1014"/>
        </table:table-row>
        <table:table-row table:style-name="ro3">
          <table:table-cell office:value-type="string" calcext:value-type="string">
            <text:p><text:a xlink:href="https://giftcart.com/cdn/shop/products/cm06gbgt3682-3_700x.webp?v=1658400492" xlink:type="simple">https://giftcart.com/cdn/shop/products/cm06gbgt3682-3_700x.webp?v=1658400492</text:a></text:p>
          </table:table-cell>
          <table:table-cell office:value-type="string" calcext:value-type="string">
            <text:p>Coffee Always Ceramic Mug</text:p>
            <text:p/>
          </table:table-cell>
          <table:table-cell office:value-type="float" office:value="550" calcext:value-type="float">
            <text:p>550</text:p>
          </table:table-cell>
          <table:table-cell office:value-type="string" calcext:value-type="string">
            <text:p>Coffee Mug</text:p>
          </table:table-cell>
          <table:table-cell office:value-type="float" office:value="29" calcext:value-type="float">
            <text:p>29</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giftcart.com/cdn/shop/products/cm06gbgt3682-3_700x.webp?v=1658400492,https://giftcart.com/cdn/shop/products/cm06gbgt3682-2_700x.webp?v=1658400492,https://giftcart.com/cdn/shop/products/cm06gbgt3682-1_700x.webp?v=1658400492,https://giftcart.com/cdn/shop/products/cm06gbgt3682-4_700x.webp?v=1658400492,https://giftcart.com/cdn/shop/products/cm06gbgt3682-5_700x.webp?v=1658400492" xlink:type="simple">https://giftcart.com/cdn/shop/products/cm06gbgt3682-3_700x.webp?v=1658400492,https://giftcart.com/cdn/shop/products/cm06gbgt3682-2_700x.webp?v=1658400492,https://giftcart.com/cdn/shop/products/cm06gbgt3682-1_700x.webp?v=1658400492,https://giftcart.com/cdn/shop/products/cm06gbgt3682-4_700x.webp?v=1658400492,https://giftcart.com/cdn/shop/products/cm06gbgt3682-5_700x.webp?v=1658400492</text:a></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Material: White Ceramic | High Quality Digital Printing | Premium Quality Gloss Finished</text:p>
            <text:p>Dimension: 7 x 10 cm|Capacity: 300 ml | Package content: 1 Mug</text:p>
            <text:p>Features: Dishwasher &amp; Microwave Safe | Non Toxic | BPA Free | Environment Friendly | Reusable and Odorless| 2 Layered Thermocol Safe Packaging.</text:p>
          </table:table-cell>
          <table:table-cell table:number-columns-repeated="1014"/>
        </table:table-row>
        <table:table-row table:style-name="ro3">
          <table:table-cell office:value-type="string" calcext:value-type="string">
            <text:p><text:a xlink:href="https://giftcart.com/cdn/shop/products/cm05gbgt2654-0_700x.webp?v=1658397927" xlink:type="simple">https://giftcart.com/cdn/shop/products/cm05gbgt2654-0_700x.webp?v=1658397927</text:a></text:p>
          </table:table-cell>
          <table:table-cell office:value-type="string" calcext:value-type="string">
            <text:p>Coffee Is Always A Good Idea Coffee Mug</text:p>
            <text:p/>
          </table:table-cell>
          <table:table-cell office:value-type="float" office:value="600" calcext:value-type="float">
            <text:p>600</text:p>
          </table:table-cell>
          <table:table-cell office:value-type="string" calcext:value-type="string">
            <text:p>Coffee Mug</text:p>
          </table:table-cell>
          <table:table-cell office:value-type="float" office:value="24" calcext:value-type="float">
            <text:p>24</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giftcart.com/cdn/shop/products/cm05gbgt2654-0_700x.webp?v=1658397927,https://giftcart.com/cdn/shop/products/cm05gbgt2654-02_700x.webp?v=1658397927,https://giftcart.com/cdn/shop/products/cm05gbgt2654-03_700x.webp?v=1658397927,https://giftcart.com/cdn/shop/products/cm05gbgt2654-04_700x.webp?v=1658397927,https://giftcart.com/cdn/shop/products/cm05gbgt2654-05_700x.webp?v=1658397927" xlink:type="simple">https://giftcart.com/cdn/shop/products/cm05gbgt2654-0_700x.webp?v=1658397927,https://giftcart.com/cdn/shop/products/cm05gbgt2654-02_700x.webp?v=1658397927,https://giftcart.com/cdn/shop/products/cm05gbgt2654-03_700x.webp?v=1658397927,https://giftcart.com/cdn/shop/products/cm05gbgt2654-04_700x.webp?v=1658397927,https://giftcart.com/cdn/shop/products/cm05gbgt2654-05_700x.webp?v=1658397927</text:a></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Material: White Ceramic | High Quality Digital Printing | Premium Quality Gloss Finished</text:p>
            <text:p>Dimension: 7 x 10 cm|Capacity: 300 ml | Package content: 1 Mug</text:p>
            <text:p>Features: Dishwasher &amp; Microwave Safe | Non Toxic | BPA Free | Environment Friendly | Reusable and Odorless| 2 Layered Thermocol Safe Packaging.</text:p>
          </table:table-cell>
          <table:table-cell table:number-columns-repeated="1014"/>
        </table:table-row>
        <table:table-row table:style-name="ro3">
          <table:table-cell office:value-type="string" calcext:value-type="string">
            <text:p><text:a xlink:href="https://giftcart.com/cdn/shop/products/cm06gbgt3664-4_700x.webp?v=1679484461" xlink:type="simple">https://giftcart.com/cdn/shop/products/cm06gbgt3664-4_700x.webp?v=1679484461</text:a></text:p>
          </table:table-cell>
          <table:table-cell office:value-type="string" calcext:value-type="string">
            <text:p>Coffee Is Coming Ceramic Mug</text:p>
            <text:p/>
          </table:table-cell>
          <table:table-cell office:value-type="float" office:value="450" calcext:value-type="float">
            <text:p>450</text:p>
          </table:table-cell>
          <table:table-cell office:value-type="string" calcext:value-type="string">
            <text:p>Coffee Mug</text:p>
          </table:table-cell>
          <table:table-cell office:value-type="float" office:value="10" calcext:value-type="float">
            <text:p>10</text:p>
          </table:table-cell>
          <table:table-cell office:value-type="float" office:value="4.2" calcext:value-type="float">
            <text:p>4.2</text:p>
          </table:table-cell>
          <table:table-cell office:value-type="float" office:value="70" calcext:value-type="float">
            <text:p>70</text:p>
          </table:table-cell>
          <table:table-cell office:value-type="string" calcext:value-type="string">
            <text:p><text:a xlink:href="https://giftcart.com/cdn/shop/products/cm06gbgt3664-4_700x.webp?v=1679484461,https://giftcart.com/cdn/shop/products/cm06gbgt3664-2_700x.webp?v=1679484461,https://giftcart.com/cdn/shop/products/cm06gbgt3664-3_700x.webp?v=1679484461,https://giftcart.com/cdn/shop/products/cm06gbgt3664-1_700x.webp?v=1679484459,https" xlink:type="simple">https://giftcart.com/cdn/shop/products/cm06gbgt3664-4_700x.webp?v=1679484461,https://giftcart.com/cdn/shop/products/cm06gbgt3664-2_700x.webp?v=1679484461,https://giftcart.com/cdn/shop/products/cm06gbgt3664-3_700x.webp?v=1679484461,https://giftcart.com/cdn/shop/products/cm06gbgt3664-1_700x.webp?v=1679484459,https</text:a>://giftcart.com/cdn/shop/products/cm06gbgt3664-5_700x.webp?v=1658400290</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Material: White Ceramic | High Quality Digital Printing | Premium Quality Gloss Finished</text:p>
            <text:p>Dimension: 7 x 10 cm|Capacity: 300 ml | Package content: 1 Mug</text:p>
            <text:p>Features: Dishwasher &amp; Microwave Safe | Non Toxic | BPA Free | Environment Friendly | Reusable and Odorless| 2 Layered Thermocol Safe Packaging.</text:p>
          </table:table-cell>
          <table:table-cell table:number-columns-repeated="1014"/>
        </table:table-row>
        <table:table-row table:style-name="ro3">
          <table:table-cell office:value-type="string" calcext:value-type="string">
            <text:p><text:a xlink:href="https://giftcart.com/cdn/shop/products/cm05gbgt2678-0_700x.webp?v=1658398149" xlink:type="simple">https://giftcart.com/cdn/shop/products/cm05gbgt2678-0_700x.webp?v=1658398149</text:a></text:p>
          </table:table-cell>
          <table:table-cell office:value-type="string" calcext:value-type="string">
            <text:p>But First Coffee Coffee Mug</text:p>
            <text:p/>
          </table:table-cell>
          <table:table-cell office:value-type="float" office:value="599" calcext:value-type="float">
            <text:p>599</text:p>
          </table:table-cell>
          <table:table-cell office:value-type="string" calcext:value-type="string">
            <text:p>Coffee Mug</text:p>
          </table:table-cell>
          <table:table-cell office:value-type="float" office:value="40" calcext:value-type="float">
            <text:p>4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giftcart.com/cdn/shop/products/cm05gbgt2678-0_700x.webp?v=1658398149,https://giftcart.com/cdn/shop/products/cm05gbgt2678-02_700x.webp?v=1658398149,https://giftcart.com/cdn/shop/products/cm05gbgt2678-03_700x.webp?v=1658398149,https://giftcart.com/cdn/shop/products/cm05gbgt2678-04_700x.webp?v=1658398149,https://giftcart.com/cdn/shop/products/cm05gbgt2678-05_700x.webp?v=1658398149" xlink:type="simple">https://giftcart.com/cdn/shop/products/cm05gbgt2678-0_700x.webp?v=1658398149,https://giftcart.com/cdn/shop/products/cm05gbgt2678-02_700x.webp?v=1658398149,https://giftcart.com/cdn/shop/products/cm05gbgt2678-03_700x.webp?v=1658398149,https://giftcart.com/cdn/shop/products/cm05gbgt2678-04_700x.webp?v=1658398149,https://giftcart.com/cdn/shop/products/cm05gbgt2678-05_700x.webp?v=1658398149</text:a></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Material: White Ceramic | High Quality Digital Printing | Premium Quality Gloss Finished</text:p>
            <text:p>Dimension: 7 x 10 cm|Capacity: 300 ml | Package content: 1 Mug</text:p>
            <text:p>Features: Dishwasher &amp; Microwave Safe | Non Toxic | BPA Free | Environment Friendly | Reusable and Odorless| 2 Layered Thermocol Safe Packaging.</text:p>
          </table:table-cell>
          <table:table-cell table:number-columns-repeated="1014"/>
        </table:table-row>
        <table:table-row table:style-name="ro2">
          <table:table-cell office:value-type="string" calcext:value-type="string">
            <text:p><text:a xlink:href="https://giftcart.com/cdn/shop/files/CM08GBGT53341-1_800x.jpg?v=1712309890" xlink:type="simple">https://giftcart.com/cdn/shop/files/CM08GBGT53341-1_800x.jpg?v=1712309890</text:a></text:p>
          </table:table-cell>
          <table:table-cell office:value-type="string" calcext:value-type="string">
            <text:p>Serenity Coffee Mug</text:p>
            <text:p/>
          </table:table-cell>
          <table:table-cell office:value-type="float" office:value="450" calcext:value-type="float">
            <text:p>450</text:p>
          </table:table-cell>
          <table:table-cell office:value-type="string" calcext:value-type="string">
            <text:p>Coffee Mug</text:p>
          </table:table-cell>
          <table:table-cell office:value-type="float" office:value="15" calcext:value-type="float">
            <text:p>15</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a xlink:href="https://giftcart.com/cdn/shop/files/CM08GBGT53341-1_800x.jpg?v=1712309890,https://giftcart.com/cdn/shop/files/CM08GBGT53341-2_800x.jpg?v=1712309889,https://giftcart.com/cdn/shop/files/CM08GBGT53341-3_800x.jpg?v=1712309889,https://giftcart.com/cdn/shop/files/CM08GBGT53341-4_800x.jpg?v=1712309889" xlink:type="simple">https://giftcart.com/cdn/shop/files/CM08GBGT53341-1_800x.jpg?v=1712309890,https://giftcart.com/cdn/shop/files/CM08GBGT53341-2_800x.jpg?v=1712309889,https://giftcart.com/cdn/shop/files/CM08GBGT53341-3_800x.jpg?v=1712309889,https://giftcart.com/cdn/shop/files/CM08GBGT53341-4_800x.jpg?v=1712309889</text:a>,<text:a xlink:href="https://giftcart.com/cdn/shop/files/CM08GBGT53341-5_800x.jpg?v=1712309890" xlink:type="simple">https://giftcart.com/cdn/shop/files/CM08GBGT53341-5_800x.jpg?v=1712309890</text:a></text:p>
          </table:table-cell>
          <table:table-cell office:value-type="string" calcext:value-type="string">
            <text:p>Gucci</text:p>
          </table:table-cell>
          <table:table-cell office:value-type="string" calcext:value-type="string">
            <text:p>Utility : Happy mother's day, happy mothers day thought, mothers day message for mom, birthday gifts for mother, gifts for mother in law, mother's day gifts from daughter, unique mother's day gifts, mother's day gifts, ideal mother's day gifts, gift suggestions for mother's day, custom coffee mugs, Mugs for mom /mother, top 10 gifts for mom, best gift for mom, thank you mom gifts</text:p>
          </table:table-cell>
          <table:table-cell table:number-columns-repeated="1014"/>
        </table:table-row>
        <table:table-row table:style-name="ro4">
          <table:table-cell office:value-type="string" calcext:value-type="string">
            <text:p><text:a xlink:href="https://giftcart.com/cdn/shop/products/CM08GBGT52105_1_800x.jpg?v=1681364060" xlink:type="simple">https://giftcart.com/cdn/shop/products/CM08GBGT52105_1_800x.jpg?v=1681364060</text:a></text:p>
          </table:table-cell>
          <table:table-cell office:value-type="string" calcext:value-type="string">
            <text:p>Mug of PositiviTEA Coffee Mug</text:p>
            <text:p/>
          </table:table-cell>
          <table:table-cell office:value-type="float" office:value="500" calcext:value-type="float">
            <text:p>500</text:p>
          </table:table-cell>
          <table:table-cell office:value-type="string" calcext:value-type="string">
            <text:p>Coffee Mug</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giftcart.com/cdn/shop/products/CM08GBGT52105_1_800x.jpg?v=1681364060,https://giftcart.com/cdn/shop/products/CM08GBGT52105_2_800x.jpg?v=1681364061,https://giftcart.com/cdn/shop/products/CM08GBGT52105_3_800x.jpg?v=1681364060,https://giftcart.com/cdn/shop/products/CM08GBGT52105_4_800x.jpg?v=1681364060,https://giftcart.com/cdn/shop/products/CM08GBGT52105_5_800x.jpg?v=1681364061" xlink:type="simple">https://giftcart.com/cdn/shop/products/CM08GBGT52105_1_800x.jpg?v=1681364060,https://giftcart.com/cdn/shop/products/CM08GBGT52105_2_800x.jpg?v=1681364061,https://giftcart.com/cdn/shop/products/CM08GBGT52105_3_800x.jpg?v=1681364060,https://giftcart.com/cdn/shop/products/CM08GBGT52105_4_800x.jpg?v=1681364060,https://giftcart.com/cdn/shop/products/CM08GBGT52105_5_800x.jpg?v=1681364061</text:a></text:p>
          </table:table-cell>
          <table:table-cell office:value-type="string" calcext:value-type="string">
            <text:p>Gucci</text:p>
          </table:table-cell>
          <table:table-cell office:value-type="string" calcext:value-type="string">
            <text:p>A perfect gift for friends to make them feel special. This mug is bound to raise a smile. It is a great addition to the kitchen or office.</text:p>
            <text:p>High Quality Digital Printing | Premium Quality Gloss Finished</text:p>
            <text:p>Features: Dishwasher &amp; Microwave Safe | Non Toxic | BPA Free | Environment Friendly | Reusable and Odorless| 2 Layered Thermocol Safe Packaging.</text:p>
          </table:table-cell>
          <table:table-cell table:number-columns-repeated="1014"/>
        </table:table-row>
        <table:table-row table:style-name="ro4">
          <table:table-cell office:value-type="string" calcext:value-type="string">
            <text:p>https://m.media-amazon.com/images/I/51E41jiRUpL._SX679_.jpg</text:p>
          </table:table-cell>
          <table:table-cell office:value-type="string" calcext:value-type="string">
            <text:p>The Earth Store Black Copper Pipe Ceramic Mugs to Gift to Best Friend, Tea Mugs, Microwave Safe Coffee Mugs</text:p>
          </table:table-cell>
          <table:table-cell office:value-type="float" office:value="650" calcext:value-type="float">
            <text:p>650</text:p>
          </table:table-cell>
          <table:table-cell office:value-type="string" calcext:value-type="string">
            <text:p>Coffee Mug</text:p>
          </table:table-cell>
          <table:table-cell office:value-type="float" office:value="10" calcext:value-type="float">
            <text:p>10</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51E41jiRUpL._SX679_.jpg,https://m.media-amazon.com/images/I/715MspfA2dL._SX679_.jpg,https://m.media-amazon.com/images/I/618+GJjftAL._SX679_.jpg,https://m.media-amazon.com/images/I/61-+fxscgKL._SX679_.jpg,https://m.media-amazon.com/images/I/715y-TbyX7L._SX679_.jpg,https://m.media-amazon.com/images/I/51XRZr79fDL._SX679_.jpg" xlink:type="simple">https://m.media-amazon.com/images/I/51E41jiRUpL._SX679_.jpg,https://m.media-amazon.com/images/I/715MspfA2dL._SX679_.jpg,https://m.media-amazon.com/images/I/618+GJjftAL._SX679_.jpg,https://m.media-amazon.com/images/I/61-+fxscgKL._SX679_.jpg,https://m.media-amazon.com/images/I/715y-TbyX7L._SX679_.jpg,https://m.media-amazon.com/images/I/51XRZr79fDL._SX679_.jpg</text:a></text:p>
          </table:table-cell>
          <table:table-cell office:value-type="string" calcext:value-type="string">
            <text:p>Gucci</text:p>
          </table:table-cell>
          <table:table-cell office:value-type="string" calcext:value-type="string">
            <text:p><text:span text:style-name="T1">A perfect gift for friends to make them feel special. This mug is bound to raise a smile. It is a great addition to the kitchen or office.</text:span></text:p>
            <text:p><text:span text:style-name="T1">High Quality Digital Printing | Premium Quality Gloss Finished</text:span></text:p>
            <text:p><text:span text:style-name="T1">Features: Dishwasher &amp; Microwave Safe | Non Toxic | BPA Free | Environment Friendly | Reusable and Odorless| 2 Layered Thermocol Safe Packaging.</text:span></text:p>
          </table:table-cell>
          <table:table-cell table:number-columns-repeated="1014"/>
        </table:table-row>
        <table:table-row table:style-name="ro8">
          <table:table-cell office:value-type="string" calcext:value-type="string">
            <text:p><text:a xlink:href="https://m.media-amazon.com/images/I/51dMIYMhR3L._SX679_.jpg" xlink:type="simple">https://m.media-amazon.com/images/I/51dMIYMhR3L._SX679_.jpg</text:a></text:p>
          </table:table-cell>
          <table:table-cell office:value-type="string" calcext:value-type="string">
            <text:p>Potency Cute Panda Mug Gifts Kawaii Cup Panda Coffee Mugs with Lid &amp; Spoon Panda Print Stuff Kitchen Decor 400ml Ceramic Tea Coffee Mugs</text:p>
          </table:table-cell>
          <table:table-cell office:value-type="float" office:value="700" calcext:value-type="float">
            <text:p>700</text:p>
          </table:table-cell>
          <table:table-cell office:value-type="string" calcext:value-type="string">
            <text:p>Coffee Mug</text:p>
          </table:table-cell>
          <table:table-cell office:value-type="float" office:value="15" calcext:value-type="float">
            <text:p>15</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text:a xlink:href="https://m.media-amazon.com/images/I/51dMIYMhR3L._SX679_.jpg,https://m.media-amazon.com/images/I/61Kptc3N9aL._SX679_.jpg,https://m.media-amazon.com/images/I/61O7YxsG4lL._SX679_.jpg,https://m.media-amazon.com/images/I/71BJNkdZUuL._SX679_.jpg,https://m.media-amazon.com/images/I/61b5C1h55DL._SX679_.jpg" xlink:type="simple">https://m.media-amazon.com/images/I/51dMIYMhR3L._SX679_.jpg,https://m.media-amazon.com/images/I/61Kptc3N9aL._SX679_.jpg,https://m.media-amazon.com/images/I/61O7YxsG4lL._SX679_.jpg,https://m.media-amazon.com/images/I/71BJNkdZUuL._SX679_.jpg,https://m.media-amazon.com/images/I/61b5C1h55DL._SX679_.jpg</text:a></text:p>
          </table:table-cell>
          <table:table-cell office:value-type="string" calcext:value-type="string">
            <text:p>Gucci</text:p>
          </table:table-cell>
          <table:table-cell office:value-type="string" calcext:value-type="string">
            <text:p>🌸 𝐇𝐈𝐆𝐇 𝐐𝐔𝐀𝐋𝐈𝐓𝐘 𝐂𝐎𝐅𝐅𝐄𝐄 𝐌𝐔𝐆 - This cute Panda cup is fired at high temperature in ceramic, with smooth glaze, delicate and moisturizing.</text:p>
            <text:p>🌸 𝐔𝐍𝐈𝐐𝐔𝐄 𝐂𝐄𝐑𝐀𝐌𝐈𝐂 𝐌𝐔𝐆𝐒 - This cute Panda coffee mug has a large caliber cup, comfortable drinking experience, easy to clean; semi-circular handle, ergonomic design, comfortable to hold, not hot, easy to drink.</text:p>
            <text:p>🌸 𝐈𝐍𝐅𝐎𝐑𝐌𝐀𝐓𝐈𝐎𝐍 𝐎𝐅 𝐏𝐀𝐍𝐃𝐀'𝐒 𝐌𝐔𝐆 - The Panda ceramic cup with a ceramic lid has a variety of styles to choose from，which is simple without losing individuality; the clear cartoon Panda pattern is adorable and you can enjoy the comfort in slow time.</text:p>
          </table:table-cell>
          <table:table-cell table:number-columns-repeated="1014"/>
        </table:table-row>
        <table:table-row table:style-name="ro3">
          <table:table-cell office:value-type="string" calcext:value-type="string">
            <text:p>https://m.media-amazon.com/images/I/51wNPbjAe2L._SX679_.jpg</text:p>
          </table:table-cell>
          <table:table-cell office:value-type="string" calcext:value-type="string">
            <text:p>The Earth Store Cuddle Series Violin Printed Cute Coffee Mug for Loved Ones, Couple 350 ML Ceramic Coffee Mug Gift for Friendhship Day, Valentines Day,Birthday</text:p>
          </table:table-cell>
          <table:table-cell office:value-type="float" office:value="750" calcext:value-type="float">
            <text:p>750</text:p>
          </table:table-cell>
          <table:table-cell office:value-type="string" calcext:value-type="string">
            <text:p>Coffee Mug</text:p>
          </table:table-cell>
          <table:table-cell office:value-type="float" office:value="30" calcext:value-type="float">
            <text:p>30</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text:a xlink:href="https://m.media-amazon.com/images/I/51wNPbjAe2L._SX679_.jpg,https://m.media-amazon.com/images/I/51lg8qV2f2L._SX679_.jpg,https://m.media-amazon.com/images/I/51gDi+mEKiL._SX679_.jpg,https://m.media-amazon.com/images/I/61ug7NgYWuL._SX679_.jpg" xlink:type="simple">https://m.media-amazon.com/images/I/51wNPbjAe2L._SX679_.jpg,https://m.media-amazon.com/images/I/51lg8qV2f2L._SX679_.jpg,https://m.media-amazon.com/images/I/51gDi+mEKiL._SX679_.jpg,https://m.media-amazon.com/images/I/61ug7NgYWuL._SX679_.jpg</text:a></text:p>
          </table:table-cell>
          <table:table-cell office:value-type="string" calcext:value-type="string">
            <text:p>Gucci</text:p>
          </table:table-cell>
          <table:table-cell office:value-type="string" calcext:value-type="string">
            <text:p>Package Contents: 1 Piece of Milk / Cute Coffee mug</text:p>
            <text:p>These cute coffee mugs for loved ones are hand crafted from good grade ceramic material.</text:p>
            <text:p>The mug has a sturdy handle that is easy to grip, and its rim is contoured to help prevent drips and dribbles. You can enjoy a cup of coffee or tea when you wake up in the morning or take a break from work.</text:p>
            <text:p>These showing love milk mugs are best for serving tea, coffee, milk, hot chocolate, green tea, black tea, black coffee, Kawa, Milkshake, Chocolate milk, Lassi, and other hot beverages.</text:p>
          </table:table-cell>
          <table:table-cell table:number-columns-repeated="1014"/>
        </table:table-row>
        <table:table-row table:style-name="ro5">
          <table:table-cell office:value-type="string" calcext:value-type="string">
            <text:p>https://m.media-amazon.com/images/I/81qP2HJbLXL._SX679_.jpg</text:p>
          </table:table-cell>
          <table:table-cell office:value-type="string" calcext:value-type="string">
            <text:p>Chhaap You Are The Best Bua In The World Love You Printed Microwave Safe White Ceramic Coffee Tea Milk Mug (350 ml)</text:p>
          </table:table-cell>
          <table:table-cell office:value-type="float" office:value="450" calcext:value-type="float">
            <text:p>450</text:p>
          </table:table-cell>
          <table:table-cell office:value-type="string" calcext:value-type="string">
            <text:p>Coffee Mug</text:p>
          </table:table-cell>
          <table:table-cell office:value-type="float" office:value="25" calcext:value-type="float">
            <text:p>25</text:p>
          </table:table-cell>
          <table:table-cell office:value-type="float" office:value="4.3" calcext:value-type="float">
            <text:p>4.3</text:p>
          </table:table-cell>
          <table:table-cell office:value-type="float" office:value="45" calcext:value-type="float">
            <text:p>45</text:p>
          </table:table-cell>
          <table:table-cell office:value-type="string" calcext:value-type="string">
            <text:p><text:a xlink:href="https://m.media-amazon.com/images/I/81qP2HJbLXL._SX679_.jpg,https://m.media-amazon.com/images/I/71nTuFXSFeL._SX679_.jpg,https://m.media-amazon.com/images/I/81b8uwQokML._SX679_.jpg" xlink:type="simple">https://m.media-amazon.com/images/I/81qP2HJbLXL._SX679_.jpg,https://m.media-amazon.com/images/I/71nTuFXSFeL._SX679_.jpg,https://m.media-amazon.com/images/I/81b8uwQokML._SX679_.jpg</text:a></text:p>
          </table:table-cell>
          <table:table-cell office:value-type="string" calcext:value-type="string">
            <text:p>Gucci</text:p>
          </table:table-cell>
          <table:table-cell office:value-type="string" calcext:value-type="string">
            <text:p>CAREFULLY GIFT PACKAGED: Each mug is carefully packaged in a durable white gift box. They are guaranteed to arrive safely, and ready for gifting.</text:p>
            <text:p>Material: Made of high quality ceramic, ceramic cup is safer than plastic tumbler, and it’s environmentally friendly, durable and reusable.</text:p>
            <text:p>Dishwasher safe- if you choose to hand wash, use a soft brush and dish soap, avoiding metal and abrasive sponges.</text:p>
            <text:p>Perfect for coffee, tea, milk etc. This coffee mug can be used for home and office.</text:p>
            <text:p>Note- Each Coffee Mug is carefully packaged in a durable white gift box.</text:p>
          </table:table-cell>
          <table:table-cell table:number-columns-repeated="1014"/>
        </table:table-row>
        <table:table-row table:style-name="ro5">
          <table:table-cell office:value-type="string" calcext:value-type="string">
            <text:p><text:a xlink:href="https://m.media-amazon.com/images/I/71I-QbivFYL._SX679_.jpg" xlink:type="simple">https://m.media-amazon.com/images/I/71I-QbivFYL._SX679_.jpg</text:a></text:p>
          </table:table-cell>
          <table:table-cell office:value-type="string" calcext:value-type="string">
            <text:p>exciting Lives - Think Out of The Box Coffee Mug - Gift for Friends, Colleagues, Kids - Microwave Safe, 330ml</text:p>
          </table:table-cell>
          <table:table-cell office:value-type="float" office:value="350" calcext:value-type="float">
            <text:p>350</text:p>
          </table:table-cell>
          <table:table-cell office:value-type="string" calcext:value-type="string">
            <text:p>Coffee Mug</text:p>
          </table:table-cell>
          <table:table-cell office:value-type="float" office:value="20" calcext:value-type="float">
            <text:p>20</text:p>
          </table:table-cell>
          <table:table-cell office:value-type="float" office:value="4" calcext:value-type="float">
            <text:p>4</text:p>
          </table:table-cell>
          <table:table-cell office:value-type="float" office:value="30" calcext:value-type="float">
            <text:p>30</text:p>
          </table:table-cell>
          <table:table-cell office:value-type="string" calcext:value-type="string">
            <text:p><text:a xlink:href="https://m.media-amazon.com/images/I/71I-QbivFYL._SX679_.jpg,https://m.media-amazon.com/images/I/5138MU6bBRL.jpg,https://m.media-amazon.com/images/I/61MrytOM8BL._SX679_.jpg,https://m.media-amazon.com/images/I/61imH7W13CL._SX679_.jpg" xlink:type="simple">https://m.media-amazon.com/images/I/71I-QbivFYL._SX679_.jpg,https://m.media-amazon.com/images/I/5138MU6bBRL.jpg,https://m.media-amazon.com/images/I/61MrytOM8BL._SX679_.jpg,https://m.media-amazon.com/images/I/61imH7W13CL._SX679_.jpg</text:a></text:p>
          </table:table-cell>
          <table:table-cell office:value-type="string" calcext:value-type="string">
            <text:p>Gucci</text:p>
          </table:table-cell>
          <table:table-cell office:value-type="string" calcext:value-type="string">
            <text:p>High quality motivational mug for creative thinking</text:p>
            <text:p>Size: 330 ml</text:p>
            <text:p>Material: Ceramic</text:p>
            <text:p>Colors may vary slightly from that shown</text:p>
            <text:p>Contact us for bulk orders or customization with company logos</text:p>
          </table:table-cell>
          <table:table-cell table:number-columns-repeated="1014"/>
        </table:table-row>
        <table:table-row table:style-name="ro3">
          <table:table-cell office:value-type="string" calcext:value-type="string">
            <text:p>https://m.media-amazon.com/images/I/51rWHKk-iXL._SX300_SY300_QL70_FMwebp_.jpg</text:p>
          </table:table-cell>
          <table:table-cell office:value-type="string" calcext:value-type="string">
            <text:p>DAYS The Morning Mindset Motivational Mug Ceramic 350ml Motivational Quote Coffee Mug and Tea Cup for Gift to Friend Brother Sister and Sister in Law Best Gift for Christmas</text:p>
          </table:table-cell>
          <table:table-cell office:value-type="float" office:value="200" calcext:value-type="float">
            <text:p>200</text:p>
          </table:table-cell>
          <table:table-cell office:value-type="string" calcext:value-type="string">
            <text:p>Coffee Mug</text:p>
          </table:table-cell>
          <table:table-cell office:value-type="float" office:value="10" calcext:value-type="float">
            <text:p>10</text:p>
          </table:table-cell>
          <table:table-cell office:value-type="float" office:value="4.1" calcext:value-type="float">
            <text:p>4.1</text:p>
          </table:table-cell>
          <table:table-cell office:value-type="float" office:value="52" calcext:value-type="float">
            <text:p>52</text:p>
          </table:table-cell>
          <table:table-cell office:value-type="string" calcext:value-type="string">
            <text:p><text:a xlink:href="https://m.media-amazon.com/images/I/51rWHKk-iXL._SX300_SY300_QL70_Fmwebp_.jpg,https://m.media-amazon.com/images/I/61Iyt2jOBTL._SX679_.jpg,https://m.media-amazon.com/images/I/61LGfkHkNGL._SX679_.jpg,https://m.media-amazon.com/images/I/61iEN2Y+ZyL._SX679_.jpg" xlink:type="simple">https://m.media-amazon.com/images/I/51rWHKk-iXL._SX300_SY300_QL70_Fmwebp_.jpg,https://m.media-amazon.com/images/I/61Iyt2jOBTL._SX679_.jpg,https://m.media-amazon.com/images/I/61LGfkHkNGL._SX679_.jpg,https://m.media-amazon.com/images/I/61iEN2Y+ZyL._SX679_.jpg</text:a></text:p>
          </table:table-cell>
          <table:table-cell office:value-type="string" calcext:value-type="string">
            <text:p>Gucci</text:p>
          </table:table-cell>
          <table:table-cell office:value-type="string" calcext:value-type="string">
            <text:p>A positive and motivational mug that will you have a wonderful day! Words are so powerful and magical they can turn negative energy into positive energy! This mug will help you start your day with positive thoughts and great vibes. Perfect gift for a friend or family member</text:p>
            <text:p>Dishwasher and microwave safe</text:p>
            <text:p>This sturdy mug is ceramic, holding 11 ounces of your favorite beverage</text:p>
            <text:p>Mindfulness Mug, Inspiration Mug, Positive Mug, Motivational Mug, Law Of Attraction, Anxiety, Manifest, Mindset, Mental Health, Self Lovemotivational quotes mug for men motivational quotes mug Mindset Mug, Motivational Mug,Mug for Boys/Girls Ceramic 350ml Motivational Quote Printed Coffee Mug and Tea Cup for Gift to Friend, Brother, Sister and Lover Motivational Gift ceramic coffee mug</text:p>
          </table:table-cell>
          <table:table-cell table:number-columns-repeated="1014"/>
        </table:table-row>
        <table:table-row table:style-name="ro3">
          <table:table-cell office:value-type="string" calcext:value-type="string">
            <text:p><text:a xlink:href="https://m.media-amazon.com/images/I/51ZrQEFgoIL._SX300_SY300_QL70_FMwebp_.jpg" xlink:type="simple">https://m.media-amazon.com/images/I/51ZrQEFgoIL._SX300_SY300_QL70_FMwebp_.jpg</text:a></text:p>
          </table:table-cell>
          <table:table-cell office:value-type="string" calcext:value-type="string">
            <text:p>Jhingalala Gift for Friends | Tere Jaisa Yaar Kahan Printed Ceramic Coffee Mug 325ml with Greeting Card</text:p>
          </table:table-cell>
          <table:table-cell office:value-type="float" office:value="600" calcext:value-type="float">
            <text:p>600</text:p>
          </table:table-cell>
          <table:table-cell office:value-type="string" calcext:value-type="string">
            <text:p>Coffee Mug</text:p>
          </table:table-cell>
          <table:table-cell office:value-type="float" office:value="15" calcext:value-type="float">
            <text:p>15</text:p>
          </table:table-cell>
          <table:table-cell office:value-type="float" office:value="3.9" calcext:value-type="float">
            <text:p>3.9</text:p>
          </table:table-cell>
          <table:table-cell office:value-type="float" office:value="45" calcext:value-type="float">
            <text:p>45</text:p>
          </table:table-cell>
          <table:table-cell office:value-type="string" calcext:value-type="string">
            <text:p><text:a xlink:href="https://m.media-amazon.com/images/I/51ZrQEFgoIL._SX300_SY300_QL70_Fmwebp_.jpg,https://m.media-amazon.com/images/I/61D8hmAIpvS._SX679_.jpg,https://m.media-amazon.com/images/I/41kVDwALSmS.jpg,https://m.media-amazon.com/images/I/411ycuD6GrS.jpg,https://m.media-amazon.com/images/I/41I41q1KvfS.jpg" xlink:type="simple">https://m.media-amazon.com/images/I/51ZrQEFgoIL._SX300_SY300_QL70_Fmwebp_.jpg,https://m.media-amazon.com/images/I/61D8hmAIpvS._SX679_.jpg,https://m.media-amazon.com/images/I/41kVDwALSmS.jpg,https://m.media-amazon.com/images/I/411ycuD6GrS.jpg,https://m.media-amazon.com/images/I/41I41q1KvfS.jpg</text:a></text:p>
          </table:table-cell>
          <table:table-cell office:value-type="string" calcext:value-type="string">
            <text:p>Gucci</text:p>
          </table:table-cell>
          <table:table-cell office:value-type="string" calcext:value-type="string">
            <text:p>JHINGALALA Mugs made from Premium Quality Ceramic which is Highly Durable and has a Capacity of 325ML liquid. It comes with “C” Type Handle which helps you get a Good Grip.</text:p>
            <text:p>Print Quality is very great on our Mugs. We ensure that Design will be printed to the highest quality and you get a Top Quality Printed Mug. Its gives you Smooth Glossy Finish after many Washes.</text:p>
            <text:p>Our All Mugs is Microwave, Oven, Refrigerator, Freezer and Dishwasher Safe So you can use these mugs with any Hot and Cold Beverage without any quality loss.</text:p>
            <text:p>Best Option : For flavour, ceramic is the best choice. It neither absorbs nor imparts flavours, leaving coffee / tea to taste just as it should , non-toxic, bpa free &amp; environment friendly features makes it a healthier option.</text:p>
          </table:table-cell>
          <table:table-cell table:number-columns-repeated="1014"/>
        </table:table-row>
        <table:table-row table:style-name="ro7">
          <table:table-cell office:value-type="string" calcext:value-type="string">
            <text:p>https://m.media-amazon.com/images/I/51d1un80ATS._SX300_SY300_QL70_FMwebp_.jpg</text:p>
          </table:table-cell>
          <table:table-cell office:value-type="string" calcext:value-type="string">
            <text:p>The Gift Maker The Great Indian Mother Mug | Mother Day, Maa, Birthday, 330 ml,11 oz, Mother's Day Gift Set for Mother/Mummy/Mom | Mother Day Printed Mug | Gift for Mummy | Coffee Mug for Mother's Day</text:p>
          </table:table-cell>
          <table:table-cell office:value-type="float" office:value="450" calcext:value-type="float">
            <text:p>450</text:p>
          </table:table-cell>
          <table:table-cell office:value-type="string" calcext:value-type="string">
            <text:p>Coffee Mug</text:p>
          </table:table-cell>
          <table:table-cell office:value-type="float" office:value="30" calcext:value-type="float">
            <text:p>30</text:p>
          </table:table-cell>
          <table:table-cell office:value-type="float" office:value="4.2" calcext:value-type="float">
            <text:p>4.2</text:p>
          </table:table-cell>
          <table:table-cell office:value-type="float" office:value="62" calcext:value-type="float">
            <text:p>62</text:p>
          </table:table-cell>
          <table:table-cell office:value-type="string" calcext:value-type="string">
            <text:p><text:a xlink:href="https://m.media-amazon.com/images/I/51d1un80ATS._SX300_SY300_QL70_Fmwebp_.jpg,https://m.media-amazon.com/images/I/61t1vX+l8xS._SX679_.jpg,https://m.media-amazon.com/images/I/61frvOtHNUS._SX679_.jpg,https://m.media-amazon.com/images/I/61Dwa2oMBkS._SX679_.jpg" xlink:type="simple">https://m.media-amazon.com/images/I/51d1un80ATS._SX300_SY300_QL70_Fmwebp_.jpg,https://m.media-amazon.com/images/I/61t1vX+l8xS._SX679_.jpg,https://m.media-amazon.com/images/I/61frvOtHNUS._SX679_.jpg,https://m.media-amazon.com/images/I/61Dwa2oMBkS._SX679_.jpg</text:a></text:p>
          </table:table-cell>
          <table:table-cell office:value-type="string" calcext:value-type="string">
            <text:p>Gucci</text:p>
          </table:table-cell>
          <table:table-cell office:value-type="string" calcext:value-type="string">
            <text:p>It is Pre-Designed and made with Lots of Love to bring a smile on our Mothers Face!</text:p>
            <text:p>Material: High grade Ceramic</text:p>
            <text:p>Size: 330 ml | 10 cm x 8 cm</text:p>
            <text:p>We pack it in a thermacol &amp; Cardboard box</text:p>
            <text:p>Please do not hard scrub the print. Wash with hands.</text:p>
            <text:p>This is Mother, Mom, Aayi, Aai, Ajoba, Ammi specific product. The children who are not with thier moms anymore can also use them - just to laugh about how thier mothers would react to certain situations in everyday life!</text:p>
          </table:table-cell>
          <table:table-cell table:number-columns-repeated="1014"/>
        </table:table-row>
        <table:table-row table:style-name="ro3">
          <table:table-cell office:value-type="string" calcext:value-type="string">
            <text:p><text:a xlink:href="https://m.media-amazon.com/images/I/4177fqGhQoL._SX300_SY300_QL70_FMwebp_.jpg" xlink:type="simple">https://m.media-amazon.com/images/I/4177fqGhQoL._SX300_SY300_QL70_FMwebp_.jpg</text:a></text:p>
          </table:table-cell>
          <table:table-cell office:value-type="string" calcext:value-type="string">
            <text:p>Clay Craft CC MM1 Swiss REZ37 Microwave Safe Coffee Mug for Gift to Couples Wife Husband Boyfriend Girfriend Brother 350 ml, Cute Bear</text:p>
          </table:table-cell>
          <table:table-cell office:value-type="float" office:value="650" calcext:value-type="float">
            <text:p>650</text:p>
          </table:table-cell>
          <table:table-cell office:value-type="string" calcext:value-type="string">
            <text:p>Coffee Mug</text:p>
          </table:table-cell>
          <table:table-cell office:value-type="float" office:value="25" calcext:value-type="float">
            <text:p>25</text:p>
          </table:table-cell>
          <table:table-cell office:value-type="float" office:value="4.1" calcext:value-type="float">
            <text:p>4.1</text:p>
          </table:table-cell>
          <table:table-cell office:value-type="float" office:value="50" calcext:value-type="float">
            <text:p>50</text:p>
          </table:table-cell>
          <table:table-cell office:value-type="string" calcext:value-type="string">
            <text:p><text:a xlink:href="https://m.media-amazon.com/images/I/4177fqGhQoL._SX300_SY300_QL70_FMwebp_.jpg" xlink:type="simple">https://m.media-amazon.com/images/I/4177fqGhQoL._SX300_SY300_QL70_FMwebp_.jpg</text:a>,<text:a xlink:href="https://m.media-amazon.com/images/I/41KSA9b4rTL._SX679_.jpg,https://m.media-amazon.com/images/I/516xiWRhqQL._SX679_.jpg" xlink:type="simple">https://m.media-amazon.com/images/I/41KSA9b4rTL._SX679_.jpg,https://m.media-amazon.com/images/I/516xiWRhqQL._SX679_.jpg</text:a></text:p>
          </table:table-cell>
          <table:table-cell office:value-type="string" calcext:value-type="string">
            <text:p>Gucci</text:p>
          </table:table-cell>
          <table:table-cell office:value-type="string" calcext:value-type="string">
            <text:p>Premium Quality: Crafted from high-quality ceramic, these mugs are durable and dishwasher-safe for long-lasting use.</text:p>
            <text:p>Eye-Catching Designs: Our coffee mugs feature stunning, unique designs that add a touch of style to your morning routine.</text:p>
            <text:p>Perfect Gift: Make someone's day with a thoughtful and personalized gift – ideal for birthdays, holidays, or special occasions.</text:p>
            <text:p>Microwave Safe: These mugs are microwave-friendly, allowing you to reheat your favorite beverages conveniently.</text:p>
          </table:table-cell>
          <table:table-cell table:number-columns-repeated="1014"/>
        </table:table-row>
        <table:table-row table:style-name="ro5">
          <table:table-cell office:value-type="string" calcext:value-type="string">
            <text:p><text:a xlink:href="https://m.media-amazon.com/images/I/81mFWkuQktL._SX679_.jpg" xlink:type="simple">https://m.media-amazon.com/images/I/81mFWkuQktL._SX679_.jpg</text:a></text:p>
          </table:table-cell>
          <table:table-cell office:value-type="string" calcext:value-type="string">
            <text:p>MC SID RAZZ Friends TV Series Ceramic Coffee Mug with Coaster, Infographic White</text:p>
            <text:p/>
          </table:table-cell>
          <table:table-cell office:value-type="float" office:value="499" calcext:value-type="float">
            <text:p>499</text:p>
          </table:table-cell>
          <table:table-cell office:value-type="string" calcext:value-type="string">
            <text:p>Coffee Mug</text:p>
          </table:table-cell>
          <table:table-cell office:value-type="float" office:value="20" calcext:value-type="float">
            <text:p>20</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text:a xlink:href="https://m.media-amazon.com/images/I/81mFWkuQktL._SX679_.jpg,https://m.media-amazon.com/images/I/71sjxa100NL._SX679_.jpg,https://m.media-amazon.com/images/I/71Dx2XpUEnL._SX679_.jpg" xlink:type="simple">https://m.media-amazon.com/images/I/81mFWkuQktL._SX679_.jpg,https://m.media-amazon.com/images/I/71sjxa100NL._SX679_.jpg,https://m.media-amazon.com/images/I/71Dx2XpUEnL._SX679_.jpg</text:a></text:p>
          </table:table-cell>
          <table:table-cell office:value-type="string" calcext:value-type="string">
            <text:p>Gucci</text:p>
          </table:table-cell>
          <table:table-cell office:value-type="string" calcext:value-type="string">
            <text:p>Made of durable white ceramic with an easy grip handle, this coffee mug has a hefty but classic feel. Measures 4.5" tall, 3.25" diameter, with 8 oz. capacity.</text:p>
            <text:p>Our coffee cup designs are professionally printed, so our unique design will look great and make someone smile with the funny, cute, vintage, or expressive artwork.</text:p>
            <text:p>Treat yourself, or make this coffee mug the perfect gift for Mother's Day, Father's Day, Valentine's Day, Christmas, birthdays, anniversaries, retirement, or for no reason at all!</text:p>
            <text:p>Matte Finish , Capacity : 350 ml [ Box can also be used as a Quirky Pen holder ]</text:p>
            <text:p>Microwave and dishwasher safe for easy use and convenient care. IMPORTED.</text:p>
          </table:table-cell>
          <table:table-cell table:number-columns-repeated="1014"/>
        </table:table-row>
        <table:table-row table:style-name="ro5">
          <table:table-cell office:value-type="string" calcext:value-type="string">
            <text:p><text:a xlink:href="https://m.media-amazon.com/images/I/51faXrq-8TL._SX679_.jpg" xlink:type="simple">https://m.media-amazon.com/images/I/51faXrq-8TL._SX679_.jpg</text:a></text:p>
          </table:table-cell>
          <table:table-cell office:value-type="string" calcext:value-type="string">
            <text:p>V Kraft "My Coffee is Strong so am i Unique and Stylish Love Quote Printed Transparent Coffee Mug Tea Cup</text:p>
          </table:table-cell>
          <table:table-cell office:value-type="float" office:value="369" calcext:value-type="float">
            <text:p>369</text:p>
          </table:table-cell>
          <table:table-cell office:value-type="string" calcext:value-type="string">
            <text:p>Coffee Mug</text:p>
          </table:table-cell>
          <table:table-cell office:value-type="float" office:value="10" calcext:value-type="float">
            <text:p>10</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51faXrq-8TL._SX679_.jpg,https://m.media-amazon.com/images/I/31J+uaPqqRL.jpg,https://m.media-amazon.com/images/I/61ZHM0kbxZL._SX679_.jpg,https://m.media-amazon.com/images/I/61ZHM0kbxZL._SX679_.jpg" xlink:type="simple">https://m.media-amazon.com/images/I/51faXrq-8TL._SX679_.jpg,https://m.media-amazon.com/images/I/31J+uaPqqRL.jpg,https://m.media-amazon.com/images/I/61ZHM0kbxZL._SX679_.jpg,https://m.media-amazon.com/images/I/61ZHM0kbxZL._SX679_.jpg</text:a></text:p>
          </table:table-cell>
          <table:table-cell office:value-type="string" calcext:value-type="string">
            <text:p>Gucci</text:p>
          </table:table-cell>
          <table:table-cell office:value-type="string" calcext:value-type="string">
            <text:p>Perfect Gift For anyone on any occasion | High Quality Digital Printing | Premium Quality Gloss Finished.</text:p>
            <text:p>environment friendly totaly safe product its looked good</text:p>
            <text:p>Microwave Safe | dishwasher safe| safe packaging with 3 layerd thermocol</text:p>
            <text:p>Capacity: 330 ml | high quality digital printing</text:p>
            <text:p>Pack of: 1 transparent glass mug with unique quote and pattern</text:p>
          </table:table-cell>
          <table:table-cell table:number-columns-repeated="1014"/>
        </table:table-row>
        <table:table-row table:style-name="ro2">
          <table:table-cell office:value-type="string" calcext:value-type="string">
            <text:p>https://giftcart.com/cdn/shop/products/personalised_heart_photo_frame_keychain-3_700x.webp?v=1661028238</text:p>
          </table:table-cell>
          <table:table-cell office:value-type="string" calcext:value-type="string">
            <text:p>Personalised Heart Photo Frame Keychain</text:p>
            <text:p/>
          </table:table-cell>
          <table:table-cell office:value-type="float" office:value="500" calcext:value-type="float">
            <text:p>500</text:p>
          </table:table-cell>
          <table:table-cell office:value-type="string" calcext:value-type="string">
            <text:p>Keychain</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giftcart.com/cdn/shop/products/personalised_heart_photo_frame_keychain-3_700x.webp?v=1661028238" xlink:type="simple">https://giftcart.com/cdn/shop/products/personalised_heart_photo_frame_keychain-3_700x.webp?v=1661028238</text:a>,<text:a xlink:href="https://giftcart.com/cdn/shop/products/personalised_heart_photo_frame_keychain-2_700x.webp?v=1661028238,https://giftcart.com/cdn/shop/products/cm08gbgt48360-size_700x.webp?v=1661028238,https://giftcart.com/cdn/shop/products/personalised_heart_photo_frame_keychain-1_700x.webp?v=1661028238,https://giftcart.com/cdn/shop/products/am_480x.jpg?v=1676527814" xlink:type="simple">https://giftcart.com/cdn/shop/products/personalised_heart_photo_frame_keychain-2_700x.webp?v=1661028238,https://giftcart.com/cdn/shop/products/cm08gbgt48360-size_700x.webp?v=1661028238,https://giftcart.com/cdn/shop/products/personalised_heart_photo_frame_keychain-1_700x.webp?v=1661028238,https://giftcart.com/cdn/shop/products/am_480x.jpg?v=1676527814</text:a></text:p>
          </table:table-cell>
          <table:table-cell office:value-type="string" calcext:value-type="string">
            <text:p>Nike</text:p>
          </table:table-cell>
          <table:table-cell office:value-type="string" calcext:value-type="string">
            <text:p>Heart Shape Key chain, that can be personalised with up to 2 photos. You could also provide 1 photo and a small phrase or date. An ideal GIFT for your loved ones or a great keepsake to yourself.</text:p>
          </table:table-cell>
          <table:table-cell table:number-columns-repeated="1014"/>
        </table:table-row>
        <table:table-row table:style-name="ro2">
          <table:table-cell office:value-type="string" calcext:value-type="string">
            <text:p>https://giftcart.com/cdn/shop/products/cm01igif0030-0_700x.webp?v=1661028167</text:p>
          </table:table-cell>
          <table:table-cell office:value-type="string" calcext:value-type="string">
            <text:p>Personalized Wooden Keychain</text:p>
            <text:p/>
          </table:table-cell>
          <table:table-cell office:value-type="float" office:value="400" calcext:value-type="float">
            <text:p>400</text:p>
          </table:table-cell>
          <table:table-cell office:value-type="string" calcext:value-type="string">
            <text:p>Keychain</text:p>
          </table:table-cell>
          <table:table-cell office:value-type="float" office:value="10" calcext:value-type="float">
            <text:p>10</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giftcart.com/cdn/shop/products/cm01igif0030-0_700x.webp?v=1661028167,https://giftcart.com/cdn/shop/products/cm01igif0030" xlink:type="simple">https://giftcart.com/cdn/shop/products/cm01igif0030-0_700x.webp?v=1661028167,https://giftcart.com/cdn/shop/products/cm01igif0030</text:a>-1_700x.webp?v=1661028167</text:p>
          </table:table-cell>
          <table:table-cell office:value-type="string" calcext:value-type="string">
            <text:p>Nike</text:p>
          </table:table-cell>
          <table:table-cell office:value-type="string" calcext:value-type="string">
            <text:p>We completely need a key ring to keep all valuable keys with ourselves. In the event that you feel exhausted by all similar looking exhausting metal key rings that are overwhelming and revolting, we are introducing you to our extraordinary engraved wooden Key Ring that is light as well as sufficiently solid to hold any number of little or vast keys. Get your photograph engraved on this key ring to make them genuinely yours.</text:p>
            <text:p>Material: Wood , Dimension: 10.2 x 10.2 x 2.5 cm , Personalisation: Yes , Method of personalisation: Text , Country of Origin: India</text:p>
          </table:table-cell>
          <table:table-cell table:number-columns-repeated="1014"/>
        </table:table-row>
        <table:table-row table:style-name="ro2">
          <table:table-cell office:value-type="string" calcext:value-type="string">
            <text:p>https://giftcart.com/cdn/shop/files/CM08GBGT52606-1_800x.jpg?v=1691128097</text:p>
          </table:table-cell>
          <table:table-cell office:value-type="string" calcext:value-type="string">
            <text:p>Sister's Guardian Metal Keychain</text:p>
            <text:p/>
          </table:table-cell>
          <table:table-cell office:value-type="float" office:value="450" calcext:value-type="float">
            <text:p>450</text:p>
          </table:table-cell>
          <table:table-cell office:value-type="string" calcext:value-type="string">
            <text:p>Keychain</text:p>
          </table:table-cell>
          <table:table-cell office:value-type="float" office:value="12" calcext:value-type="float">
            <text:p>1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giftcart.com/cdn/shop/files/CM08GBGT52606-1_800x.jpg?v=1691128097,https://giftcart.com/cdn/shop/files/CM08GBGT52606-2_800x.jpg?v=1691128097,https://giftcart.com/cdn/shop/files/CM08GBGT52606-3_800x.jpg?v=1691128097,https://giftcart.com/cdn/shop/files/CM08GBGT52606-4_800x.jpg?v=1691128098,https://giftcart.com/cdn/shop/files/CM08GBGT52606-6_800x.jpg?v=1691128098" xlink:type="simple">https://giftcart.com/cdn/shop/files/CM08GBGT52606-1_800x.jpg?v=1691128097,https://giftcart.com/cdn/shop/files/CM08GBGT52606-2_800x.jpg?v=1691128097,https://giftcart.com/cdn/shop/files/CM08GBGT52606-3_800x.jpg?v=1691128097,https://giftcart.com/cdn/shop/files/CM08GBGT52606-4_800x.jpg?v=1691128098,https://giftcart.com/cdn/shop/files/CM08GBGT52606-6_800x.jpg?v=1691128098</text:a></text:p>
          </table:table-cell>
          <table:table-cell office:value-type="string" calcext:value-type="string">
            <text:p>Nike</text:p>
          </table:table-cell>
          <table:table-cell office:value-type="string" calcext:value-type="string">
            <text:p>Looking for the perfect little gifts or party favours? Look no further! Our keychains are not only functional but also a whole lot of fun. Whether you're looking to jazz up your keyring or add a cute accessory to your backpack, our keychains have got you covered</text:p>
          </table:table-cell>
          <table:table-cell table:number-columns-repeated="1014"/>
        </table:table-row>
        <table:table-row table:style-name="ro2">
          <table:table-cell office:value-type="string" calcext:value-type="string">
            <text:p>https://giftcart.com/cdn/shop/products/cp-cm08soin47418-bp_700x.webp?v=1661028361</text:p>
          </table:table-cell>
          <table:table-cell office:value-type="string" calcext:value-type="string">
            <text:p>Personalized Keychain</text:p>
            <text:p/>
          </table:table-cell>
          <table:table-cell office:value-type="float" office:value="500" calcext:value-type="float">
            <text:p>500</text:p>
          </table:table-cell>
          <table:table-cell office:value-type="string" calcext:value-type="string">
            <text:p>Keychain</text:p>
          </table:table-cell>
          <table:table-cell office:value-type="float" office:value="20" calcext:value-type="float">
            <text:p>20</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giftcart.com/cdn/shop/products/cp-cm08soin47418-bp_700x.webp?v=1661028361,https://giftcart.com/cdn/shop/products/sohamna_charm-1_84_700x.webp?v=1663136478,https://giftcart.com/cdn/shop/products/cp-cm08soin47418-bp-1_700x.webp?v=1663136478,https://giftcart.com/cdn/shop/products/cp-cm08soin47418-bp-3_700x.webp?v=1663136478" xlink:type="simple">https://giftcart.com/cdn/shop/products/cp-cm08soin47418-bp_700x.webp?v=1661028361,https://giftcart.com/cdn/shop/products/sohamna_charm-1_84_700x.webp?v=1663136478,https://giftcart.com/cdn/shop/products/cp-cm08soin47418-bp-1_700x.webp?v=1663136478,https://giftcart.com/cdn/shop/products/cp-cm08soin47418-bp-3_700x.webp?v=1663136478</text:a></text:p>
          </table:table-cell>
          <table:table-cell office:value-type="string" calcext:value-type="string">
            <text:p>Nike</text:p>
          </table:table-cell>
          <table:table-cell office:value-type="string" calcext:value-type="string">
            <text:p>Make your Keys stand out with this unique and essential handcrafted Keychain. Keychain is made from PU leather.</text:p>
            <text:p>Personalise with your Name (up to 8 characters) and charm (from charms image attached under product images) . Packaged in a gift box</text:p>
          </table:table-cell>
          <table:table-cell table:number-columns-repeated="1014"/>
        </table:table-row>
        <table:table-row table:style-name="ro2">
          <table:table-cell office:value-type="string" calcext:value-type="string">
            <text:p>https://giftcart.com/cdn/shop/files/CO-CM08IGIF52697-1_800x.png?v=1692610318</text:p>
          </table:table-cell>
          <table:table-cell office:value-type="string" calcext:value-type="string">
            <text:p>Customized Name Wooden Keychain</text:p>
            <text:p/>
          </table:table-cell>
          <table:table-cell office:value-type="float" office:value="300" calcext:value-type="float">
            <text:p>300</text:p>
          </table:table-cell>
          <table:table-cell office:value-type="string" calcext:value-type="string">
            <text:p>Keychain</text:p>
          </table:table-cell>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giftcart.com/cdn/shop/files/CO-CM08IGIF52697-1_800x.png?v=1692610318,https://giftcart.com/cdn/shop/files/CO-CM08IGIF52697-2_800x.png?v=1692610318,https://giftcart.com/cdn/shop/files/CO-CM08IGIF52697-3_800x.png?v=1692610319,https://giftcart.com/cdn/shop/files/CO-CM08IGIF52697-4_800x.png?v=1692610317,https://giftcart.com/cdn/shop/files/CO-CM08IGIF52697-6_800x.png?v=1692610318" xlink:type="simple">https://giftcart.com/cdn/shop/files/CO-CM08IGIF52697-1_800x.png?v=1692610318,https://giftcart.com/cdn/shop/files/CO-CM08IGIF52697-2_800x.png?v=1692610318,https://giftcart.com/cdn/shop/files/CO-CM08IGIF52697-3_800x.png?v=1692610319,https://giftcart.com/cdn/shop/files/CO-CM08IGIF52697-4_800x.png?v=1692610317,https://giftcart.com/cdn/shop/files/CO-CM08IGIF52697-6_800x.png?v=1692610318</text:a></text:p>
          </table:table-cell>
          <table:table-cell office:value-type="string" calcext:value-type="string">
            <text:p>Nike</text:p>
          </table:table-cell>
          <table:table-cell office:value-type="string" calcext:value-type="string">
            <text:p>This bike key chains stylish for boys or men is custom keychain or personalized gift which makes it unique keychain</text:p>
          </table:table-cell>
          <table:table-cell table:number-columns-repeated="1014"/>
        </table:table-row>
        <table:table-row table:style-name="ro9">
          <table:table-cell office:value-type="string" calcext:value-type="string">
            <text:p>https://giftcart.com/cdn/shop/products/CM08-GBGT51851-1_800x.jpg?v=1707215881</text:p>
          </table:table-cell>
          <table:table-cell office:value-type="string" calcext:value-type="string">
            <text:p>Teddy Day Special Robot Teddy Round Metal Keychain</text:p>
          </table:table-cell>
          <table:table-cell office:value-type="float" office:value="550" calcext:value-type="float">
            <text:p>550</text:p>
          </table:table-cell>
          <table:table-cell office:value-type="string" calcext:value-type="string">
            <text:p>Keychain</text:p>
          </table:table-cell>
          <table:table-cell office:value-type="float" office:value="29" calcext:value-type="float">
            <text:p>29</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giftcart.com/cdn/shop/products/CM08-GBGT51851-1_800x.jpg?v=1707215881,https://giftcart.com/cdn/shop/products/CM08-GBGT51851-6_800x.jpg?v=1707215881,https://giftcart.com/cdn/shop/products/CM08-GBGT51851-5_800x.jpg?v=1707215881,https://giftcart.com/cdn/shop/products/CM08-GBGT51851-4_800x.jpg?v=1707215881,https://giftcart.com/cdn/shop/products/CM08-GBGT51851-2_800x.jpg?v=1707215881" xlink:type="simple">https://giftcart.com/cdn/shop/products/CM08-GBGT51851-1_800x.jpg?v=1707215881,https://giftcart.com/cdn/shop/products/CM08-GBGT51851-6_800x.jpg?v=1707215881,https://giftcart.com/cdn/shop/products/CM08-GBGT51851-5_800x.jpg?v=1707215881,https://giftcart.com/cdn/shop/products/CM08-GBGT51851-4_800x.jpg?v=1707215881,https://giftcart.com/cdn/shop/products/CM08-GBGT51851-2_800x.jpg?v=1707215881</text:a></text:p>
          </table:table-cell>
          <table:table-cell office:value-type="string" calcext:value-type="string">
            <text:p>Nike</text:p>
          </table:table-cell>
          <table:table-cell office:value-type="string" calcext:value-type="string">
            <text:p>Bring some Interest &amp; character to your boring bundle of keys with this fun keychain. The key chain is made of durable material, well-constructed design, and it’s convenient to use and carry the key chains no need to worry about losing your keys.</text:p>
          </table:table-cell>
          <table:table-cell table:number-columns-repeated="1014"/>
        </table:table-row>
        <table:table-row table:style-name="ro9">
          <table:table-cell office:value-type="string" calcext:value-type="string">
            <text:p><text:a xlink:href="https://giftcart.com/cdn/shop/files/1_24313a0c-4a0f-4918-a600-a2891ebeac12_800x.jpg?v=1707380936" xlink:type="simple">https://giftcart.com/cdn/shop/files/1_24313a0c-4a0f-4918-a600-a2891ebeac12_800x.jpg?v=1707380936</text:a></text:p>
          </table:table-cell>
          <table:table-cell office:value-type="string" calcext:value-type="string">
            <text:p>Twirl Leaf Cherish Keychain With Greeting Card</text:p>
          </table:table-cell>
          <table:table-cell office:value-type="float" office:value="600" calcext:value-type="float">
            <text:p>600</text:p>
          </table:table-cell>
          <table:table-cell office:value-type="string" calcext:value-type="string">
            <text:p>Keychain</text:p>
          </table:table-cell>
          <table:table-cell office:value-type="float" office:value="24" calcext:value-type="float">
            <text:p>24</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giftcart.com/cdn/shop/files/1_24313a0c-4a0f-4918-a600-a2891ebeac12_800x.jpg?v=1707380936,https://giftcart.com/cdn/shop/files/1_842a841b-eae4-422a-b00b-8ec054a692c9_800x.jpg?v=1707380936,https://giftcart.com/cdn/shop/files/2_f583fa5c-ea2e-4566-b151-585417c80aa2_800x.jpg?v=1707380936,https://giftcart.com/cdn/shop/files/4_f956cadd-f440-4471-85a6-f9123a788e21_800x.jpg?v=1707380936,https://giftcart.com/cdn/shop/files/5_327cc776-0a26-4488-bc8e-1a59118d8934_800x.jpg?v=1707380936" xlink:type="simple">https://giftcart.com/cdn/shop/files/1_24313a0c-4a0f-4918-a600-a2891ebeac12_800x.jpg?v=1707380936,https://giftcart.com/cdn/shop/files/1_842a841b-eae4-422a-b00b-8ec054a692c9_800x.jpg?v=1707380936,https://giftcart.com/cdn/shop/files/2_f583fa5c-ea2e-4566-b151-585417c80aa2_800x.jpg?v=1707380936,https://giftcart.com/cdn/shop/files/4_f956cadd-f440-4471-85a6-f9123a788e21_800x.jpg?v=1707380936,https://giftcart.com/cdn/shop/files/5_327cc776-0a26-4488-bc8e-1a59118d8934_800x.jpg?v=1707380936</text:a></text:p>
          </table:table-cell>
          <table:table-cell office:value-type="string" calcext:value-type="string">
            <text:p>Nike</text:p>
          </table:table-cell>
          <table:table-cell office:value-type="string" calcext:value-type="string">
            <text:p>Indulge in the timeless elegance of our handcrafted 925 sterling silver jewelry collection, meticulously crafted with passion and care. Each piece embodies not just exquisite craftsmanship but also the enduring beauty of silver—a precious metal meant for unforgettable gifting and cherished as a lasting memory.</text:p>
          </table:table-cell>
          <table:table-cell table:number-columns-repeated="1014"/>
        </table:table-row>
        <table:table-row table:style-name="ro2">
          <table:table-cell office:value-type="string" calcext:value-type="string">
            <text:p><text:a xlink:href="https://giftcart.com/cdn/shop/files/1_1f64702e-0192-4c1e-a8db-66a63bc6587a_800x.jpg?v=1707379831" xlink:type="simple">https://giftcart.com/cdn/shop/files/1_1f64702e-0192-4c1e-a8db-66a63bc6587a_800x.jpg?v=1707379831</text:a></text:p>
          </table:table-cell>
          <table:table-cell office:value-type="string" calcext:value-type="string">
            <text:p>Infinte Love Silver Keychain With Greeting Card</text:p>
          </table:table-cell>
          <table:table-cell office:value-type="float" office:value="450" calcext:value-type="float">
            <text:p>450</text:p>
          </table:table-cell>
          <table:table-cell office:value-type="string" calcext:value-type="string">
            <text:p>Keychain</text:p>
          </table:table-cell>
          <table:table-cell office:value-type="float" office:value="10" calcext:value-type="float">
            <text:p>10</text:p>
          </table:table-cell>
          <table:table-cell office:value-type="float" office:value="4.2" calcext:value-type="float">
            <text:p>4.2</text:p>
          </table:table-cell>
          <table:table-cell office:value-type="float" office:value="70" calcext:value-type="float">
            <text:p>70</text:p>
          </table:table-cell>
          <table:table-cell office:value-type="string" calcext:value-type="string">
            <text:p><text:a xlink:href="https://giftcart.com/cdn/shop/files/1_1f64702e-0192-4c1e-a8db-66a63bc6587a_800x.jpg?v=1707379831,https://giftcart.com/cdn/shop/files/1_76fbd9ed-71ab-4e40-bba8-ea3366f5dd58_800x.jpg?v=1707379833,https://giftcart.com/cdn/shop/files/2_250cc018-c2d6-43ef-b928-5e1ee7fb507c_800x.jpg?v=1707379832,https://giftcart.com/cdn/shop/" xlink:type="simple">https://giftcart.com/cdn/shop/files/1_1f64702e-0192-4c1e-a8db-66a63bc6587a_800x.jpg?v=1707379831,https://giftcart.com/cdn/shop/files/1_76fbd9ed-71ab-4e40-bba8-ea3366f5dd58_800x.jpg?v=1707379833,https://giftcart.com/cdn/shop/files/2_250cc018-c2d6-43ef-b928-5e1ee7fb507c_800x.jpg?v=1707379832,https://giftcart.com/cdn/shop/</text:a>files/4_6d77d167-570f-4a62-b4f3-441842ed64bc_800x.jpg?v=1707379832,https://giftcart.com/cdn/shop/files/5_15a239e7-cd65-4f45-bf4e-bcca2577650b_800x.jpg?v=1707379834</text:p>
          </table:table-cell>
          <table:table-cell office:value-type="string" calcext:value-type="string">
            <text:p>Nike</text:p>
          </table:table-cell>
          <table:table-cell office:value-type="string" calcext:value-type="string">
            <text:p>Indulge in the timeless elegance of our handcrafted 925 sterling silver jewelry collection, meticulously crafted with passion and care. Each piece embodies not just exquisite craftsmanship but also the enduring beauty of silver—a precious metal meant for unforgettable gifting and cherished as a lasting memory.</text:p>
            <text:p>Celebrate love on special occasions like Valentine's Day, birthdays, or anniversaries with our stunning range of jewelry. These intricate pieces serve as more than mere gifts; they are tokens of affection, symbols of devotion, and keepsakes that endure the test of time.</text:p>
          </table:table-cell>
          <table:table-cell table:number-columns-repeated="1014"/>
        </table:table-row>
        <table:table-row table:style-name="ro2">
          <table:table-cell office:value-type="string" calcext:value-type="string">
            <text:p>https://giftcart.com/cdn/shop/products/CM08-GBGT51858-1_800x.jpg?v=1707215935</text:p>
          </table:table-cell>
          <table:table-cell office:value-type="string" calcext:value-type="string">
            <text:p>Just Say Yup Round Metal Keychain</text:p>
            <text:p/>
          </table:table-cell>
          <table:table-cell office:value-type="float" office:value="599" calcext:value-type="float">
            <text:p>599</text:p>
          </table:table-cell>
          <table:table-cell office:value-type="string" calcext:value-type="string">
            <text:p>Keychain</text:p>
          </table:table-cell>
          <table:table-cell office:value-type="float" office:value="40" calcext:value-type="float">
            <text:p>4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giftcart.com/cdn/shop/products/CM08-GBGT51858-1_800x.jpg?v=1707215935,https://giftcart.com/cdn/shop/products/CM08-GBGT51858-6_800x.jpg?v=1707215935,https://giftcart.com/cdn/shop/products/CM08-GBGT51858-5_800x.jpg?v=1707215935,https://giftcart.com/cdn/shop/products/CM08-GBGT51858-4_800x.jpg?v=1707215935,https://giftcart.com/cdn/shop/products/CM08-GBGT51858-3_800x.jpg?v=1707215935,https://giftcart.com/cdn/shop/products/CM08-GBGT51858-2_800x.jpg?v=1707215935" xlink:type="simple">https://giftcart.com/cdn/shop/products/CM08-GBGT51858-1_800x.jpg?v=1707215935,https://giftcart.com/cdn/shop/products/CM08-GBGT51858-6_800x.jpg?v=1707215935,https://giftcart.com/cdn/shop/products/CM08-GBGT51858-5_800x.jpg?v=1707215935,https://giftcart.com/cdn/shop/products/CM08-GBGT51858-4_800x.jpg?v=1707215935,https://giftcart.com/cdn/shop/products/CM08-GBGT51858-3_800x.jpg?v=1707215935,https://giftcart.com/cdn/shop/products/CM08-GBGT51858-2_800x.jpg?v=1707215935</text:a></text:p>
          </table:table-cell>
          <table:table-cell office:value-type="string" calcext:value-type="string">
            <text:p>Nike</text:p>
          </table:table-cell>
          <table:table-cell office:value-type="string" calcext:value-type="string">
            <text:p>Bring some Interest &amp; character to your boring bundle of keys with this fun keychain. The key chain is made of durable material, well-constructed design, and it’s convenient to use and carry the key chains no need to worry about losing your keys.</text:p>
          </table:table-cell>
          <table:table-cell table:number-columns-repeated="1014"/>
        </table:table-row>
        <table:table-row table:style-name="ro2">
          <table:table-cell office:value-type="string" calcext:value-type="string">
            <text:p><text:a xlink:href="https://giftcart.com/cdn/shop/files/CM08GBGT52568-1_800x.jpg?v=1687241263" xlink:type="simple">https://giftcart.com/cdn/shop/files/CM08GBGT52568-1_800x.jpg?v=1687241263</text:a></text:p>
          </table:table-cell>
          <table:table-cell office:value-type="string" calcext:value-type="string">
            <text:p>Personalised Spotify MDF Keychain</text:p>
            <text:p/>
          </table:table-cell>
          <table:table-cell office:value-type="float" office:value="450" calcext:value-type="float">
            <text:p>450</text:p>
          </table:table-cell>
          <table:table-cell office:value-type="string" calcext:value-type="string">
            <text:p>Keychain</text:p>
          </table:table-cell>
          <table:table-cell office:value-type="float" office:value="15" calcext:value-type="float">
            <text:p>15</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a xlink:href="https://giftcart.com/cdn/shop/files/CM08GBGT52568-1_800x.jpg?v=1687241263,https://giftcart.com/cdn/shop/files/CM08GBGT52568-" xlink:type="simple">https://giftcart.com/cdn/shop/files/CM08GBGT52568-1_800x.jpg?v=1687241263,https://giftcart.com/cdn/shop/files/CM08GBGT52568-</text:a>2_800x.jpg?v=1687241263,https://giftcart.com/cdn/shop/files/CM08GBGT52568-3_800x.jpg?v=1687241262,https://giftcart.com/cdn/shop/files/CM08GBGT52568-4_800x.jpg?v=1687241263</text:p>
          </table:table-cell>
          <table:table-cell office:value-type="string" calcext:value-type="string">
            <text:p>Nike</text:p>
          </table:table-cell>
          <table:table-cell office:value-type="string" calcext:value-type="string">
            <text:p>These key chains are fun and funky pagifts and also work well as party facvours. Great Christmas stocking stuffers they can be used as a key chain or hooked on backpacks as a cute accessory. Our Keychains are available in two variants MDF. They make great giveaways for the office, kid's birthday parties or birthday parties.</text:p>
            <text:p>How play the song: The product has spotify code on it. With mobile ( Spotify app pre - installed ) scan the code on the product and the selected song will play on mobile</text:p>
          </table:table-cell>
          <table:table-cell table:number-columns-repeated="1014"/>
        </table:table-row>
        <table:table-row table:style-name="ro2">
          <table:table-cell office:value-type="string" calcext:value-type="string">
            <text:p>https://giftcart.com/cdn/shop/products/personalised_heart_photo_frame_keychain-3_700x.webp?v=1661028238</text:p>
          </table:table-cell>
          <table:table-cell office:value-type="string" calcext:value-type="string">
            <text:p>Personalised Heart Photo Frame Keychain</text:p>
            <text:p/>
          </table:table-cell>
          <table:table-cell office:value-type="float" office:value="500" calcext:value-type="float">
            <text:p>500</text:p>
          </table:table-cell>
          <table:table-cell office:value-type="string" calcext:value-type="string">
            <text:p>Keychain</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giftcart.com/cdn/shop/products/personalised_heart_photo_frame_keychain-3_700x.webp?v=1661028238" xlink:type="simple">https://giftcart.com/cdn/shop/products/personalised_heart_photo_frame_keychain-3_700x.webp?v=1661028238</text:a>,<text:a xlink:href="https://giftcart.com/cdn/shop/products/personalised_heart_photo_frame_keychain-2_700x.webp?v=1661028238,https://giftcart.com/cdn/shop/products/cm08gbgt48360-size_700x.webp?v=1661028238,https://giftcart.com/cdn/shop/products/personalised_heart_photo_frame_keychain-1_700x.webp?v=1661028238,https://giftcart.com/cdn/shop/products/am_480x.jpg?v=1676527814" xlink:type="simple">https://giftcart.com/cdn/shop/products/personalised_heart_photo_frame_keychain-2_700x.webp?v=1661028238,https://giftcart.com/cdn/shop/products/cm08gbgt48360-size_700x.webp?v=1661028238,https://giftcart.com/cdn/shop/products/personalised_heart_photo_frame_keychain-1_700x.webp?v=1661028238,https://giftcart.com/cdn/shop/products/am_480x.jpg?v=1676527814</text:a></text:p>
          </table:table-cell>
          <table:table-cell office:value-type="string" calcext:value-type="string">
            <text:p>Nike</text:p>
          </table:table-cell>
          <table:table-cell office:value-type="string" calcext:value-type="string">
            <text:p>Heart Shape Key chain, that can be personalised with up to 2 photos. You could also provide 1 photo and a small phrase or date. An ideal GIFT for your loved ones or a great keepsake to yourself.</text:p>
          </table:table-cell>
          <table:table-cell table:number-columns-repeated="1014"/>
        </table:table-row>
        <table:table-row table:style-name="ro3">
          <table:table-cell office:value-type="string" calcext:value-type="string">
            <text:p>https://m.media-amazon.com/images/I/715yIW1LzBL._SX679_.jpg</text:p>
          </table:table-cell>
          <table:table-cell office:value-type="string" calcext:value-type="string">
            <text:p>wolpin 2 Pcs Keyring &amp; Keychain for Car, Double Pendant Ring Space Astronaut Keychain Home Key Student Bag</text:p>
          </table:table-cell>
          <table:table-cell office:value-type="float" office:value="500" calcext:value-type="float">
            <text:p>500</text:p>
          </table:table-cell>
          <table:table-cell office:value-type="string" calcext:value-type="string">
            <text:p>Keychain</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715yIW1LzBL._SX679_.jpg,https://m.media-amazon.com/images/I/61E5A0eB9fL._SX679_.jpg,https://m.media-amazon.com/images/I/719Y3Ld3DRL._SX679_.jpg,https://m.media-amazon.com/images/I/61bHwN4x88L._SX679_.jpg" xlink:type="simple">https://m.media-amazon.com/images/I/715yIW1LzBL._SX679_.jpg,https://m.media-amazon.com/images/I/61E5A0eB9fL._SX679_.jpg,https://m.media-amazon.com/images/I/719Y3Ld3DRL._SX679_.jpg,https://m.media-amazon.com/images/I/61bHwN4x88L._SX679_.jpg</text:a></text:p>
          </table:table-cell>
          <table:table-cell office:value-type="string" calcext:value-type="string">
            <text:p>Nike</text:p>
          </table:table-cell>
          <table:table-cell office:value-type="string" calcext:value-type="string">
            <text:p>Pack of 2 Pcs Cute Astranaut Design - These double pendant key chains are strong enough to carry just about anything &amp; to fit in your pocket. Cute Keychain Keyring PVC</text:p>
            <text:p>Multi-Purpose - Can be used as a key chain for Car, bike, tags for your luggage, purse or car keys. Also great for clipping on your backpack, airpods case or purse.</text:p>
            <text:p>Fashionable And Functional - This key strap can be used as a stylish fashion accessory or as a functional key holder.</text:p>
            <text:p>This key chain sets are the perfect gift for your friends, family, significant other, or for yourself!</text:p>
          </table:table-cell>
          <table:table-cell table:number-columns-repeated="1014"/>
        </table:table-row>
        <table:table-row table:style-name="ro5">
          <table:table-cell office:value-type="string" calcext:value-type="string">
            <text:p>https://m.media-amazon.com/images/I/411YU+Z0qNL._SY300_SX300_.jpg</text:p>
          </table:table-cell>
          <table:table-cell office:value-type="string" calcext:value-type="string">
            <text:p/>
            <text:p>Click to open expanded view</text:p>
            <text:p>MorningVale Home Or House Metal Keychain (Silver)</text:p>
          </table:table-cell>
          <table:table-cell office:value-type="float" office:value="400" calcext:value-type="float">
            <text:p>400</text:p>
          </table:table-cell>
          <table:table-cell office:value-type="string" calcext:value-type="string">
            <text:p>Keychain</text:p>
          </table:table-cell>
          <table:table-cell office:value-type="float" office:value="10" calcext:value-type="float">
            <text:p>10</text:p>
          </table:table-cell>
          <table:table-cell office:value-type="float" office:value="3.5" calcext:value-type="float">
            <text:p>3.5</text:p>
          </table:table-cell>
          <table:table-cell office:value-type="float" office:value="20" calcext:value-type="float">
            <text:p>20</text:p>
          </table:table-cell>
          <table:table-cell office:value-type="string" calcext:value-type="string">
            <text:p><text:a xlink:href="https://m.media-amazon.com/images/I/411YU+Z0qNL._SY300_SX300_.jpg,https://m.media-amazon.com/images/I/31CXNro1RUL.jpg,https://m.media-amazon.com/images/I/31NGXTxlFPL.jpg,https://m.media-amazon.com/images/I/41G8VQh7K9L.jpg,https://m.media-amazon.com/images/I/31y3oHBpKUL.jpg" xlink:type="simple">https://m.media-amazon.com/images/I/411YU+Z0qNL._SY300_SX300_.jpg,https://m.media-amazon.com/images/I/31CXNro1RUL.jpg,https://m.media-amazon.com/images/I/31NGXTxlFPL.jpg,https://m.media-amazon.com/images/I/41G8VQh7K9L.jpg,https://m.media-amazon.com/images/I/31y3oHBpKUL.jpg</text:a></text:p>
          </table:table-cell>
          <table:table-cell office:value-type="string" calcext:value-type="string">
            <text:p>Nike</text:p>
          </table:table-cell>
          <table:table-cell office:value-type="string" calcext:value-type="string">
            <text:p>Included Components: Pack Of 1 Keychain</text:p>
            <text:p>Style: Modern</text:p>
            <text:p>Age Range Description: Adult ;Pattern: Solid</text:p>
            <text:p>Closure_Type: Hook &amp; Loop</text:p>
            <text:p>Special Features: Floating</text:p>
          </table:table-cell>
          <table:table-cell table:number-columns-repeated="1014"/>
        </table:table-row>
        <table:table-row table:style-name="ro2">
          <table:table-cell office:value-type="string" calcext:value-type="string">
            <text:p><text:a xlink:href="https://m.media-amazon.com/images/I/51yFZTDsHRL._SX679_.jpg" xlink:type="simple">https://m.media-amazon.com/images/I/51yFZTDsHRL._SX679_.jpg</text:a></text:p>
          </table:table-cell>
          <table:table-cell office:value-type="string" calcext:value-type="string">
            <text:p>Personalized Keychains for Girls,Handbag or Purse with Agate &amp; Feather Charm Keyring,key Ring for Car and Bike,Dream Catcher Keychain</text:p>
          </table:table-cell>
          <table:table-cell office:value-type="float" office:value="450" calcext:value-type="float">
            <text:p>450</text:p>
          </table:table-cell>
          <table:table-cell office:value-type="string" calcext:value-type="string">
            <text:p>Keychain</text:p>
          </table:table-cell>
          <table:table-cell office:value-type="float" office:value="12" calcext:value-type="float">
            <text:p>12</text:p>
          </table:table-cell>
          <table:table-cell office:value-type="float" office:value="4" calcext:value-type="float">
            <text:p>4</text:p>
          </table:table-cell>
          <table:table-cell office:value-type="float" office:value="60" calcext:value-type="float">
            <text:p>60</text:p>
          </table:table-cell>
          <table:table-cell office:value-type="string" calcext:value-type="string">
            <text:p><text:a xlink:href="https://m.media-amazon.com/images/I/51yFZTDsHRL._SX679_.jpg,https://m.media-amazon.com/images/I/71sz9UvfU4L._SX679_.jpg,https://m.media-amazon.com/images/I/71sz9UvfU4L._SX679_.jpg,https://m.media-amazon.com/images/I/616GK9t-VIL._SX679_.jpg" xlink:type="simple">https://m.media-amazon.com/images/I/51yFZTDsHRL._SX679_.jpg,https://m.media-amazon.com/images/I/71sz9UvfU4L._SX679_.jpg,https://m.media-amazon.com/images/I/71sz9UvfU4L._SX679_.jpg,https://m.media-amazon.com/images/I/616GK9t-VIL._SX679_.jpg</text:a></text:p>
          </table:table-cell>
          <table:table-cell office:value-type="string" calcext:value-type="string">
            <text:p>Nike</text:p>
          </table:table-cell>
          <table:table-cell office:value-type="string" calcext:value-type="string">
            <text:p>BOHO FEATHER KEYRING - The feather tassel keychains for girls is handmade by Sichumaria, meticulously handcrafted keychain, inspired by bohemian style.; WIDELY USE: The dreamcatcher can use as a fun decorative piece by clipping it on your handbag, purse or backpack, keychain decor your life.</text:p>
            <text:p>Department Name: Unisex-Adult</text:p>
          </table:table-cell>
          <table:table-cell table:number-columns-repeated="1014"/>
        </table:table-row>
        <table:table-row table:style-name="ro5">
          <table:table-cell office:value-type="string" calcext:value-type="string">
            <text:p><text:a xlink:href="https://m.media-amazon.com/images/I/51bkC10SWlL.jpg" xlink:type="simple">https://m.media-amazon.com/images/I/51bkC10SWlL.jpg</text:a></text:p>
          </table:table-cell>
          <table:table-cell office:value-type="string" calcext:value-type="string">
            <text:p>ginoya brothers Cartoon Characters Keychain for Girls Boys, Cute Silicon Keychains Accessories Keyring Key Purse Backpack Car Charms for Kids Gifts.</text:p>
          </table:table-cell>
          <table:table-cell office:value-type="float" office:value="500" calcext:value-type="float">
            <text:p>500</text:p>
          </table:table-cell>
          <table:table-cell office:value-type="string" calcext:value-type="string">
            <text:p>Keychain</text:p>
          </table:table-cell>
          <table:table-cell office:value-type="float" office:value="20" calcext:value-type="float">
            <text:p>20</text:p>
          </table:table-cell>
          <table:table-cell office:value-type="float" office:value="4.3" calcext:value-type="float">
            <text:p>4.3</text:p>
          </table:table-cell>
          <table:table-cell office:value-type="float" office:value="10" calcext:value-type="float">
            <text:p>10</text:p>
          </table:table-cell>
          <table:table-cell office:value-type="string" calcext:value-type="string">
            <text:p><text:a xlink:href="https://m.media-amazon.com/images/I/51bkC10SWlL.jpg,https://m.media-amazon.com/images/I/61sEtlbbORL._SX679_.jpg,https://m.media-amazon.com/images/I/61ag88lO0lL._SX679_.jpg,https://m.media-amazon.com/images/I/51beDO9NkVL._SX679_.jpg,https://m.media-amazon.com/images/I/51bDCpmvXML.jpg" xlink:type="simple">https://m.media-amazon.com/images/I/51bkC10SWlL.jpg,https://m.media-amazon.com/images/I/61sEtlbbORL._SX679_.jpg,https://m.media-amazon.com/images/I/61ag88lO0lL._SX679_.jpg,https://m.media-amazon.com/images/I/51beDO9NkVL._SX679_.jpg,https://m.media-amazon.com/images/I/51bDCpmvXML.jpg</text:a></text:p>
          </table:table-cell>
          <table:table-cell office:value-type="string" calcext:value-type="string">
            <text:p>Nike</text:p>
          </table:table-cell>
          <table:table-cell office:value-type="string" calcext:value-type="string">
            <text:p>♥ Premium Material: Made of high-quality silicone, very soft, no harm to the body, not deformed. Product surface is very smooth.</text:p>
            <text:p>♥ Best Choice: You can use it as gift for son, daughter; and also as festival gift as Christmas, Halloween, Birthday etc. And fit for who love this role very much. Our products will become your best choice.</text:p>
            <text:p>♥ Fun and Interactive Fidget Keychains: What makes the tube fidget toy truly exciting is the stretchy spring neck that not only can be twisted and reshaped will capture kids’ attention and chase away boredom!</text:p>
            <text:p>♥ Easy to Carry- Cartoon keychain design is small, light weight, delicate and lovely, easy to carry, easy to use and not easy to lose.</text:p>
            <text:p>♥ Made of safety quality material, no odor and non-toxic.</text:p>
          </table:table-cell>
          <table:table-cell table:number-columns-repeated="1014"/>
        </table:table-row>
        <table:table-row table:style-name="ro4">
          <table:table-cell office:value-type="string" calcext:value-type="string">
            <text:p><text:a xlink:href="https://m.media-amazon.com/images/I/71JMe6pdFsL._SX679_.jpg" xlink:type="simple">https://m.media-amazon.com/images/I/71JMe6pdFsL._SX679_.jpg</text:a></text:p>
          </table:table-cell>
          <table:table-cell office:value-type="string" calcext:value-type="string">
            <text:p>Ash &amp; Roh Whimsical 3D Silicon Tram Couple Keychain Set: Boy-Girl Car Keychain Fashion with Bag Charm &amp; Strap - Adorable Cartoon Model Toy Doll Gifts</text:p>
          </table:table-cell>
          <table:table-cell office:value-type="float" office:value="300" calcext:value-type="float">
            <text:p>300</text:p>
          </table:table-cell>
          <table:table-cell office:value-type="string" calcext:value-type="string">
            <text:p>Keychain</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text:a xlink:href="https://m.media-amazon.com/images/I/71JMe6pdFsL._SX679_.jpg,https://m.media-amazon.com/images/I/71-F2lgEUrL._SX679_.jpg,https://m.media-amazon.com/images/I/71whXwgOsdL._SX679_.jpg,https://m.media-amazon.com/images/I/81NLiYxhQaL._SX679_.jpg,https://m.media-amazon.com/images/I/813gYVx8-TL._SX679_.jpg" xlink:type="simple">https://m.media-amazon.com/images/I/71JMe6pdFsL._SX679_.jpg,https://m.media-amazon.com/images/I/71-F2lgEUrL._SX679_.jpg,https://m.media-amazon.com/images/I/71whXwgOsdL._SX679_.jpg,https://m.media-amazon.com/images/I/81NLiYxhQaL._SX679_.jpg,https://m.media-amazon.com/images/I/813gYVx8-TL._SX679_.jpg</text:a></text:p>
          </table:table-cell>
          <table:table-cell office:value-type="string" calcext:value-type="string">
            <text:p>Nike</text:p>
          </table:table-cell>
          <table:table-cell office:value-type="string" calcext:value-type="string">
            <text:p>Keychain for Kids : Charming Design: Capture hearts with a delightful 3D Silicon Tram Couple Keychain Set, exuding charm and character.</text:p>
            <text:p>Cartoon Characters Keychain Fashionable Couples Accessory: Elevate your key game with the perfect Boy-Girl Car Keychain, a stylish match for trend-setting couples.</text:p>
            <text:p>Versatile Bag Charm: A versatile fashion accessory, this keychain doubles as a bag charm, complete with a convenient strap for easy use.</text:p>
          </table:table-cell>
          <table:table-cell table:number-columns-repeated="1014"/>
        </table:table-row>
        <table:table-row table:style-name="ro4">
          <table:table-cell office:value-type="string" calcext:value-type="string">
            <text:p><text:a xlink:href="https://m.media-amazon.com/images/I/418YnvrUFYL.jpg" xlink:type="simple">https://m.media-amazon.com/images/I/418YnvrUFYL.jpg</text:a></text:p>
          </table:table-cell>
          <table:table-cell office:value-type="string" calcext:value-type="string">
            <text:p>GRACIOUS MART (1 pcs Keychain Design Cute Kawaii Cute Accessories Cartoon Soft Silicone Starbuck Backpack School Bag Home Car Birthday Gift</text:p>
          </table:table-cell>
          <table:table-cell office:value-type="float" office:value="550" calcext:value-type="float">
            <text:p>550</text:p>
          </table:table-cell>
          <table:table-cell office:value-type="string" calcext:value-type="string">
            <text:p>Keychain</text:p>
          </table:table-cell>
          <table:table-cell office:value-type="float" office:value="29" calcext:value-type="float">
            <text:p>29</text:p>
          </table:table-cell>
          <table:table-cell office:value-type="float" office:value="4.1" calcext:value-type="float">
            <text:p>4.1</text:p>
          </table:table-cell>
          <table:table-cell office:value-type="float" office:value="22" calcext:value-type="float">
            <text:p>22</text:p>
          </table:table-cell>
          <table:table-cell office:value-type="string" calcext:value-type="string">
            <text:p><text:a xlink:href="https://m.media-amazon.com/images/I/418YnvrUFYL.jpg,https://m.media-amazon.com/images/I/61cBlR59ADL._SX679_.jpg,https://m.media-amazon.com/images/I/617Ms41Gb+L._SX679_.jpg,https://m.media-amazon.com/images/I/61OQ0Zi+FML._SX679_.jpg,https://m.media-amazon.com/images/I/61OQ0Zi+FML._SX679_.jpg" xlink:type="simple">https://m.media-amazon.com/images/I/418YnvrUFYL.jpg,https://m.media-amazon.com/images/I/61cBlR59ADL._SX679_.jpg,https://m.media-amazon.com/images/I/617Ms41Gb+L._SX679_.jpg,https://m.media-amazon.com/images/I/61OQ0Zi+FML._SX679_.jpg,https://m.media-amazon.com/images/I/61OQ0Zi+FML._SX679_.jpg</text:a></text:p>
          </table:table-cell>
          <table:table-cell office:value-type="string" calcext:value-type="string">
            <text:p>Nike</text:p>
          </table:table-cell>
          <table:table-cell office:value-type="string" calcext:value-type="string">
            <text:p>HIGH QUALITY MATERIALS: Backpack keychains are made of 100% premium quality silicone rubber, safe and non-toxic, simple and stylish, not easy to break, adults and children can safely carry and collect.</text:p>
            <text:p>PERFECT GIFTS : Personalized and cute keychains gifts are suitable for women and girls. A special gift for any occasion or celebration. Mom's gift, sisters’s gifts, granddaughters’s gifts, grandmother’s gift, best friends’s gifts, Christmas gifts, Valentine's Day gifts, Thanksgiving gifts, easter gifts, girls school season gifts, graduation season gifts and so on</text:p>
            <text:p>MULTIPLE APPLICABILITY : Pretty keychain for women can be used for family keys, office keys. Bling keychain accessories also suitable for most car keys, compatible with keychain for women, Hyundai keychain, Audi keychain etc. The heart-shaped rhinestone key chain pendant can be perfect with bag, car accessory, suitcases, handbags, purse bag and other items. Sparkly car keychain for women can help you find your keys quickly,practical design makes your life more convenient.</text:p>
          </table:table-cell>
          <table:table-cell table:number-columns-repeated="1014"/>
        </table:table-row>
        <table:table-row table:style-name="ro2">
          <table:table-cell office:value-type="string" calcext:value-type="string">
            <text:p><text:a xlink:href="https://m.media-amazon.com/images/I/61y7Mmex4eL._SX679_.jpg" xlink:type="simple">https://m.media-amazon.com/images/I/61y7Mmex4eL._SX679_.jpg</text:a></text:p>
          </table:table-cell>
          <table:table-cell office:value-type="string" calcext:value-type="string">
            <text:p>Suffix Retail Keychain For Car, Premium Keychain For Men Used As Keychain For Bike, Best Keychain For Boys</text:p>
          </table:table-cell>
          <table:table-cell office:value-type="float" office:value="600" calcext:value-type="float">
            <text:p>600</text:p>
          </table:table-cell>
          <table:table-cell office:value-type="string" calcext:value-type="string">
            <text:p>Keychain</text:p>
          </table:table-cell>
          <table:table-cell office:value-type="float" office:value="24" calcext:value-type="float">
            <text:p>24</text:p>
          </table:table-cell>
          <table:table-cell office:value-type="float" office:value="3.9" calcext:value-type="float">
            <text:p>3.9</text:p>
          </table:table-cell>
          <table:table-cell office:value-type="float" office:value="12" calcext:value-type="float">
            <text:p>12</text:p>
          </table:table-cell>
          <table:table-cell office:value-type="string" calcext:value-type="string">
            <text:p><text:a xlink:href="https://m.media-amazon.com/images/I/61y7Mmex4eL._SX679_.jpg,https://m.media-amazon.com/images/I/61C5XHzpQUL._SX679_.jpg,https://m.media-amazon.com/images/I/617pH5BzviL._SX679_.jpg,https://m.media-amazon.com/images/I/61PpGUDiFJL._SX679_.jpg,https://m.media-amazon.com/images/I/61ClaHisTTL._SX679_.jpg" xlink:type="simple">https://m.media-amazon.com/images/I/61y7Mmex4eL._SX679_.jpg,https://m.media-amazon.com/images/I/61C5XHzpQUL._SX679_.jpg,https://m.media-amazon.com/images/I/617pH5BzviL._SX679_.jpg,https://m.media-amazon.com/images/I/61PpGUDiFJL._SX679_.jpg,https://m.media-amazon.com/images/I/61ClaHisTTL._SX679_.jpg</text:a></text:p>
          </table:table-cell>
          <table:table-cell office:value-type="string" calcext:value-type="string">
            <text:p>Nike</text:p>
          </table:table-cell>
          <table:table-cell office:value-type="string" calcext:value-type="string">
            <text:p>Premium Keychain for Men is the epitome of sophistication and refinement. Meticulously crafted from high-quality materials such as genuine leather, stainless steel, and carbon fiber, these keychains exude luxury at every turn.</text:p>
            <text:p>Best Keychain for Boys combines rugged durability with playful designs, making them the perfect accessory for the young adventurer on the go. From vibrant colors to eye-catching motifs, our keychains add a pop of personality to any set of keys, backpack, or school bag.</text:p>
          </table:table-cell>
          <table:table-cell table:number-columns-repeated="1014"/>
        </table:table-row>
        <table:table-row table:style-name="ro5">
          <table:table-cell office:value-type="string" calcext:value-type="string">
            <text:p>https://m.media-amazon.com/images/I/51BzSf0pJBL._SX679_.jpg</text:p>
          </table:table-cell>
          <table:table-cell office:value-type="string" calcext:value-type="string">
            <text:p>Daiyamondo Perfect Cute Panda | Anime | Silicon 3d Rubber keychain Suitable for Bag Charms | keychain for bike | key rings for car | gifts for girls</text:p>
          </table:table-cell>
          <table:table-cell office:value-type="float" office:value="450" calcext:value-type="float">
            <text:p>450</text:p>
          </table:table-cell>
          <table:table-cell office:value-type="string" calcext:value-type="string">
            <text:p>Keychain</text:p>
          </table:table-cell>
          <table:table-cell office:value-type="float" office:value="10" calcext:value-type="float">
            <text:p>10</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text:a xlink:href="https://m.media-amazon.com/images/I/51BzSf0pJBL._SX679_.jpg,https://m.media-amazon.com/images/I/51JZNG+-XrL._SX679_.jpg" xlink:type="simple">https://m.media-amazon.com/images/I/51BzSf0pJBL._SX679_.jpg,https://m.media-amazon.com/images/I/51JZNG+-XrL._SX679_.jpg</text:a></text:p>
          </table:table-cell>
          <table:table-cell office:value-type="string" calcext:value-type="string">
            <text:p>Nike</text:p>
          </table:table-cell>
          <table:table-cell office:value-type="string" calcext:value-type="string">
            <text:p>FUN AND CUTE: Delight in the cuteness of our Daiyamondo Perfect Cute Panda Keychain featuring an adorable anime character, adding a fun element to your accessories.</text:p>
            <text:p>PREMIUM QUALITY: Made with high-grade silicon, this 3D rubber keychain is designed for durability and can withstand everyday wear and tear.</text:p>
            <text:p>VERSATILE CHARM: Use it as a bag charm, keychain for your bike, or add some flair to your car keys - our keychain is perfect for multiple uses.</text:p>
            <text:p>IDEAL GIFT: Looking for a thoughtful gift for a special girl in your life? This Panda Keychain makes for a unique and heartwarming present.</text:p>
            <text:p>EASY TO ATTACH: The keychain comes with a secure clasp, making it easy to attach to your belongings without any hassle.</text:p>
          </table:table-cell>
          <table:table-cell table:number-columns-repeated="1014"/>
        </table:table-row>
        <table:table-row table:style-name="ro3">
          <table:table-cell office:value-type="string" calcext:value-type="string">
            <text:p>https://m.media-amazon.com/images/I/61zoW6fVYTL._SX679_.jpg</text:p>
          </table:table-cell>
          <table:table-cell office:value-type="string" calcext:value-type="string">
            <text:p>wolpin 1 Pc Car Keyring &amp; Keychain Ring Waist Hanging Metal Keychain Simple Holder Clip For Car, Bike, Office Home Keys, Silver</text:p>
          </table:table-cell>
          <table:table-cell office:value-type="float" office:value="599" calcext:value-type="float">
            <text:p>599</text:p>
          </table:table-cell>
          <table:table-cell office:value-type="string" calcext:value-type="string">
            <text:p>Keychain</text:p>
          </table:table-cell>
          <table:table-cell office:value-type="float" office:value="40" calcext:value-type="float">
            <text:p>40</text:p>
          </table:table-cell>
          <table:table-cell office:value-type="float" office:value="4.1" calcext:value-type="float">
            <text:p>4.1</text:p>
          </table:table-cell>
          <table:table-cell office:value-type="float" office:value="70" calcext:value-type="float">
            <text:p>70</text:p>
          </table:table-cell>
          <table:table-cell office:value-type="string" calcext:value-type="string">
            <text:p><text:a xlink:href="https://m.media-amazon.com/images/I/61zoW6fVYTL._SX679_.jpg,https://m.media-amazon.com/images/I/61zoW6fVYTL._SX679_.jpg,https://m.media-amazon.com/images/I/51vZDgsTJtL._SY741_.jpg,https://m.media-amazon.com/images/I/51i0YcGObtL._SX679_.jpg" xlink:type="simple">https://m.media-amazon.com/images/I/61zoW6fVYTL._SX679_.jpg,https://m.media-amazon.com/images/I/61zoW6fVYTL._SX679_.jpg,https://m.media-amazon.com/images/I/51vZDgsTJtL._SY741_.jpg,https://m.media-amazon.com/images/I/51i0YcGObtL._SX679_.jpg</text:a></text:p>
          </table:table-cell>
          <table:table-cell office:value-type="string" calcext:value-type="string">
            <text:p>Nike</text:p>
          </table:table-cell>
          <table:table-cell office:value-type="string" calcext:value-type="string">
            <text:p>Multi-Purpose - Can be used as a key chain for Car, bike, tags for your luggage, purse or car keys. Also great for clipping on your backpack, airpods case or purse.</text:p>
            <text:p>Material &amp; Size: Zinc Alloy, 4.8 x 2.8 cm</text:p>
            <text:p>It's a suitable gift for your friends, family, significant other, or for yourself!</text:p>
            <text:p>This key ring key chain is strong enough to carry just about anything &amp; to fit in your pocket. Hook and loop and snap hooks make it convenient to clip keys together, no more worries about keys being lost.</text:p>
          </table:table-cell>
          <table:table-cell table:number-columns-repeated="1014"/>
        </table:table-row>
        <table:table-row table:style-name="ro5">
          <table:table-cell office:value-type="string" calcext:value-type="string">
            <text:p>https://m.media-amazon.com/images/I/61DhV-5niNL._SX679_.jpg</text:p>
          </table:table-cell>
          <table:table-cell office:value-type="string" calcext:value-type="string">
            <text:p>Adornkeys Stainless Steel Personalized Keychain With Birth Flower,Custom Name Keychain,Engraved Keyring,Initial Keychain Anniversary Gift</text:p>
          </table:table-cell>
          <table:table-cell office:value-type="float" office:value="450" calcext:value-type="float">
            <text:p>450</text:p>
          </table:table-cell>
          <table:table-cell office:value-type="string" calcext:value-type="string">
            <text:p>Keychain</text:p>
          </table:table-cell>
          <table:table-cell office:value-type="float" office:value="15" calcext:value-type="float">
            <text:p>15</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text:a xlink:href="https://m.media-amazon.com/images/I/61DhV-5niNL._SX679_.jpg" xlink:type="simple">https://m.media-amazon.com/images/I/61DhV-5niNL._SX679_.jpg</text:a>,<text:a xlink:href="https://m.media-amazon.com/images/I/71YR5bzKrGL._SX679_.jpg,https://m.media-amazon.com/images/I/51+NB3dWZNL._SX679_.jpg,https://m.media-amazon.com/images/I/61Aqk-1SXnL._SX679_.jpg" xlink:type="simple">https://m.media-amazon.com/images/I/71YR5bzKrGL._SX679_.jpg,https://m.media-amazon.com/images/I/51+NB3dWZNL._SX679_.jpg,https://m.media-amazon.com/images/I/61Aqk-1SXnL._SX679_.jpg</text:a></text:p>
          </table:table-cell>
          <table:table-cell office:value-type="string" calcext:value-type="string">
            <text:p>Nike</text:p>
          </table:table-cell>
          <table:table-cell office:value-type="string" calcext:value-type="string">
            <text:p>personalized keychain for men,keychain personalized for kids,personalized keychain gift,gifts for mom keychain,small gift keychains,personalized gift for dad keychain,gifts for mom from daughter keychain,acrossleather,birth flower charm,birth flower choker</text:p>
            <text:p>Add your personalization: Eg: Flower: March Name:Bella and Initial: "Ato Z" On the back: Custom message engraving available, kindly ask for same</text:p>
            <text:p>Color Avialable :- Gold/Silver/Rose Gold, On demand Black color also available, please ask while sharing order id for black</text:p>
            <text:p>Materials:High Quality Stainless Steel/Brass</text:p>
            <text:p>Choose the color then Choose the design styles and Add your personalization: Thank you</text:p>
          </table:table-cell>
          <table:table-cell table:number-columns-repeated="1014"/>
        </table:table-row>
        <table:table-row table:style-name="ro10">
          <table:table-cell office:value-type="string" calcext:value-type="string">
            <text:p>https://m.media-amazon.com/images/I/51M2YN4OzGL._SX679_.jpg</text:p>
          </table:table-cell>
          <table:table-cell office:value-type="string" calcext:value-type="string">
            <text:p>AstonAndia Leather 2 Pcs Key Chain For Car Keychain For Men Key Ring Bike Keychain Fashion Keychains For Women Bag Hanging Keychain With Box, Brown</text:p>
          </table:table-cell>
          <table:table-cell office:value-type="float" office:value="500" calcext:value-type="float">
            <text:p>500</text:p>
          </table:table-cell>
          <table:table-cell office:value-type="string" calcext:value-type="string">
            <text:p>Keychain</text:p>
          </table:table-cell>
          <table:table-cell office:value-type="float" office:value="4" calcext:value-type="float">
            <text:p>4</text:p>
          </table:table-cell>
          <table:table-cell office:value-type="float" office:value="4.2" calcext:value-type="float">
            <text:p>4.2</text:p>
          </table:table-cell>
          <table:table-cell office:value-type="float" office:value="4" calcext:value-type="float">
            <text:p>4</text:p>
          </table:table-cell>
          <table:table-cell office:value-type="string" calcext:value-type="string">
            <text:p><text:a xlink:href="https://m.media-amazon.com/images/I/51M2YN4OzGL._SX679_.jpg,https://m.media-amazon.com/images/I/71HIoTkXnzL._SX679_.jpg,https://m.media-amazon.com/images/I/71HIoTkXnzL._SX679_.jpg,https://m.media-amazon.com/images/I/61i3r7CAzCL._SX679_.jpg,https://m.media-amazon.com/images/I/61jVL329fKL._SX679_.jpg" xlink:type="simple">https://m.media-amazon.com/images/I/51M2YN4OzGL._SX679_.jpg,https://m.media-amazon.com/images/I/71HIoTkXnzL._SX679_.jpg,https://m.media-amazon.com/images/I/71HIoTkXnzL._SX679_.jpg,https://m.media-amazon.com/images/I/61i3r7CAzCL._SX679_.jpg,https://m.media-amazon.com/images/I/61jVL329fKL._SX679_.jpg</text:a></text:p>
          </table:table-cell>
          <table:table-cell office:value-type="string" calcext:value-type="string">
            <text:p>Nike</text:p>
          </table:table-cell>
          <table:table-cell office:value-type="string" calcext:value-type="string">
            <text:p>【Package Includes】The box contained two leather keychains. One black, one brown, stylish and simple colors will make your keys look even better.Rust prevention and corrosion resistance.</text:p>
            <text:p>【Advanced Leather】The key chain for car is made of leather, with fine texture, soft feel and soft luster. Soft leather allows you to carry around without friction with other items and damage the quality of the leather.Ensuring durability and longevity.</text:p>
            <text:p>【Lightweight and Portable】Our key chains are compact and lightweight, making them easy to carry on the go.Whether you slip them into your pocket, attach them to your backpack, or fasten them onto your belt,bag hanging keychain won't burden you.</text:p>
          </table:table-cell>
          <table:table-cell table:number-columns-repeated="1014"/>
        </table:table-row>
        <table:table-row table:style-name="ro3">
          <table:table-cell office:value-type="string" calcext:value-type="string">
            <text:p><text:a xlink:href="https://m.media-amazon.com/images/I/41wL7MXEgvL._SX300_SY300_QL70_FMwebp_.jpg" xlink:type="simple">https://m.media-amazon.com/images/I/41wL7MXEgvL._SX300_SY300_QL70_FMwebp_.jpg</text:a></text:p>
          </table:table-cell>
          <table:table-cell office:value-type="string" calcext:value-type="string">
            <text:p>NUKKAD TALES Inhale Exhale – White, Aesthetic table decor for home or office, desk or Shelf. Quirky room decoration showpiece, ideal for birthday gift, corporate gift, and inspiring wall decor</text:p>
          </table:table-cell>
          <table:table-cell office:value-type="float" office:value="450" calcext:value-type="float">
            <text:p>450</text:p>
          </table:table-cell>
          <table:table-cell office:value-type="string" calcext:value-type="string">
            <text:p>Decor </text:p>
          </table:table-cell>
          <table:table-cell office:value-type="float" office:value="4" calcext:value-type="float">
            <text:p>4</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ext:p><text:a xlink:href="https://m.media-amazon.com/images/I/41wL7MXEgvL._SX300_SY300_QL70_Fmwebp_.jpg,https://m.media-amazon.com/images/I/517DyZ6pdZL._SX679_.jpg,https://m.media-amazon.com/images/I/51gYsUAF7CL._SX679_.jpg,https://m.media-amazon.com/images/I/51c83XbNu4L._SX679_.jpg,https://m.media-amazon.com/images/I/51A3Voup5fL._SX679_.jpg" xlink:type="simple">https://m.media-amazon.com/images/I/41wL7MXEgvL._SX300_SY300_QL70_Fmwebp_.jpg,https://m.media-amazon.com/images/I/517DyZ6pdZL._SX679_.jpg,https://m.media-amazon.com/images/I/51gYsUAF7CL._SX679_.jpg,https://m.media-amazon.com/images/I/51c83XbNu4L._SX679_.jpg,https://m.media-amazon.com/images/I/51A3Voup5fL._SX679_.jpg</text:a></text:p>
          </table:table-cell>
          <table:table-cell office:value-type="string" calcext:value-type="string">
            <text:p>Ayesha</text:p>
          </table:table-cell>
          <table:table-cell office:value-type="string" calcext:value-type="string">
            <text:p>Quirky Home Decor: Infuse personality into your living spaces with unique and unconventional decor items that spark conversations and add a touch of playfulness.</text:p>
            <text:p>Motivational Wall Hanging: Stylish Quotes for Inspiring Wall Decor. Perfect for Office or Home Decoration, adding a touch of motivation and elegance to your space.</text:p>
            <text:p>Motivational Gift Idea: Inspiring Frames for Meaningful Occasions. Perfect for Birthdays, Celebrations, and Special Moments, uplifting and motivating your loved ones.</text:p>
            <text:p>Table Accent: Infuse Positivity into Your Home Decor. Ideal for center table or Enhancing Any Room's Aesthetic. Perfect for Gifting, Spreading Inspiration and Motivation.</text:p>
          </table:table-cell>
          <table:table-cell table:number-columns-repeated="1014"/>
        </table:table-row>
        <table:table-row table:style-name="ro2">
          <table:table-cell office:value-type="string" calcext:value-type="string">
            <text:p>https://m.media-amazon.com/images/I/715dmJcuJZL._SX679_.jpg</text:p>
          </table:table-cell>
          <table:table-cell office:value-type="string" calcext:value-type="string">
            <text:p>JaipurCrafts Sparkle Square Gramophone Showpiece - 23 cm (Brass, Brown, Gold)</text:p>
            <text:p/>
          </table:table-cell>
          <table:table-cell office:value-type="float" office:value="600" calcext:value-type="float">
            <text:p>600</text:p>
          </table:table-cell>
          <table:table-cell office:value-type="string" calcext:value-type="string">
            <text:p>Decor </text:p>
          </table:table-cell>
          <table:table-cell office:value-type="float" office:value="10" calcext:value-type="float">
            <text:p>10</text:p>
          </table:table-cell>
          <table:table-cell office:value-type="float" office:value="4" calcext:value-type="float">
            <text:p>4</text:p>
          </table:table-cell>
          <table:table-cell office:value-type="float" office:value="60" calcext:value-type="float">
            <text:p>60</text:p>
          </table:table-cell>
          <table:table-cell office:value-type="string" calcext:value-type="string">
            <text:p><text:a xlink:href="https://m.media-amazon.com/images/I/715dmJcuJZL._SX679_.jpg,https://m.media-amazon" xlink:type="simple">https://m.media-amazon.com/images/I/715dmJcuJZL._SX679_.jpg,https://m.media-amazon</text:a>.com/images/I/61NT1ssVHWL._SY879_.jpg,https://m.media-amazon.com/images/I/61RrfToYliL._SY879_.jpg,https://m.media-amazon.com/images/I/51-SuiiwnoL._SY879_.jpg,https://m.media-amazon.com/images/I/61OpTAvnQXL._SX679_.jpg</text:p>
          </table:table-cell>
          <table:table-cell office:value-type="string" calcext:value-type="string">
            <text:p>Ayesha</text:p>
          </table:table-cell>
          <table:table-cell office:value-type="string" calcext:value-type="string">
            <text:p>✔️ A perfect gift item on occasions like wedding, father's, mother's day, bride, birthday , mom birthday, daughter gifts, friendship gift, Great Choice as Valentine's Day Gift, christmas decor gifts for your kids. Gift for Teens, boys, girls, friends, family members etc.</text:p>
            <text:p>✔️ Decorative gramophone for your living area side, boho farmhouse table centerpieces for dining room, bookshelf, patio, library, or any vintage museum you want to decorate in &amp; with beauty &amp; elegance.</text:p>
          </table:table-cell>
          <table:table-cell table:number-columns-repeated="1014"/>
        </table:table-row>
        <table:table-row table:style-name="ro2">
          <table:table-cell office:value-type="string" calcext:value-type="string">
            <text:p>https://m.media-amazon.com/images/I/61dnDuJ-EmL._SX679_.jpg</text:p>
          </table:table-cell>
          <table:table-cell office:value-type="string" calcext:value-type="string">
            <text:p>House Of Wemy Gold Plated Lord Krishna Hands Idol with Flute, Face and Pecock Feather | Statue for Gifting, Temple, Tabletop, Office &amp; Home Decor (Pink)</text:p>
          </table:table-cell>
          <table:table-cell office:value-type="float" office:value="780" calcext:value-type="float">
            <text:p>780</text:p>
          </table:table-cell>
          <table:table-cell office:value-type="string" calcext:value-type="string">
            <text:p>Decor </text:p>
          </table:table-cell>
          <table:table-cell office:value-type="float" office:value="12" calcext:value-type="float">
            <text:p>12</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m.media-amazon.com/images/I/61dnDuJ-EmL._SX679_.jpg,https://m.media-amazon.com/images/I/81WEJWFgdrL._SX679_.jpg,https://m.media-amazon.com/images/I/71Z3qfzH+7L._SX679_.jpg,https://m.media-amazon.com/images/I/81WEJWFgdrL._SX679_.jpg" xlink:type="simple">https://m.media-amazon.com/images/I/61dnDuJ-EmL._SX679_.jpg,https://m.media-amazon.com/images/I/81WEJWFgdrL._SX679_.jpg,https://m.media-amazon.com/images/I/71Z3qfzH+7L._SX679_.jpg,https://m.media-amazon.com/images/I/81WEJWFgdrL._SX679_.jpg</text:a></text:p>
          </table:table-cell>
          <table:table-cell office:value-type="string" calcext:value-type="string">
            <text:p>Ayesha</text:p>
          </table:table-cell>
          <table:table-cell office:value-type="string" calcext:value-type="string">
            <text:p>Premium Quality: Crafted with precision and attention to detail, this high-quality idol ensures durability and long-lasting beauty, making it a cherished item for years to come, whether placed on your car dashboard, TV cabinet, or study table.</text:p>
            <text:p>Unique and Meaningful Gift: Whether for a friend, family member, or colleague, this gold-plated Lord Krishna statue is a unique and thoughtful gift choice that embodies the essence of Indian culture and spirituality, suitable for various occasions and celebrations.</text:p>
          </table:table-cell>
          <table:table-cell table:number-columns-repeated="1014"/>
        </table:table-row>
        <table:table-row table:style-name="ro11">
          <table:table-cell office:value-type="string" calcext:value-type="string">
            <text:p>https://m.media-amazon.com/images/I/81a3yjFQ6zL._SX522_.jpg</text:p>
          </table:table-cell>
          <table:table-cell office:value-type="string" calcext:value-type="string">
            <text:p>Special You Aesthetic Room Decor Items, Home Decor Items with Fairy Lights for Bedroom Artificial Vines, Green Leaves (86 inch) for Wall Decor, Balcony (4 Green Vines &amp; 1 LED Light)</text:p>
          </table:table-cell>
          <table:table-cell office:value-type="float" office:value="900" calcext:value-type="float">
            <text:p>900</text:p>
          </table:table-cell>
          <table:table-cell office:value-type="string" calcext:value-type="string">
            <text:p>Decor </text:p>
          </table:table-cell>
          <table:table-cell office:value-type="float" office:value="20" calcext:value-type="float">
            <text:p>20</text:p>
          </table:table-cell>
          <table:table-cell office:value-type="float" office:value="3.5" calcext:value-type="float">
            <text:p>3.5</text:p>
          </table:table-cell>
          <table:table-cell office:value-type="float" office:value="25" calcext:value-type="float">
            <text:p>25</text:p>
          </table:table-cell>
          <table:table-cell office:value-type="string" calcext:value-type="string">
            <text:p><text:a xlink:href="https://m.media-amazon.com/images/I/81a3yjFQ6zL._SX522_.jpg,https://m.media-amazon.com/images/I/813jdjK-wSL._SX522_.jpg,https://m.media-amazon.com/images/I/81AbLRyVqEL._SX425_.jpg,https://m.media-amazon.com/images/I/81Y8OB44xnL._SX522_.jpg" xlink:type="simple">https://m.media-amazon.com/images/I/81a3yjFQ6zL._SX522_.jpg,https://m.media-amazon.com/images/I/813jdjK-wSL._SX522_.jpg,https://m.media-amazon.com/images/I/81AbLRyVqEL._SX425_.jpg,https://m.media-amazon.com/images/I/81Y8OB44xnL._SX522_.jpg</text:a></text:p>
          </table:table-cell>
          <table:table-cell office:value-type="string" calcext:value-type="string">
            <text:p>Ayesha</text:p>
          </table:table-cell>
          <table:table-cell office:value-type="string" calcext:value-type="string">
            <text:p>he pack includes 1 string LED light with plug &amp; 4 green vines / hanging plants (86 inch)</text:p>
            <text:p>The leaves and the light string are made of high-quality polyester fabric, Each bulb produces a warm white light.</text:p>
            <text:p>These leaves and lights can be used for living room/hall/bedroom decor, wall hangings for balcony/terrace, wedding function, birthday party, and Diwali decorations. It can also be used as a backdrop for video shoots.</text:p>
          </table:table-cell>
          <table:table-cell table:number-columns-repeated="1014"/>
        </table:table-row>
        <table:table-row table:style-name="ro2">
          <table:table-cell office:value-type="string" calcext:value-type="string">
            <text:p>https://m.media-amazon.com/images/I/51dVpAjhtlL._SX300_SY300_QL70_FMwebp_.jpg</text:p>
          </table:table-cell>
          <table:table-cell office:value-type="string" calcext:value-type="string">
            <text:p>kotart Premium Digital Madhubani Paintings with Frame for Home Decoration - Pichwai Decor Painting for Living Room Bedroom Office Room Decor - Painting for Wall Decoration - Pack of 6 (Combo07)</text:p>
          </table:table-cell>
          <table:table-cell office:value-type="float" office:value="950" calcext:value-type="float">
            <text:p>950</text:p>
          </table:table-cell>
          <table:table-cell office:value-type="string" calcext:value-type="string">
            <text:p>Decor </text:p>
          </table:table-cell>
          <table:table-cell office:value-type="float" office:value="25" calcext:value-type="float">
            <text:p>25</text:p>
          </table:table-cell>
          <table:table-cell office:value-type="float" office:value="4.2" calcext:value-type="float">
            <text:p>4.2</text:p>
          </table:table-cell>
          <table:table-cell office:value-type="float" office:value="22" calcext:value-type="float">
            <text:p>22</text:p>
          </table:table-cell>
          <table:table-cell office:value-type="string" calcext:value-type="string">
            <text:p><text:a xlink:href="https://m.media-amazon.com/images/I/51dVpAjhtlL._SX300_SY300_QL70_Fmwebp_.jpg,https://m.media-amazon.com/images/I/818Rcj6sOVL._SX679_.jpg,https://m.media-amazon.com/images/I/71G-UknLTML._SX679_.jpg,https://m.media-amazon.com/images/I/71QIXsZfSTL._SX679_.jpg,https://m.media-amazon.com/images/I/81FUG3Y64EL._SX679_.jpg" xlink:type="simple">https://m.media-amazon.com/images/I/51dVpAjhtlL._SX300_SY300_QL70_Fmwebp_.jpg,https://m.media-amazon.com/images/I/818Rcj6sOVL._SX679_.jpg,https://m.media-amazon.com/images/I/71G-UknLTML._SX679_.jpg,https://m.media-amazon.com/images/I/71QIXsZfSTL._SX679_.jpg,https://m.media-amazon.com/images/I/81FUG3Y64EL._SX679_.jpg</text:a></text:p>
          </table:table-cell>
          <table:table-cell office:value-type="string" calcext:value-type="string">
            <text:p>Ayesha</text:p>
          </table:table-cell>
          <table:table-cell table:style-name="ce8" office:value-type="string" calcext:value-type="string">
            <text:p><text:span text:style-name="T2">GREAT FOR GIFTING - These framed postersencourage everyone to live a positive life and achieve more. Its longevity and great use would give them something to remember you forever. It’s a great Motivational Gift for Girl, Men, Boy, Student, Brother &amp; Friends.It serves as a perfect gift for your loved ones, colleagues and friends.</text:span></text:p>
            <text:p><text:span text:style-name="T2">REUSABLE FRAMES - If you want to change the Artwork with another poster or photo after some time, you can do so. You required to remove MDF Wood Board and put the new image of your choice.</text:span></text:p>
          </table:table-cell>
          <table:table-cell table:number-columns-repeated="1014"/>
        </table:table-row>
        <table:table-row table:style-name="ro5">
          <table:table-cell office:value-type="string" calcext:value-type="string">
            <text:p>https://m.media-amazon.com/images/I/91Wl5V0sBcL._SX679_.jpg</text:p>
          </table:table-cell>
          <table:table-cell office:value-type="string" calcext:value-type="string">
            <text:p>Two Moustaches Brass Ganesha Swastika Wall Hanging, Brass Ganesha for Decor (7 x 7 Inches, Yellow)</text:p>
            <text:p/>
          </table:table-cell>
          <table:table-cell office:value-type="float" office:value="480" calcext:value-type="float">
            <text:p>480</text:p>
          </table:table-cell>
          <table:table-cell office:value-type="string" calcext:value-type="string">
            <text:p>Decor </text:p>
          </table:table-cell>
          <table:table-cell office:value-type="float" office:value="29" calcext:value-type="float">
            <text:p>29</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a xlink:href="https://m.media-amazon.com/images/I/91Wl5V0sBcL._SX679_.jpg,https://m.media-amazon.com/images/I/812XuDjRoEL._SX679_.jpg,https://m.media-amazon.com/images/I/91bHNVt8CzL._SX679_.jpg,https://m.media-amazon.com/images/I/81Y4q-UP1zL._SX679_.jpg" xlink:type="simple">https://m.media-amazon.com/images/I/91Wl5V0sBcL._SX679_.jpg,https://m.media-amazon.com/images/I/812XuDjRoEL._SX679_.jpg,https://m.media-amazon.com/images/I/91bHNVt8CzL._SX679_.jpg,https://m.media-amazon.com/images/I/81Y4q-UP1zL._SX679_.jpg</text:a></text:p>
          </table:table-cell>
          <table:table-cell office:value-type="string" calcext:value-type="string">
            <text:p>Ayesha</text:p>
          </table:table-cell>
          <table:table-cell office:value-type="string" calcext:value-type="string">
            <text:p>Material: Brass</text:p>
            <text:p>Dimensions : Length: 7 inches (17.5 cm) , Width: 1 inches (2 cm) , Height: 7 inches (17.5 cm)</text:p>
            <text:p>Package Contains: 1 Unit Of Brass Swastika Ganesha Wall Hanging</text:p>
            <text:p>Divine Décor: Add a touch of spirituality and elegance to your living space with our Brass Ganesha Swastika Wall Hanging. This intricately crafted piece serves as a symbol of positivity and prosperity.</text:p>
            <text:p>Size Matters: Measuring 7 x 7 inches, this wall hanging is the perfect size to enhance any wall in your home. Its compact design allows for versatile placement, whether in the living room, bedroom, or any sacred space.</text:p>
          </table:table-cell>
          <table:table-cell table:number-columns-repeated="1014"/>
        </table:table-row>
        <table:table-row table:style-name="ro4">
          <table:table-cell office:value-type="string" calcext:value-type="string">
            <text:p>https://m.media-amazon.com/images/I/71ZeHFl-tOL._SX679_.jpg</text:p>
          </table:table-cell>
          <table:table-cell office:value-type="string" calcext:value-type="string">
            <text:p>Ingo creation Wooden Wall Shelf Shelves Art Hanging Decor for Wall Diwali Decoration Items Home Decor - Floating Display Rack Shelves Artwork for Living Room Kitchen Bedroom Ideal for Gifting</text:p>
            <text:p/>
          </table:table-cell>
          <table:table-cell office:value-type="float" office:value="499" calcext:value-type="float">
            <text:p>499</text:p>
          </table:table-cell>
          <table:table-cell office:value-type="string" calcext:value-type="string">
            <text:p>Decor </text:p>
          </table:table-cell>
          <table:table-cell office:value-type="float" office:value="24" calcext:value-type="float">
            <text:p>24</text:p>
          </table:table-cell>
          <table:table-cell office:value-type="float" office:value="4.3" calcext:value-type="float">
            <text:p>4.3</text:p>
          </table:table-cell>
          <table:table-cell office:value-type="float" office:value="10" calcext:value-type="float">
            <text:p>10</text:p>
          </table:table-cell>
          <table:table-cell office:value-type="string" calcext:value-type="string">
            <text:p><text:a xlink:href="https://m.media-amazon.com/images/I/71ZeHFl-tOL._SX679_.jpg,https://m.media-amazon.com/images/I/91e8WLkcKkL._SX679_.jpg,https://m.media-amazon.com/images/I/61Y6E40OztL._SX679_.jpg,https://m.media-amazon.com/images/I/91ddGjk0d1L._SX679_.jpg" xlink:type="simple">https://m.media-amazon.com/images/I/71ZeHFl-tOL._SX679_.jpg,https://m.media-amazon.com/images/I/91e8WLkcKkL._SX679_.jpg,https://m.media-amazon.com/images/I/61Y6E40OztL._SX679_.jpg,https://m.media-amazon.com/images/I/91ddGjk0d1L._SX679_.jpg</text:a></text:p>
          </table:table-cell>
          <table:table-cell office:value-type="string" calcext:value-type="string">
            <text:p>Ayesha</text:p>
          </table:table-cell>
          <table:table-cell office:value-type="string" calcext:value-type="string">
            <text:p>Stylish and Functional: Elevate your home or office decor with this stylish wall shelf hanging that seamlessly combines aesthetics with functionality.</text:p>
            <text:p>Premium Quality: Crafted from high-quality engineered wood, this shelf is not only visually appealing but also durable and eco-friendly.</text:p>
            <text:p>Versatile Design: Its sleek and modern design makes it a perfect fit for any room, from living rooms and bedrooms to kitchens and offices.</text:p>
          </table:table-cell>
          <table:table-cell table:number-columns-repeated="1014"/>
        </table:table-row>
        <table:table-row table:style-name="ro2">
          <table:table-cell office:value-type="string" calcext:value-type="string">
            <text:p>https://m.media-amazon.com/images/I/51dOaIHqEkL._SX300_SY300_QL70_FMwebp_.jpg</text:p>
          </table:table-cell>
          <table:table-cell office:value-type="string" calcext:value-type="string">
            <text:p>Furniture Cafe Wooden Wall Shelves | Corner Hanging Shelf for Living Room Stylish | Zig Zag Home Decor Floating Display Rack Storage Organizer Unique Design with Finish 5 Tiers (Brown Finish)</text:p>
            <text:p/>
          </table:table-cell>
          <table:table-cell office:value-type="float" office:value="699" calcext:value-type="float">
            <text:p>699</text:p>
          </table:table-cell>
          <table:table-cell office:value-type="string" calcext:value-type="string">
            <text:p>Decor </text:p>
          </table:table-cell>
          <table:table-cell office:value-type="float" office:value="10" calcext:value-type="float">
            <text:p>10</text:p>
          </table:table-cell>
          <table:table-cell office:value-type="float" office:value="4" calcext:value-type="float">
            <text:p>4</text:p>
          </table:table-cell>
          <table:table-cell office:value-type="float" office:value="70" calcext:value-type="float">
            <text:p>70</text:p>
          </table:table-cell>
          <table:table-cell office:value-type="string" calcext:value-type="string">
            <text:p><text:a xlink:href="https://m.media-amazon.com/images/I/51dOaIHqEkL._SX300_SY300_QL70_Fmwebp_.jpg,https://m.media-amazon.com/images/I/81wmQrf-3xL._SX679_.jpg,https://m.media-amazon.com/images/I/81+eYeifgDL._SX679_.jpg,https://m.media-amazon.com/images/I/81Lh6J-ieRL._SX679_.jpg,https://m.media-amazon.com/images/I/81Lh6J-ieRL._SX679_.jpg" xlink:type="simple">https://m.media-amazon.com/images/I/51dOaIHqEkL._SX300_SY300_QL70_Fmwebp_.jpg,https://m.media-amazon.com/images/I/81wmQrf-3xL._SX679_.jpg,https://m.media-amazon.com/images/I/81+eYeifgDL._SX679_.jpg,https://m.media-amazon.com/images/I/81Lh6J-ieRL._SX679_.jpg,https://m.media-amazon.com/images/I/81Lh6J-ieRL._SX679_.jpg</text:a></text:p>
          </table:table-cell>
          <table:table-cell office:value-type="string" calcext:value-type="string">
            <text:p>Ayesha</text:p>
          </table:table-cell>
          <table:table-cell office:value-type="string" calcext:value-type="string">
            <text:p>𝐌𝐚𝐝𝐞 𝐅𝐫𝐨𝐦 𝐋𝐢𝐠𝐡𝐭 𝐘𝐞𝐭 𝐒𝐭𝐮𝐫𝐝𝐲 𝐌𝐃𝐅 𝐌𝐚𝐭𝐞𝐫𝐢𝐚𝐥 5-tier decorative corner shelf is the perfect eye-catching pedestal to hold and showcase your items securely; Built to hold, built to last.</text:p>
            <text:p>𝐄𝐚𝐬𝐲 𝐒𝐞𝐭𝐮𝐩 &amp; 𝐏𝐫𝐚𝐜𝐭𝐢𝐜𝐚𝐥 Numbered parts and detailed instructions for simple assembly; Decorative and functional for your home, office, or dorm room</text:p>
          </table:table-cell>
          <table:table-cell table:number-columns-repeated="1014"/>
        </table:table-row>
        <table:table-row table:style-name="ro3">
          <table:table-cell office:value-type="string" calcext:value-type="string">
            <text:p>https://m.media-amazon.com/images/I/81twUuCFQcL._SX679_.jpg</text:p>
          </table:table-cell>
          <table:table-cell office:value-type="string" calcext:value-type="string">
            <text:p>zart Samadhi Buddha Showpiece for Home &amp; Office Decor Gift Itam(11 inch Golden &amp; Silver)</text:p>
            <text:p/>
          </table:table-cell>
          <table:table-cell office:value-type="float" office:value="650" calcext:value-type="float">
            <text:p>650</text:p>
          </table:table-cell>
          <table:table-cell office:value-type="string" calcext:value-type="string">
            <text:p>Decor </text:p>
          </table:table-cell>
          <table:table-cell office:value-type="float" office:value="40" calcext:value-type="float">
            <text:p>4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m.media-amazon.com/images/I/81twUuCFQcL._SX679_.jpg,https://m.media-amazon.com/images/I/81k6RfZs1IL._SX679_.jpg,https://m.media-amazon.com/images/I/81++gqyRvUL._SX679_.jpg,https://m.media-amazon.com/images/I/81raM4tX9ML._SX679_.jpg" xlink:type="simple">https://m.media-amazon.com/images/I/81twUuCFQcL._SX679_.jpg,https://m.media-amazon.com/images/I/81k6RfZs1IL._SX679_.jpg,https://m.media-amazon.com/images/I/81++gqyRvUL._SX679_.jpg,https://m.media-amazon.com/images/I/81raM4tX9ML._SX679_.jpg</text:a></text:p>
          </table:table-cell>
          <table:table-cell office:value-type="string" calcext:value-type="string">
            <text:p>Ayesha</text:p>
          </table:table-cell>
          <table:table-cell office:value-type="string" calcext:value-type="string">
            <text:p>Buddha Brings Peace and Positive Energy at your Home . According to Vastu, placing the Buddha at different places in your home can impact your mental health and peace. Here we present one of the most amazing design of Lord Buddha for your home and loved ones. Made by our professional with perfection.</text:p>
            <text:p>Perfect for adding a decorative touch to any bedroom, living area, dining table, office, spa, nursery, or even a foyer or entryway.</text:p>
            <text:p>Made of poly resin. Statue is resistant to any, even the most unfavorable, weather conditions: temperature changes, dampness, moisture, frost, sunlight.</text:p>
            <text:p>Lawn figure can be outdoors all year long. Figure is empty inside.</text:p>
          </table:table-cell>
          <table:table-cell table:number-columns-repeated="1014"/>
        </table:table-row>
        <table:table-row table:style-name="ro2">
          <table:table-cell office:value-type="string" calcext:value-type="string">
            <text:p>https://m.media-amazon.com/images/I/71sygUxFHxL._SX679_.jpg</text:p>
          </table:table-cell>
          <table:table-cell office:value-type="string" calcext:value-type="string">
            <text:p>EXPART HANDICRAFTS Wall Shelf intersecting Wooden Wall Rack Stand for Living Room, Home Decor Items Beautiful Wooden Decorative Floating Wall Shelves (Black &amp; Yellow)</text:p>
            <text:p/>
          </table:table-cell>
          <table:table-cell office:value-type="float" office:value="750" calcext:value-type="float">
            <text:p>750</text:p>
          </table:table-cell>
          <table:table-cell office:value-type="string" calcext:value-type="string">
            <text:p>Decor </text:p>
          </table:table-cell>
          <table:table-cell office:value-type="float" office:value="15" calcext:value-type="float">
            <text:p>15</text:p>
          </table:table-cell>
          <table:table-cell office:value-type="float" office:value="4.4" calcext:value-type="float">
            <text:p>4.4</text:p>
          </table:table-cell>
          <table:table-cell office:value-type="float" office:value="4" calcext:value-type="float">
            <text:p>4</text:p>
          </table:table-cell>
          <table:table-cell office:value-type="string" calcext:value-type="string">
            <text:p><text:a xlink:href="https://m.media-amazon.com/images/I/71sygUxFHxL._SX679_.jpg,https://m.media-amazon.com/images/I/714KFO0HCTL._SX679_.jpg,https://m.media-amazon.com/images/I/71Brhc96BRL._SX679_.jpg" xlink:type="simple">https://m.media-amazon.com/images/I/71sygUxFHxL._SX679_.jpg,https://m.media-amazon.com/images/I/714KFO0HCTL._SX679_.jpg,https://m.media-amazon.com/images/I/71Brhc96BRL._SX679_.jpg</text:a></text:p>
          </table:table-cell>
          <table:table-cell office:value-type="string" calcext:value-type="string">
            <text:p>Ayesha</text:p>
          </table:table-cell>
          <table:table-cell office:value-type="string" calcext:value-type="string">
            <text:p>This easy to hang shelf comes with hanging hardware and requires minimal assembly. No visible connectors. Includes step by step instructions for easy installation. When dirty, wipe it clean with a soft damp cloth and wipe dry with a clean cloth. Please note: all dimensions are manually measured with a possible deviation.</text:p>
            <text:p>Clean and minimalistic in look, will display small items, photo frames and collectibles. Create a lasting effect in any living room or office space with this unique design. These shelves will go great in your bedroom and even for the bathroom. Because of its coated finish, it easily combines with most decors.</text:p>
          </table:table-cell>
          <table:table-cell table:number-columns-repeated="1014"/>
        </table:table-row>
        <table:table-row table:style-name="ro2">
          <table:table-cell office:value-type="string" calcext:value-type="string">
            <text:p><text:a xlink:href="https://m.media-amazon.com/images/I/51nwbnXXIgL._SX300_SY300_QL70_FMwebp_.jpg" xlink:type="simple">https://m.media-amazon.com/images/I/51nwbnXXIgL._SX300_SY300_QL70_FMwebp_.jpg</text:a></text:p>
          </table:table-cell>
          <table:table-cell office:value-type="string" calcext:value-type="string">
            <text:p>Homesake Home Decor Hanging Light, Pendant Ceiling Lights for Home Decoration, Home Decor Items for Living Room, Lighting for Home, Diwali Decoration Items for Home Decor - (Golden)</text:p>
            <text:p/>
          </table:table-cell>
          <table:table-cell office:value-type="float" office:value="1850" calcext:value-type="float">
            <text:p>1850</text:p>
          </table:table-cell>
          <table:table-cell office:value-type="string" calcext:value-type="string">
            <text:p>Decor </text:p>
          </table:table-cell>
          <table:table-cell office:value-type="float" office:value="4" calcext:value-type="float">
            <text:p>4</text:p>
          </table:table-cell>
          <table:table-cell office:value-type="float" office:value="3.6" calcext:value-type="float">
            <text:p>3.6</text:p>
          </table:table-cell>
          <table:table-cell office:value-type="float" office:value="20" calcext:value-type="float">
            <text:p>20</text:p>
          </table:table-cell>
          <table:table-cell office:value-type="string" calcext:value-type="string">
            <text:p><text:a xlink:href="https://m.media-amazon.com/images/I/51nwbnXXIgL._SX300_SY300_QL70_Fmwebp_.jpg,https://m.media-amazon.com/images/I/81vHas5fb3L._SX679_.jpg,https://m.media-amazon.com/images/I/812jLs81OqL._SX679_.jpg,https://m.media-amazon.com/images/I/41HGusQwnPL.jpg" xlink:type="simple">https://m.media-amazon.com/images/I/51nwbnXXIgL._SX300_SY300_QL70_Fmwebp_.jpg,https://m.media-amazon.com/images/I/81vHas5fb3L._SX679_.jpg,https://m.media-amazon.com/images/I/812jLs81OqL._SX679_.jpg,https://m.media-amazon.com/images/I/41HGusQwnPL.jpg</text:a></text:p>
          </table:table-cell>
          <table:table-cell office:value-type="string" calcext:value-type="string">
            <text:p>Clara</text:p>
          </table:table-cell>
          <table:table-cell office:value-type="string" calcext:value-type="string">
            <text:p>CLASSIC DESIGN: Illuminate your dining room or living room with this striking cluster pendant features three graduated Antique Golden Orb Moroccan lights suspended from a round plate on black-finished rods artfully displayed at different heights.</text:p>
            <text:p>A CONVENIENT INSTALLATION PACK: Pendant Light comes with everything you need to install (canopy, a black cord with metal base cap.) Around 15 minutes is enough to get the job done!</text:p>
          </table:table-cell>
          <table:table-cell table:number-columns-repeated="1014"/>
        </table:table-row>
        <table:table-row table:style-name="ro4">
          <table:table-cell office:value-type="string" calcext:value-type="string">
            <text:p><text:a xlink:href="https://m.media-amazon.com/images/I/71kQBAnEq2L._SX679_.jpg" xlink:type="simple">https://m.media-amazon.com/images/I/71kQBAnEq2L._SX679_.jpg</text:a></text:p>
          </table:table-cell>
          <table:table-cell office:value-type="string" calcext:value-type="string">
            <text:p>Delight World,Decorative Wall Decor for Living Room Wall Hangings for Home Decoration | Decorative Items for Home | Mountain with Deer Wall Art Wall Hanging Frame (52*24)</text:p>
            <text:p/>
          </table:table-cell>
          <table:table-cell office:value-type="float" office:value="900" calcext:value-type="float">
            <text:p>900</text:p>
          </table:table-cell>
          <table:table-cell office:value-type="string" calcext:value-type="string">
            <text:p>Decor </text:p>
          </table:table-cell>
          <table:table-cell office:value-type="float" office:value="10" calcext:value-type="float">
            <text:p>10</text:p>
          </table:table-cell>
          <table:table-cell office:value-type="float" office:value="3.5" calcext:value-type="float">
            <text:p>3.5</text:p>
          </table:table-cell>
          <table:table-cell office:value-type="float" office:value="20" calcext:value-type="float">
            <text:p>20</text:p>
          </table:table-cell>
          <table:table-cell office:value-type="string" calcext:value-type="string">
            <text:p><text:a xlink:href="https://m.media-amazon.com/images/I/71kQBAnEq2L._SX679_.jpg" xlink:type="simple">https://m.media-amazon.com/images/I/71kQBAnEq2L._SX679_.jpg</text:a>,<text:a xlink:href="https://m.media-amazon.com/images/I/51Z2flnGhAL._SX679_.jpg,https://m.media-amazon.com/images/I/611DyuHQsJL._SX679_.jpg,https://m.media-amazon.com/images/I/61Wp7gTnCLL._SX679_.jpg,https://m.media-amazon.com/images/I/61Wp7gTnCLL._SX679_.jpg" xlink:type="simple">https://m.media-amazon.com/images/I/51Z2flnGhAL._SX679_.jpg,https://m.media-amazon.com/images/I/611DyuHQsJL._SX679_.jpg,https://m.media-amazon.com/images/I/61Wp7gTnCLL._SX679_.jpg,https://m.media-amazon.com/images/I/61Wp7gTnCLL._SX679_.jpg</text:a></text:p>
          </table:table-cell>
          <table:table-cell office:value-type="string" calcext:value-type="string">
            <text:p>Clara</text:p>
          </table:table-cell>
          <table:table-cell office:value-type="string" calcext:value-type="string">
            <text:p>❂This is beautiful decorative Iron Wall Hanging which provide a unique and vintage look of your home, office and room.</text:p>
            <text:p>❂This handcrafted Iron Hanging can be perfect gift for any festival occasion and can also be used to decorate the home ,living room, bed room, Dining Room, Hotel, Restaurant, Office Corporate Gift, Marriage Anniversary Gift &amp; Wedding Gift</text:p>
            <text:p>❂Easy to clean, Made of fine quality material, It doesn't require high maintenance.</text:p>
          </table:table-cell>
          <table:table-cell table:number-columns-repeated="1014"/>
        </table:table-row>
        <table:table-row table:style-name="ro4">
          <table:table-cell office:value-type="string" calcext:value-type="string">
            <text:p>https://m.media-amazon.com/images/I/612-pNeq9nS._SX679_.jpg</text:p>
          </table:table-cell>
          <table:table-cell office:value-type="string" calcext:value-type="string">
            <text:p>ART HOUSE Handicraft Big Metal Iron Tree Wall Hanging Decor with LED Light, Gold for Home Living Room</text:p>
            <text:p/>
          </table:table-cell>
          <table:table-cell office:value-type="float" office:value="1000" calcext:value-type="float">
            <text:p>1000</text:p>
          </table:table-cell>
          <table:table-cell office:value-type="string" calcext:value-type="string">
            <text:p>Decor </text:p>
          </table:table-cell>
          <table:table-cell office:value-type="float" office:value="12" calcext:value-type="float">
            <text:p>1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text:a xlink:href="https://m.media-amazon.com/images/I/612-pNeq9nS._SX679_.jpg,https://m.media-amazon.com/images/I/617zBcZyWbS._SX679_.jpg,https://m.media-amazon.com/images/I/61sxXfL5FMS._SY879_.jpg,https://m.media-amazon.com/images/I/71xmnoIGJES._SX679_.jpg,https://m.media-amazon.com/images/I/71xJf+Je0hL._SX679_.jpg" xlink:type="simple">https://m.media-amazon.com/images/I/612-pNeq9nS._SX679_.jpg,https://m.media-amazon.com/images/I/617zBcZyWbS._SX679_.jpg,https://m.media-amazon.com/images/I/61sxXfL5FMS._SY879_.jpg,https://m.media-amazon.com/images/I/71xmnoIGJES._SX679_.jpg,https://m.media-amazon.com/images/I/71xJf+Je0hL._SX679_.jpg</text:a></text:p>
          </table:table-cell>
          <table:table-cell office:value-type="string" calcext:value-type="string">
            <text:p>Clara</text:p>
          </table:table-cell>
          <table:table-cell office:value-type="string" calcext:value-type="string">
            <text:p><text:span text:style-name="T1">❂This is beautiful decorative Iron Wall Hanging which provide a unique and vintage look of your home, office and room.</text:span></text:p>
            <text:p><text:span text:style-name="T1">❂This handcrafted Iron Hanging can be perfect gift for any festival occasion and can also be used to decorate the home ,living room, bed room, Dining Room, Hotel, Restaurant, Office Corporate Gift, Marriage Anniversary Gift &amp; Wedding Gift</text:span></text:p>
            <text:p><text:span text:style-name="T1">❂Easy to clean, Made of fine quality material, It doesn't require high maintenance.</text:span></text:p>
          </table:table-cell>
          <table:table-cell table:number-columns-repeated="1014"/>
        </table:table-row>
        <table:table-row table:style-name="ro4">
          <table:table-cell office:value-type="string" calcext:value-type="string">
            <text:p>https://m.media-amazon.com/images/I/51p-PDT0NyL._SX300_SY300_QL70_FMwebp_.jpg</text:p>
          </table:table-cell>
          <table:table-cell office:value-type="string" calcext:value-type="string">
            <text:p>MANSAA Wall Decoration Items for Living Room | 18 Months Warranty | Wall Decor for Living Room, Wall Decoration Items for Bedroom, Hanging Lamp, Wall Lamps with LED and Artificial Flower (Set of 2)</text:p>
            <text:p/>
          </table:table-cell>
          <table:table-cell office:value-type="float" office:value="1500" calcext:value-type="float">
            <text:p>1500</text:p>
          </table:table-cell>
          <table:table-cell office:value-type="string" calcext:value-type="string">
            <text:p>Decor </text:p>
          </table:table-cell>
          <table:table-cell office:value-type="float" office:value="20" calcext:value-type="float">
            <text:p>20</text:p>
          </table:table-cell>
          <table:table-cell office:value-type="float" office:value="3.7" calcext:value-type="float">
            <text:p>3.7</text:p>
          </table:table-cell>
          <table:table-cell office:value-type="float" office:value="40" calcext:value-type="float">
            <text:p>40</text:p>
          </table:table-cell>
          <table:table-cell office:value-type="string" calcext:value-type="string">
            <text:p><text:a xlink:href="https://m.media-amazon.com/images/I/51p-PDT0NyL._SX300_SY300_QL70_Fmwebp_.jpg,https://m.media-amazon.com/images/I/71i+pQoptxL._SX679_.jpg,https://m.media-amazon.com/images/I/61aKlpaT6zL._SX679_.jpg,https://m.media-amazon.com/images/I/71BE-Td4soL._SX679_.jpg,https://m.media-amazon.com/images/I/711chR5JVHL._SX679_.jpg" xlink:type="simple">https://m.media-amazon.com/images/I/51p-PDT0NyL._SX300_SY300_QL70_Fmwebp_.jpg,https://m.media-amazon.com/images/I/71i+pQoptxL._SX679_.jpg,https://m.media-amazon.com/images/I/61aKlpaT6zL._SX679_.jpg,https://m.media-amazon.com/images/I/71BE-Td4soL._SX679_.jpg,https://m.media-amazon.com/images/I/711chR5JVHL._SX679_.jpg</text:a></text:p>
          </table:table-cell>
          <table:table-cell office:value-type="string" calcext:value-type="string">
            <text:p>Clara</text:p>
          </table:table-cell>
          <table:table-cell office:value-type="string" calcext:value-type="string">
            <text:p>🌸 CREATE A COZY HAVEN: Set up the perfect ambiance in any room with our DIY mason jar lamps adorned with beautiful artificial flowers and LED lights. Perfect for bedroom and living room decoration, our lamps come in a set of two, and are sure to make your space feel warm and inviting.</text:p>
            <text:p>💡 ILLUMINATE YOUR STYLE: Whether you're looking for bedroom lights for walls or decorative lights for home decoration, our mason jar lamps are versatile and stylish. With LED lights that can be customized to fit any mood or occasion, you'll be able to switch up your home decor in an instant.</text:p>
            <text:p>🎉 PARTY IN STYLE: Hosting a party or event? Our lamps are perfect for adding that extra touch of charm and elegance to any space. Whether you're looking for outdoor wall lights or festive decoration items for home, our lamps are sure to make your event unforgettable.</text:p>
          </table:table-cell>
          <table:table-cell table:number-columns-repeated="1014"/>
        </table:table-row>
        <table:table-row table:style-name="ro4">
          <table:table-cell office:value-type="string" calcext:value-type="string">
            <text:p><text:a xlink:href="https://m.media-amazon.com/images/I/81zQUrypxML._SX679_.jpg" xlink:type="simple">https://m.media-amazon.com/images/I/81zQUrypxML._SX679_.jpg</text:a></text:p>
          </table:table-cell>
          <table:table-cell office:value-type="string" calcext:value-type="string">
            <text:p/>
            <text:p>TIED RIBBONS Pack Of 4 Turkish Mosaic Glass Votive Tealight Candle Holders - Christmas Decorations Items For Dining Table Home Decor Xmas Gifts (Pack Of 4, Glass), Gold</text:p>
            <text:p/>
          </table:table-cell>
          <table:table-cell office:value-type="float" office:value="800" calcext:value-type="float">
            <text:p>800</text:p>
          </table:table-cell>
          <table:table-cell office:value-type="string" calcext:value-type="string">
            <text:p>Decor </text:p>
          </table:table-cell>
          <table:table-cell office:value-type="float" office:value="25" calcext:value-type="float">
            <text:p>25</text:p>
          </table:table-cell>
          <table:table-cell office:value-type="float" office:value="4.1" calcext:value-type="float">
            <text:p>4.1</text:p>
          </table:table-cell>
          <table:table-cell office:value-type="float" office:value="45" calcext:value-type="float">
            <text:p>45</text:p>
          </table:table-cell>
          <table:table-cell office:value-type="string" calcext:value-type="string">
            <text:p><text:a xlink:href="https://m.media-amazon.com/images/I/81zQUrypxML._SX679_.jpg,https://m.media-amazon.com/images/I/81BeCRNbFeL._SX679_.jpg,https://m.media-amazon.com/images/I/71E0Xs049fL._SX679_.jpg,https://m.media-amazon.com/images/I/91TzhYh04RL._SX679_.jpg" xlink:type="simple">https://m.media-amazon.com/images/I/81zQUrypxML._SX679_.jpg,https://m.media-amazon.com/images/I/81BeCRNbFeL._SX679_.jpg,https://m.media-amazon.com/images/I/71E0Xs049fL._SX679_.jpg,https://m.media-amazon.com/images/I/91TzhYh04RL._SX679_.jpg</text:a>,</text:p>
          </table:table-cell>
          <table:table-cell office:value-type="string" calcext:value-type="string">
            <text:p>Clara</text:p>
          </table:table-cell>
          <table:table-cell office:value-type="string" calcext:value-type="string">
            <text:p/>
            <text:p>PERFECT GIFT IDEA: Stunning when displayed alone or in multiples on a table. Great for gift giving, ideal for all occasions to celebrate our loved ones, perfect for weddings, parties, garden and outdoor indoor decor, birthday decor, wedding decoration items for home, christmas decorations items, diwali decoration, cafe decoration items, pooja room decoration items, table top candle holder, restaurant decorations items, house warming gifts for new home, anniversary decoration and gift items</text:p>
            <text:p>WIDELY APPLICATION: Candle holders for home decoration, tealight candle holders, table top candle holder, decorative items for home, home decoration items, home decor items for living room, decorative showpiece, decorative showpiece for center table, table decoration items, votive candle holders, dining table decorative items modern, dining table light, christmas decorations items, christmas decorations items for table, christmas candle holder for table, christmas theme candle holder, xmas decor</text:p>
          </table:table-cell>
          <table:table-cell table:number-columns-repeated="1014"/>
        </table:table-row>
        <table:table-row table:style-name="ro7">
          <table:table-cell office:value-type="string" calcext:value-type="string">
            <text:p>https://m.media-amazon.com/images/I/41uHVX4h4UL._SX300_SY300_QL70_FMwebp_.jpg</text:p>
          </table:table-cell>
          <table:table-cell office:value-type="string" calcext:value-type="string">
            <text:p/>
            <text:p>Al Hama EDEUEQUE Metal Frame &amp; Engineered Wood Tabletop for Living Bedroom Home Furnitur: Side End Coffee Table Bedside Table Sofa Side Table | Night Stand for Home (Gold &amp; White)</text:p>
            <text:p/>
          </table:table-cell>
          <table:table-cell office:value-type="float" office:value="1400" calcext:value-type="float">
            <text:p>1400</text:p>
          </table:table-cell>
          <table:table-cell office:value-type="string" calcext:value-type="string">
            <text:p>Decor </text:p>
          </table:table-cell>
          <table:table-cell office:value-type="float" office:value="10" calcext:value-type="float">
            <text:p>10</text:p>
          </table:table-cell>
          <table:table-cell office:value-type="float" office:value="4.2" calcext:value-type="float">
            <text:p>4.2</text:p>
          </table:table-cell>
          <table:table-cell office:value-type="float" office:value="30" calcext:value-type="float">
            <text:p>30</text:p>
          </table:table-cell>
          <table:table-cell office:value-type="string" calcext:value-type="string">
            <text:p><text:a xlink:href="https://m.media-amazon.com/images/I/41uHVX4h4UL._SX300_SY300_QL70_Fmwebp_.jpg,https://m.media-amazon.com/images/I/61Y1m6s4rXL._SX679_.jpg,https://m.media-amazon.com/images/I/615zvxzrKgL._SX679_.jpg,https://m.media-amazon.com/images/I/51F0F+zH2gL._SX679_.jpg" xlink:type="simple">https://m.media-amazon.com/images/I/41uHVX4h4UL._SX300_SY300_QL70_Fmwebp_.jpg,https://m.media-amazon.com/images/I/61Y1m6s4rXL._SX679_.jpg,https://m.media-amazon.com/images/I/615zvxzrKgL._SX679_.jpg,https://m.media-amazon.com/images/I/51F0F+zH2gL._SX679_.jpg</text:a>,<text:a xlink:href="https://m.media-amazon.com/images/I/51So5yCeHoL.jpg,https://m.media-amazon.com/images/I/81SrxP8CXeL._SX679_.jpg" xlink:type="simple">https://m.media-amazon.com/images/I/51So5yCeHoL.jpg,https://m.media-amazon.com/images/I/81SrxP8CXeL._SX679_.jpg</text:a></text:p>
          </table:table-cell>
          <table:table-cell office:value-type="string" calcext:value-type="string">
            <text:p>Clara</text:p>
          </table:table-cell>
          <table:table-cell office:value-type="string" calcext:value-type="string">
            <text:p>Used as a dining table, coffee table decor, reading table,side table, nightstand in home, office and school or other suitable place.</text:p>
            <text:p>Compact size and lightweight design, easy to move and carry, this coffee table and end table sets can be used indoor or outdoor.</text:p>
            <text:p>Sturdy metal frame with classic black finish adds elegance and durability</text:p>
            <text:p>Functional Storage: The built-in lower shelf provides convenient storage for magazines, books, and remote controls, helping you keep your living area organized.</text:p>
            <text:p>Versatile Use: Whether you're enjoying morning coffee, hosting guests, or simply adding a touch of style to your space, this coffee table serves as a versatile and functional furniture piece.</text:p>
            <text:p>Black Antique Finish: The classic black color adds a touch of luxury to your room while effortlessly complementing a variety of interior styles.</text:p>
          </table:table-cell>
          <table:table-cell table:number-columns-repeated="1014"/>
        </table:table-row>
        <table:table-row table:style-name="ro2">
          <table:table-cell office:value-type="string" calcext:value-type="string">
            <text:p><text:a xlink:href="https://m.media-amazon.com/images/I/8143ruvcdBL._SX679_.jpg" xlink:type="simple">https://m.media-amazon.com/images/I/8143ruvcdBL._SX679_.jpg</text:a></text:p>
          </table:table-cell>
          <table:table-cell office:value-type="string" calcext:value-type="string">
            <text:p>Artarium Padma Lord Ganesha Ji Idol Figurine Decoration &amp; Pooja Gifting Purpose Sculpture Office House Warming Statue Pack of 1</text:p>
            <text:p/>
          </table:table-cell>
          <table:table-cell office:value-type="float" office:value="1350" calcext:value-type="float">
            <text:p>1350</text:p>
          </table:table-cell>
          <table:table-cell office:value-type="string" calcext:value-type="string">
            <text:p>Decor </text:p>
          </table:table-cell>
          <table:table-cell office:value-type="float" office:value="15" calcext:value-type="float">
            <text:p>15</text:p>
          </table:table-cell>
          <table:table-cell office:value-type="float" office:value="4.3" calcext:value-type="float">
            <text:p>4.3</text:p>
          </table:table-cell>
          <table:table-cell office:value-type="float" office:value="52" calcext:value-type="float">
            <text:p>52</text:p>
          </table:table-cell>
          <table:table-cell office:value-type="string" calcext:value-type="string">
            <text:p><text:a xlink:href="https://m.media-amazon.com/images/I/8143ruvcdBL._SX679_.jpg,https://m.media-amazon.com/images/I/71sqTkqUPCL._SX679_.jpg,https://m.media-amazon.com/images/I/81Q1ABhE8wL._SX679_.jpg,https://m.media-amazon.com/images/I/81tlSHhhGFL._SX679_.jpg,https://m.media-amazon.com/images/I/81r2nksscCL._SX679_.jpg" xlink:type="simple">https://m.media-amazon.com/images/I/8143ruvcdBL._SX679_.jpg,https://m.media-amazon.com/images/I/71sqTkqUPCL._SX679_.jpg,https://m.media-amazon.com/images/I/81Q1ABhE8wL._SX679_.jpg,https://m.media-amazon.com/images/I/81tlSHhhGFL._SX679_.jpg,https://m.media-amazon.com/images/I/81r2nksscCL._SX679_.jpg</text:a></text:p>
          </table:table-cell>
          <table:table-cell office:value-type="string" calcext:value-type="string">
            <text:p>Clara</text:p>
          </table:table-cell>
          <table:table-cell office:value-type="string" calcext:value-type="string">
            <text:p>1. Lord Ganesha Idol : The Ganesha Idol from The Artarium is a sublime manifestation of divine craftsmanship. Each detail is crafted with utmost care, reflecting the essence of spiritual devotion and artistic excellence.</text:p>
            <text:p>2. Uses: Crafted from high-quality polyresin and marble dust, our Ganesha Idol serves as a beacon of spiritual energy, perfect for home altars, meditation spaces, or as a decorative centrepiece imbued with positive vibrations.</text:p>
          </table:table-cell>
          <table:table-cell table:number-columns-repeated="1014"/>
        </table:table-row>
        <table:table-row table:style-name="ro3">
          <table:table-cell office:value-type="string" calcext:value-type="string">
            <text:p><text:a xlink:href="https://m.media-amazon.com/images/I/81Q6vHHpueL._SX679_.jpg" xlink:type="simple">https://m.media-amazon.com/images/I/81Q6vHHpueL._SX679_.jpg</text:a></text:p>
          </table:table-cell>
          <table:table-cell office:value-type="string" calcext:value-type="string">
            <text:p>Artarium Resin Rising Horse Animal Fantasy Statue Idol &amp; Figurine For Home Decor Showpiece For Home Office Living Room Vastu Wealth Income Decorative And Gifts Items (1 Piece), Rani</text:p>
            <text:p/>
          </table:table-cell>
          <table:table-cell office:value-type="float" office:value="800" calcext:value-type="float">
            <text:p>800</text:p>
          </table:table-cell>
          <table:table-cell office:value-type="string" calcext:value-type="string">
            <text:p>Decor </text:p>
          </table:table-cell>
          <table:table-cell office:value-type="float" office:value="20" calcext:value-type="float">
            <text:p>20</text:p>
          </table:table-cell>
          <table:table-cell office:value-type="float" office:value="4.4" calcext:value-type="float">
            <text:p>4.4</text:p>
          </table:table-cell>
          <table:table-cell office:value-type="float" office:value="45" calcext:value-type="float">
            <text:p>45</text:p>
          </table:table-cell>
          <table:table-cell office:value-type="string" calcext:value-type="string">
            <text:p><text:a xlink:href="https://m.media-amazon.com/images/I/81Q6vHHpueL._SX679_.jpg" xlink:type="simple">https://m.media-amazon.com/images/I/81Q6vHHpueL._SX679_.jpg</text:a>,<text:a xlink:href="https://m.media-amazon.com/images/I/81TbYzj5HrL._SX679_.jpg,https://m.media-amazon.com/images/I/81NZMMhcKbL._SX679_.jpg,https://m.media-amazon.com/images/I/81tIVeuX2vL._SX679_.jpg,https://m.media-amazon.com/images/I/71xWyC3c9zL._SX679_.jpg" xlink:type="simple">https://m.media-amazon.com/images/I/81TbYzj5HrL._SX679_.jpg,https://m.media-amazon.com/images/I/81NZMMhcKbL._SX679_.jpg,https://m.media-amazon.com/images/I/81tIVeuX2vL._SX679_.jpg,https://m.media-amazon.com/images/I/71xWyC3c9zL._SX679_.jpg</text:a></text:p>
          </table:table-cell>
          <table:table-cell office:value-type="string" calcext:value-type="string">
            <text:p>Clara</text:p>
          </table:table-cell>
          <table:table-cell office:value-type="string" calcext:value-type="string">
            <text:p>1. The Rising Horse - The Rising Horse Statue is a symbol of resilience and achievement, meticulously crafted to inspire and uplift. Its elegant design and powerful symbolism make it a focal point of any home decor collection.</text:p>
            <text:p>2. Uses - This exquisite home decor item serves not only as a visual centrepiece but also as a conduit for positive energy and success. Made of high-quality material Resin, it ensures durability and longevity, while its intricate detailing adds a touch of sophistication to any space.</text:p>
            <text:p>3. Size - Measuring at 10.23L x 3.54W x 13.77H inches, the Rising Horse Statue commands attention without overwhelming its surroundings, making it suitable for display in various areas such as the home office, living room, or entryway.</text:p>
            <text:p>4. Handmade Product - Each Rising Horse Statue is meticulously handcrafted by skilled artisans, ensuring a level of craftsmanship and authenticity that sets it apart as a unique and cherished piece.</text:p>
          </table:table-cell>
          <table:table-cell table:number-columns-repeated="1014"/>
        </table:table-row>
        <table:table-row table:style-name="ro5">
          <table:table-cell office:value-type="string" calcext:value-type="string">
            <text:p>https://m.media-amazon.com/images/I/718ThhLDibL._SX679_.jpg</text:p>
          </table:table-cell>
          <table:table-cell office:value-type="string" calcext:value-type="string">
            <text:p>eCraftIndia Buddha Showpiece (22cm x 16 cm x 6 cm, Blue) - Polyresin</text:p>
            <text:p/>
          </table:table-cell>
          <table:table-cell office:value-type="float" office:value="600" calcext:value-type="float">
            <text:p>600</text:p>
          </table:table-cell>
          <table:table-cell office:value-type="string" calcext:value-type="string">
            <text:p>Decor </text:p>
          </table:table-cell>
          <table:table-cell office:value-type="float" office:value="25" calcext:value-type="float">
            <text:p>25</text:p>
          </table:table-cell>
          <table:table-cell office:value-type="float" office:value="4.5" calcext:value-type="float">
            <text:p>4.5</text:p>
          </table:table-cell>
          <table:table-cell office:value-type="float" office:value="62" calcext:value-type="float">
            <text:p>62</text:p>
          </table:table-cell>
          <table:table-cell office:value-type="string" calcext:value-type="string">
            <text:p><text:a xlink:href="https://m.media-amazon.com/images/I/718ThhLDibL._SX679_.jpg" xlink:type="simple">https://m.media-amazon.com/images/I/718ThhLDibL._SX679_.jpg</text:a>,https://m.media-amazon.com/images/I/71DhdXyIVUL._SX679_.jpg,https://m.media-amazon.com/images/I/71JnuMEHj0L._SX679_.jpg,https://m.media-amazon.com/images/I/717MZxRcCVL._SX679_.jpg,https://m.media-amazon.com/images/I/71CFUFB-YeL._SX679_.jpg</text:p>
          </table:table-cell>
          <table:table-cell office:value-type="string" calcext:value-type="string">
            <text:p>Clara</text:p>
          </table:table-cell>
          <table:table-cell office:value-type="string" calcext:value-type="string">
            <text:p>Package Content : One Meditating Buddha Statue Religious Idol</text:p>
            <text:p>Product Size : Length : 18Cm x Width : 12Cm x Height : 23Cm / Length : 7.2 In x Width : 5.1 In x Height : 9.4 In</text:p>
            <text:p>Material : Polyresin ; Color : Blue</text:p>
            <text:p>Care Instruction : Don't wash, use dry/wet cotton cloth to remove dirt.</text:p>
            <text:p>Meditating buddha statue best gift for family, friends and lover on birthday, valentines day, housewarming, mothers day, fathers day, new year's and etc. It makes the perfect gift for anyone you want to stay blessed.</text:p>
          </table:table-cell>
          <table:table-cell table:number-columns-repeated="1014"/>
        </table:table-row>
        <table:table-row table:style-name="ro4">
          <table:table-cell office:value-type="string" calcext:value-type="string">
            <text:p><text:a xlink:href="https://m.media-amazon.com/images/I/71nS6Oe0fJL._SX679_.jpg" xlink:type="simple">https://m.media-amazon.com/images/I/71nS6Oe0fJL._SX679_.jpg</text:a></text:p>
          </table:table-cell>
          <table:table-cell office:value-type="string" calcext:value-type="string">
            <text:p>The Artment Modern Art Zen Water Fountain for Decor | 3 Tier Water Fall Fountain Table Top Indoor Outdoor Showpiece Fountain for Living Room, Table Decor, Bedroom, Office - 20 Inches</text:p>
            <text:p/>
          </table:table-cell>
          <table:table-cell office:value-type="float" office:value="450" calcext:value-type="float">
            <text:p>450</text:p>
          </table:table-cell>
          <table:table-cell office:value-type="string" calcext:value-type="string">
            <text:p>Decor </text:p>
          </table:table-cell>
          <table:table-cell office:value-type="float" office:value="30" calcext:value-type="float">
            <text:p>30</text:p>
          </table:table-cell>
          <table:table-cell office:value-type="float" office:value="4.4" calcext:value-type="float">
            <text:p>4.4</text:p>
          </table:table-cell>
          <table:table-cell office:value-type="float" office:value="50" calcext:value-type="float">
            <text:p>50</text:p>
          </table:table-cell>
          <table:table-cell office:value-type="string" calcext:value-type="string">
            <text:p><text:a xlink:href="https://m.media-amazon.com/images/I/71nS6Oe0fJL._SX679_.jpg,https://m.media-amazon.com/images/I/61e+6sR8HCL._SX679_.jpg,https://m.media-amazon.com/images/I/61+T-l6Xr1L._SX679_.jpg,https://m.media-amazon.com/images/I/71bdh+0gJUL._SX679_.jpg" xlink:type="simple">https://m.media-amazon.com/images/I/71nS6Oe0fJL._SX679_.jpg,https://m.media-amazon.com/images/I/61e+6sR8HCL._SX679_.jpg,https://m.media-amazon.com/images/I/61+T-l6Xr1L._SX679_.jpg,https://m.media-amazon.com/images/I/71bdh+0gJUL._SX679_.jpg</text:a></text:p>
          </table:table-cell>
          <table:table-cell office:value-type="string" calcext:value-type="string">
            <text:p>Clara</text:p>
          </table:table-cell>
          <table:table-cell office:value-type="string" calcext:value-type="string">
            <text:p>Decorative Tabletop Fountain: Bring a calming, zen, and decorative feel to any room; 3 tiers create a gentle soothing flow of water replicating the sights and sounds of a tranquil spring.</text:p>
            <text:p>Exclusive Design: Unveil peace and calm with our unique relaxation fountain. It blends elegant silver and black accents, river rocks, and three flowing tiers of water, all within an open, deep basin. Experience the soothing sound of running water and a gentle reflection of nature's flow in your home.</text:p>
            <text:p>User-Friendly Operation: Enjoy effortless functionality with the built-in, whisper-quiet submersible pump that continuously circulates the water, ensuring it remains free from unsightly algae buildup. To activate, simply plug the provided power cord into an outlet. When you're ready to power down, a simple flip of the off switch will do the trick.</text:p>
          </table:table-cell>
          <table:table-cell table:number-columns-repeated="1014"/>
        </table:table-row>
        <table:table-row table:style-name="ro5">
          <table:table-cell office:value-type="string" calcext:value-type="string">
            <text:p>https://giftcart.com/cdn/shop/files/DSC_2489_3000x_7f84989d-4205-4899-beb5-2434d740d306_800x.jpg?v=1701766372</text:p>
          </table:table-cell>
          <table:table-cell office:value-type="string" calcext:value-type="string">
            <text:p>Red Garnet Silver CZ Dangle Earrings</text:p>
            <text:p/>
          </table:table-cell>
          <table:table-cell office:value-type="float" office:value="250" calcext:value-type="float">
            <text:p>250</text:p>
          </table:table-cell>
          <table:table-cell office:value-type="string" calcext:value-type="string">
            <text:p>Earring</text:p>
          </table:table-cell>
          <table:table-cell office:value-type="float" office:value="10" calcext:value-type="float">
            <text:p>10</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text:a xlink:href="https://giftcart.com/cdn/shop/files/DSC_2489_3000x_7f84989d-4205-4899-beb5-2434d740d306_800x.jpg?v=1701766372,https://giftcart.com/cdn/shop/files/DSC_2563_3000x_724f2e7e-b101-4469-8d22-7e1581edefbb_800x.jpg?v=1701766373,https://giftcart.com/cdn/shop/files/DSC_2283copy_3000x_b4da4083-0269-4d93-b6d1-23ee02d7a381_800x.png?v=1701766374,https://giftcart.com/cdn/shop/files/DSC_2284copy_3000x_739fc3ad-a04b-48ff-9a34-7ccef9b4e59f_800x.png?v=1701766373" xlink:type="simple">https://giftcart.com/cdn/shop/files/DSC_2489_3000x_7f84989d-4205-4899-beb5-2434d740d306_800x.jpg?v=1701766372,https://giftcart.com/cdn/shop/files/DSC_2563_3000x_724f2e7e-b101-4469-8d22-7e1581edefbb_800x.jpg?v=1701766373,https://giftcart.com/cdn/shop/files/DSC_2283copy_3000x_b4da4083-0269-4d93-b6d1-23ee02d7a381_800x.png?v=1701766374,https://giftcart.com/cdn/shop/files/DSC_2284copy_3000x_739fc3ad-a04b-48ff-9a34-7ccef9b4e59f_800x.png?v=1701766373</text:a></text:p>
          </table:table-cell>
          <table:table-cell office:value-type="string" calcext:value-type="string">
            <text:p>Ayesha</text:p>
          </table:table-cell>
          <table:table-cell table:style-name="ce3" office:value-type="string" calcext:value-type="string">
            <text:p>Whether you're dressing up for a special occasion or simply want to add a touch of color to your everyday look, this ring is a perfect choice. It also makes a thoughtful gift for the special lady in your life. </text:p>
          </table:table-cell>
          <table:table-cell table:number-columns-repeated="1014"/>
        </table:table-row>
        <table:table-row table:style-name="ro12">
          <table:table-cell office:value-type="string" calcext:value-type="string">
            <text:p>https://giftcart.com/cdn/shop/files/antique-peacock-silver-chandelier-earrings_3000x_92fdf6d9-4e28-4a89-b31d-7e5cf128a3ab_800x.jpg?v=1701765361</text:p>
          </table:table-cell>
          <table:table-cell office:value-type="string" calcext:value-type="string">
            <text:p>Antique Peacock Silver Chandelier Earrings</text:p>
            <text:p/>
          </table:table-cell>
          <table:table-cell office:value-type="float" office:value="250" calcext:value-type="float">
            <text:p>250</text:p>
          </table:table-cell>
          <table:table-cell office:value-type="string" calcext:value-type="string">
            <text:p>Earring</text:p>
          </table:table-cell>
          <table:table-cell office:value-type="float" office:value="12" calcext:value-type="float">
            <text:p>12</text:p>
          </table:table-cell>
          <table:table-cell office:value-type="float" office:value="4.3" calcext:value-type="float">
            <text:p>4.3</text:p>
          </table:table-cell>
          <table:table-cell office:value-type="float" office:value="50" calcext:value-type="float">
            <text:p>50</text:p>
          </table:table-cell>
          <table:table-cell office:value-type="string" calcext:value-type="string">
            <text:p><text:a xlink:href="https://giftcart.com/cdn/shop/files/antique-peacock-silver-chandelier-earrings_3000x_92fdf6d9-4e28-4a89-b31d-7e5cf128a3ab_800x.jpg?v=1701765361,https://giftcart.com/cdn/shop/files/antique-peacock-silver-chandelier-earrings2_3000x_49529c70-c990-" xlink:type="simple">https://giftcart.com/cdn/shop/files/antique-peacock-silver-chandelier-earrings_3000x_92fdf6d9-4e28-4a89-b31d-7e5cf128a3ab_800x.jpg?v=1701765361,https://giftcart.com/cdn/shop/files/antique-peacock-silver-chandelier-earrings2_3000x_49529c70-c990-</text:a>49ab-b5c9-8b1fcf428db0_800x.jpg?v=1701765361</text:p>
          </table:table-cell>
          <table:table-cell office:value-type="string" calcext:value-type="string">
            <text:p>Ayesha</text:p>
          </table:table-cell>
          <table:table-cell table:style-name="ce3" office:value-type="string" calcext:value-type="string">
            <text:p>An antique allure that is handmade to add panache to even a monotonous ensemble.This pair of Mughal theme earrings is itself a piece of art drenched in elegance and poise.A stylized parrot spreads its tail upwards to cover the wearer’s earlobes. </text:p>
          </table:table-cell>
          <table:table-cell table:number-columns-repeated="1014"/>
        </table:table-row>
        <table:table-row table:style-name="ro7">
          <table:table-cell office:value-type="string" calcext:value-type="string">
            <text:p>https://giftcart.com/cdn/shop/files/DSC_1351_3000x_c6a2d624-ce7c-4ba2-8b13-83c460fa1886_800x.jpg?v=1701761430</text:p>
          </table:table-cell>
          <table:table-cell office:value-type="string" calcext:value-type="string">
            <text:p>Amethyst Wreath Broad Silver Earrings</text:p>
            <text:p/>
          </table:table-cell>
          <table:table-cell office:value-type="float" office:value="500" calcext:value-type="float">
            <text:p>500</text:p>
          </table:table-cell>
          <table:table-cell office:value-type="string" calcext:value-type="string">
            <text:p>Earring</text:p>
          </table:table-cell>
          <table:table-cell office:value-type="float" office:value="10" calcext:value-type="float">
            <text:p>10</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text:a xlink:href="https://giftcart.com/cdn/shop/files/DSC_1351_3000x_c6a2d624-ce7c-4ba2-8b13-83c460fa1886_800x.jpg?v=1701761430,https://giftcart.com/cdn/shop/files/DSC_1442_3000x_c7795439-fee5-4fae-8c12-2df3ce6473c8_72x.jpg?v=1701761429,https://giftcart.com/cdn/shop/files/DSC_0998copy_3000x_7c49f6f0-d0ad-41a5-b48a-8728a47b3541_800x.png?v=1701761431,https://giftcart.com/cdn/shop/files/DSC_1002copy_3000x_85d64c86-e745-483a-ac78-ee8bd104044c_800x.png?v=1701761431" xlink:type="simple">https://giftcart.com/cdn/shop/files/DSC_1351_3000x_c6a2d624-ce7c-4ba2-8b13-83c460fa1886_800x.jpg?v=1701761430,https://giftcart.com/cdn/shop/files/DSC_1442_3000x_c7795439-fee5-4fae-8c12-2df3ce6473c8_72x.jpg?v=1701761429,https://giftcart.com/cdn/shop/files/DSC_0998copy_3000x_7c49f6f0-d0ad-41a5-b48a-8728a47b3541_800x.png?v=1701761431,https://giftcart.com/cdn/shop/files/DSC_1002copy_3000x_85d64c86-e745-483a-ac78-ee8bd104044c_800x.png?v=1701761431</text:a></text:p>
          </table:table-cell>
          <table:table-cell office:value-type="string" calcext:value-type="string">
            <text:p>Ayesha</text:p>
          </table:table-cell>
          <table:table-cell table:style-name="ce3" office:value-type="string" calcext:value-type="string">
            <text:p>These gorgeous silver earrings will bring some joy to any outfit! They're lovingly crafted with beautiful 925 fine silver and have a wreath garland design. Half of the circle features silver leaves, while the other half is embellished with glamour of amethyst gemstones.</text:p>
          </table:table-cell>
          <table:table-cell table:number-columns-repeated="1014"/>
        </table:table-row>
        <table:table-row table:style-name="ro13">
          <table:table-cell office:value-type="string" calcext:value-type="string">
            <text:p>https://giftcart.com/cdn/shop/files/DSC_1334_3000x_94a4aca4-66bc-4957-902a-08ef21a5f4d3_800x.jpg?v=1701755503</text:p>
          </table:table-cell>
          <table:table-cell office:value-type="string" calcext:value-type="string">
            <text:p>Magical Green Onyx Silver Teardrop Earrings</text:p>
          </table:table-cell>
          <table:table-cell office:value-type="float" office:value="600" calcext:value-type="float">
            <text:p>600</text:p>
          </table:table-cell>
          <table:table-cell office:value-type="string" calcext:value-type="string">
            <text:p>Earring</text:p>
          </table:table-cell>
          <table:table-cell office:value-type="float" office:value="20" calcext:value-type="float">
            <text:p>20</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giftcart.com/cdn/shop/files/DSC_1334_3000x_94a4aca4-66bc-4957-902a-08ef21a5f4d3_800x.jpg?v=1701755503,https://giftcart.com/cdn/shop/files/DSC_1425_3000x_4984bbb3-17a8-44f6-bbaa-da269a683e0a_800x.jpg?v=1701755504,https://giftcart.com/cdn/shop/files/DSC_1071copy_3000x_574b763f-39b6-46cc-ac10-6d18a4f5152e_800x.png?v=1701755505,https://giftcart.com/cdn/shop/files/DSC_1072copy_3000x_ca633588-146c-4871-b358-194ecffba5b3_800x.png?v=1701755505,https://giftcart.com/cdn/shop/files/DSC_1073_3000x_8a8cc11e-480f-4423-a7bc-b6d81355ea74_800x.jpg?v=1701755504" xlink:type="simple">https://giftcart.com/cdn/shop/files/DSC_1334_3000x_94a4aca4-66bc-4957-902a-08ef21a5f4d3_800x.jpg?v=1701755503,https://giftcart.com/cdn/shop/files/DSC_1425_3000x_4984bbb3-17a8-44f6-bbaa-da269a683e0a_800x.jpg?v=1701755504,https://giftcart.com/cdn/shop/files/DSC_1071copy_3000x_574b763f-39b6-46cc-ac10-6d18a4f5152e_800x.png?v=1701755505,https://giftcart.com/cdn/shop/files/DSC_1072copy_3000x_ca633588-146c-4871-b358-194ecffba5b3_800x.png?v=1701755505,https://giftcart.com/cdn/shop/files/DSC_1073_3000x_8a8cc11e-480f-4423-a7bc-b6d81355ea74_800x.jpg?v=1701755504</text:a></text:p>
          </table:table-cell>
          <table:table-cell office:value-type="string" calcext:value-type="string">
            <text:p>Ayesha</text:p>
          </table:table-cell>
          <table:table-cell table:style-name="ce3" office:value-type="string" calcext:value-type="string">
            <text:p>Mcj Jewels stunning collection of 925 Fine Silver Teardrop Earrings, a remarkable fusion of artistry and refinement. These earrings feature a stunning circle motif design with sparkling cubic zirconia stones at the top, adding brilliance to the piece.</text:p>
            <text:p>The circle ring showcases an arrangement of small to big stones adorned with green onyx gemstones, creating a sense of harmony with nature. A delicate chain drop with green onyx stones at the bottom adds movement and gracefulness.</text:p>
          </table:table-cell>
          <table:table-cell table:number-columns-repeated="1014"/>
        </table:table-row>
        <table:table-row table:style-name="ro14">
          <table:table-cell office:value-type="string" calcext:value-type="string">
            <text:p>https://giftcart.com/cdn/shop/files/DSC_1344_11zon_3000x_95aa9ce2-fe90-4655-8175-0febaba8e2df_800x.jpg?v=1701756005</text:p>
          </table:table-cell>
          <table:table-cell office:value-type="string" calcext:value-type="string">
            <text:p>Red Garnet CZ Gemstone Stud Earrings</text:p>
            <text:p/>
          </table:table-cell>
          <table:table-cell office:value-type="float" office:value="450" calcext:value-type="float">
            <text:p>450</text:p>
          </table:table-cell>
          <table:table-cell office:value-type="string" calcext:value-type="string">
            <text:p>Earring</text:p>
          </table:table-cell>
          <table:table-cell office:value-type="float" office:value="30" calcext:value-type="float">
            <text:p>30</text:p>
          </table:table-cell>
          <table:table-cell office:value-type="float" office:value="4" calcext:value-type="float">
            <text:p>4</text:p>
          </table:table-cell>
          <table:table-cell office:value-type="float" office:value="70" calcext:value-type="float">
            <text:p>70</text:p>
          </table:table-cell>
          <table:table-cell office:value-type="string" calcext:value-type="string">
            <text:p><text:a xlink:href="https://giftcart.com/cdn/shop/files/DSC_1344_11zon_3000x_95aa9ce2-fe90-4655-8175-0febaba8e2df_800x.jpg?v=1701756005,https://giftcart.com/cdn/shop/files/DSC_1439_11zon_3000x_4a4c24dc-6783-4e34-9a03-361b7fe8acda_800x.jpg?v=1701756006,https://giftcart.com/cdn/shop/files/DSC_1007_11zon_3000x_dcd9ebc8-6992-4e68-9e2b-3d1f4df62c88_800x.jpg?v=1701756005,https://giftcart.com/cdn/shop/files/DSC_1006_11zon_3000x_11af5b59-7dc8-42f4-98b1-e2cded637ff8_800x.jpg?v=1701756006" xlink:type="simple">https://giftcart.com/cdn/shop/files/DSC_1344_11zon_3000x_95aa9ce2-fe90-4655-8175-0febaba8e2df_800x.jpg?v=1701756005,https://giftcart.com/cdn/shop/files/DSC_1439_11zon_3000x_4a4c24dc-6783-4e34-9a03-361b7fe8acda_800x.jpg?v=1701756006,https://giftcart.com/cdn/shop/files/DSC_1007_11zon_3000x_dcd9ebc8-6992-4e68-9e2b-3d1f4df62c88_800x.jpg?v=1701756005,https://giftcart.com/cdn/shop/files/DSC_1006_11zon_3000x_11af5b59-7dc8-42f4-98b1-e2cded637ff8_800x.jpg?v=1701756006</text:a></text:p>
          </table:table-cell>
          <table:table-cell office:value-type="string" calcext:value-type="string">
            <text:p>Ayesha</text:p>
          </table:table-cell>
          <table:table-cell office:value-type="string" calcext:value-type="string">
            <text:p>For the perfect silver jewellery addition to your wardrobe, check out Mcj jewels Red Garnet CZ Gemstone Stud Earrings. The beautiful stud design is set with bright cubic zirconia and topped by glittery red garnet gemstones.</text:p>
            <text:p>The combination of these two stones is a stunning effect – the ideal choice for weddings, events, and parties. Whether you're shopping for yourself or buying a gift, this piece is sure to make someone's day. Get your shine today!</text:p>
          </table:table-cell>
          <table:table-cell table:number-columns-repeated="1014"/>
        </table:table-row>
        <table:table-row table:style-name="ro2">
          <table:table-cell office:value-type="string" calcext:value-type="string">
            <text:p>https://giftcart.com/cdn/shop/files/DSC_1358_3000x_7c03ad31-5942-457e-8512-bcde902a73aa_800x.jpg?v=1701756310</text:p>
          </table:table-cell>
          <table:table-cell office:value-type="string" calcext:value-type="string">
            <text:p>Green Onyx Pearl Silver Jhumka Earrings</text:p>
            <text:p/>
          </table:table-cell>
          <table:table-cell office:value-type="float" office:value="650" calcext:value-type="float">
            <text:p>650</text:p>
          </table:table-cell>
          <table:table-cell office:value-type="string" calcext:value-type="string">
            <text:p>Earring</text:p>
          </table:table-cell>
          <table:table-cell office:value-type="float" office:value="40" calcext:value-type="float">
            <text:p>40</text:p>
          </table:table-cell>
          <table:table-cell office:value-type="float" office:value="4.3" calcext:value-type="float">
            <text:p>4.3</text:p>
          </table:table-cell>
          <table:table-cell office:value-type="float" office:value="50" calcext:value-type="float">
            <text:p>50</text:p>
          </table:table-cell>
          <table:table-cell office:value-type="string" calcext:value-type="string">
            <text:p><text:a xlink:href="https://giftcart.com/cdn/shop/files/DSC_1358_3000x_7c03ad31-5942-457e-8512-bcde902a73aa_800x.jpg?v=1701756310,https://giftcart.com/cdn/shop/files/DSC_1451_3000x_017f37ef-4936-4fcb-b511-6e9a6b879417_800x.jpg?v=1701756311,https://giftcart.com/cdn/shop/files/DSC_1065copy_3000x_d60597dc-7295-4c8a-af80-6ff4b53b3feb_800x.png?v=1701756312,https://giftcart.com/cdn/shop/files/DSC_1067copy_3000x_9c513712-53a4-410b-92af-cf93ef70d496_800x.png?v=1701756312,https://giftcart.com/cdn/shop/files/DSC_1068copy_3000x_29a0c6eb-5ac9-41df-973c-4f299cb5cc34_800x.png?v=1701756311" xlink:type="simple">https://giftcart.com/cdn/shop/files/DSC_1358_3000x_7c03ad31-5942-457e-8512-bcde902a73aa_800x.jpg?v=1701756310,https://giftcart.com/cdn/shop/files/DSC_1451_3000x_017f37ef-4936-4fcb-b511-6e9a6b879417_800x.jpg?v=1701756311,https://giftcart.com/cdn/shop/files/DSC_1065copy_3000x_d60597dc-7295-4c8a-af80-6ff4b53b3feb_800x.png?v=1701756312,https://giftcart.com/cdn/shop/files/DSC_1067copy_3000x_9c513712-53a4-410b-92af-cf93ef70d496_800x.png?v=1701756312,https://giftcart.com/cdn/shop/files/DSC_1068copy_3000x_29a0c6eb-5ac9-41df-973c-4f299cb5cc34_800x.png?v=1701756311</text:a></text:p>
          </table:table-cell>
          <table:table-cell office:value-type="string" calcext:value-type="string">
            <text:p>Ayesha</text:p>
          </table:table-cell>
          <table:table-cell office:value-type="string" calcext:value-type="string">
            <text:p>A true embodiment of traditional elegance. These remarkable silver earrings feature a timeless design with a bell jhumka drop, crafted with 925 Fine Silver.</text:p>
            <text:p>The long design of these earrings showcases the perfect blend of classic and contemporary elements. At the top, it features a green onyx gemstone, radiating a rich look.</text:p>
          </table:table-cell>
          <table:table-cell table:number-columns-repeated="1014"/>
        </table:table-row>
        <table:table-row table:style-name="ro2">
          <table:table-cell office:value-type="string" calcext:value-type="string">
            <text:p>https://giftcart.com/cdn/shop/files/DSC0124_3000x_f46be65c-5bbc-4bf1-ab15-2ffea9344bb4_800x.jpg?v=1701491509</text:p>
          </table:table-cell>
          <table:table-cell office:value-type="string" calcext:value-type="string">
            <text:p>925 Silver Green Foliage Dangling Earrings</text:p>
            <text:p/>
          </table:table-cell>
          <table:table-cell office:value-type="float" office:value="700" calcext:value-type="float">
            <text:p>700</text:p>
          </table:table-cell>
          <table:table-cell office:value-type="string" calcext:value-type="string">
            <text:p>Earring</text:p>
          </table:table-cell>
          <table:table-cell office:value-type="float" office:value="5" calcext:value-type="float">
            <text:p>5</text:p>
          </table:table-cell>
          <table:table-cell office:value-type="float" office:value="4.4" calcext:value-type="float">
            <text:p>4.4</text:p>
          </table:table-cell>
          <table:table-cell office:value-type="float" office:value="60" calcext:value-type="float">
            <text:p>60</text:p>
          </table:table-cell>
          <table:table-cell office:value-type="string" calcext:value-type="string">
            <text:p><text:a xlink:href="https://giftcart.com/cdn/shop/files/DSC0124_3000x_f46be65c-5bbc-4bf1-ab15-2ffea9344bb4_800x.jpg?v=1701491509,https://giftcart.com/cdn/shop/files/DSC_0056_3000x_28c42d29-3f08-48af-a073-f5b9cdc10880_800x.jpg?v=1701491510,https://giftcart.com/cdn/shop/files/DSC_0650_3000x_60f6cf6b-87cd-42ce-99b7-7536fe36d977_800x.jpg?v=1701491510,https://giftcart.com/cdn/shop/files/DSC_0082copy_3000x_740e6c56-310d-4691-8776-1507729cc049_800x.png?v=1701491510,https://giftcart.com/cdn/shop/files/DSC_0083copy_3000x_0c854a92-777c-4c83-a0a3-4c04e6fe7d33_800x.png?v=1701491509" xlink:type="simple">https://giftcart.com/cdn/shop/files/DSC0124_3000x_f46be65c-5bbc-4bf1-ab15-2ffea9344bb4_800x.jpg?v=1701491509,https://giftcart.com/cdn/shop/files/DSC_0056_3000x_28c42d29-3f08-48af-a073-f5b9cdc10880_800x.jpg?v=1701491510,https://giftcart.com/cdn/shop/files/DSC_0650_3000x_60f6cf6b-87cd-42ce-99b7-7536fe36d977_800x.jpg?v=1701491510,https://giftcart.com/cdn/shop/files/DSC_0082copy_3000x_740e6c56-310d-4691-8776-1507729cc049_800x.png?v=1701491510,https://giftcart.com/cdn/shop/files/DSC_0083copy_3000x_0c854a92-777c-4c83-a0a3-4c04e6fe7d33_800x.png?v=1701491509</text:a></text:p>
          </table:table-cell>
          <table:table-cell office:value-type="string" calcext:value-type="string">
            <text:p>Ayesha</text:p>
          </table:table-cell>
          <table:table-cell office:value-type="string" calcext:value-type="string">
            <text:p>Encompassed with exquisite artistry, these 925 silver dangling earrings embody nature's verdant beauty. Each earring features delicate foliage intricately carved into the silver, capturing the essence of a green leaves. The vibrant green hue of the stone adds a touch of freshness and vitality, while the silver dangling intricate design lends a timeless elegance.</text:p>
          </table:table-cell>
          <table:table-cell table:number-columns-repeated="1014"/>
        </table:table-row>
        <table:table-row table:style-name="ro2">
          <table:table-cell office:value-type="string" calcext:value-type="string">
            <text:p>https://giftcart.com/cdn/shop/products/6l3a9710_700x.webp?v=1658219095</text:p>
          </table:table-cell>
          <table:table-cell office:value-type="string" calcext:value-type="string">
            <text:p>Lapis Drops For Her</text:p>
            <text:p/>
          </table:table-cell>
          <table:table-cell office:value-type="float" office:value="250" calcext:value-type="float">
            <text:p>250</text:p>
          </table:table-cell>
          <table:table-cell office:value-type="string" calcext:value-type="string">
            <text:p>Earring</text:p>
          </table:table-cell>
          <table:table-cell office:value-type="float" office:value="60" calcext:value-type="float">
            <text:p>60</text:p>
          </table:table-cell>
          <table:table-cell office:value-type="float" office:value="3.9" calcext:value-type="float">
            <text:p>3.9</text:p>
          </table:table-cell>
          <table:table-cell office:value-type="float" office:value="40" calcext:value-type="float">
            <text:p>40</text:p>
          </table:table-cell>
          <table:table-cell office:value-type="string" calcext:value-type="string">
            <text:p><text:a xlink:href="https://giftcart.com/cdn/shop/products/6l3a9710_700x.webp?v=1658219095,https://giftcart.com/cdn/shop/products/6l3a9967-min_700x.webp?v=1658219095" xlink:type="simple">https://giftcart.com/cdn/shop/products/6l3a9710_700x.webp?v=1658219095,https://giftcart.com/cdn/shop/products/6l3a9967-min_700x.webp?v=1658219095</text:a>,<text:a xlink:href="https://giftcart.com/cdn/shop/products/6l3a9968-min_700x.webp?v=1658219095,https://giftcart.com/cdn/shop/products/6l3a9970-min_700x.webp?v=1658219095" xlink:type="simple">https://giftcart.com/cdn/shop/products/6l3a9968-min_700x.webp?v=1658219095,https://giftcart.com/cdn/shop/products/6l3a9970-min_700x.webp?v=1658219095</text:a></text:p>
          </table:table-cell>
          <table:table-cell office:value-type="string" calcext:value-type="string">
            <text:p>Ayesha</text:p>
          </table:table-cell>
          <table:table-cell office:value-type="string" calcext:value-type="string">
            <text:p>Drop earrings that are effortlessly chic. The style is crafted using sterling silver base metal, which is given 2micron 18carat gold plating.Gemstones used: Blue Lapis Lazuli. This lovely gemstone has natural golden streaks in it, that perfectly complements the gold plating finish given to the style. Blue Lapis is not only considered a symbol of royalty but is also amongst the popular stones meant to protect its wearer from evil eye. Keep away from any moisture/perfume. Avoid any solvent.After use, clean your jewelry with a cotton ball or a very soft cloth to remove any dust and dirt.Be very gentle on the embellished pearl while wiping out, to avoid damaging the painting on it. When not in use, store the jewelry in box, wrapped in a soft cloth.</text:p>
          </table:table-cell>
          <table:table-cell table:number-columns-repeated="1014"/>
        </table:table-row>
        <table:table-row table:style-name="ro2">
          <table:table-cell office:value-type="string" calcext:value-type="string">
            <text:p>https://giftcart.com/cdn/shop/files/DSC0140_3000x_d6b7cf2b-1072-4c91-908f-7330a7a80246_800x.jpg?v=1701442642</text:p>
          </table:table-cell>
          <table:table-cell office:value-type="string" calcext:value-type="string">
            <text:p>Diverse Zircon Circle 925 Silver Stud Earrings</text:p>
          </table:table-cell>
          <table:table-cell office:value-type="float" office:value="450" calcext:value-type="float">
            <text:p>450</text:p>
          </table:table-cell>
          <table:table-cell office:value-type="string" calcext:value-type="string">
            <text:p>Earring</text:p>
          </table:table-cell>
          <table:table-cell office:value-type="float" office:value="70" calcext:value-type="float">
            <text:p>70</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text:a xlink:href="https://giftcart.com/cdn/shop/files/DSC0140_3000x_d6b7cf2b-1072-4c91-908f-7330a7a80246_800x.jpg?v=1701442642,https://giftcart.com/cdn/shop/files/DSC_0015_3000x_b4ae349a-07bb-4f51-8830-8c3a6d915082_800x.jpg?v=1701442640,https://giftcart.com/cdn/shop/files/DSC_0041copy_3000x_453eab85-2818-4c7c-b704-ccf80f7bb94f_800x.png?v=1701442641,https://giftcart.com/cdn/shop/files/DSC_0048copy_3000x_71b97156-76f8-469a-83c4-c64e8aebb96c_800x.png?v=1701442640,https://giftcart.com/cdn/shop/files/DSC_0051_3000x_06fafb01-06f6-4cd1-8765-61038ec50eae_800x.jpg?v=1701442641" xlink:type="simple">https://giftcart.com/cdn/shop/files/DSC0140_3000x_d6b7cf2b-1072-4c91-908f-7330a7a80246_800x.jpg?v=1701442642,https://giftcart.com/cdn/shop/files/DSC_0015_3000x_b4ae349a-07bb-4f51-8830-8c3a6d915082_800x.jpg?v=1701442640,https://giftcart.com/cdn/shop/files/DSC_0041copy_3000x_453eab85-2818-4c7c-b704-ccf80f7bb94f_800x.png?v=1701442641,https://giftcart.com/cdn/shop/files/DSC_0048copy_3000x_71b97156-76f8-469a-83c4-c64e8aebb96c_800x.png?v=1701442640,https://giftcart.com/cdn/shop/files/DSC_0051_3000x_06fafb01-06f6-4cd1-8765-61038ec50eae_800x.jpg?v=1701442641</text:a></text:p>
          </table:table-cell>
          <table:table-cell office:value-type="string" calcext:value-type="string">
            <text:p>Ayesha</text:p>
          </table:table-cell>
          <table:table-cell office:value-type="string" calcext:value-type="string">
            <text:p>Mcj Jewels stud earrings are charming and perfect for any occasion. They're made with 925 sterling silver and have a cool multi-circle design with a tiny cubic zircon at the top.</text:p>
            <text:p>Plus, they're hypoallergenic, lightweight, and comfortable, so you can wear them all day long at the office or even to gatherings.</text:p>
          </table:table-cell>
          <table:table-cell table:number-columns-repeated="1014"/>
        </table:table-row>
        <table:table-row table:style-name="ro3">
          <table:table-cell office:value-type="string" calcext:value-type="string">
            <text:p><text:a xlink:href="https://giftcart.com/cdn/shop/files/DSC_0058_3000x_ecebfa36-85ee-447e-9a45-416d53a3df45_800x.jpg?v=1701490574" xlink:type="simple">https://giftcart.com/cdn/shop/files/DSC_0058_3000x_ecebfa36-85ee-447e-9a45-416d53a3df45_800x.jpg?v=1701490574</text:a></text:p>
          </table:table-cell>
          <table:table-cell office:value-type="string" calcext:value-type="string">
            <text:p>Mystical Flower 925 Silver Drop Earrings</text:p>
            <text:p/>
          </table:table-cell>
          <table:table-cell office:value-type="float" office:value="900" calcext:value-type="float">
            <text:p>900</text:p>
          </table:table-cell>
          <table:table-cell office:value-type="string" calcext:value-type="string">
            <text:p>Earring</text:p>
          </table:table-cell>
          <table:table-cell office:value-type="float" office:value="30" calcext:value-type="float">
            <text:p>30</text:p>
          </table:table-cell>
          <table:table-cell office:value-type="float" office:value="3.7" calcext:value-type="float">
            <text:p>3.7</text:p>
          </table:table-cell>
          <table:table-cell office:value-type="float" office:value="12" calcext:value-type="float">
            <text:p>12</text:p>
          </table:table-cell>
          <table:table-cell office:value-type="string" calcext:value-type="string">
            <text:p><text:a xlink:href="https://giftcart.com/cdn/shop/files/DSC_0058_3000x_ecebfa36-85ee-447e-9a45-416d53a3df45_800x.jpg?v=1701490574" xlink:type="simple">https://giftcart.com/cdn/shop/files/DSC_0058_3000x_ecebfa36-85ee-447e-9a45-416d53a3df45_800x.jpg?v=1701490574</text:a>,<text:a xlink:href="https://giftcart.com/cdn/shop/files/DSC0129_3000x_bd4a13f1-8efd-4e55-9908-15dc44e56278_800x.jpg?v=1701490575,https://giftcart.com/cdn/shop/files/DSC_0065copy_3000x_207bcfd0-8e83-4b1e-b4ef-bd7513286f48_800x.png?v=1701490575,https://giftcart.com/cdn/shop/files/DSC_0688_3000x_081e905f-f430-4277-a4ba-7c3b1aa64fe6_800x.jpg?v=1701490575,https://giftcart.com/cdn/shop/files/DSC_0065_3000x_27c85068-891f-44bb-90a8-1859a6eaf734_800x.jpg?v=1701490574,https://giftcart.com/cdn/shop/files/DSC_0066_3000x_cda550de-7001-4462-b1d2-1d2ed0bbf184_800x.jpg?v=1701490574" xlink:type="simple">https://giftcart.com/cdn/shop/files/DSC0129_3000x_bd4a13f1-8efd-4e55-9908-15dc44e56278_800x.jpg?v=1701490575,https://giftcart.com/cdn/shop/files/DSC_0065copy_3000x_207bcfd0-8e83-4b1e-b4ef-bd7513286f48_800x.png?v=1701490575,https://giftcart.com/cdn/shop/files/DSC_0688_3000x_081e905f-f430-4277-a4ba-7c3b1aa64fe6_800x.jpg?v=1701490575,https://giftcart.com/cdn/shop/files/DSC_0065_3000x_27c85068-891f-44bb-90a8-1859a6eaf734_800x.jpg?v=1701490574,https://giftcart.com/cdn/shop/files/DSC_0066_3000x_cda550de-7001-4462-b1d2-1d2ed0bbf184_800x.jpg?v=1701490574</text:a></text:p>
          </table:table-cell>
          <table:table-cell office:value-type="string" calcext:value-type="string">
            <text:p>Ayesha</text:p>
          </table:table-cell>
          <table:table-cell office:value-type="string" calcext:value-type="string">
            <text:p>Mcj Jewels Mystical Flower 925 Silver Drop Earrings are meticulously crafted with 925 sterling silver and feature a sparkling cubic zirconia at the top, complemented by a floral design adorned with tiny zirconia gemstones.</text:p>
            <text:p>Inspired by the beauty of nature, these earrings are not only stunning but also lightweight, making them suitable for daily wear, office settings, or any special occasion. They are perfect for gifting to girls and women who appreciate exquisite jewelry.</text:p>
            <text:p/>
            <text:p> </text:p>
          </table:table-cell>
          <table:table-cell table:number-columns-repeated="1014"/>
        </table:table-row>
        <table:table-row table:style-name="ro7">
          <table:table-cell office:value-type="string" calcext:value-type="string">
            <text:p>https://m.media-amazon.com/images/I/51s3BawpRwS._SY300_SX300_.jpg</text:p>
          </table:table-cell>
          <table:table-cell office:value-type="string" calcext:value-type="string">
            <text:p>YouBella Jewellery Bohemian Multi-Color Nickel Earrings for Girls and Women</text:p>
            <text:p/>
          </table:table-cell>
          <table:table-cell office:value-type="float" office:value="500" calcext:value-type="float">
            <text:p>500</text:p>
          </table:table-cell>
          <table:table-cell office:value-type="string" calcext:value-type="string">
            <text:p>Earring</text:p>
          </table:table-cell>
          <table:table-cell office:value-type="float" office:value="10" calcext:value-type="float">
            <text:p>10</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ext:p><text:a xlink:href="https://m.media-amazon.com/images/I/51s3BawpRwS._SY300_SX300_.jpg,https://m.media-amazon.com/images/I/71Mw3Jw96NL._SY695_.jpg,https://m.media-amazon.com/images/I/71hccqQcKKS._SX625_.jpg,https://m.media-amazon.com/images/I/81DBYl+6G2L._SY695_.jpg,https://m.media-amazon.com/images/I/71A4S6WrUaS._SX625_.jpg" xlink:type="simple">https://m.media-amazon.com/images/I/51s3BawpRwS._SY300_SX300_.jpg,https://m.media-amazon.com/images/I/71Mw3Jw96NL._SY695_.jpg,https://m.media-amazon.com/images/I/71hccqQcKKS._SX625_.jpg,https://m.media-amazon.com/images/I/81DBYl+6G2L._SY695_.jpg,https://m.media-amazon.com/images/I/71A4S6WrUaS._SX625_.jpg</text:a></text:p>
          </table:table-cell>
          <table:table-cell office:value-type="string" calcext:value-type="string">
            <text:p>Lakeme</text:p>
          </table:table-cell>
          <table:table-cell office:value-type="string" calcext:value-type="string">
            <text:p>10.3886 cms (L) x 9.1948 cms (W) x 3.81 cms (H)</text:p>
            <text:p>Color: Multi-Colour</text:p>
            <text:p>Material: Non Precious Metal</text:p>
            <text:p>It is advisable to store jewellery in a zip lock pouch (air tight pouch), keep away from water perfume and other chemicals and clean it with dry and soft cloth</text:p>
            <text:p>Country of Origin: India</text:p>
            <text:p/>
          </table:table-cell>
          <table:table-cell table:number-columns-repeated="1014"/>
        </table:table-row>
        <table:table-row table:style-name="ro5">
          <table:table-cell office:value-type="string" calcext:value-type="string">
            <text:p>https://m.media-amazon.com/images/I/81cyV+lYEjL._SY695_.jpg</text:p>
          </table:table-cell>
          <table:table-cell office:value-type="string" calcext:value-type="string">
            <text:p>YouBella Jewellery Earings for women Crystal Tassel Handmade Earrings for Girls and Women</text:p>
            <text:p/>
          </table:table-cell>
          <table:table-cell office:value-type="float" office:value="600" calcext:value-type="float">
            <text:p>600</text:p>
          </table:table-cell>
          <table:table-cell office:value-type="string" calcext:value-type="string">
            <text:p>Earring</text:p>
          </table:table-cell>
          <table:table-cell office:value-type="float" office:value="12" calcext:value-type="float">
            <text:p>12</text:p>
          </table:table-cell>
          <table:table-cell office:value-type="float" office:value="4" calcext:value-type="float">
            <text:p>4</text:p>
          </table:table-cell>
          <table:table-cell office:value-type="float" office:value="50" calcext:value-type="float">
            <text:p>50</text:p>
          </table:table-cell>
          <table:table-cell office:value-type="string" calcext:value-type="string">
            <text:p><text:a xlink:href="https://m.media-amazon.com/images/I/81cyV+lYEjL._SY695_.jpg" xlink:type="simple">https://m.media-amazon.com/images/I/81cyV+lYEjL._SY695_.jpg</text:a>,<text:a xlink:href="https://m.media-amazon.com/images/I/81zNAgpmOeL._SY625_.jpg,https://m.media-amazon.com/images/I/81u1AWCmBBL._SY695_.jpg,https://m.media-amazon.com/images/I/61OEPERVIhL._SY625_.jpg" xlink:type="simple">https://m.media-amazon.com/images/I/81zNAgpmOeL._SY625_.jpg,https://m.media-amazon.com/images/I/81u1AWCmBBL._SY695_.jpg,https://m.media-amazon.com/images/I/61OEPERVIhL._SY625_.jpg</text:a></text:p>
          </table:table-cell>
          <table:table-cell office:value-type="string" calcext:value-type="string">
            <text:p>Lakeme</text:p>
          </table:table-cell>
          <table:table-cell office:value-type="string" calcext:value-type="string">
            <text:p>Sleeves: sleeveless</text:p>
            <text:p>100% Polyester</text:p>
            <text:p>Style: a-line</text:p>
            <text:p>Color Name: Maroon; Machine wash</text:p>
            <text:p>Department Name: Womens; Size Name: One Size</text:p>
          </table:table-cell>
          <table:table-cell table:number-columns-repeated="1014"/>
        </table:table-row>
        <table:table-row table:style-name="ro3">
          <table:table-cell office:value-type="string" calcext:value-type="string">
            <text:p><text:a xlink:href="https://m.media-amazon.com/images/I/61B+I1iN4eL._SY625_.jpg" xlink:type="simple">https://m.media-amazon.com/images/I/61B+I1iN4eL._SY625_.jpg</text:a></text:p>
          </table:table-cell>
          <table:table-cell office:value-type="string" calcext:value-type="string">
            <text:p>YouBella Jewellery for women Gold-plated Crystal Drop Earings Earrings for Women &amp; Girls</text:p>
            <text:p/>
          </table:table-cell>
          <table:table-cell office:value-type="float" office:value="750" calcext:value-type="float">
            <text:p>750</text:p>
          </table:table-cell>
          <table:table-cell office:value-type="string" calcext:value-type="string">
            <text:p>Earring</text:p>
          </table:table-cell>
          <table:table-cell office:value-type="float" office:value="20" calcext:value-type="float">
            <text:p>20</text:p>
          </table:table-cell>
          <table:table-cell office:value-type="float" office:value="3.9" calcext:value-type="float">
            <text:p>3.9</text:p>
          </table:table-cell>
          <table:table-cell office:value-type="float" office:value="40" calcext:value-type="float">
            <text:p>40</text:p>
          </table:table-cell>
          <table:table-cell office:value-type="string" calcext:value-type="string">
            <text:p><text:a xlink:href="https://m.media-amazon.com/images/I/61B+I1iN4eL._SY625_.jpg,https://m.media-amazon.com/images/I/51lFNEG+NFL.jpg,https://m.media-amazon.com/images/I/41KeD4c1pRL.jpg,https://m.media-amazon.com/images/I/7145KtMOMGL._SY625_.jpg,https://m.media-amazon.com/images" xlink:type="simple">https://m.media-amazon.com/images/I/61B+I1iN4eL._SY625_.jpg,https://m.media-amazon.com/images/I/51lFNEG+NFL.jpg,https://m.media-amazon.com/images/I/41KeD4c1pRL.jpg,https://m.media-amazon.com/images/I/7145KtMOMGL._SY625_.jpg,https://m.media-amazon.com/images</text:a>/I/61VpRp4nOQL._SY625_.jpg,https://m.media-amazon.com/images/I/61IhCx2ZnsL._SY625_.jpg</text:p>
          </table:table-cell>
          <table:table-cell office:value-type="string" calcext:value-type="string">
            <text:p>Lakeme</text:p>
          </table:table-cell>
          <table:table-cell office:value-type="string" calcext:value-type="string">
            <text:p>Color: Golden Green</text:p>
            <text:p>Material: Gold Plated</text:p>
            <text:p>Can be worn for parties, with dresses and gowns</text:p>
            <text:p>Country of Origin: India</text:p>
          </table:table-cell>
          <table:table-cell table:number-columns-repeated="1014"/>
        </table:table-row>
        <table:table-row table:style-name="ro5">
          <table:table-cell office:value-type="string" calcext:value-type="string">
            <text:p><text:a xlink:href="https://m.media-amazon.com/images/I/610n8lva6aL._SY695_.jpg" xlink:type="simple">https://m.media-amazon.com/images/I/610n8lva6aL._SY695_.jpg</text:a></text:p>
          </table:table-cell>
          <table:table-cell office:value-type="string" calcext:value-type="string">
            <text:p>YouBella Fashion Jewellery Earings Drop and Dangler Ear rings Crystal Earrings for Girls and Women</text:p>
            <text:p/>
          </table:table-cell>
          <table:table-cell office:value-type="float" office:value="450" calcext:value-type="float">
            <text:p>450</text:p>
          </table:table-cell>
          <table:table-cell office:value-type="string" calcext:value-type="string">
            <text:p>Earring</text:p>
          </table:table-cell>
          <table:table-cell office:value-type="float" office:value="15" calcext:value-type="float">
            <text:p>15</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text:a xlink:href="https://m.media-amazon.com/images/I/610n8lva6aL._SY695_.jpg,https://m.media-amazon.com/images/I/61iH7uUUtbL._SY695_.jpg,https://m.media-amazon.com/images/I/71voXEOh+mL._SY695_.jpg,https://m.media-amazon.com/images/I/71cjYN4hz6L._SY625_.jpg" xlink:type="simple">https://m.media-amazon.com/images/I/610n8lva6aL._SY695_.jpg,https://m.media-amazon.com/images/I/61iH7uUUtbL._SY695_.jpg,https://m.media-amazon.com/images/I/71voXEOh+mL._SY695_.jpg,https://m.media-amazon.com/images/I/71cjYN4hz6L._SY625_.jpg</text:a></text:p>
          </table:table-cell>
          <table:table-cell office:value-type="string" calcext:value-type="string">
            <text:p>Lakeme</text:p>
          </table:table-cell>
          <table:table-cell office:value-type="string" calcext:value-type="string">
            <text:p>Best for Gifting and for personal Use, combine it with matching dress and be the limelight of every Occassion</text:p>
            <text:p>Plated with High Quality Polish for Long Lasting Finish</text:p>
            <text:p>Suitable for all occassions</text:p>
            <text:p>Nickel free and Lead free as per International Standards that makes it very skin friendly. The plating is non-allergic and safe for all environments</text:p>
            <text:p>Jewelery Care : Never allow your fashion jewellery to come in contact with harsh chemicals, oils, nor spray perfumes directly on them. This will cause the jewellery to fade, discolour, or even ruin them completely. And we wouldn’t want that!</text:p>
          </table:table-cell>
          <table:table-cell table:number-columns-repeated="1014"/>
        </table:table-row>
        <table:table-row table:style-name="ro2">
          <table:table-cell office:value-type="string" calcext:value-type="string">
            <text:p>https://m.media-amazon.com/images/I/71XH1FtAVHL._SY695_.jpg</text:p>
          </table:table-cell>
          <table:table-cell office:value-type="string" calcext:value-type="string">
            <text:p>Zeneme Oxidised Silver-Plated American Diamond studded Paisley Shaped Studs Earrings for Girls and Women</text:p>
            <text:p/>
          </table:table-cell>
          <table:table-cell office:value-type="float" office:value="700" calcext:value-type="float">
            <text:p>700</text:p>
          </table:table-cell>
          <table:table-cell office:value-type="string" calcext:value-type="string">
            <text:p>Earring</text:p>
          </table:table-cell>
          <table:table-cell office:value-type="float" office:value="20" calcext:value-type="float">
            <text:p>20</text:p>
          </table:table-cell>
          <table:table-cell office:value-type="float" office:value="4.2" calcext:value-type="float">
            <text:p>4.2</text:p>
          </table:table-cell>
          <table:table-cell office:value-type="float" office:value="30" calcext:value-type="float">
            <text:p>30</text:p>
          </table:table-cell>
          <table:table-cell office:value-type="string" calcext:value-type="string">
            <text:p><text:a xlink:href="https://m.media-amazon.com/images/I/71XH1FtAVHL._SY695_.jpg,https://m.media-amazon.com/images/I/71ISt45eVvL._SY625_.jpg,https://m.media-amazon.com/images/I/71knoZsqRiL._SY625_.jpg" xlink:type="simple">https://m.media-amazon.com/images/I/71XH1FtAVHL._SY695_.jpg,https://m.media-amazon.com/images/I/71ISt45eVvL._SY625_.jpg,https://m.media-amazon.com/images/I/71knoZsqRiL._SY625_.jpg</text:a>,<text:a xlink:href="https://m.media-amazon.com/images/I/81m2r3iphSL._SY625_.jpg,https://m.media-amazon.com/images/I/71mi3MLEGaL._SY625_.jpg" xlink:type="simple">https://m.media-amazon.com/images/I/81m2r3iphSL._SY625_.jpg,https://m.media-amazon.com/images/I/71mi3MLEGaL._SY625_.jpg</text:a></text:p>
          </table:table-cell>
          <table:table-cell office:value-type="string" calcext:value-type="string">
            <text:p>Lakeme</text:p>
          </table:table-cell>
          <table:table-cell office:value-type="string" calcext:value-type="string">
            <text:p>What You Get:- Oxidised Silver-Plated Studs Earrings, has Lime Green &amp; White American Diamond studded Paisley Shaped, Secured with Post and Back closure.</text:p>
            <text:p>LUXURY GIFTING IDEA : Give a meaningful and luxurious gift with Zeneme Jewellery. A favourite gift choice, each Zeneme jewellery for women comes with a Signature gift box and makes excellent gift choice for birthdays, wedding anniversaries, Valentine’s Day, Mother's Day, Diwali, Christmas and all your special occasions.</text:p>
          </table:table-cell>
          <table:table-cell table:number-columns-repeated="1014"/>
        </table:table-row>
        <table:table-row table:style-name="ro4">
          <table:table-cell office:value-type="string" calcext:value-type="string">
            <text:p>https://m.media-amazon.com/images/I/910LFbNPhhL._SY695_.jpg</text:p>
          </table:table-cell>
          <table:table-cell office:value-type="string" calcext:value-type="string">
            <text:p>MEENAZ earrings for women fashion jhumka oxidised Silver Earrings for women Combo chandbali pearl chandbali stylish jhumkas traditional Earrings For girls South indian traditional Ear Rings -M124</text:p>
            <text:p/>
          </table:table-cell>
          <table:table-cell office:value-type="float" office:value="559" calcext:value-type="float">
            <text:p>559</text:p>
          </table:table-cell>
          <table:table-cell office:value-type="string" calcext:value-type="string">
            <text:p>Earring</text:p>
          </table:table-cell>
          <table:table-cell office:value-type="float" office:value="25" calcext:value-type="float">
            <text:p>25</text:p>
          </table:table-cell>
          <table:table-cell office:value-type="float" office:value="4" calcext:value-type="float">
            <text:p>4</text:p>
          </table:table-cell>
          <table:table-cell office:value-type="float" office:value="52" calcext:value-type="float">
            <text:p>52</text:p>
          </table:table-cell>
          <table:table-cell office:value-type="string" calcext:value-type="string">
            <text:p><text:a xlink:href="https://m.media-amazon.com/images/I/910LFbNPhhL._SY695_.jpg,https://m.media-amazon.com/images/I/917WyU32T3L._SY625_.jpg,https://m.media-amazon.com/images/I/81MBiOENUwL._SY625_.jpg,https://m.media-amazon.com/images/I/91Et7-e7alL._SY625_.jpg,https://m.media-amazon.com/images/I/91JaPyl65hL._SY625_.jpg" xlink:type="simple">https://m.media-amazon.com/images/I/910LFbNPhhL._SY695_.jpg,https://m.media-amazon.com/images/I/917WyU32T3L._SY625_.jpg,https://m.media-amazon.com/images/I/81MBiOENUwL._SY625_.jpg,https://m.media-amazon.com/images/I/91Et7-e7alL._SY625_.jpg,https://m.media-amazon.com/images/I/91JaPyl65hL._SY625_.jpg</text:a></text:p>
          </table:table-cell>
          <table:table-cell office:value-type="string" calcext:value-type="string">
            <text:p>Lakeme</text:p>
          </table:table-cell>
          <table:table-cell office:value-type="string" calcext:value-type="string">
            <text:p>Jhumkas Jhumke Earrings Fancy Party Wear Ethnic Antique Earings Ear Rings Traditional Wedding Bridal Silver Oxidised Jhumki Jhumka Earrings</text:p>
            <text:p>Silver oxidised earrings combo Peacock Jhumkas Jhumka jhumki Earrings Combo set Ear rings For Women girls Ladies Traditional Wedding Temple Gold Meenakari Ethnic Antique South Indian Round Pearl Moti Feather jhumki combo</text:p>
            <text:p>Product Colour May Slightly Vary Due To Photographic Lighting Sources Or Your Monitor Settings; Valentine Gifts For Girlfriends Wife Brothers Sister Lover Couple Engagement Gifts Wedding Gifts Birthday Gifts Wedding Gifts Bridal Jewelry Diwali Gifts</text:p>
          </table:table-cell>
          <table:table-cell table:number-columns-repeated="1014"/>
        </table:table-row>
        <table:table-row table:style-name="ro5">
          <table:table-cell office:value-type="string" calcext:value-type="string">
            <text:p><text:a xlink:href="https://m.media-amazon.com/images/I/81hoGuIayRL._SY695_.jpg" xlink:type="simple">https://m.media-amazon.com/images/I/81hoGuIayRL._SY695_.jpg</text:a></text:p>
          </table:table-cell>
          <table:table-cell office:value-type="string" calcext:value-type="string">
            <text:p>YouBella Earrings For Women Jewellery Earrings Combo Of Four Afghani Kashmiri Jhumka Earrings Ear Rings For Girls And Women</text:p>
            <text:p/>
          </table:table-cell>
          <table:table-cell office:value-type="float" office:value="630" calcext:value-type="float">
            <text:p>630</text:p>
          </table:table-cell>
          <table:table-cell office:value-type="string" calcext:value-type="string">
            <text:p>Earring</text:p>
          </table:table-cell>
          <table:table-cell office:value-type="float" office:value="30" calcext:value-type="float">
            <text:p>30</text:p>
          </table:table-cell>
          <table:table-cell office:value-type="float" office:value="4.3" calcext:value-type="float">
            <text:p>4.3</text:p>
          </table:table-cell>
          <table:table-cell office:value-type="float" office:value="45" calcext:value-type="float">
            <text:p>45</text:p>
          </table:table-cell>
          <table:table-cell office:value-type="string" calcext:value-type="string">
            <text:p><text:a xlink:href="https://m.media-amazon.com/images/I/81hoGuIayRL._SY695_.jpg,https://m.media-amazon.com/images/I/71tT7Ar7fXL._SY625_.jpg,https://m.media-amazon.com/images/I/61YoJu3PjCL._SY625_.jpg,https://m.media-amazon.com/images/I/71meY0hYVlL._SY625_.jpg,https://m.media-amazon.com/images/I/71j+UPByU-L._SY625_.jpg" xlink:type="simple">https://m.media-amazon.com/images/I/81hoGuIayRL._SY695_.jpg,https://m.media-amazon.com/images/I/71tT7Ar7fXL._SY625_.jpg,https://m.media-amazon.com/images/I/61YoJu3PjCL._SY625_.jpg,https://m.media-amazon.com/images/I/71meY0hYVlL._SY625_.jpg,https://m.media-amazon.com/images/I/71j+UPByU-L._SY625_.jpg</text:a></text:p>
          </table:table-cell>
          <table:table-cell office:value-type="string" calcext:value-type="string">
            <text:p>Lakeme</text:p>
          </table:table-cell>
          <table:table-cell office:value-type="string" calcext:value-type="string">
            <text:p>Color: Multi-Colour</text:p>
            <text:p>Material: Oxidized Silver</text:p>
            <text:p>It is advisable to store jewellery in a zip lock pouch (air tight pouch), keep away from water perfume and other chemicals and clean it with dry and soft cloth</text:p>
            <text:p>Country of Origin: India</text:p>
            <text:p>Department Name: Womens</text:p>
          </table:table-cell>
          <table:table-cell table:number-columns-repeated="1014"/>
        </table:table-row>
        <table:table-row table:style-name="ro3">
          <table:table-cell office:value-type="string" calcext:value-type="string">
            <text:p>https://m.media-amazon.com/images/I/81koFo1U7cL._SX625_.jpg</text:p>
          </table:table-cell>
          <table:table-cell office:value-type="string" calcext:value-type="string">
            <text:p>YouBella Earrings For Women Jewellery Traditional Jhumka/Jhumki Earrings For Girls And Women</text:p>
            <text:p/>
          </table:table-cell>
          <table:table-cell office:value-type="float" office:value="520" calcext:value-type="float">
            <text:p>520</text:p>
          </table:table-cell>
          <table:table-cell office:value-type="string" calcext:value-type="string">
            <text:p>Earring</text:p>
          </table:table-cell>
          <table:table-cell office:value-type="float" office:value="25" calcext:value-type="float">
            <text:p>25</text:p>
          </table:table-cell>
          <table:table-cell office:value-type="float" office:value="4" calcext:value-type="float">
            <text:p>4</text:p>
          </table:table-cell>
          <table:table-cell office:value-type="float" office:value="62" calcext:value-type="float">
            <text:p>62</text:p>
          </table:table-cell>
          <table:table-cell office:value-type="string" calcext:value-type="string">
            <text:p><text:a xlink:href="https://m.media-amazon.com/images/I/81koFo1U7cL._SX625_.jpg,https://m.media-amazon.com/images/I/71pHKDK9y5L._SY695_.jpg,https://m.media-amazon.com/images/I/719yqHV1zrL._SY695_.jpg,https://m.media-amazon.com/images/I/71kS2XtBfnL._SY695_.jpg" xlink:type="simple">https://m.media-amazon.com/images/I/81koFo1U7cL._SX625_.jpg,https://m.media-amazon.com/images/I/71pHKDK9y5L._SY695_.jpg,https://m.media-amazon.com/images/I/719yqHV1zrL._SY695_.jpg,https://m.media-amazon.com/images/I/71kS2XtBfnL._SY695_.jpg</text:a></text:p>
          </table:table-cell>
          <table:table-cell office:value-type="string" calcext:value-type="string">
            <text:p>Lakeme</text:p>
          </table:table-cell>
          <table:table-cell office:value-type="string" calcext:value-type="string">
            <text:p>Color: Golden</text:p>
            <text:p>Material: Gold Plated</text:p>
            <text:p>It is advisable to store jewellery in a zip lock pouch (air tight pouch), keep away from water perfume and other chemicals and clean it with dry and soft cloth</text:p>
            <text:p>Country of Origin: India</text:p>
          </table:table-cell>
          <table:table-cell table:number-columns-repeated="1014"/>
        </table:table-row>
        <table:table-row table:style-name="ro4">
          <table:table-cell office:value-type="string" calcext:value-type="string">
            <text:p>https://m.media-amazon.com/images/I/71NtcN-QBXL._SY695_.jpg</text:p>
          </table:table-cell>
          <table:table-cell office:value-type="string" calcext:value-type="string">
            <text:p>Accessher Silver Plated Antique Jewellery Inspired Chandbali Style Oxidized Dangle Earrings with Small Jhumki Drops for Women and Girls Pack of 1 Pair</text:p>
            <text:p/>
          </table:table-cell>
          <table:table-cell office:value-type="float" office:value="780" calcext:value-type="float">
            <text:p>780</text:p>
          </table:table-cell>
          <table:table-cell office:value-type="string" calcext:value-type="string">
            <text:p>Earring</text:p>
          </table:table-cell>
          <table:table-cell office:value-type="float" office:value="20" calcext:value-type="float">
            <text:p>20</text:p>
          </table:table-cell>
          <table:table-cell office:value-type="float" office:value="4.1" calcext:value-type="float">
            <text:p>4.1</text:p>
          </table:table-cell>
          <table:table-cell office:value-type="float" office:value="50" calcext:value-type="float">
            <text:p>50</text:p>
          </table:table-cell>
          <table:table-cell office:value-type="string" calcext:value-type="string">
            <text:p><text:a xlink:href="https://m.media-amazon.com/images/I/71NtcN-QBXL._SY625_.jpg,https://m.media-amazon.com/images/I/71B4Gg6wVKL._SY625_.jpg,https://m.media-amazon.com/images/I/71Sjmxe8e3L._SY625_.jpg,https://m.media-amazon.com/images/I/612h0LHOhiL._SY625_.jpg" xlink:type="simple">https://m.media-amazon.com/images/I/71NtcN-QBXL._SY625_.jpg,https://m.media-amazon.com/images/I/71B4Gg6wVKL._SY625_.jpg,https://m.media-amazon.com/images/I/71Sjmxe8e3L._SY625_.jpg,https://m.media-amazon.com/images/I/612h0LHOhiL._SY625_.jpg</text:a></text:p>
          </table:table-cell>
          <table:table-cell office:value-type="string" calcext:value-type="string">
            <text:p>Lakeme</text:p>
          </table:table-cell>
          <table:table-cell office:value-type="string" calcext:value-type="string">
            <text:p><text:span text:style-name="T2">Stylish and Trendy : These earrings for women are a fashionable accessory that adds a touch of glamour to any outfit. The earrings for girls have elegant design and use of Silver Plated Antique Stone make them a must-have for fashion-forward individuals.</text:span></text:p>
            <text:p><text:span text:style-name="T2">Eye-catching : These silver earrings for women adds a classic and timeless appeal to your overall look. It effortlessly complements various skin tones and outfits, making them versatile for both casual and formal occasions.</text:span></text:p>
            <text:p><text:span text:style-name="T2">Elegant Design : These earrings for women feature an elegant design. The small earrings for women daily use offers a delicate look that complements various hairstyles and face shapes.</text:span></text:p>
          </table:table-cell>
          <table:table-cell table:number-columns-repeated="1014"/>
        </table:table-row>
        <table:table-row table:style-name="ro5">
          <table:table-cell office:value-type="string" calcext:value-type="string">
            <text:p>https://m.media-amazon.com/images/I/61Wt4BJ3h7S._SX695_.jpg</text:p>
          </table:table-cell>
          <table:table-cell office:value-type="string" calcext:value-type="string">
            <text:p>YouBella Jewellery Earrings for Women Afghani Oxidised Silver Jhumka earrings for Girls and Women</text:p>
            <text:p/>
          </table:table-cell>
          <table:table-cell office:value-type="float" office:value="650" calcext:value-type="float">
            <text:p>650</text:p>
          </table:table-cell>
          <table:table-cell office:value-type="string" calcext:value-type="string">
            <text:p>Earring</text:p>
          </table:table-cell>
          <table:table-cell office:value-type="float" office:value="15" calcext:value-type="float">
            <text:p>15</text:p>
          </table:table-cell>
          <table:table-cell office:value-type="float" office:value="4.4" calcext:value-type="float">
            <text:p>4.4</text:p>
          </table:table-cell>
          <table:table-cell office:value-type="float" office:value="40" calcext:value-type="float">
            <text:p>40</text:p>
          </table:table-cell>
          <table:table-cell office:value-type="string" calcext:value-type="string">
            <text:p><text:a xlink:href="https://m.media-amazon.com/images/I/61Wt4BJ3h7S._SX695_.jpg,https://m.media-amazon.com/images/I/71axqfuI1TL._SY695_.jpg,https://m.media-amazon.com/images/I/61Hay3eQLYL._SX625_.jpg,https://m.media-amazon.com/images/I/61QHXGSQxtL._SY695_.jpg" xlink:type="simple">https://m.media-amazon.com/images/I/61Wt4BJ3h7S._SX695_.jpg,https://m.media-amazon.com/images/I/71axqfuI1TL._SY695_.jpg,https://m.media-amazon.com/images/I/61Hay3eQLYL._SX625_.jpg,https://m.media-amazon.com/images/I/61QHXGSQxtL._SY695_.jpg</text:a></text:p>
          </table:table-cell>
          <table:table-cell office:value-type="string" calcext:value-type="string">
            <text:p>Lakeme</text:p>
          </table:table-cell>
          <table:table-cell office:value-type="string" calcext:value-type="string">
            <text:p>Best for Gifting and for personal Use, combine it with matching dress and be the limelight of every Occassion</text:p>
            <text:p>Plated with High Quality Polish for Long Lasting Finish</text:p>
            <text:p>Suitable for all occassions</text:p>
            <text:p>Nickel free and Lead free as per International Standards that makes it very skin friendly. The plating is non-allergic and safe for all environments</text:p>
            <text:p>Jewelery Care : Never allow your fashion jewellery to come in contact with harsh chemicals, oils, nor spray perfumes directly on them. This will cause the jewellery to fade, discolour, or even ruin them completely. And we wouldn’t want that!</text:p>
          </table:table-cell>
          <table:table-cell table:number-columns-repeated="1014"/>
        </table:table-row>
        <table:table-row table:style-name="ro5">
          <table:table-cell office:value-type="string" calcext:value-type="string">
            <text:p><text:a xlink:href="https://m.media-amazon.com/images/I/51da1HSwecL._SY625_.jpg" xlink:type="simple">https://m.media-amazon.com/images/I/51da1HSwecL._SY625_.jpg</text:a></text:p>
          </table:table-cell>
          <table:table-cell office:value-type="string" calcext:value-type="string">
            <text:p>Shining Diva Fashion Stylish 18k Rose Gold Plated Crystal Bangle Bracelet for Women-(9814b)</text:p>
            <text:p/>
          </table:table-cell>
          <table:table-cell office:value-type="float" office:value="500" calcext:value-type="float">
            <text:p>500</text:p>
          </table:table-cell>
          <table:table-cell office:value-type="string" calcext:value-type="string">
            <text:p>Bracelet</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51da1HSwecL._SY625_.jpg,https://m.media-amazon.com/images/I/51pFFPvuGEL.jpg,https://m.media-amazon.com/images/I/41uY5siuF9L.jpg" xlink:type="simple">https://m.media-amazon.com/images/I/51da1HSwecL._SY625_.jpg,https://m.media-amazon.com/images/I/51pFFPvuGEL.jpg,https://m.media-amazon.com/images/I/41uY5siuF9L.jpg</text:a>,</text:p>
          </table:table-cell>
          <table:table-cell office:value-type="string" calcext:value-type="string">
            <text:p>Ayesha</text:p>
          </table:table-cell>
          <table:table-cell office:value-type="string" calcext:value-type="string">
            <text:p>Stylish 18K Rose Gold Plated Crystal Bracelet For Women And Girls</text:p>
            <text:p>Made From Top Quality Imported Austrian Crystal. Five Layer Rose Gold Plated.</text:p>
            <text:p>Free Size Suitable For All. Skin Friendly. Nickel Free And Lead Free As Per International Standards. Anti-Allergic And Safe For Skin</text:p>
            <text:p>Gift For Girls : Perfect Gift For Any Occasion For Yourself And Your Loved Ones</text:p>
            <text:p>Shining Diva Is A Well Known Brand Across Fashion Jewellery Sector. Shining Diva Products Are Preferred By Many Designers, Stars And Celebrities. Shining Diva Fashion Jewelry Believes In Making Beauty And Fashion A Part Of Everybody'S Life.</text:p>
          </table:table-cell>
          <table:table-cell table:number-columns-repeated="1014"/>
        </table:table-row>
        <table:table-row table:style-name="ro7">
          <table:table-cell office:value-type="string" calcext:value-type="string">
            <text:p>https://m.media-amazon.com/images/I/71RzYyzhsoL._SY695_.jpg</text:p>
          </table:table-cell>
          <table:table-cell office:value-type="string" calcext:value-type="string">
            <text:p>Om Jewells Valentine Gift Rose Gold Plated Pink Flowers Link Chain Adjustable Size Charm Bracelet Decorated With Crystals for Girls &amp; Women BR1000009C</text:p>
            <text:p/>
          </table:table-cell>
          <table:table-cell office:value-type="float" office:value="400" calcext:value-type="float">
            <text:p>400</text:p>
          </table:table-cell>
          <table:table-cell office:value-type="string" calcext:value-type="string">
            <text:p>Bracelet</text:p>
          </table:table-cell>
          <table:table-cell office:value-type="float" office:value="10" calcext:value-type="float">
            <text:p>10</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m.media-amazon.com/images/I/71RzYyzhsoL._SY695_.jpg,https://m.media-amazon.com/images/I/51fKRnmUeoL._SY625_.jpg,https://m.media-amazon.com/images/I/71IDt7jlg-L._SY625_.jpg" xlink:type="simple">https://m.media-amazon.com/images/I/71RzYyzhsoL._SY695_.jpg,https://m.media-amazon.com/images/I/51fKRnmUeoL._SY625_.jpg,https://m.media-amazon.com/images/I/71IDt7jlg-L._SY625_.jpg</text:a></text:p>
          </table:table-cell>
          <table:table-cell office:value-type="string" calcext:value-type="string">
            <text:p>Ayesha</text:p>
          </table:table-cell>
          <table:table-cell office:value-type="string" calcext:value-type="string">
            <text:p>Metal : Metal Alloy, Plating : Rose Gold, Stone : Crystal</text:p>
            <text:p>Wearability : Casual Outings, College, Party and Office</text:p>
            <text:p>Adjustable upto 6 cm chain</text:p>
            <text:p>Made with High Quality Austrian Crystals</text:p>
            <text:p>Diwali Gift for your loved once</text:p>
            <text:p/>
          </table:table-cell>
          <table:table-cell table:number-columns-repeated="1014"/>
        </table:table-row>
        <table:table-row table:style-name="ro5">
          <table:table-cell office:value-type="string" calcext:value-type="string">
            <text:p>https://m.media-amazon.com/images/I/41UaURTR77L.jpg</text:p>
          </table:table-cell>
          <table:table-cell office:value-type="string" calcext:value-type="string">
            <text:p>Shining Diva Fashion Black Stone Coff &amp; Kadaa Bracelet for Girls &amp; Women(4814b)</text:p>
            <text:p/>
          </table:table-cell>
          <table:table-cell office:value-type="float" office:value="450" calcext:value-type="float">
            <text:p>450</text:p>
          </table:table-cell>
          <table:table-cell office:value-type="string" calcext:value-type="string">
            <text:p>Bracelet</text:p>
          </table:table-cell>
          <table:table-cell office:value-type="float" office:value="12" calcext:value-type="float">
            <text:p>1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m.media-amazon.com/images/I/41UaURTR77L.jpg,https://m.media-amazon.com/images/I/517bG4BtKSL.jpg,https://m.media-amazon.com/images/I/51Bweh7-BHL.jpg,https://m.media-amazon.com/images/I/51Bweh7-BHL.jpg" xlink:type="simple">https://m.media-amazon.com/images/I/41UaURTR77L.jpg,https://m.media-amazon.com/images/I/517bG4BtKSL.jpg,https://m.media-amazon.com/images/I/51Bweh7-BHL.jpg,https://m.media-amazon.com/images/I/51Bweh7-BHL.jpg</text:a>,</text:p>
          </table:table-cell>
          <table:table-cell office:value-type="string" calcext:value-type="string">
            <text:p>Ayesha</text:p>
          </table:table-cell>
          <table:table-cell office:value-type="string" calcext:value-type="string">
            <text:p>Black and gold-toned elasticated bracelet for girls and women</text:p>
            <text:p>Stylish and Trendy Bracelet</text:p>
            <text:p>Free Size. Perfect for any occasions.</text:p>
            <text:p>Shining Diva is a well known brand across fashion jewelry sector. Shining Diva products are preferred by many Designers, Stars and Celebrities. Shining Diva fashion jewelry believes in making beauty and fashion a part of everybody's life.</text:p>
            <text:p>You will shine like a DIVA wearing this exclusive Shining Diva jewellery.</text:p>
          </table:table-cell>
          <table:table-cell table:number-columns-repeated="1014"/>
        </table:table-row>
        <table:table-row table:style-name="ro5">
          <table:table-cell office:value-type="string" calcext:value-type="string">
            <text:p><text:a xlink:href="https://m.media-amazon.com/images/I/61z8FOeH4AL._SY625_.jpg" xlink:type="simple">https://m.media-amazon.com/images/I/61z8FOeH4AL._SY625_.jpg</text:a></text:p>
          </table:table-cell>
          <table:table-cell office:value-type="string" calcext:value-type="string">
            <text:p>Shining Diva Fashion White Silver Plated Cubic Zirconia Stylish AAA Crystal Charm Bracelet for Women (10950b)</text:p>
            <text:p/>
          </table:table-cell>
          <table:table-cell office:value-type="float" office:value="500" calcext:value-type="float">
            <text:p>500</text:p>
          </table:table-cell>
          <table:table-cell office:value-type="string" calcext:value-type="string">
            <text:p>Bracelet</text:p>
          </table:table-cell>
          <table:table-cell office:value-type="float" office:value="20" calcext:value-type="float">
            <text:p>20</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m.media-amazon.com/images/I/61z8FOeH4AL._SY625_.jpg" xlink:type="simple">https://m.media-amazon.com/images/I/61z8FOeH4AL._SY625_.jpg</text:a>,<text:a xlink:href="https://m.media-amazon.com/images/I/71ikEYY+JfL._SY625_.jpg,https://m.media-amazon.com/images/I/619ZzJa8A1L._SY625_.jpg,https://m.media-amazon.com/images/I/61PKNWQkPrL._SY625_.jpg,https://m.media-amazon.com/images/I/61iIIIJgG4L._SY625_.jpg" xlink:type="simple">https://m.media-amazon.com/images/I/71ikEYY+JfL._SY625_.jpg,https://m.media-amazon.com/images/I/619ZzJa8A1L._SY625_.jpg,https://m.media-amazon.com/images/I/61PKNWQkPrL._SY625_.jpg,https://m.media-amazon.com/images/I/61iIIIJgG4L._SY625_.jpg</text:a></text:p>
          </table:table-cell>
          <table:table-cell office:value-type="string" calcext:value-type="string">
            <text:p>Ayesha</text:p>
          </table:table-cell>
          <table:table-cell office:value-type="string" calcext:value-type="string">
            <text:p>Stylish silver plated white crystal bracelet for women and girls</text:p>
            <text:p>This latest design bracelet for girls is made from high quality imported Austrian crystal. Five layer silver plated.</text:p>
            <text:p>Free size suitable for all. Skin friendly. Nickel free and lead free as per international standards. Anti-allergic and safe for skin</text:p>
            <text:p>Gift for girls : Perfect gift for any occasion for yourself and your loved ones</text:p>
            <text:p>Shining diva is a well known brand across fashion jewellery sector. Shining Diva products are preferred by many Designers, Stars and Celebrities. Shining Diva fashion jewelry believes in making beauty and fashion a part of everybody's life.</text:p>
          </table:table-cell>
          <table:table-cell table:number-columns-repeated="1014"/>
        </table:table-row>
        <table:table-row table:style-name="ro7">
          <table:table-cell office:value-type="string" calcext:value-type="string">
            <text:p>https://m.media-amazon.com/images/I/51XyOnb0FRL.jpg</text:p>
          </table:table-cell>
          <table:table-cell office:value-type="string" calcext:value-type="string">
            <text:p>YouBella Valentine Gifts Jewellery for women Oxidised Stylish Latest Crystal Bracelet Bangle Jewellery For Girls and Women</text:p>
            <text:p/>
          </table:table-cell>
          <table:table-cell office:value-type="float" office:value="300" calcext:value-type="float">
            <text:p>300</text:p>
          </table:table-cell>
          <table:table-cell office:value-type="string" calcext:value-type="string">
            <text:p>Bracelet</text:p>
          </table:table-cell>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m.media-amazon.com/images/I/51XyOnb0FRL.jpg,https://m.media-amazon.com/images/I/41-6gVXy-wL.jpg,https://m.media-amazon.com/images/I/51z7tqlFBpL.jpg,https://m.media-amazon.com/images/I/51I4TnP39uL.jpg,https://m.media-amazon.com/images/I/51-Es-yHx5L.jpg" xlink:type="simple">https://m.media-amazon.com/images/I/51XyOnb0FRL.jpg,https://m.media-amazon.com/images/I/41-6gVXy-wL.jpg,https://m.media-amazon.com/images/I/51z7tqlFBpL.jpg,https://m.media-amazon.com/images/I/51I4TnP39uL.jpg,https://m.media-amazon.com/images/I/51-Es-yHx5L.jpg</text:a></text:p>
          </table:table-cell>
          <table:table-cell office:value-type="string" calcext:value-type="string">
            <text:p>Ayesha</text:p>
          </table:table-cell>
          <table:table-cell office:value-type="string" calcext:value-type="string">
            <text:p>Best for Gifting and for personal Use, combine it with matching dress and be the limelight of every Occassion</text:p>
            <text:p>Plated with High Quality Polish for Long Lasting Finish</text:p>
            <text:p>Suitable for all occassions</text:p>
            <text:p>Nickel free and Lead free as per International Standards that makes it very skin friendly. The plating is non-allergic and safe for all environments</text:p>
            <text:p>Jewelery Care : Never allow your fashion jewellery to come in contact with harsh chemicals, oils, nor spray perfumes directly on them. This will cause the jewellery to fade, discolour, or even ruin them completely. And we wouldn’t want that!</text:p>
            <text:p/>
          </table:table-cell>
          <table:table-cell table:number-columns-repeated="1014"/>
        </table:table-row>
        <table:table-row table:style-name="ro7">
          <table:table-cell office:value-type="string" calcext:value-type="string">
            <text:p><text:a xlink:href="https://m.media-amazon.com/images/I/51MkXPRlQfL._SY695_.jpg" xlink:type="simple">https://m.media-amazon.com/images/I/51MkXPRlQfL._SY695_.jpg</text:a></text:p>
          </table:table-cell>
          <table:table-cell office:value-type="string" calcext:value-type="string">
            <text:p>ZAVERI PEARLS Green Multistrand Beaded Ethnic Bracelet For Women-ZPFK13619</text:p>
            <text:p/>
          </table:table-cell>
          <table:table-cell office:value-type="float" office:value="550" calcext:value-type="float">
            <text:p>550</text:p>
          </table:table-cell>
          <table:table-cell office:value-type="string" calcext:value-type="string">
            <text:p>Bracelet</text:p>
          </table:table-cell>
          <table:table-cell office:value-type="float" office:value="29" calcext:value-type="float">
            <text:p>29</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m.media-amazon.com/images/I/51MkXPRlQfL._SY695_.jpg,https://m.media-amazon.com/images/I/51AnQH1gnZL._SY695_.jpg,https://m.media-amazon.com/images/I/810u+yp1UPL._SY695_.jpg,https://m.media-amazon.com/images/I/51skA+0fEdL._SY695_.jpg,https://m.media-amazon.com/images/I/515Usmm6LFL._SY695_.jpg" xlink:type="simple">https://m.media-amazon.com/images/I/51MkXPRlQfL._SY695_.jpg,https://m.media-amazon.com/images/I/51AnQH1gnZL._SY695_.jpg,https://m.media-amazon.com/images/I/810u+yp1UPL._SY695_.jpg,https://m.media-amazon.com/images/I/51skA+0fEdL._SY695_.jpg,https://m.media-amazon.com/images/I/515Usmm6LFL._SY695_.jpg</text:a></text:p>
          </table:table-cell>
          <table:table-cell office:value-type="string" calcext:value-type="string">
            <text:p>Ayesha</text:p>
          </table:table-cell>
          <table:table-cell office:value-type="string" calcext:value-type="string">
            <text:p>Brand: ZAVERI PEARLS</text:p>
            <text:p>Color: Green</text:p>
            <text:p>Material: Alloy</text:p>
            <text:p>Stones: Artificial Beads</text:p>
            <text:p>Plating: 22K Yellow Gold</text:p>
            <text:p>Features: It’s easy to see why beaded bracelets remain a staple accessory. They can be colorful or neutral, fancy or casual, so there’s an option for anyone. Presenting green multistrand beaded bracelet, featuring pearl embellished chain. This bracelet will match perfectly with ethnic or Indo western attire.</text:p>
          </table:table-cell>
          <table:table-cell table:number-columns-repeated="1014"/>
        </table:table-row>
        <table:table-row table:style-name="ro3">
          <table:table-cell office:value-type="string" calcext:value-type="string">
            <text:p>https://m.media-amazon.com/images/I/61oCLzTHSiL._SY625_.jpg</text:p>
          </table:table-cell>
          <table:table-cell office:value-type="string" calcext:value-type="string">
            <text:p>Shining Diva Fashion Set of 4 Multilayer Charm Bangle Gold Plated Bracelet for Women and Girls (Golden) (10695b)</text:p>
            <text:p/>
          </table:table-cell>
          <table:table-cell office:value-type="float" office:value="600" calcext:value-type="float">
            <text:p>600</text:p>
          </table:table-cell>
          <table:table-cell office:value-type="string" calcext:value-type="string">
            <text:p>Bracelet</text:p>
          </table:table-cell>
          <table:table-cell office:value-type="float" office:value="24" calcext:value-type="float">
            <text:p>24</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m.media-amazon.com/images/I/61oCLzTHSiL._SY625_.jpg,https://m.media-amazon.com/images/I/71jh5Q94YwL._SY625_.jpg,https://m.media-amazon.com/images/I/61q7mOh552L._SY625_.jpg,https://m.media-amazon.com/images/I/51swP4f5kmL._SY625_.jpg,https://m.media-amazon.com/images/I/51iELe2G-TL._SY625_.jpg,https://m.media-amazon.com/images/I/51CWomz9coL._SY625_.jpg" xlink:type="simple">https://m.media-amazon.com/images/I/61oCLzTHSiL._SY625_.jpg,https://m.media-amazon.com/images/I/71jh5Q94YwL._SY625_.jpg,https://m.media-amazon.com/images/I/61q7mOh552L._SY625_.jpg,https://m.media-amazon.com/images/I/51swP4f5kmL._SY625_.jpg,https://m.media-amazon.com/images/I/51iELe2G-TL._SY625_.jpg,https://m.media-amazon.com/images/I/51CWomz9coL._SY625_.jpg</text:a></text:p>
          </table:table-cell>
          <table:table-cell office:value-type="string" calcext:value-type="string">
            <text:p>Ayesha</text:p>
          </table:table-cell>
          <table:table-cell office:value-type="string" calcext:value-type="string">
            <text:p>Set of 4 Latest Design Stylish Bracelets</text:p>
            <text:p>Suitable For Party wear or Daily Wear</text:p>
            <text:p>Best Gifts for Girls, Girlfriend, Wife, Daughter</text:p>
            <text:p>Shining diva is a well known brand across fashion jewellery sector. Shining Diva products are preferred by many Designers, Stars and Celebrities. Shining Diva fashion jewelry believes in making beauty and fashion a part of everybody's life.’</text:p>
          </table:table-cell>
          <table:table-cell table:number-columns-repeated="1014"/>
        </table:table-row>
        <table:table-row table:style-name="ro7">
          <table:table-cell office:value-type="string" calcext:value-type="string">
            <text:p><text:a xlink:href="https://m.media-amazon.com/images/I/71vG0xUgbiL._SY625_.jpg" xlink:type="simple">https://m.media-amazon.com/images/I/71vG0xUgbiL._SY625_.jpg</text:a></text:p>
          </table:table-cell>
          <table:table-cell office:value-type="string" calcext:value-type="string">
            <text:p>YouBella Jewellery Bracelets for Women Stylish Rose Gold Plated Crystal Bracelet Bangle Jewellery for Girls and Women</text:p>
            <text:p/>
          </table:table-cell>
          <table:table-cell office:value-type="float" office:value="450" calcext:value-type="float">
            <text:p>450</text:p>
          </table:table-cell>
          <table:table-cell office:value-type="string" calcext:value-type="string">
            <text:p>Bracelet</text:p>
          </table:table-cell>
          <table:table-cell office:value-type="float" office:value="10" calcext:value-type="float">
            <text:p>10</text:p>
          </table:table-cell>
          <table:table-cell office:value-type="float" office:value="4.2" calcext:value-type="float">
            <text:p>4.2</text:p>
          </table:table-cell>
          <table:table-cell office:value-type="float" office:value="70" calcext:value-type="float">
            <text:p>70</text:p>
          </table:table-cell>
          <table:table-cell office:value-type="string" calcext:value-type="string">
            <text:p><text:a xlink:href="https://m.media-amazon.com/images/I/71vG0xUgbiL._SY625_.jpg,https://m.media-amazon.com/images/I/61qB0-S1ePL._SX625_.jpg,https://m.media-amazon.com/images/I/41oeAbqH0PL.jpg" xlink:type="simple">https://m.media-amazon.com/images/I/71vG0xUgbiL._SY625_.jpg,https://m.media-amazon.com/images/I/61qB0-S1ePL._SX625_.jpg,https://m.media-amazon.com/images/I/41oeAbqH0PL.jpg</text:a>,<text:a xlink:href="https://m.media-amazon.com/images/I/41hrzeEnRuL.jpg,https://m.media-amazon.com/images/I/414bqD0vs7L.jpg" xlink:type="simple">https://m.media-amazon.com/images/I/41hrzeEnRuL.jpg,https://m.media-amazon.com/images/I/414bqD0vs7L.jpg</text:a></text:p>
          </table:table-cell>
          <table:table-cell office:value-type="string" calcext:value-type="string">
            <text:p>Ayesha</text:p>
          </table:table-cell>
          <table:table-cell office:value-type="string" calcext:value-type="string">
            <text:p>Best for Gifting and for personal Use, combine it with matching dress and be the limelight of every Occassion</text:p>
            <text:p>Plated with High Quality Polish for Long Lasting Finish</text:p>
            <text:p>Suitable for all occassions</text:p>
            <text:p>Nickel free and Lead free as per International Standards that makes it very skin friendly. The plating is non-allergic and safe for all environments</text:p>
            <text:p>Jewelery Care : Never allow your fashion jewellery to come in contact with harsh chemicals, oils, nor spray perfumes directly on them. This will cause the jewellery to fade, discolour, or even ruin them completely. And we wouldn’t want that!</text:p>
            <text:p/>
          </table:table-cell>
          <table:table-cell table:number-columns-repeated="1014"/>
        </table:table-row>
        <table:table-row table:style-name="ro5">
          <table:table-cell office:value-type="string" calcext:value-type="string">
            <text:p><text:a xlink:href="https://m.media-amazon.com/images/I/51JBNLtPvQS._SY625_.jpg" xlink:type="simple">https://m.media-amazon.com/images/I/51JBNLtPvQS._SY625_.jpg</text:a></text:p>
          </table:table-cell>
          <table:table-cell office:value-type="string" calcext:value-type="string">
            <text:p>Shining Diva Fashion Latest Stylish Rose Gold Austrian Crystal Bracelet For Women And Girls (11942B), Free</text:p>
            <text:p/>
          </table:table-cell>
          <table:table-cell office:value-type="float" office:value="599" calcext:value-type="float">
            <text:p>599</text:p>
          </table:table-cell>
          <table:table-cell office:value-type="string" calcext:value-type="string">
            <text:p>Bracelet</text:p>
          </table:table-cell>
          <table:table-cell office:value-type="float" office:value="40" calcext:value-type="float">
            <text:p>4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m.media-amazon.com/images/I/51JBNLtPvQS._SY625_.jpg,https://m.media-amazon.com/images/I/51G5kHKiu9S._SY625_.jpg,https://m.media-amazon.com/images/I/61GIGhv955S._SY625_.jpg,https://m.media-amazon.com/images/I/516sKovN9uS._SY625_.jpg,https://m.media-amazon.com/images/I/51Kt+-vBmxS._SY625_.jpg" xlink:type="simple">https://m.media-amazon.com/images/I/51JBNLtPvQS._SY625_.jpg,https://m.media-amazon.com/images/I/51G5kHKiu9S._SY625_.jpg,https://m.media-amazon.com/images/I/61GIGhv955S._SY625_.jpg,https://m.media-amazon.com/images/I/516sKovN9uS._SY625_.jpg,https://m.media-amazon.com/images/I/51Kt+-vBmxS._SY625_.jpg</text:a></text:p>
          </table:table-cell>
          <table:table-cell office:value-type="string" calcext:value-type="string">
            <text:p>Ayesha</text:p>
          </table:table-cell>
          <table:table-cell office:value-type="string" calcext:value-type="string">
            <text:p>Stylish rose gold plated crystal bracelet for women and girls.; Made from high quality imported Austrian crystal. Five layer plating for superior durability.</text:p>
            <text:p>Free Size suitable for all. Skin Friendly - Nickel free and Lead free as per International Standards. Anti-Allergic and Safe for Skin</text:p>
            <text:p>Ideal Gift for any occasion for yourself and your loved ones that will surely make a memorable impression. Perfect gift for girls, women, girlfriend</text:p>
            <text:p>Shining Diva is a well known brand across fashion jewellery sector. Shining Diva products are preferred by many Designers, Stars and Celebrities. Shining Diva fashion jewelry believes in making beauty and fashion a part of everybody's life</text:p>
            <text:p>Department Name: Womens</text:p>
          </table:table-cell>
          <table:table-cell table:number-columns-repeated="1014"/>
        </table:table-row>
        <table:table-row table:style-name="ro5">
          <table:table-cell office:value-type="string" calcext:value-type="string">
            <text:p><text:a xlink:href="https://m.media-amazon.com/images/I/61QXyxuQxxL._SX625_.jpg" xlink:type="simple">https://m.media-amazon.com/images/I/61QXyxuQxxL._SX625_.jpg</text:a></text:p>
          </table:table-cell>
          <table:table-cell office:value-type="string" calcext:value-type="string">
            <text:p>Valentine Gift By Shining Diva Blue Stylish Crystal Silver Plated Platinum Plated Cubic Zirconia Charm Bracelet for Women (vg10958b)</text:p>
            <text:p/>
          </table:table-cell>
          <table:table-cell office:value-type="float" office:value="450" calcext:value-type="float">
            <text:p>450</text:p>
          </table:table-cell>
          <table:table-cell office:value-type="string" calcext:value-type="string">
            <text:p>Bracelet</text:p>
          </table:table-cell>
          <table:table-cell office:value-type="float" office:value="15" calcext:value-type="float">
            <text:p>15</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a xlink:href="https://m.media-amazon.com/images/I/61QXyxuQxxL._SX625_.jpg,https://m.media-amazon.com/images/I/71sbJfAQvJL._SY625_.jpg,https://m.media-amazon.com/images/I/51TmBfGACmL.jpg,https://m.media-amazon.com/images/I/41LXW5brg6L.jpg" xlink:type="simple">https://m.media-amazon.com/images/I/61QXyxuQxxL._SX625_.jpg,https://m.media-amazon.com/images/I/71sbJfAQvJL._SY625_.jpg,https://m.media-amazon.com/images/I/51TmBfGACmL.jpg,https://m.media-amazon.com/images/I/41LXW5brg6L.jpg</text:a>,</text:p>
          </table:table-cell>
          <table:table-cell office:value-type="string" calcext:value-type="string">
            <text:p>Ayesha</text:p>
          </table:table-cell>
          <table:table-cell office:value-type="string" calcext:value-type="string">
            <text:p>Stylish platinum plated crystal bracelet for women and girls</text:p>
            <text:p>This latest design bracelet for girls is made from high quality imported austrian crystal. Five layer silver plated.</text:p>
            <text:p>Free Size suitable for all. Skin Friendly. Nickel free and Lead free as per International Standards. Anti-Allergic and Safe for Skin</text:p>
            <text:p>Valentine Gifts for Girlfriend : Perfect gift for any occasion for yourself and your loved ones</text:p>
            <text:p>Shining diva is a well known brand across fashion jewellery sector. Shining Diva products are preferred by many Designers, Stars and Celebrities. Shining Diva fashion jewelry believes in making beauty and fashion a part of everybody's life.</text:p>
          </table:table-cell>
          <table:table-cell table:number-columns-repeated="1014"/>
        </table:table-row>
        <table:table-row table:style-name="ro5">
          <table:table-cell office:value-type="string" calcext:value-type="string">
            <text:p>https://m.media-amazon.com/images/I/71UCk9VMVrL._SY625_.jpg</text:p>
          </table:table-cell>
          <table:table-cell office:value-type="string" calcext:value-type="string">
            <text:p>Shining Diva Fashion Latest Stylish Multilayer Gold Plated Bangle Bracelet for Women and Girls (rr14669b) Set of 6</text:p>
            <text:p/>
          </table:table-cell>
          <table:table-cell office:value-type="float" office:value="500" calcext:value-type="float">
            <text:p>500</text:p>
          </table:table-cell>
          <table:table-cell office:value-type="string" calcext:value-type="string">
            <text:p>Bracelet</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71UCk9VMVrL._SY625_.jpg,https://m.media" xlink:type="simple">https://m.media-amazon.com/images/I/71UCk9VMVrL._SY625_.jpg,https://m.media</text:a>-amazon.com/images/I/61hcJEHz7aL._SY625_.jpg,https://m.media-amazon.com/images/I/51AHIZySs7L._SX625_.jpg,https://m.media-amazon.com/images/I/51o9kujyafL._SY625_.jpg,https://m.media-amazon.com/images/I/61dl4UARhoL._SY625_.jpg,https://m.media-amazon.com/images/I/71OHeq2PzNL._SY625_.jpg</text:p>
          </table:table-cell>
          <table:table-cell office:value-type="string" calcext:value-type="string">
            <text:p>Clara</text:p>
          </table:table-cell>
          <table:table-cell office:value-type="string" calcext:value-type="string">
            <text:p>Set of 6 Latest Stylish Design Bracelets</text:p>
            <text:p>Gold Plated for high durability</text:p>
            <text:p>Suitable for Casual, Party or Daily Wear</text:p>
            <text:p>Gifts for Girls, Girlfriend, Wife, Daughter</text:p>
            <text:p>Shining diva is a well known brand across fashion jewellery sector. Shining Diva products are preferred by many Designers, Stars and Celebrities. Shining Diva fashion jewelry believes in making beauty and fashion a part of everybody's life.</text:p>
          </table:table-cell>
          <table:table-cell table:number-columns-repeated="1014"/>
        </table:table-row>
        <table:table-row table:style-name="ro4">
          <table:table-cell office:value-type="string" calcext:value-type="string">
            <text:p><text:a xlink:href="https://m.media-amazon.com/images/I/51gV+6CWj8L._SY625_.jpg" xlink:type="simple">https://m.media-amazon.com/images/I/51gV+6CWj8L._SY625_.jpg</text:a></text:p>
          </table:table-cell>
          <table:table-cell office:value-type="string" calcext:value-type="string">
            <text:p>GIVA 925 Silver Zircon Studded Supple Ring Cum Bracelet | Gifts for Women and Girls | With Certificate of Authenticity and 925 Stamp | 6 Months Warranty*</text:p>
            <text:p/>
          </table:table-cell>
          <table:table-cell office:value-type="float" office:value="500" calcext:value-type="float">
            <text:p>500</text:p>
          </table:table-cell>
          <table:table-cell office:value-type="string" calcext:value-type="string">
            <text:p>Bracelet</text:p>
          </table:table-cell>
          <table:table-cell office:value-type="float" office:value="4" calcext:value-type="float">
            <text:p>4</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51gV+6CWj8L._SY625_.jpg,https://m.media-amazon.com/images/I/71j8LYx3qcL._SY625_.jpg,https://m.media-amazon.com/images/I/612MFrItVhL._SY625_.jpg,https://m.media-amazon.com/images" xlink:type="simple">https://m.media-amazon.com/images/I/51gV+6CWj8L._SY625_.jpg,https://m.media-amazon.com/images/I/71j8LYx3qcL._SY625_.jpg,https://m.media-amazon.com/images/I/612MFrItVhL._SY625_.jpg,https://m.media-amazon.com/images</text:a>/I/61Atv-aqEmL._SY625_.jpg,https://m.media-amazon.com/images/I/519RNctyt-L._SY625_.jpg,https://m.media-amazon.com/images/I/61JWpR8vhgL._SY625_.jpg</text:p>
          </table:table-cell>
          <table:table-cell office:value-type="string" calcext:value-type="string">
            <text:p>Clara</text:p>
          </table:table-cell>
          <table:table-cell office:value-type="string" calcext:value-type="string">
            <text:p>PRODUCT DETAILS: Made of 925 Silver with Rose Gold Plating Perfect for sensitive skin Length of chain: 7.4 cm + Adjustable</text:p>
            <text:p>PACKAGING &amp; CARE INSTRUCTIONS : The bracelet comes in a cute GIVA jewellery box along with GIVA jewellery kit which includes a soft cleaning cloth for jewellery care. Wipe your jewellery with the soft cloth after every use, store it in a flat box to avoid accidental scratches. Keep sprays and perfumes away from your jewellery, do not soak it in water</text:p>
            <text:p>WARRANTY: GIVA offers a manufacturer's warranty* that covers the replacement of your GIVA Jewellery for 6 months from the date of purchase &amp; Free Lifetime Plating Service . Providing the original invoice is mandatory. *T&amp;C apply, detailed T&amp;C available on our website</text:p>
          </table:table-cell>
          <table:table-cell table:number-columns-repeated="1014"/>
        </table:table-row>
        <table:table-row table:style-name="ro4">
          <table:table-cell office:value-type="string" calcext:value-type="string">
            <text:p><text:a xlink:href="https://m.media-amazon.com/images/I/61C6dSSvxtL._SY625_.jpg" xlink:type="simple">https://m.media-amazon.com/images/I/61C6dSSvxtL._SY625_.jpg</text:a></text:p>
          </table:table-cell>
          <table:table-cell office:value-type="string" calcext:value-type="string">
            <text:p>Yellow Chimes Hand Cuff Kadaa Bracelets, Rose Gold Plated Jewellery, Birthday Gift For Girls &amp; Women Anniversary Gift For Wife</text:p>
            <text:p/>
          </table:table-cell>
          <table:table-cell office:value-type="float" office:value="400" calcext:value-type="float">
            <text:p>400</text:p>
          </table:table-cell>
          <table:table-cell office:value-type="string" calcext:value-type="string">
            <text:p>Bracelet</text:p>
          </table:table-cell>
          <table:table-cell office:value-type="float" office:value="10" calcext:value-type="float">
            <text:p>10</text:p>
          </table:table-cell>
          <table:table-cell office:value-type="float" office:value="3.5" calcext:value-type="float">
            <text:p>3.5</text:p>
          </table:table-cell>
          <table:table-cell office:value-type="float" office:value="20" calcext:value-type="float">
            <text:p>20</text:p>
          </table:table-cell>
          <table:table-cell office:value-type="string" calcext:value-type="string">
            <text:p><text:a xlink:href="https://m.media-amazon.com/images/I/61C6dSSvxtL._SY625_.jpg,https://m.media-amazon.com/images/I/71y-s7U2maL._SY695_.jpg,https://m.media-amazon.com/images/I/410HFhHgXzL.jpg,https://m.media-amazon.com/images/I/51kgV2hit0L._SY625_.jpg,https://m.media-amazon.com/images/I/61kIkdMV1-L._SY625_.jpg" xlink:type="simple">https://m.media-amazon.com/images/I/61C6dSSvxtL._SY625_.jpg,https://m.media-amazon.com/images/I/71y-s7U2maL._SY695_.jpg,https://m.media-amazon.com/images/I/410HFhHgXzL.jpg,https://m.media-amazon.com/images/I/51kgV2hit0L._SY625_.jpg,https://m.media-amazon.com/images/I/61kIkdMV1-L._SY625_.jpg</text:a></text:p>
          </table:table-cell>
          <table:table-cell office:value-type="string" calcext:value-type="string">
            <text:p>Clara</text:p>
          </table:table-cell>
          <table:table-cell office:value-type="string" calcext:value-type="string">
            <text:p>Casual Rose Gold Plated Shiny Cuff Adjustable Size Kadaa Braclet will always be there to match with any style wear. The Sparkling Texture on surface is making it attractive to get compliments. Our Product is perfect for valentines Anniversary Birthday gift for girlfriend and Wife.</text:p>
            <text:p>Size: Diameter- 6 cm, Material is Rose Gold plated and Metal is Base Metal, Closure is Adjustable.</text:p>
            <text:p>Care Instructions: Wipe with Soft Cloth after every use. Keep away from Water, sprays or perfumes. Try to store your jewellery in a flat box to avoid accidental scratches.</text:p>
          </table:table-cell>
          <table:table-cell table:number-columns-repeated="1014"/>
        </table:table-row>
        <table:table-row table:style-name="ro4">
          <table:table-cell office:value-type="string" calcext:value-type="string">
            <text:p><text:a xlink:href="https://m.media-amazon.com/images/I/61Yi-0OfYDL._SY625_.jpg" xlink:type="simple">https://m.media-amazon.com/images/I/61Yi-0OfYDL._SY625_.jpg</text:a></text:p>
          </table:table-cell>
          <table:table-cell office:value-type="string" calcext:value-type="string">
            <text:p>Yellow Chimes Bracelet for Women and Girls Crystals from Swarovski Bracelets for women | SIlver Toned Valentine Special Heart Bracelet | Birthday Gift For girls and women Anniversary Gift for Wife</text:p>
            <text:p/>
          </table:table-cell>
          <table:table-cell office:value-type="float" office:value="450" calcext:value-type="float">
            <text:p>450</text:p>
          </table:table-cell>
          <table:table-cell office:value-type="string" calcext:value-type="string">
            <text:p>Bracelet</text:p>
          </table:table-cell>
          <table:table-cell office:value-type="float" office:value="12" calcext:value-type="float">
            <text:p>12</text:p>
          </table:table-cell>
          <table:table-cell office:value-type="float" office:value="4" calcext:value-type="float">
            <text:p>4</text:p>
          </table:table-cell>
          <table:table-cell office:value-type="float" office:value="60" calcext:value-type="float">
            <text:p>60</text:p>
          </table:table-cell>
          <table:table-cell office:value-type="string" calcext:value-type="string">
            <text:p><text:a xlink:href="https://m.media-amazon.com/images/I/61Yi-0OfYDL" xlink:type="simple">https://m.media-amazon.com/images/I/61Yi-0OfYDL</text:a>._SY625_.jpg,https://m.media-amazon.com/images/I/51Y6-blhjhL._SY625_.jpg,https://m.media-amazon.com/images/I/71JjhlxW16L._SY625_.jpg,https://m.media-amazon.com/images/I/51UIusBu3nL._SY625_.jpg</text:p>
          </table:table-cell>
          <table:table-cell office:value-type="string" calcext:value-type="string">
            <text:p>Clara</text:p>
          </table:table-cell>
          <table:table-cell office:value-type="string" calcext:value-type="string">
            <text:p>Elegant Silver toned Blue Crystals from Swarovski Eye catched Heart Shaped bracelet for women with Adjustable Chain Smooth Finished Shining attractive Color Combination. Our Product is perfect for valentines Anniversary Birthday gift for girlfriend and Wife.</text:p>
            <text:p>Size :Length: 9.5 cm Including adjustable, Material is Silver plated and Metal is Alloy, Closure is Lobster Claw.</text:p>
            <text:p>Care instructions : Wipe with Soft Cloth after every use. Keep away from Water, sprays or perfumes. Try to store your jewellery in a flat box to avoid accidental scratches.</text:p>
          </table:table-cell>
          <table:table-cell table:number-columns-repeated="1014"/>
        </table:table-row>
        <table:table-row table:style-name="ro3">
          <table:table-cell office:value-type="string" calcext:value-type="string">
            <text:p><text:a xlink:href="https://m.media-amazon.com/images/I/616a7ELYpKL._SY625_.jpg" xlink:type="simple">https://m.media-amazon.com/images/I/616a7ELYpKL._SY625_.jpg</text:a></text:p>
          </table:table-cell>
          <table:table-cell office:value-type="string" calcext:value-type="string">
            <text:p>Shining Diva Fashion Bohemian Evil Eye Lucky Protection Hamsa Hand Tassel Charm Beaded Bodhi Stylish Multilayer Bangle Bracelet for Women and Girls</text:p>
            <text:p/>
          </table:table-cell>
          <table:table-cell office:value-type="float" office:value="500" calcext:value-type="float">
            <text:p>500</text:p>
          </table:table-cell>
          <table:table-cell office:value-type="string" calcext:value-type="string">
            <text:p>Bracelet</text:p>
          </table:table-cell>
          <table:table-cell office:value-type="float" office:value="20" calcext:value-type="float">
            <text:p>20</text:p>
          </table:table-cell>
          <table:table-cell office:value-type="float" office:value="4.3" calcext:value-type="float">
            <text:p>4.3</text:p>
          </table:table-cell>
          <table:table-cell office:value-type="float" office:value="10" calcext:value-type="float">
            <text:p>10</text:p>
          </table:table-cell>
          <table:table-cell office:value-type="string" calcext:value-type="string">
            <text:p><text:a xlink:href="https://m.media-amazon.com/images/I/616a7ELYpKL._SY625_.jpg,https://m.media-amazon.com/images/I/71G37IJ1niL._SY625_.jpg,https://m.media-amazon.com/images/I/61LayWBjJgL._SY625_.jpg,https://m.media-amazon.com/images/I/71q-3WJl4CL._SY625_.jpg,https://m.media-amazon.com/images/I/81Ms2KCLsQL._SY695_.jpg,https://m.media-amazon.com/images/I/71hYi6ZVW6L._SY695_.jpg" xlink:type="simple">https://m.media-amazon.com/images/I/616a7ELYpKL._SY625_.jpg,https://m.media-amazon.com/images/I/71G37IJ1niL._SY625_.jpg,https://m.media-amazon.com/images/I/61LayWBjJgL._SY625_.jpg,https://m.media-amazon.com/images/I/71q-3WJl4CL._SY625_.jpg,https://m.media-amazon.com/images/I/81Ms2KCLsQL._SY695_.jpg,https://m.media-amazon.com/images/I/71hYi6ZVW6L._SY695_.jpg</text:a></text:p>
          </table:table-cell>
          <table:table-cell office:value-type="string" calcext:value-type="string">
            <text:p>Clara</text:p>
          </table:table-cell>
          <table:table-cell office:value-type="string" calcext:value-type="string">
            <text:p>Latest, stylish and trendy Beaded Multilayer Evil Eye Tassel Stackable Charm Bracelet. These bracelets are handcrafted with fine quality Beaded Stones. These bohemian style bracelets are very popular among girls and women</text:p>
            <text:p>Lucky Bracelet: Evil Eye is a kind of amulet, these bracelets are considered to resist bad luck and bring good luck. The evil eye gazes at the whole world and protects you from negativity and harm</text:p>
            <text:p>Daily, Casual or Party wear Bracelet. The length is approx. 7.09 inch, flexible and suitable for most people's wrists</text:p>
            <text:p>Ideal Gift for Wife, Girls, Women, Girlfriend</text:p>
          </table:table-cell>
          <table:table-cell table:number-columns-repeated="1014"/>
        </table:table-row>
        <table:table-row table:style-name="ro5">
          <table:table-cell office:value-type="string" calcext:value-type="string">
            <text:p>https://m.media-amazon.com/images/I/71cnpqenYaL._SY625_.jpg</text:p>
          </table:table-cell>
          <table:table-cell office:value-type="string" calcext:value-type="string">
            <text:p>Shining Diva Fashion Genuine Leather Bracelet Wraps Casual Skin Friendly Bracelets for Men Boys</text:p>
            <text:p/>
          </table:table-cell>
          <table:table-cell office:value-type="float" office:value="300" calcext:value-type="float">
            <text:p>300</text:p>
          </table:table-cell>
          <table:table-cell office:value-type="string" calcext:value-type="string">
            <text:p>Bracelet</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text:a xlink:href="https://m.media-amazon.com/images/I/71cnpqenYaL._SY625_.jpg,https://m.media-amazon.com/images/I/61ZWYfvjffL.jpg,https://m.media-amazon.com/images/I/51mlcqVLAhL.jpg,https://m.media-amazon.com/images/I/51j6rZQWoZL.jpg,https://m.media-amazon.com/images/I/61N06Wt9o+L._SY625_.jpg,https://m.media-amazon.com/images/I/51P8tW4vn9L.jpg" xlink:type="simple">https://m.media-amazon.com/images/I/71cnpqenYaL._SY625_.jpg,https://m.media-amazon.com/images/I/61ZWYfvjffL.jpg,https://m.media-amazon.com/images/I/51mlcqVLAhL.jpg,https://m.media-amazon.com/images/I/51j6rZQWoZL.jpg,https://m.media-amazon.com/images/I/61N06Wt9o+L._SY625_.jpg,https://m.media-amazon.com/images/I/51P8tW4vn9L.jpg</text:a></text:p>
          </table:table-cell>
          <table:table-cell office:value-type="string" calcext:value-type="string">
            <text:p>Clara</text:p>
          </table:table-cell>
          <table:table-cell office:value-type="string" calcext:value-type="string">
            <text:p>Color: Black</text:p>
            <text:p>Material: Leather</text:p>
            <text:p>Stylish bracelet for men, set of five bracelets</text:p>
            <text:p>Handcrafted genuine leather bracelet for men and boys</text:p>
            <text:p>Stretchable to suit any wrist size</text:p>
          </table:table-cell>
          <table:table-cell table:number-columns-repeated="1014"/>
        </table:table-row>
        <table:table-row table:style-name="ro2">
          <table:table-cell office:value-type="string" calcext:value-type="string">
            <text:p><text:a xlink:href="https://m.media-amazon.com/images/I/71SqVH7iTDL._SY625_.jpg" xlink:type="simple">https://m.media-amazon.com/images/I/71SqVH7iTDL._SY625_.jpg</text:a></text:p>
          </table:table-cell>
          <table:table-cell office:value-type="string" calcext:value-type="string">
            <text:p>Latest Collection Leather Stylish Charm Bracelet for Boys and Men for Daily Party Casual Fashion Multi Strands By UV Trendz</text:p>
            <text:p/>
          </table:table-cell>
          <table:table-cell office:value-type="float" office:value="550" calcext:value-type="float">
            <text:p>550</text:p>
          </table:table-cell>
          <table:table-cell office:value-type="string" calcext:value-type="string">
            <text:p>Bracelet</text:p>
          </table:table-cell>
          <table:table-cell office:value-type="float" office:value="29" calcext:value-type="float">
            <text:p>29</text:p>
          </table:table-cell>
          <table:table-cell office:value-type="float" office:value="4.1" calcext:value-type="float">
            <text:p>4.1</text:p>
          </table:table-cell>
          <table:table-cell office:value-type="float" office:value="22" calcext:value-type="float">
            <text:p>22</text:p>
          </table:table-cell>
          <table:table-cell office:value-type="string" calcext:value-type="string">
            <text:p><text:a xlink:href="https://m.media-amazon.com/images/I/71SqVH7iTDL._SY625_.jpg,https://m.media-amazon.com/images/I/71kB9NKC3sL._SX625_.jpg,https://m.media-amazon.com/images/I/71HFRBzrRfL._SX625_.jpg,https://m" xlink:type="simple">https://m.media-amazon.com/images/I/71SqVH7iTDL._SY625_.jpg,https://m.media-amazon.com/images/I/71kB9NKC3sL._SX625_.jpg,https://m.media-amazon.com/images/I/71HFRBzrRfL._SX625_.jpg,https://m</text:a>.media-amazon.com/images/I/61-rvMH-hyL._SX625_.jpg,https://m.media-amazon.com/images/I/71hdYK9P1dL._SY625_.jpg</text:p>
          </table:table-cell>
          <table:table-cell office:value-type="string" calcext:value-type="string">
            <text:p>Clara</text:p>
          </table:table-cell>
          <table:table-cell office:value-type="string" calcext:value-type="string">
            <text:p>Fashion Bracelets For Men / Boys / Women / Unisex / Girls. Daily / / Casual Wear Fashion Jewellery Accessories Yoga Meditation Healing Balancing Natural Stone Bracelet Ideal For Gifting For Any Occasions Valentines Day, Birthday , Friendship-Day Etc; Department Name: Mens</text:p>
            <text:p>Material Type: Faux Leather</text:p>
          </table:table-cell>
          <table:table-cell table:number-columns-repeated="1014"/>
        </table:table-row>
        <table:table-row table:style-name="ro7">
          <table:table-cell office:value-type="string" calcext:value-type="string">
            <text:p><text:a xlink:href="https://m.media-amazon.com/images/I/618Chqj5OzL._SY695_.jpg" xlink:type="simple">https://m.media-amazon.com/images/I/618Chqj5OzL._SY695_.jpg</text:a></text:p>
          </table:table-cell>
          <table:table-cell office:value-type="string" calcext:value-type="string">
            <text:p>Young &amp; Forever mothers day gift for mom D'vine Natural Gemstones Reiki Crystal Semi Precious Crystal Beads Combo Layered Bracelets for Men and Women</text:p>
            <text:p/>
          </table:table-cell>
          <table:table-cell office:value-type="float" office:value="600" calcext:value-type="float">
            <text:p>600</text:p>
          </table:table-cell>
          <table:table-cell office:value-type="string" calcext:value-type="string">
            <text:p>Bracelet</text:p>
          </table:table-cell>
          <table:table-cell office:value-type="float" office:value="24" calcext:value-type="float">
            <text:p>24</text:p>
          </table:table-cell>
          <table:table-cell office:value-type="float" office:value="3.9" calcext:value-type="float">
            <text:p>3.9</text:p>
          </table:table-cell>
          <table:table-cell office:value-type="float" office:value="12" calcext:value-type="float">
            <text:p>12</text:p>
          </table:table-cell>
          <table:table-cell office:value-type="string" calcext:value-type="string">
            <text:p><text:a xlink:href="https://m.media-amazon.com/images/I/618Chqj5OzL._SY695_.jpg,https://m.media-amazon.com/images/I/71oyzRxr0XL._SY625_.jpg,https://m.media-amazon.com/images/I/71pI35ce9-L._SY625_.jpg,https://m.media-amazon.com/images/I/71HhmoGLAUL._SY625_.jpg" xlink:type="simple">https://m.media-amazon.com/images/I/618Chqj5OzL._SY695_.jpg,https://m.media-amazon.com/images/I/71oyzRxr0XL._SY625_.jpg,https://m.media-amazon.com/images/I/71pI35ce9-L._SY625_.jpg,https://m.media-amazon.com/images/I/71HhmoGLAUL._SY625_.jpg</text:a>,</text:p>
          </table:table-cell>
          <table:table-cell office:value-type="string" calcext:value-type="string">
            <text:p>Clara</text:p>
          </table:table-cell>
          <table:table-cell office:value-type="string" calcext:value-type="string">
            <text:p>Each piece is hand crafted from high quality materials to ensure the fit; comfort and quality you expect and deserve</text:p>
            <text:p>Nickel free and Lead free as per International Standards that makes it very skin friendly.</text:p>
            <text:p>Includes Velvet Bag. Stylish Party/Daily/Casual/Office Wear Fashion Accessories &amp; Jewellery for Women / Girls. Best For Gifting &amp; Personal Use. Beautiful to wear and wonderful to give.</text:p>
            <text:p>Material: Onyx</text:p>
            <text:p>Size Name: One Size</text:p>
            <text:p/>
          </table:table-cell>
          <table:table-cell table:number-columns-repeated="1014"/>
        </table:table-row>
        <table:table-row table:style-name="ro3">
          <table:table-cell office:value-type="string" calcext:value-type="string">
            <text:p>https://m.media-amazon.com/images/I/71gjc0BTxUL._SY625_.jpg</text:p>
          </table:table-cell>
          <table:table-cell office:value-type="string" calcext:value-type="string">
            <text:p>Yellow Chimes Combo Leather Wraps Casual Latest Trend Multi Strand Wrist Bracelets for Men and Women (Unisex)</text:p>
            <text:p/>
          </table:table-cell>
          <table:table-cell office:value-type="float" office:value="450" calcext:value-type="float">
            <text:p>450</text:p>
          </table:table-cell>
          <table:table-cell office:value-type="string" calcext:value-type="string">
            <text:p>Bracelet</text:p>
          </table:table-cell>
          <table:table-cell office:value-type="float" office:value="10" calcext:value-type="float">
            <text:p>10</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text:a xlink:href="https://m.media-amazon.com/images/I/71gjc0BTxUL._SY625_.jpg,https://m.media-amazon.com/images/I/71yWjJKjOHL._SY625_.jpg,https://m.media-amazon.com/images/I/71Ngyq4mjWL._SY625_.jpg,https://m.media-amazon.com/images/I/71Ngyq4mjWL._SY625_.jpg,https://m.media-amazon.com/images/I/71HxUzVE9iL._SY625_.jpg" xlink:type="simple">https://m.media-amazon.com/images/I/71gjc0BTxUL._SY625_.jpg,https://m.media-amazon.com/images/I/71yWjJKjOHL._SY625_.jpg,https://m.media-amazon.com/images/I/71Ngyq4mjWL._SY625_.jpg,https://m.media-amazon.com/images/I/71Ngyq4mjWL._SY625_.jpg,https://m.media-amazon.com/images/I/71HxUzVE9iL._SY625_.jpg</text:a></text:p>
          </table:table-cell>
          <table:table-cell office:value-type="string" calcext:value-type="string">
            <text:p>Clara</text:p>
          </table:table-cell>
          <table:table-cell office:value-type="string" calcext:value-type="string">
            <text:p>Simple Brown Colored 4 pcs of Multi Layered Strand Leather Wrap Wrist Bracelet set for Men Fashionable Handmade multicolor Combo Bracelet for Men. Our Product is perfect for valentines Anniversary Birthday gift for Husband boyfriend Men.</text:p>
            <text:p>Size:Length: 19.5 cm, Material and Metal is Leather, Closure is Slide.</text:p>
            <text:p>Care Instructions: Wipe with Soft Cloth after every use. Keep away from Water, sprays or perfumes. Try to store your jewellery in a flat box to avoid accidental scratches.</text:p>
            <text:p>Packaging- Your favorite piece of Jewellery will reach you in an Elegant Yellow Chimes box with safety and precautions. You can leave it to us the job of delivering your Jewellery in original condition to you at your door-step.</text:p>
          </table:table-cell>
          <table:table-cell table:number-columns-repeated="1014"/>
        </table:table-row>
        <table:table-row table:style-name="ro3">
          <table:table-cell office:value-type="string" calcext:value-type="string">
            <text:p>https://m.media-amazon.com/images/I/41emLkvF5nS.jpg</text:p>
          </table:table-cell>
          <table:table-cell office:value-type="string" calcext:value-type="string">
            <text:p>AMAZHEAL Bio Magnetic Latest Therapy Double Ton Titanium Metal Bracelet For Men &amp; Women</text:p>
            <text:p/>
          </table:table-cell>
          <table:table-cell office:value-type="float" office:value="599" calcext:value-type="float">
            <text:p>599</text:p>
          </table:table-cell>
          <table:table-cell office:value-type="string" calcext:value-type="string">
            <text:p>Bracelet</text:p>
          </table:table-cell>
          <table:table-cell office:value-type="float" office:value="40" calcext:value-type="float">
            <text:p>40</text:p>
          </table:table-cell>
          <table:table-cell office:value-type="float" office:value="4.1" calcext:value-type="float">
            <text:p>4.1</text:p>
          </table:table-cell>
          <table:table-cell office:value-type="float" office:value="70" calcext:value-type="float">
            <text:p>70</text:p>
          </table:table-cell>
          <table:table-cell office:value-type="string" calcext:value-type="string">
            <text:p><text:a xlink:href="https://m.media-amazon.com/images/I/41emLkvF5nS.jpg,https://m.media-amazon.com/images/I/51rV1NRv9wL.jpg,https://m.media-amazon.com/images/I/41RBboqVPJS.jpg,https://m.media-amazon.com/images/I/41tjdgdDFzL.jpg" xlink:type="simple">https://m.media-amazon.com/images/I/41emLkvF5nS.jpg,https://m.media-amazon.com/images/I/51rV1NRv9wL.jpg,https://m.media-amazon.com/images/I/41RBboqVPJS.jpg,https://m.media-amazon.com/images/I/41tjdgdDFzL.jpg</text:a></text:p>
          </table:table-cell>
          <table:table-cell office:value-type="string" calcext:value-type="string">
            <text:p>Clara</text:p>
          </table:table-cell>
          <table:table-cell office:value-type="string" calcext:value-type="string">
            <text:p>Fashion With Health: Amazheal Bio Magnetic Bracelet Comes In Various Trendy And Attractive Designs. This Bio Magnetic Bracelet Protect Your Health With Style.</text:p>
            <text:p>Adjustable Size : You Can Adjust It'S Length As Per The Size Of Your Wrist Simply By Removing Links At Any Watch Repairing Shop.</text:p>
            <text:p>Recommended: "Prevention Is Better Than Cure". Suitable For Everyone. Recommended For Every Health Conscious Man/Women/Child.</text:p>
            <text:p>It Is Advisable To Store Jewellery In A Zip Lock Pouch (Air Tight Pouch), Keep Away From Water Perfume And Other Chemicals And Clean It With Dry And Soft Cloth</text:p>
          </table:table-cell>
          <table:table-cell table:number-columns-repeated="1014"/>
        </table:table-row>
        <table:table-row table:style-name="ro5">
          <table:table-cell office:value-type="string" calcext:value-type="string">
            <text:p>https://m.media-amazon.com/images/I/61zgyoJ0Q7L._SX679_.jpg</text:p>
          </table:table-cell>
          <table:table-cell office:value-type="string" calcext:value-type="string">
            <text:p>eCraftIndia Golden Handcrafted Palm Buddha Polyresin Showpiece (12.5 cm x 7.5 cm x 17.5 cm, Black)</text:p>
            <text:p/>
          </table:table-cell>
          <table:table-cell office:value-type="float" office:value="500" calcext:value-type="float">
            <text:p>500</text:p>
          </table:table-cell>
          <table:table-cell office:value-type="string" calcext:value-type="string">
            <text:p>Showpiece</text:p>
          </table:table-cell>
          <table:table-cell office:value-type="float" office:value="10" calcext:value-type="float">
            <text:p>10</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61zgyoJ0Q7L._SX679_.jpg" xlink:type="simple">https://m.media-amazon.com/images/I/61zgyoJ0Q7L._SX679_.jpg</text:a>,<text:a xlink:href="https://m.media-amazon.com/images/I/51p1RyuuJRL._SX679_.jpg,https://m.media-amazon.com/images/I/61+s73-9mgL._SX679_.jpg,https://m.media-amazon.com/images/I/71GBNgeFP2L._SX679_.jpg,https://m.media-amazon.com/images/I/618bzbTdlJL._SX679_.jpg" xlink:type="simple">https://m.media-amazon.com/images/I/51p1RyuuJRL._SX679_.jpg,https://m.media-amazon.com/images/I/61+s73-9mgL._SX679_.jpg,https://m.media-amazon.com/images/I/71GBNgeFP2L._SX679_.jpg,https://m.media-amazon.com/images/I/618bzbTdlJL._SX679_.jpg</text:a></text:p>
          </table:table-cell>
          <table:table-cell office:value-type="string" calcext:value-type="string">
            <text:p>Nestasia</text:p>
          </table:table-cell>
          <table:table-cell office:value-type="string" calcext:value-type="string">
            <text:p>Material: Polyresin, Color: Golden</text:p>
            <text:p>Package Contents: 1 Idol</text:p>
            <text:p>Item Size: 15 cm x 7.5 cm x 20 cm</text:p>
            <text:p>Pride of Make in India</text:p>
            <text:p/>
          </table:table-cell>
          <table:table-cell table:number-columns-repeated="1014"/>
        </table:table-row>
        <table:table-row table:style-name="ro5">
          <table:table-cell office:value-type="string" calcext:value-type="string">
            <text:p><text:a xlink:href="https://m.media-amazon.com/images/I/91B6MwcUG9L._SX679_.jpg" xlink:type="simple">https://m.media-amazon.com/images/I/91B6MwcUG9L._SX679_.jpg</text:a></text:p>
          </table:table-cell>
          <table:table-cell office:value-type="string" calcext:value-type="string">
            <text:p>Crystal Heaven Pyrite Stone Original Tree - Certified Pyrite Tree For Home Office - Real Pirate Stone Crystal Tree For Money, Wealth, Abundance And Success (Golden Wire)</text:p>
            <text:p/>
          </table:table-cell>
          <table:table-cell office:value-type="float" office:value="400" calcext:value-type="float">
            <text:p>400</text:p>
          </table:table-cell>
          <table:table-cell office:value-type="string" calcext:value-type="string">
            <text:p>Showpiece</text:p>
          </table:table-cell>
          <table:table-cell office:value-type="float" office:value="12" calcext:value-type="float">
            <text:p>12</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m.media-amazon.com/images/I/91B6MwcUG9L._SX679_.jpg,https://m.media-amazon.com/images/I/81MD1ZMf5kL._SX679_.jpg,https://m.media-amazon.com/images/I/91alIOZNYdL._SX679_.jpg,https://m.media-amazon.com/images/I/91rpUU3+qOL._SX679_.jpg,https://m.media-amazon.com/images/I/81n2KSfJpaL._SX679_.jpg,https://m.media-amazon.com/images/I/81d67Hs3ijL._SX679_.jpg" xlink:type="simple">https://m.media-amazon.com/images/I/91B6MwcUG9L._SX679_.jpg,https://m.media-amazon.com/images/I/81MD1ZMf5kL._SX679_.jpg,https://m.media-amazon.com/images/I/91alIOZNYdL._SX679_.jpg,https://m.media-amazon.com/images/I/91rpUU3+qOL._SX679_.jpg,https://m.media-amazon.com/images/I/81n2KSfJpaL._SX679_.jpg,https://m.media-amazon.com/images/I/81d67Hs3ijL._SX679_.jpg</text:a></text:p>
          </table:table-cell>
          <table:table-cell office:value-type="string" calcext:value-type="string">
            <text:p>Nestasia</text:p>
          </table:table-cell>
          <table:table-cell office:value-type="string" calcext:value-type="string">
            <text:p>💎 Natural - You will receive a most authentic raw formed Pyrite Tree which is hand crafted, hand sorted, quality checked, earthly mined, organic and authentic.</text:p>
            <text:p>💝 Usage - Best for Home Decor Items, Gifts, Crystal Showpieces and more made of Original Pyrite Crystal raw form.</text:p>
            <text:p>🔆 Size and Packaging - Our Pyrite Stone Tree is made of Original Raw Pyrite Stone which is about 4 to 5 inch large, comes with a certificate of authenticity in a cute velvet gift pouch.</text:p>
            <text:p>🤝 Value - Trusted by Millions in Crystals and Healing Stones Market since Generations, brings Best to You.</text:p>
            <text:p>⭐ Warranty of Life - You can return / replace the product if you have any concern, just email us from the card no questions will be asked.</text:p>
          </table:table-cell>
          <table:table-cell table:number-columns-repeated="1014"/>
        </table:table-row>
        <table:table-row table:style-name="ro4">
          <table:table-cell office:value-type="string" calcext:value-type="string">
            <text:p><text:a xlink:href="https://m.media-amazon.com/images/I/61BUZfr8-gL._SX679_.jpg" xlink:type="simple">https://m.media-amazon.com/images/I/61BUZfr8-gL._SX679_.jpg</text:a></text:p>
          </table:table-cell>
          <table:table-cell office:value-type="string" calcext:value-type="string">
            <text:p>PARADIGM PICTURES Home Decor Items Positive Energy fengshui Crystal Lotus Flower (8.5 X 8.5 X 5 CM)</text:p>
            <text:p/>
          </table:table-cell>
          <table:table-cell office:value-type="float" office:value="450" calcext:value-type="float">
            <text:p>450</text:p>
          </table:table-cell>
          <table:table-cell office:value-type="string" calcext:value-type="string">
            <text:p>Showpiece</text:p>
          </table:table-cell>
          <table:table-cell office:value-type="float" office:value="20" calcext:value-type="float">
            <text:p>20</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m.media-amazon.com/images/I/61BUZfr8-gL._SX679_.jpg,https://m.media-amazon.com/images/I/61+LQdpjhOL._SX679_.jpg,https://m.media-amazon.com/images/I/61A993VBZlL._SX679_.jpg,https://m.media-amazon.com/images/I/51OjZh9uOQL._SX679_.jpg" xlink:type="simple">https://m.media-amazon.com/images/I/61BUZfr8-gL._SX679_.jpg,https://m.media-amazon.com/images/I/61+LQdpjhOL._SX679_.jpg,https://m.media-amazon.com/images/I/61A993VBZlL._SX679_.jpg,https://m.media-amazon.com/images/I/51OjZh9uOQL._SX679_.jpg</text:a></text:p>
          </table:table-cell>
          <table:table-cell office:value-type="string" calcext:value-type="string">
            <text:p>Nestasia</text:p>
          </table:table-cell>
          <table:table-cell office:value-type="string" calcext:value-type="string">
            <text:p>Small Crystal Lotus</text:p>
            <text:p>8.5 cm X 8.5 cm X 5 cm</text:p>
            <text:p/>
          </table:table-cell>
          <table:table-cell table:number-columns-repeated="1014"/>
        </table:table-row>
        <table:table-row table:style-name="ro4">
          <table:table-cell office:value-type="string" calcext:value-type="string">
            <text:p>https://m.media-amazon.com/images/I/71Ye4QY493L._SX679_.jpg</text:p>
          </table:table-cell>
          <table:table-cell office:value-type="string" calcext:value-type="string">
            <text:p>JH Gallery Recycled Material Rajasthani Home Decor Items Musician Bawla Puppets Idol Show Pieces for Home Decor 11 X 28 Cm Multicolor, 5 Pieces (Male Puppets)</text:p>
            <text:p/>
          </table:table-cell>
          <table:table-cell office:value-type="float" office:value="500" calcext:value-type="float">
            <text:p>500</text:p>
          </table:table-cell>
          <table:table-cell office:value-type="string" calcext:value-type="string">
            <text:p>Showpiece</text:p>
          </table:table-cell>
          <table:table-cell office:value-type="float" office:value="15" calcext:value-type="float">
            <text:p>15</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m.media-amazon.com/images/I/71Ye4QY493L._SX679_.jpg,https://m.media-amazon.com/images/I/71CPW-GkoXL._SX679_.jpg,https://m.media-amazon.com/images/I/71jJ6qMnaFL._SX679_.jpg,https://m.media-amazon.com/images/I/61mqX7u6RvL._SX679_.jpg,https://m.media-amazon.com/images/I/61zAlLRFnuL._SX679_.jpg" xlink:type="simple">https://m.media-amazon.com/images/I/71Ye4QY493L._SX679_.jpg,https://m.media-amazon.com/images/I/71CPW-GkoXL._SX679_.jpg,https://m.media-amazon.com/images/I/71jJ6qMnaFL._SX679_.jpg,https://m.media-amazon.com/images/I/61mqX7u6RvL._SX679_.jpg,https://m.media-amazon.com/images/I/61zAlLRFnuL._SX679_.jpg</text:a></text:p>
          </table:table-cell>
          <table:table-cell office:value-type="string" calcext:value-type="string">
            <text:p>Nestasia</text:p>
          </table:table-cell>
          <table:table-cell office:value-type="string" calcext:value-type="string">
            <text:p>One of the best Gift. Ideal for antique items artifacts for home decor &amp; Balcony Decoration, figurines for home decor, Diwali Gifting &amp; Decoration , Wedding, Return home decor gift, Parties, Aromatherapy, Meditation, Birthday ,Christmas ,Home Decoration &amp; Gifting</text:p>
            <text:p>Perfect for showcasing in the living room, bedroom, or office desk, Handcrafted with attention to detail, showcasing the rich Rajasthani culture, Material: Recycled Material; Color: Multi- Coloured</text:p>
            <text:p>Dimension (H x L): 11 cm x 28 cm : Craft Type: Dolls &amp; Toys, Ideal as a decorative items for home gift for housewarming, interior decoration items or special occasions</text:p>
          </table:table-cell>
          <table:table-cell table:number-columns-repeated="1014"/>
        </table:table-row>
        <table:table-row table:style-name="ro2">
          <table:table-cell office:value-type="string" calcext:value-type="string">
            <text:p><text:a xlink:href="https://m.media-amazon.com/images/I/91qvXEtSb9L._SY879_.jpg" xlink:type="simple">https://m.media-amazon.com/images/I/91qvXEtSb9L._SY879_.jpg</text:a></text:p>
          </table:table-cell>
          <table:table-cell office:value-type="string" calcext:value-type="string">
            <text:p>Fabulous Finds Handcrafted Baby Monk SHOWPIECE with Wooden Design Base &amp; Crafting for Your Living Room,Drawing Room,Study Room</text:p>
            <text:p/>
          </table:table-cell>
          <table:table-cell office:value-type="float" office:value="300" calcext:value-type="float">
            <text:p>300</text:p>
          </table:table-cell>
          <table:table-cell office:value-type="string" calcext:value-type="string">
            <text:p>Showpiece</text:p>
          </table:table-cell>
          <table:table-cell office:value-type="float" office:value="20" calcext:value-type="float">
            <text:p>20</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m.media-amazon.com/images/I/91qvXEtSb9L._SY879_.jpg,https://m.media-amazon.com/images/I/91lWuALtLaL._SY879_.jpg,https://m.media-amazon.com/images/I/914X7P0hsJL._SY879_.jpg" xlink:type="simple">https://m.media-amazon.com/images/I/91qvXEtSb9L._SY879_.jpg,https://m.media-amazon.com/images/I/91lWuALtLaL._SY879_.jpg,https://m.media-amazon.com/images/I/914X7P0hsJL._SY879_.jpg</text:a></text:p>
          </table:table-cell>
          <table:table-cell office:value-type="string" calcext:value-type="string">
            <text:p>Nestasia</text:p>
          </table:table-cell>
          <table:table-cell office:value-type="string" calcext:value-type="string">
            <text:p>TREE MONK</text:p>
            <text:p/>
          </table:table-cell>
          <table:table-cell table:number-columns-repeated="1014"/>
        </table:table-row>
        <table:table-row table:style-name="ro2">
          <table:table-cell office:value-type="string" calcext:value-type="string">
            <text:p><text:a xlink:href="https://m.media-amazon.com/images/I/71rIumPO1ML._SX679_.jpg" xlink:type="simple">https://m.media-amazon.com/images/I/71rIumPO1ML._SX679_.jpg</text:a></text:p>
          </table:table-cell>
          <table:table-cell office:value-type="string" calcext:value-type="string">
            <text:p>Fashion Bizz Handmade Vintage Dummy Gramophone, Phonograph Showpiece - Brown, Gold Only for Home Décor (10 CM X 10 CMX24 CM) Brass, Wooden (Miniature Gramophone)</text:p>
            <text:p/>
          </table:table-cell>
          <table:table-cell office:value-type="float" office:value="550" calcext:value-type="float">
            <text:p>550</text:p>
          </table:table-cell>
          <table:table-cell office:value-type="string" calcext:value-type="string">
            <text:p>Showpiece</text:p>
          </table:table-cell>
          <table:table-cell office:value-type="float" office:value="25" calcext:value-type="float">
            <text:p>25</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m.media-amazon.com/images/I/71rIumPO1ML._SX679_.jpg,https://m.media-amazon.com/images/I/31liia5beYL.jpg,https://m.media-amazon.com/images/I/41bClNi9AQL.jpg,https://m.media-amazon.com/images/I/61SoVI3lOyL._SY879_.jpg" xlink:type="simple">https://m.media-amazon.com/images/I/71rIumPO1ML._SX679_.jpg,https://m.media-amazon.com/images/I/31liia5beYL.jpg,https://m.media-amazon.com/images/I/41bClNi9AQL.jpg,https://m.media-amazon.com/images/I/61SoVI3lOyL._SY879_.jpg</text:a></text:p>
          </table:table-cell>
          <table:table-cell office:value-type="string" calcext:value-type="string">
            <text:p>Nestasia</text:p>
          </table:table-cell>
          <table:table-cell office:value-type="string" calcext:value-type="string">
            <text:p>Dimensions (Wxdxh) In Cms:-10CM X10CM X 23CM</text:p>
            <text:p/>
          </table:table-cell>
          <table:table-cell table:number-columns-repeated="1014"/>
        </table:table-row>
        <table:table-row table:style-name="ro3">
          <table:table-cell office:value-type="string" calcext:value-type="string">
            <text:p><text:a xlink:href="https://m.media-amazon.com/images/I/617PA27YaXL._SX679_.jpg" xlink:type="simple">https://m.media-amazon.com/images/I/617PA27YaXL._SX679_.jpg</text:a></text:p>
          </table:table-cell>
          <table:table-cell office:value-type="string" calcext:value-type="string">
            <text:p>DIVMAN GIFTINGS Resin Fountain Lord Ganesha Showpiece | Water Fountain Showpiece for Living Room | Waterfall Lord Ganesha Decorative Showpiece</text:p>
            <text:p/>
          </table:table-cell>
          <table:table-cell office:value-type="float" office:value="600" calcext:value-type="float">
            <text:p>600</text:p>
          </table:table-cell>
          <table:table-cell office:value-type="string" calcext:value-type="string">
            <text:p>Showpiece</text:p>
          </table:table-cell>
          <table:table-cell office:value-type="float" office:value="30" calcext:value-type="float">
            <text:p>30</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m.media-amazon.com/images/I/617PA27YaXL._SX679_.jpg,https://m.media-amazon.com/images/I/718jx6UsXhL._SX679_.jpg,https://m.media-amazon.com/images/I/71DDbwW3dmL._SX679_.jpg,https://m.media-amazon.com/images/I/71ydTo9u+PL._SX679_.jpg,https://m.media-amazon.com/images/I/71mzlN5gkdL._SX679_.jpg" xlink:type="simple">https://m.media-amazon.com/images/I/617PA27YaXL._SX679_.jpg,https://m.media-amazon.com/images/I/718jx6UsXhL._SX679_.jpg,https://m.media-amazon.com/images/I/71DDbwW3dmL._SX679_.jpg,https://m.media-amazon.com/images/I/71ydTo9u+PL._SX679_.jpg,https://m.media-amazon.com/images/I/71mzlN5gkdL._SX679_.jpg</text:a></text:p>
          </table:table-cell>
          <table:table-cell office:value-type="string" calcext:value-type="string">
            <text:p>Nestasia</text:p>
          </table:table-cell>
          <table:table-cell office:value-type="string" calcext:value-type="string">
            <text:p>Premium Quality: Crafted from durable resin material, this statue ensures longevity and retains its beauty, serving as a timeless symbol of devotion and spirituality.</text:p>
            <text:p>Decorative Themes: Showpieces can complement existing decor themes or serve as accent pieces to create a cohesive look. Focal Points: They serve as focal points within a pooja room, drawing attention and adding visual interest.</text:p>
            <text:p>Aesthetic Appeal: These items enhance the aesthetic appeal of a space, contributing to its overall ambiance and atmosphere. Cultural Significance: Some showpieces hold cultural or sentimental value, representing heritage, traditions or memories.</text:p>
            <text:p/>
          </table:table-cell>
          <table:table-cell table:number-columns-repeated="1014"/>
        </table:table-row>
        <table:table-row table:style-name="ro5">
          <table:table-cell office:value-type="string" calcext:value-type="string">
            <text:p>https://m.media-amazon.com/images/I/71nP7WXlzOL._SX679_.jpg</text:p>
          </table:table-cell>
          <table:table-cell office:value-type="string" calcext:value-type="string">
            <text:p>Xtore® Modern Classy Lucky Owl Resin Art Figure Showpiece (Golden), 1 Piece</text:p>
            <text:p/>
          </table:table-cell>
          <table:table-cell office:value-type="float" office:value="450" calcext:value-type="float">
            <text:p>450</text:p>
          </table:table-cell>
          <table:table-cell office:value-type="string" calcext:value-type="string">
            <text:p>Showpiece</text:p>
          </table:table-cell>
          <table:table-cell office:value-type="float" office:value="25" calcext:value-type="float">
            <text:p>25</text:p>
          </table:table-cell>
          <table:table-cell office:value-type="float" office:value="4.2" calcext:value-type="float">
            <text:p>4.2</text:p>
          </table:table-cell>
          <table:table-cell office:value-type="float" office:value="70" calcext:value-type="float">
            <text:p>70</text:p>
          </table:table-cell>
          <table:table-cell office:value-type="string" calcext:value-type="string">
            <text:p><text:a xlink:href="https://m.media-amazon.com/images/I/71nP7WXlzOL._SX679_.jpg,https://m.media-amazon.com/images/I/815VOmcmLHL._SX679_.jpg,https://m.media-amazon.com/images/I/711c1Jmj4BL._SX679_.jpg,https://m.media-amazon.com/images/I/71-Zwrlf-+L._SX679_.jpg,https://m.media-amazon.com/images/I/71qKXPjp+aL._SX679_.jpg,https://m.media-amazon.com/images/I/61N7tDtEznL._SX679_.jpg" xlink:type="simple">https://m.media-amazon.com/images/I/71nP7WXlzOL._SX679_.jpg,https://m.media-amazon.com/images/I/815VOmcmLHL._SX679_.jpg,https://m.media-amazon.com/images/I/711c1Jmj4BL._SX679_.jpg,https://m.media-amazon.com/images/I/71-Zwrlf-+L._SX679_.jpg,https://m.media-amazon.com/images/I/71qKXPjp+aL._SX679_.jpg,https://m.media-amazon.com/images/I/61N7tDtEznL._SX679_.jpg</text:a></text:p>
          </table:table-cell>
          <table:table-cell office:value-type="string" calcext:value-type="string">
            <text:p>Nestasia</text:p>
          </table:table-cell>
          <table:table-cell office:value-type="string" calcext:value-type="string">
            <text:p>1. These uniquely hand crafted and painted Lucky Owl which make an excellent compliment to any home/office decor</text:p>
            <text:p>2. The realistic details and lifelike design of these owl figurines make them a true work of art.</text:p>
            <text:p>3. This lovely Statue, rich in color and have a smooth surface, giving them a lifelike appearance.</text:p>
            <text:p>4. This owl figurines is a great gift for anyone who wants to add a touch of nature to their home decor.</text:p>
            <text:p>5. These figurines are versatile and can be displayed on shelves, mantels, or other areas of your home where they can be admired.</text:p>
          </table:table-cell>
          <table:table-cell table:number-columns-repeated="1014"/>
        </table:table-row>
        <table:table-row table:style-name="ro4">
          <table:table-cell office:value-type="string" calcext:value-type="string">
            <text:p>https://m.media-amazon.com/images/I/51LdHcvbrVL._SX679_.jpg</text:p>
          </table:table-cell>
          <table:table-cell office:value-type="string" calcext:value-type="string">
            <text:p>Xtore Hand Crafted Swan Pair Home Decor Figurine | Decorative Showpiece (Pack of 2, Blue)</text:p>
            <text:p/>
          </table:table-cell>
          <table:table-cell office:value-type="float" office:value="599" calcext:value-type="float">
            <text:p>599</text:p>
          </table:table-cell>
          <table:table-cell office:value-type="string" calcext:value-type="string">
            <text:p>Showpiece</text:p>
          </table:table-cell>
          <table:table-cell office:value-type="float" office:value="20" calcext:value-type="float">
            <text:p>2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m.media-amazon.com/images/I/51LdHcvbrVL._SX679_.jpg,https://m.media-amazon.com/images/I/81q3Aou-c1L._SX679_.jpg,https://m.media-amazon.com/images/I/61Y5X0ilEPL._SX679_.jpg,https://m.media-amazon.com/images/I/71pDKsv107L._SX679_.jpg,https://m.media-amazon.com/images/I/51f3FrLiPeL._SX679_.jpg,https://m.media-amazon.com/images/I/81ZixYYBqBL._SX679_.jpg" xlink:type="simple">https://m.media-amazon.com/images/I/51LdHcvbrVL._SX679_.jpg,https://m.media-amazon.com/images/I/81q3Aou-c1L._SX679_.jpg,https://m.media-amazon.com/images/I/61Y5X0ilEPL._SX679_.jpg,https://m.media-amazon.com/images/I/71pDKsv107L._SX679_.jpg,https://m.media-amazon.com/images/I/51f3FrLiPeL._SX679_.jpg,https://m.media-amazon.com/images/I/81ZixYYBqBL._SX679_.jpg</text:a></text:p>
          </table:table-cell>
          <table:table-cell office:value-type="string" calcext:value-type="string">
            <text:p>Nestasia</text:p>
          </table:table-cell>
          <table:table-cell office:value-type="string" calcext:value-type="string">
            <text:p>Handcrafted: The home decor resin figurines made by Indian artisans are handcrafted, ensuring that each piece is unique and one-of-a-kind. This adds to their overall appeal and aesthetic value, making them a great addition to any home</text:p>
            <text:p>Durability: These resin figurines are made from best in class materials, making them durable and long-lasting. They can withstand the test of time and can be passed down through generations as a treasured family heirloom.</text:p>
            <text:p>Intricate designs: Indian artisans are known for their intricate designs and attention to detail. The resin figurines made by these artisans are no exception, featuring intricate patterns and designs that are sure to impress.</text:p>
          </table:table-cell>
          <table:table-cell table:number-columns-repeated="1014"/>
        </table:table-row>
        <table:table-row table:style-name="ro3">
          <table:table-cell office:value-type="string" calcext:value-type="string">
            <text:p>https://m.media-amazon.com/images/I/61weBv-orkL._SX679_.jpg</text:p>
          </table:table-cell>
          <table:table-cell office:value-type="string" calcext:value-type="string">
            <text:p>HC VILLA Little Baby Monk Set of 4, for Home Décor, Smilling Little Monk Set Idol &amp; Figurine Peaceful Laughing Buddha Small Unique Statues Decorative Showpiece for Car Dashboard</text:p>
            <text:p/>
          </table:table-cell>
          <table:table-cell office:value-type="float" office:value="450" calcext:value-type="float">
            <text:p>450</text:p>
          </table:table-cell>
          <table:table-cell office:value-type="string" calcext:value-type="string">
            <text:p>Showpiece</text:p>
          </table:table-cell>
          <table:table-cell office:value-type="float" office:value="15" calcext:value-type="float">
            <text:p>15</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a xlink:href="https://m.media-amazon.com/images/I/61weBv-orkL._SX679_.jpg,https://m.media-amazon.com/images/I/61+1MgwxvfL._SX679_.jpg,https://m.media-amazon.com/images/I/61FjqYlDHjL._SX679_.jpg,https://m.media-amazon.com/images/I/71MSv3g-V1L._SX679_.jpg" xlink:type="simple">https://m.media-amazon.com/images/I/61weBv-orkL._SX679_.jpg,https://m.media-amazon.com/images/I/61+1MgwxvfL._SX679_.jpg,https://m.media-amazon.com/images/I/61FjqYlDHjL._SX679_.jpg,https://m.media-amazon.com/images/I/71MSv3g-V1L._SX679_.jpg</text:a></text:p>
          </table:table-cell>
          <table:table-cell office:value-type="string" calcext:value-type="string">
            <text:p>Nestasia</text:p>
          </table:table-cell>
          <table:table-cell office:value-type="string" calcext:value-type="string">
            <text:p>1.Why Handicrafts Villa 25 Years Experience - We are focusing on producing Idol &amp; Figurines, Home Decor items from last 25 YEARS, our products is designed and Produced in India. Inspired by the roots of India we strive with a mission to Design for Life.</text:p>
            <text:p>2.Set of 4 Little Baby Monks - Add charm and positivity to your surroundings with this delightful set of 4 smiling little monk figurines, perfect for home décor and car dashboard embellishment.</text:p>
            <text:p>3.Versatile Placement - Place these little monks in various areas of your home, such as the living room, bedroom, or even on your car dashboard, to radiate their serene and joyous energy.</text:p>
            <text:p>4.Thoughtful Gift - Share the gift of happiness and good fortune with friends and family by gifting them this charming set of little baby monk figurines.</text:p>
          </table:table-cell>
          <table:table-cell table:number-columns-repeated="1014"/>
        </table:table-row>
        <table:table-row table:style-name="ro5">
          <table:table-cell office:value-type="string" calcext:value-type="string">
            <text:p>https://m.media-amazon.com/images/I/71KFPOOdbZL._SX679_.jpg</text:p>
          </table:table-cell>
          <table:table-cell office:value-type="string" calcext:value-type="string">
            <text:p>Amazon Basics Home Decor Happy Charm Elephant Mother &amp; Child | Piano Finish Ceramic Figures (Set of 2 Pieces, Black and Grey)</text:p>
            <text:p/>
          </table:table-cell>
          <table:table-cell office:value-type="float" office:value="500" calcext:value-type="float">
            <text:p>500</text:p>
          </table:table-cell>
          <table:table-cell office:value-type="string" calcext:value-type="string">
            <text:p>Showpiece</text:p>
          </table:table-cell>
          <table:table-cell office:value-type="float" office:value="10" calcext:value-type="float">
            <text:p>10</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71KFPOOdbZL._SX679_.jpg,https://m.media-amazon.com/images/I/71KHbpjjXoL._SX679_.jpg,https://m.media-amazon.com/images/I/711rmy-FSSL._SX679_.jpg,https://m.media-amazon.com/images/I/71BUbiUBsuL._SX679_.jpg,https://m.media-amazon.com/images/I/61m264a9D1L._SX679_.jpg,https://m.media-amazon.com/images/I/71pN4ZBAfBL._SX679_.jpg" xlink:type="simple">https://m.media-amazon.com/images/I/71KFPOOdbZL._SX679_.jpg,https://m.media-amazon.com/images/I/71KHbpjjXoL._SX679_.jpg,https://m.media-amazon.com/images/I/711rmy-FSSL._SX679_.jpg,https://m.media-amazon.com/images/I/71BUbiUBsuL._SX679_.jpg,https://m.media-amazon.com/images/I/61m264a9D1L._SX679_.jpg,https://m.media-amazon.com/images/I/71pN4ZBAfBL._SX679_.jpg</text:a></text:p>
          </table:table-cell>
          <table:table-cell office:value-type="string" calcext:value-type="string">
            <text:p>Nestasia</text:p>
          </table:table-cell>
          <table:table-cell office:value-type="string" calcext:value-type="string">
            <text:p>Refined Elegance: Crafted from high-quality ceramic, each piece in this elephant set exudes elegance and durability, promising a refined finish for your decor.</text:p>
            <text:p>Exquisite Craftsmanship Appreciate the intricate details and fine craftsmanship of these elephant figurines, elevating the sophistication of any room they grace.</text:p>
            <text:p>Versatile Styling Whether showcased as a set or individually, these charming elephant pieces effortlessly complement diverse interior styles, from classic to contemporary.</text:p>
            <text:p>Attention-Grabbing Design With their captivating design, these elephant figurines effortlessly become focal points on mantels, shelves, or tabletops, adding a touch of allure to any space.</text:p>
            <text:p>Heartfelt Gifting Option Delight friends or loved ones with this beautiful elephant set, a thoughtful gift perfect for housewarmings, birthdays, or any special occasion.</text:p>
          </table:table-cell>
          <table:table-cell table:number-columns-repeated="1014"/>
        </table:table-row>
        <table:table-row table:style-name="ro3">
          <table:table-cell office:value-type="string" calcext:value-type="string">
            <text:p>https://m.media-amazon.com/images/I/81yEwoh2-2L._SX679_.jpg</text:p>
          </table:table-cell>
          <table:table-cell office:value-type="string" calcext:value-type="string">
            <text:p>TIED RIBBONS Human Face Statue with Hand Showpiece for Home Decoration Living Room Bedroom Office Décor Table Items (Grey, 21 x 9 cm, Resin)</text:p>
            <text:p/>
          </table:table-cell>
          <table:table-cell office:value-type="float" office:value="400" calcext:value-type="float">
            <text:p>400</text:p>
          </table:table-cell>
          <table:table-cell office:value-type="string" calcext:value-type="string">
            <text:p>Showpiece</text:p>
          </table:table-cell>
          <table:table-cell office:value-type="float" office:value="20" calcext:value-type="float">
            <text:p>20</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81yEwoh2-2L._SX679_.jpg,https://m.media-amazon.com/images/I/81-TChtj9hL._SY879_.jpg,https://m.media-amazon.com/images/I/818n2qhprPL._SY879_.jpg,https://m.media-amazon.com/images/I/81dSGY0zMqL._SY879_.jpg,https://m.media-amazon.com/images/I/814rpQHCWtL._SY879_.jpg" xlink:type="simple">https://m.media-amazon.com/images/I/81yEwoh2-2L._SX679_.jpg,https://m.media-amazon.com/images/I/81-TChtj9hL._SY879_.jpg,https://m.media-amazon.com/images/I/818n2qhprPL._SY879_.jpg,https://m.media-amazon.com/images/I/81dSGY0zMqL._SY879_.jpg,https://m.media-amazon.com/images/I/814rpQHCWtL._SY879_.jpg</text:a></text:p>
          </table:table-cell>
          <table:table-cell office:value-type="string" calcext:value-type="string">
            <text:p>Nestasia</text:p>
          </table:table-cell>
          <table:table-cell office:value-type="string" calcext:value-type="string">
            <text:p>Package Contains :- 1 Pc. Human Face Sculpture/Figurine, Size &amp; Material :- Size - 9 X 9 X 21 Cm (L X B XH)| Material - Polyresin.</text:p>
            <text:p>Advantages: Elegant and clean, adding a simple and visual enjoyment to the home,pour elegant taste, let your little home more exciting, fluent lines, unique shape, obvious quality, suitable home decoration,</text:p>
            <text:p>Craft :- It is delicately handmade by professional craftsman.It has a special texture feeling after delicate surface treatment.</text:p>
            <text:p>PERFECT DÉCOR/GIFT ITEMS :- Perfect Additions To Wedding Gift, Festival Gifts, Occasion Decor, Birthday Gift, Anniversary, Valentine Day Gift, Mother's Day, Fathers Day, Diwali, Housewarming Gift, Christmas, Holi, Baisakhi, Eid, Onam, Karva Chauth Gift Items, Easter, Halloween etc.</text:p>
          </table:table-cell>
          <table:table-cell table:number-columns-repeated="1014"/>
        </table:table-row>
        <table:table-row table:style-name="ro15">
          <table:table-cell office:value-type="string" calcext:value-type="string">
            <text:p>https://m.media-amazon.com/images/I/51u8VxSxzqL._SX300_SY300_QL70_FMwebp_.jpg</text:p>
          </table:table-cell>
          <table:table-cell office:value-type="string" calcext:value-type="string">
            <text:p>ADA Handicraft Wooden Beautiful Antique Decorative Wooden Sailing Ship Showpiece For Office, Home, Decoration, Business Gifts (Antique Wood, White Color), 4.5 Cm, 16 Cm</text:p>
            <text:p/>
          </table:table-cell>
          <table:table-cell office:value-type="float" office:value="450" calcext:value-type="float">
            <text:p>450</text:p>
          </table:table-cell>
          <table:table-cell office:value-type="string" calcext:value-type="string">
            <text:p>Showpiece</text:p>
          </table:table-cell>
          <table:table-cell office:value-type="float" office:value="25" calcext:value-type="float">
            <text:p>25</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text:a xlink:href="https://m.media-amazon.com/images/I/51u8VxSxzqL._SX300_SY300_QL70_Fmwebp_.jpg" xlink:type="simple">https://m.media-amazon.com/images/I/51u8VxSxzqL._SX300_SY300_QL70_Fmwebp_.jpg</text:a>,<text:a xlink:href="https://m.media-amazon.com/images/I/71NaZPmEvjL._SX679_.jpg,https://m.media-amazon.com/images/I/712wsZoBuWL._SX679_.jpg,https://m.media-amazon.com/images/I/61rukuTvlSL._SX679_.jpg,https://m.media-amazon.com/images/I/71VI5G5YlxL._SX679_.jpg,https://m.media-amazon.com/images/I/614KUBLRDfL._SX679_.jpg" xlink:type="simple">https://m.media-amazon.com/images/I/71NaZPmEvjL._SX679_.jpg,https://m.media-amazon.com/images/I/712wsZoBuWL._SX679_.jpg,https://m.media-amazon.com/images/I/61rukuTvlSL._SX679_.jpg,https://m.media-amazon.com/images/I/71VI5G5YlxL._SX679_.jpg,https://m.media-amazon.com/images/I/614KUBLRDfL._SX679_.jpg</text:a></text:p>
          </table:table-cell>
          <table:table-cell office:value-type="string" calcext:value-type="string">
            <text:p>Nestasia</text:p>
          </table:table-cell>
          <table:table-cell office:value-type="string" calcext:value-type="string">
            <text:p>【PREMIUM QUALITY】: The Ship Sailboat Model Decor is made of high-quality wood and non-woven fabric material, sturdy and durable. The point is that it is fully assembled, no any tools require, convenient to use.</text:p>
            <text:p>【VINTAGE &amp; ELEGANT】: Wooden sailboat ornament is suitable for any nautical theme party decor, beach coastal theme home decor, office, kitchen, bedroom, living room, banquet, receptions, weddings, meetings, parties, and photo props, etc.</text:p>
            <text:p>【GOOD DECORATIONS】: Exquisite workmanship sailboat is suitable for any room decorations, banquet receptions, or any nautical beach theme parties or events decors. Also good collections.</text:p>
            <text:p>【STRUCTURE OF THE MODEL SHIP】: This model ship kit is coated with beige and blue sails and hull, And hand-made sailboat decorations. Let you or your children clearly understand the composition of the sailing ship models.</text:p>
            <text:p>【PERFECT GIFT】: Sailboat model decor is a wonderful gift for your loved one on any occasion, especially for sailboat hobbies. If you want to choose a surprise souvenir for your friends or business partners, Then the wooden ship models are the best!</text:p>
          </table:table-cell>
          <table:table-cell table:number-columns-repeated="1014"/>
        </table:table-row>
        <table:table-row table:style-name="ro4">
          <table:table-cell office:value-type="string" calcext:value-type="string">
            <text:p>https://m.media-amazon.com/images/I/91lpCZLeSSL._SX679_.jpg</text:p>
          </table:table-cell>
          <table:table-cell office:value-type="string" calcext:value-type="string">
            <text:p>JH Gallery Handmade Handpainted Tribal Rajasthani Musicians in Iron Decorative Item Showpiece for Home Decor, Gift,Multicolour (7 inch Length*13 inch Height) - Set of 3</text:p>
            <text:p/>
          </table:table-cell>
          <table:table-cell office:value-type="float" office:value="500" calcext:value-type="float">
            <text:p>500</text:p>
          </table:table-cell>
          <table:table-cell office:value-type="string" calcext:value-type="string">
            <text:p>Showpiece</text:p>
          </table:table-cell>
          <table:table-cell office:value-type="float" office:value="30" calcext:value-type="float">
            <text:p>30</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text:a xlink:href="https://m.media-amazon.com/images/I/91lpCZLeSSL._SX679_.jpg,https://m.media-amazon.com/images/I/91d7RiXuwAL._SX679_.jpg,https://m.media-amazon.com/images/I/61oSJrgcUCL._SX679_.jpg,https://m.media-amazon.com/images/I/91srsA-E1HL._SX679_.jpg,https://m.media-amazon.com/images/I/71bNJjnVttL._SX679_.jpg,https://m.media-amazon.com/images/I/91xqoNFsy-L._SX679_.jpg,https://m.media-amazon.com/images/I/917ir2L2+fL._SX679_.jpg" xlink:type="simple">https://m.media-amazon.com/images/I/91lpCZLeSSL._SX679_.jpg,https://m.media-amazon.com/images/I/91d7RiXuwAL._SX679_.jpg,https://m.media-amazon.com/images/I/61oSJrgcUCL._SX679_.jpg,https://m.media-amazon.com/images/I/91srsA-E1HL._SX679_.jpg,https://m.media-amazon.com/images/I/71bNJjnVttL._SX679_.jpg,https://m.media-amazon.com/images/I/91xqoNFsy-L._SX679_.jpg,https://m.media-amazon.com/images/I/917ir2L2+fL._SX679_.jpg</text:a></text:p>
          </table:table-cell>
          <table:table-cell office:value-type="string" calcext:value-type="string">
            <text:p>Nestasia</text:p>
          </table:table-cell>
          <table:table-cell office:value-type="string" calcext:value-type="string">
            <text:p>Handmade and Handpainted: The tribal Rajasthani musicians decorative showpiece is carefully handmade and handpainted by skilled artisans, showcasing their expertise and attention to detail. Each piece is unique, adding a personal touch to your home decor</text:p>
            <text:p>Tribal Rajasthani Musicians: The showpiece features intricately designed and handpainted Rajasthani musicians in vibrant colors and traditional attire. The depiction of tribal musicians adds a cultural and artistic element to your home decor, reflecting the rich heritage of Rajasthan</text:p>
            <text:p>Iron Material: The decorative showpiece is made of durable iron, ensuring longevity and sturdiness. The use of iron provides a rustic and vintage look, adding character and charm to your home</text:p>
          </table:table-cell>
          <table:table-cell table:number-columns-repeated="1014"/>
        </table:table-row>
        <table:table-row table:style-name="ro16">
          <table:table-cell office:value-type="string" calcext:value-type="string">
            <text:p>https://m.media-amazon.com/images/I/71BZ7FUfQyL._SX679_.jpg</text:p>
          </table:table-cell>
          <table:table-cell office:value-type="string" calcext:value-type="string">
            <text:p>Ximdeco® Nautical Vintage Style Brass and Wood Purple Sand Timer Sand Glass Hour Glass Sand Clock Ideal for Exercise Making Tea 5 Minutes 5.5 Inches Showpiece (Green)</text:p>
            <text:p/>
          </table:table-cell>
          <table:table-cell office:value-type="float" office:value="300" calcext:value-type="float">
            <text:p>300</text:p>
          </table:table-cell>
          <table:table-cell office:value-type="string" calcext:value-type="string">
            <text:p>Showpiece</text:p>
          </table:table-cell>
          <table:table-cell office:value-type="float" office:value="10" calcext:value-type="float">
            <text:p>10</text:p>
          </table:table-cell>
          <table:table-cell office:value-type="float" office:value="4.3" calcext:value-type="float">
            <text:p>4.3</text:p>
          </table:table-cell>
          <table:table-cell office:value-type="float" office:value="45" calcext:value-type="float">
            <text:p>45</text:p>
          </table:table-cell>
          <table:table-cell office:value-type="string" calcext:value-type="string">
            <text:p><text:a xlink:href="https://m.media-amazon.com/images/I/71BZ7FUfQyL._SX679_.jpg,https://m.media-amazon.com/images/I/71BZ7FUfQyL._SX679_.jpg,https://m.media-amazon.com/images/I/71TRcSlE1aL._SX679_.jpg,https://m.media-amazon.com/images/I/71GdzogcmLL._SX679_.jpg,https://m.media-amazon.com/images/I/717CVJO1kJL._SY879_.jpg" xlink:type="simple">https://m.media-amazon.com/images/I/71BZ7FUfQyL._SX679_.jpg,https://m.media-amazon.com/images/I/71BZ7FUfQyL._SX679_.jpg,https://m.media-amazon.com/images/I/71TRcSlE1aL._SX679_.jpg,https://m.media-amazon.com/images/I/71GdzogcmLL._SX679_.jpg,https://m.media-amazon.com/images/I/717CVJO1kJL._SY879_.jpg</text:a></text:p>
          </table:table-cell>
          <table:table-cell office:value-type="string" calcext:value-type="string">
            <text:p>Nestasia</text:p>
          </table:table-cell>
          <table:table-cell office:value-type="string" calcext:value-type="string">
            <text:p>Brass &amp; Wood Sand Timer Hour Glass</text:p>
            <text:p>Height 5.5 Inches or 14 cm Height</text:p>
            <text:p>Made in Sheesham Wood with Brass Rods</text:p>
            <text:p>Its suitable for Home and Office Decor</text:p>
            <text:p>Gift, Souvenir, Showpiece, Decoration</text:p>
            <text:p>Time - 5 Minutes +/- 30 seconds (Depends on atmospheric conditions)</text:p>
            <text:p>Sand Clock</text:p>
            <text:p>Tea Timer</text:p>
            <text:p>Excercise Timer</text:p>
            <text:p>Brushing Teeth for Kids and Toy as well for Kids (Be cautious with Glass)</text:p>
          </table:table-cell>
          <table:table-cell table:number-columns-repeated="1014"/>
        </table:table-row>
        <table:table-row table:style-name="ro5">
          <table:table-cell office:value-type="string" calcext:value-type="string">
            <text:p><text:a xlink:href="https://m.media-amazon.com/images/I/51pdwNbBDML._SX679_.jpg" xlink:type="simple">https://m.media-amazon.com/images/I/51pdwNbBDML._SX679_.jpg</text:a></text:p>
          </table:table-cell>
          <table:table-cell office:value-type="string" calcext:value-type="string">
            <text:p>Street27® 3pcs Astronaut Figurine Home Decor Astronaut Statue Study Office Desk Decor Showpiece Gift Decoration Accessories Outer Space PVC Sculpture (Golden)</text:p>
            <text:p/>
          </table:table-cell>
          <table:table-cell office:value-type="float" office:value="600" calcext:value-type="float">
            <text:p>600</text:p>
          </table:table-cell>
          <table:table-cell office:value-type="string" calcext:value-type="string">
            <text:p>Showpiece</text:p>
          </table:table-cell>
          <table:table-cell office:value-type="float" office:value="15" calcext:value-type="float">
            <text:p>15</text:p>
          </table:table-cell>
          <table:table-cell office:value-type="float" office:value="4" calcext:value-type="float">
            <text:p>4</text:p>
          </table:table-cell>
          <table:table-cell office:value-type="float" office:value="30" calcext:value-type="float">
            <text:p>30</text:p>
          </table:table-cell>
          <table:table-cell office:value-type="string" calcext:value-type="string">
            <text:p><text:a xlink:href="https://m.media-amazon.com/images/I/51pdwNbBDML._SX679_.jpg,https://m.media-amazon.com/images/I/71QrRrgHtAL._SX679_.jpg,https://m.media-amazon.com/images/I/51vvch0GpCL._SX679_.jpg,https://m.media-amazon.com/images/I/51oHf1RAbAL._SX679_.jpg,https://m.media-amazon.com/images/I/718J6QQj8KL._SX679_.jpg" xlink:type="simple">https://m.media-amazon.com/images/I/51pdwNbBDML._SX679_.jpg,https://m.media-amazon.com/images/I/71QrRrgHtAL._SX679_.jpg,https://m.media-amazon.com/images/I/51vvch0GpCL._SX679_.jpg,https://m.media-amazon.com/images/I/51oHf1RAbAL._SX679_.jpg,https://m.media-amazon.com/images/I/718J6QQj8KL._SX679_.jpg</text:a></text:p>
          </table:table-cell>
          <table:table-cell office:value-type="string" calcext:value-type="string">
            <text:p>Nestasia</text:p>
          </table:table-cell>
          <table:table-cell office:value-type="string" calcext:value-type="string">
            <text:p>3 Pieces Astronaut Statue Figurine Ornament Space Man Sculpture Decoration Crafts Arts</text:p>
            <text:p>Astronaut design is adorable and attractive as a gift for children, kids, friends, sons, daughters</text:p>
            <text:p>Made of environmental PVC material, non-toxic, tasteless, safe and healthy and solid for using</text:p>
            <text:p>Suitable for cake topper, interior home office decor, living room, bedroom, space theme decorating</text:p>
            <text:p>Can be displaying at bookshelf, fireplace mantel, TV cabinet, windowsill, desktop, coffee table, shelf and more</text:p>
          </table:table-cell>
          <table:table-cell table:number-columns-repeated="1014"/>
        </table:table-row>
        <table:table-row table:style-name="ro5">
          <table:table-cell office:value-type="string" calcext:value-type="string">
            <text:p>https://m.media-amazon.com/images/I/51Ay+YmhIjL._SY300_SX300_.jpg</text:p>
          </table:table-cell>
          <table:table-cell office:value-type="string" calcext:value-type="string">
            <text:p>Collectible India Metal Gold Plated Radha Krishna Idol Sculpture Statue Figurine Decorative Showpiece for Janmashtami Home Decoration Temple and Gift (Size 7 x 5 Inches) (1 Pieces)</text:p>
            <text:p/>
          </table:table-cell>
          <table:table-cell office:value-type="float" office:value="450" calcext:value-type="float">
            <text:p>450</text:p>
          </table:table-cell>
          <table:table-cell office:value-type="string" calcext:value-type="string">
            <text:p>Showpiece</text:p>
          </table:table-cell>
          <table:table-cell office:value-type="float" office:value="20" calcext:value-type="float">
            <text:p>20</text:p>
          </table:table-cell>
          <table:table-cell office:value-type="float" office:value="4.1" calcext:value-type="float">
            <text:p>4.1</text:p>
          </table:table-cell>
          <table:table-cell office:value-type="float" office:value="52" calcext:value-type="float">
            <text:p>52</text:p>
          </table:table-cell>
          <table:table-cell office:value-type="string" calcext:value-type="string">
            <text:p><text:a xlink:href="https://m.media-amazon.com/images/I/51Ay+YmhIjL._SY300_SX300_.jpg,https://m.media-amazon.com/images/I/71DWJ+mT0YL._SX679_.jpg,https://m.media-amazon.com/images/I/71bCRtauolL._SX679_.jpg,https://m.media-amazon.com/images/I/71ZCyJIHsNL._SX679_.jpg,https://m.media-amazon.com/images/I/614U1mnkd1S._SX679_.jpg" xlink:type="simple">https://m.media-amazon.com/images/I/51Ay+YmhIjL._SY300_SX300_.jpg,https://m.media-amazon.com/images/I/71DWJ+mT0YL._SX679_.jpg,https://m.media-amazon.com/images/I/71bCRtauolL._SX679_.jpg,https://m.media-amazon.com/images/I/71ZCyJIHsNL._SX679_.jpg,https://m.media-amazon.com/images/I/614U1mnkd1S._SX679_.jpg</text:a></text:p>
          </table:table-cell>
          <table:table-cell office:value-type="string" calcext:value-type="string">
            <text:p>Nestasia</text:p>
          </table:table-cell>
          <table:table-cell office:value-type="string" calcext:value-type="string">
            <text:p>This decorative murti can be used as pooja mandir interior decoration accessories and table decor items or showcase decoration .</text:p>
            <text:p>Size: Height 7 Inches x Width 5 Inches x Depth 2.5 Inches | Weight: 200 Grams | Material: Metal</text:p>
            <text:p>This Beautiful Radha Krishna idol is ingeniously created by craftsmen in India, the lovely statue brings goodness and benevolence to your home and your world</text:p>
            <text:p>Gorgeous Hand work and perfect showpiece of Indian Handicrafts. Ideal For Gift &amp; Home Decor</text:p>
            <text:p>Spiritual Lucky Gift, Fengshui Gift, Thanksgiving Gift, Anniversary Gift, Easter Gift, Birthday Gift, Wedding Gift,Christmas gift,diwali gift</text:p>
          </table:table-cell>
          <table:table-cell table:number-columns-repeated="1014"/>
        </table:table-row>
        <table:table-row table:style-name="ro7">
          <table:table-cell office:value-type="string" calcext:value-type="string">
            <text:p><text:a xlink:href="https://m.media-amazon.com/images/I/51A7eiXsjHL._SX679_.jpg" xlink:type="simple">https://m.media-amazon.com/images/I/51A7eiXsjHL._SX679_.jpg</text:a></text:p>
          </table:table-cell>
          <table:table-cell office:value-type="string" calcext:value-type="string">
            <text:p>Nestasia Artisanal Figurines | White Praying Angel Statue with Wings and Smooth Finishing for Decoration, Living Room, Shelf, Mantel, Home Decor | Perfect for Gifting (11.8 Inch)</text:p>
            <text:p/>
          </table:table-cell>
          <table:table-cell office:value-type="float" office:value="650" calcext:value-type="float">
            <text:p>650</text:p>
          </table:table-cell>
          <table:table-cell office:value-type="string" calcext:value-type="string">
            <text:p>Showpiece</text:p>
          </table:table-cell>
          <table:table-cell office:value-type="float" office:value="25" calcext:value-type="float">
            <text:p>25</text:p>
          </table:table-cell>
          <table:table-cell office:value-type="float" office:value="3.9" calcext:value-type="float">
            <text:p>3.9</text:p>
          </table:table-cell>
          <table:table-cell office:value-type="float" office:value="45" calcext:value-type="float">
            <text:p>45</text:p>
          </table:table-cell>
          <table:table-cell office:value-type="string" calcext:value-type="string">
            <text:p><text:a xlink:href="https://m.media-amazon.com/images/I/51A7eiXsjHL._SX679_.jpg" xlink:type="simple">https://m.media-amazon.com/images/I/51A7eiXsjHL._SX679_.jpg</text:a>,<text:a xlink:href="https://m.media-amazon.com/images/I/61UUF70iUnL._SX679_.jpg,https://m.media-amazon.com/images/I/61lQ+WWBuZL._SX679_.jpg,https://m.media-amazon.com/images/I/51a80e16q5L._SX679_.jpg" xlink:type="simple">https://m.media-amazon.com/images/I/61UUF70iUnL._SX679_.jpg,https://m.media-amazon.com/images/I/61lQ+WWBuZL._SX679_.jpg,https://m.media-amazon.com/images/I/51a80e16q5L._SX679_.jpg</text:a></text:p>
          </table:table-cell>
          <table:table-cell office:value-type="string" calcext:value-type="string">
            <text:p>Nestasia</text:p>
          </table:table-cell>
          <table:table-cell office:value-type="string" calcext:value-type="string">
            <text:p>ABOUT THE BRAND: Nestasia is a home décor brand that aims to provide a large variety of quality products across tableware, serveware, glassware, home décor, and soft furnishings.</text:p>
            <text:p>ABOUT THE PRODUCT: The showpiece of a fairy mother with wings and a flower wreath on the head is an elegant addition to the home. The heavenly showpiece has a serene vibe to it and is crafted to enhance the look of one's home to a notch higher.</text:p>
            <text:p>ITEMS INCLUDED: 1 Resin Angel Showpiece.</text:p>
            <text:p>USAGE: The resin angel showpiece is designed to adorn one's mantel, tabletop, or wall shelf. The exquisite fairy showpiece can be an ideal Christmas or housewarming gift.</text:p>
            <text:p>DIMENSIONS: 30cm H x 15cm W</text:p>
            <text:p>CARE: Avoid using any abrasive cleaning material to prevent scratches or breakage.</text:p>
          </table:table-cell>
          <table:table-cell table:number-columns-repeated="1014"/>
        </table:table-row>
        <table:table-row table:style-name="ro3">
          <table:table-cell office:value-type="string" calcext:value-type="string">
            <text:p><text:a xlink:href="https://m.media-amazon.com/images/I/913GqKpFloS._SX679_.jpg" xlink:type="simple">https://m.media-amazon.com/images/I/913GqKpFloS._SX679_.jpg</text:a></text:p>
          </table:table-cell>
          <table:table-cell office:value-type="string" calcext:value-type="string">
            <text:p>KridayKraft Metal Double Lovers Peacock Statue, Showpiece Figurine- Standard, Gold, 25 Cm, 16 Cm</text:p>
            <text:p/>
          </table:table-cell>
          <table:table-cell office:value-type="float" office:value="700" calcext:value-type="float">
            <text:p>700</text:p>
          </table:table-cell>
          <table:table-cell office:value-type="string" calcext:value-type="string">
            <text:p>Showpiece</text:p>
          </table:table-cell>
          <table:table-cell office:value-type="float" office:value="30" calcext:value-type="float">
            <text:p>30</text:p>
          </table:table-cell>
          <table:table-cell office:value-type="float" office:value="4.2" calcext:value-type="float">
            <text:p>4.2</text:p>
          </table:table-cell>
          <table:table-cell office:value-type="float" office:value="62" calcext:value-type="float">
            <text:p>62</text:p>
          </table:table-cell>
          <table:table-cell office:value-type="string" calcext:value-type="string">
            <text:p><text:a xlink:href="https://m.media-amazon.com/images/I/913GqKpFloS._SX679_.jpg,https://m.media-amazon.com/images/I/81wUq2FTt0S._SX679_.jpg,https://m.media-amazon.com/images/I/918CGfak86L._SX679_.jpg,https://m.media-amazon.com/images/I/91yAaPvuxaL._SX679_.jpg,https://m.media-amazon.com/images/I/91ao8OXcMJL._SX679_.jpg,https://m.media-amazon.com/images/I/9128yxScPaL._SX679_.jpg" xlink:type="simple">https://m.media-amazon.com/images/I/913GqKpFloS._SX679_.jpg,https://m.media-amazon.com/images/I/81wUq2FTt0S._SX679_.jpg,https://m.media-amazon.com/images/I/918CGfak86L._SX679_.jpg,https://m.media-amazon.com/images/I/91yAaPvuxaL._SX679_.jpg,https://m.media-amazon.com/images/I/91ao8OXcMJL._SX679_.jpg,https://m.media-amazon.com/images/I/9128yxScPaL._SX679_.jpg</text:a></text:p>
          </table:table-cell>
          <table:table-cell office:value-type="string" calcext:value-type="string">
            <text:p>Nestasia</text:p>
          </table:table-cell>
          <table:table-cell office:value-type="string" calcext:value-type="string">
            <text:p>Metal Peacock Couple Staute :- Size- (LXWXH) 25 X 9.5 X 15.5 CM | Weight- 570 Grams | Material:Metal (Aluminium) | Color :-Gold</text:p>
            <text:p>Decor Your Home this antique Peacock Pair statue.The peacock brings harmony and joy to our mind. Peacock symbolism: Vision, Royalty, Spirituality, Awakening, Guidance, Protection, &amp; Watchfulness.</text:p>
            <text:p>It will give a classic look to your restaurants,hotels etc. An authentic &amp; elegant gift or return gifts for occasion and all-important function.</text:p>
            <text:p>Don't wash, use dry cotton cloth to remove dirt</text:p>
          </table:table-cell>
          <table:table-cell table:number-columns-repeated="1014"/>
        </table:table-row>
        <table:table-row table:style-name="ro17">
          <table:table-cell office:value-type="string" calcext:value-type="string">
            <text:p>https://m.media-amazon.com/images/I/51bRo3YeQAL._SX679_.jpg</text:p>
          </table:table-cell>
          <table:table-cell office:value-type="string" calcext:value-type="string">
            <text:p>SATYAM KRAFT 1 Piece Metal Eiffel Tower Antique Vintage Statue for Room, Office, Decorative Showpeice for Home, Desk Decor, Table Stand Holder (15 cm)</text:p>
            <text:p/>
          </table:table-cell>
          <table:table-cell office:value-type="float" office:value="850" calcext:value-type="float">
            <text:p>850</text:p>
          </table:table-cell>
          <table:table-cell office:value-type="string" calcext:value-type="string">
            <text:p>Showpiece</text:p>
          </table:table-cell>
          <table:table-cell office:value-type="float" office:value="10" calcext:value-type="float">
            <text:p>10</text:p>
          </table:table-cell>
          <table:table-cell office:value-type="float" office:value="4.1" calcext:value-type="float">
            <text:p>4.1</text:p>
          </table:table-cell>
          <table:table-cell office:value-type="float" office:value="50" calcext:value-type="float">
            <text:p>50</text:p>
          </table:table-cell>
          <table:table-cell office:value-type="string" calcext:value-type="string">
            <text:p><text:a xlink:href="https://m.media-amazon.com/images/I/51bRo3YeQAL._SX679_.jpg,https://m.media-amazon.com/images/I/61yRExBbJYL._SX679_.jpg,https://m.media-amazon.com/images/I/514oeX6HKVL._SX679_.jpg,https://m.media-amazon.com/images/I/41YmUk2oVuL._SX679_.jpg,https://m.media-amazon.com/images/I/41Is9W1oa+L.jpg,https://m.media-amazon.com/images/I/51E7rCcDR7L.jpg" xlink:type="simple">https://m.media-amazon.com/images/I/51bRo3YeQAL._SX679_.jpg,https://m.media-amazon.com/images/I/61yRExBbJYL._SX679_.jpg,https://m.media-amazon.com/images/I/514oeX6HKVL._SX679_.jpg,https://m.media-amazon.com/images/I/41YmUk2oVuL._SX679_.jpg,https://m.media-amazon.com/images/I/41Is9W1oa+L.jpg,https://m.media-amazon.com/images/I/51E7rCcDR7L.jpg</text:a></text:p>
          </table:table-cell>
          <table:table-cell office:value-type="string" calcext:value-type="string">
            <text:p>Nestasia</text:p>
          </table:table-cell>
          <table:table-cell office:value-type="string" calcext:value-type="string">
            <text:p>PACKAGE INCLUDES : 1 Piece of Eiffel Tower Statue</text:p>
            <text:p>SIZE : 6 Inch × 2.3 Inch (Size Small)</text:p>
            <text:p>Inspiration for Art and Literature: The Eiffel Tower has inspired countless artists and writers over the years. It has been featured in numerous paintings, photographs, and works of literature</text:p>
            <text:p>Architectural Wonder: The Eiffel Tower is considered a masterpiece of architecture. It is a perfect example of the use of iron in construction and has inspired many other structures around the world.</text:p>
            <text:p>Cultural Heritage: The Eiffel Tower is an important part of French cultural heritage. It is a testament to the country's engineering and architectural prowess and has been designated as a UNESCO World Heritage Site.</text:p>
            <text:p>Iconic Symbol: The Eiffel Tower is a globally recognized symbol of Paris and France. It is often used in advertisements, marketing materials, and other media to represent the city and the country.</text:p>
            <text:p>Vintage Aesthetic: With its antique and vintage-inspired design, this statue evokes the timeless allure of the iconic Eiffel Tower, making it a nostalgic and stylish addition to home decor.</text:p>
          </table:table-cell>
          <table:table-cell table:number-columns-repeated="1014"/>
        </table:table-row>
        <table:table-row table:style-name="ro7">
          <table:table-cell office:value-type="string" calcext:value-type="string">
            <text:p>https://m.media-amazon.com/images/I/81bAO4pg+yL._SX679_.jpg</text:p>
          </table:table-cell>
          <table:table-cell office:value-type="string" calcext:value-type="string">
            <text:p>DOLI ART AND CRAFT Metal Emboss Painting Designer Musician On Ship Large Wall Hanging Showpiece Figurine -36x14x1.5 Inch multicolour</text:p>
            <text:p/>
          </table:table-cell>
          <table:table-cell office:value-type="float" office:value="900" calcext:value-type="float">
            <text:p>900</text:p>
          </table:table-cell>
          <table:table-cell office:value-type="string" calcext:value-type="string">
            <text:p>Showpiece</text:p>
          </table:table-cell>
          <table:table-cell office:value-type="float" office:value="20" calcext:value-type="float">
            <text:p>20</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text:a xlink:href="https://m.media-amazon.com/images/I/81bAO4pg+yL._SX679_.jpg,https://m.media-amazon.com/images/I/71vUaqDpkVL._SX679_.jpg,https://m.media-amazon.com/images/I/81+8Op0IJlL._SX679_.jpg,https://m.media-amazon.com/images/I/71PjBI2Dq2L._SX679_.jpg,https://m.media-amazon.com/images/I/61HoplHMFvL._SX679_.jpg,https://m.media-amazon.com/images/I/61gbe-GoBHL._SX679_.jpg" xlink:type="simple">https://m.media-amazon.com/images/I/81bAO4pg+yL._SX679_.jpg,https://m.media-amazon.com/images/I/71vUaqDpkVL._SX679_.jpg,https://m.media-amazon.com/images/I/81+8Op0IJlL._SX679_.jpg,https://m.media-amazon.com/images/I/71PjBI2Dq2L._SX679_.jpg,https://m.media-amazon.com/images/I/61HoplHMFvL._SX679_.jpg,https://m.media-amazon.com/images/I/61gbe-GoBHL._SX679_.jpg</text:a></text:p>
          </table:table-cell>
          <table:table-cell office:value-type="string" calcext:value-type="string">
            <text:p>Nestasia </text:p>
          </table:table-cell>
          <table:table-cell office:value-type="string" calcext:value-type="string">
            <text:p>Easy to clean. Made of fine quality material, it doesn't require high maintenance. Just clean it with soft dry clothes and watch it shine.</text:p>
            <text:p>ASSURANCE, AUTHENTICITY &amp; SAFETY: Fabricated with high production standards, quality and impeccable finish, you can be assured about it being the best gifting option. To be sure of authenticity, we recommend you to buy this product from brand Doli Art &amp; Craft Art. Proudly Made in India by skilled Metal smiths.</text:p>
            <text:p>This is beautiful decorative design wall art which provide a unique and vintage look of your home, office and room.</text:p>
            <text:p>Very well packed, no chance of damage.</text:p>
            <text:p>That is use and utility items &amp; an ideals gift it to your dear once to pass on your best wishes, that is an ideal gift for have waring anniversaries, birthday, wedding gifts, return gifts, corporation gifts, religious-gifts &amp; Indian festivals.</text:p>
            <text:p/>
          </table:table-cell>
          <table:table-cell table:number-columns-repeated="1014"/>
        </table:table-row>
        <table:table-row table:style-name="ro3">
          <table:table-cell office:value-type="string" calcext:value-type="string">
            <text:p><text:a xlink:href="https://m.media-amazon.com/images/I/51SQsYzODzL._SX522_.jpg" xlink:type="simple">https://m.media-amazon.com/images/I/51SQsYzODzL._SX522_.jpg</text:a></text:p>
          </table:table-cell>
          <table:table-cell office:value-type="string" calcext:value-type="string">
            <text:p>DOODLE You've Got Mail Set of 12 Thank you Notecards with Envelopes (3.75 Inch X 5 Inch) Greeting Card</text:p>
            <text:p/>
          </table:table-cell>
          <table:table-cell office:value-type="float" office:value="500" calcext:value-type="float">
            <text:p>500</text:p>
          </table:table-cell>
          <table:table-cell office:value-type="string" calcext:value-type="string">
            <text:p>Cards</text:p>
          </table:table-cell>
          <table:table-cell office:value-type="float" office:value="10" calcext:value-type="float">
            <text:p>10</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span text:style-name="T1"><text:a xlink:href="https://m.media-amazon.com/images/I/51SQsYzODzL._SX522_.jpg" xlink:type="simple">https://m.media-amazon.com/images/I/51SQsYzODzL._SX522_.jpg</text:a></text:span><text:span text:style-name="T1">,</text:span><text:span text:style-name="T1"><text:a xlink:href="https://m.media-amazon.com/images/I/61DW2WQE+RL._SX522_.jpg,https://m.media-amazon.com/images/I/611fo2Lh7VL._SX522_.jpg,https://m.media-amazon.com/images/I/61uqDUgNbLL._SX522_.jpg,https://m.media-amazon.com/images/I/618LP587leL._SX522_.jpg" xlink:type="simple">https://m.media-amazon.com/images/I/61DW2WQE+RL._SX522_.jpg,https://m.media-amazon.com/images/I/611fo2Lh7VL._SX522_.jpg,https://m.media-amazon.com/images/I/61uqDUgNbLL._SX522_.jpg,https://m.media-amazon.com/images/I/618LP587leL._SX522_.jpg</text:a></text:span></text:p>
          </table:table-cell>
          <table:table-cell office:value-type="string" calcext:value-type="string">
            <text:p>Gucci</text:p>
          </table:table-cell>
          <table:table-cell office:value-type="string" calcext:value-type="string">
            <text:p>Set 12 notecards in a bundle with 6 unique designs with envelopes</text:p>
            <text:p>It has blank coloured space inside, to pen down your message.</text:p>
            <text:p>Paper UV Finish with foiling effect. Comes with artistic covers with soft pastel designs, these note cards are all you need to spread the love!</text:p>
            <text:p>These thoughtful designed notecards are perfect to convey appreciation to people who matter the most to you or Notes that say thank you for being there, congratulations for your accomplishment, I remember you every day etc.</text:p>
          </table:table-cell>
          <table:table-cell table:number-columns-repeated="1014"/>
        </table:table-row>
        <table:table-row table:style-name="ro5">
          <table:table-cell office:value-type="string" calcext:value-type="string">
            <text:p>https://m.media-amazon.com/images/I/71pHuLHqAJL._SY679_.jpg</text:p>
          </table:table-cell>
          <table:table-cell office:value-type="string" calcext:value-type="string">
            <text:p>DOODLE Set of 12 Blank Laser Cut Notecards|Box Packaging|3 x 4.25 in|6 Designs x 2 Cards|Ample Space to Write Inside - (Bright Icons)</text:p>
            <text:p/>
          </table:table-cell>
          <table:table-cell office:value-type="float" office:value="400" calcext:value-type="float">
            <text:p>400</text:p>
          </table:table-cell>
          <table:table-cell office:value-type="string" calcext:value-type="string">
            <text:p>Cards</text:p>
          </table:table-cell>
          <table:table-cell office:value-type="float" office:value="20" calcext:value-type="float">
            <text:p>20</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text:a xlink:href="https://m.media-amazon.com/images/I/71pHuLHqAJL._SY679_.jpg,https://m.media-amazon.com/images/I/610INeLN31L._SX522_.jpg,https://m.media-amazon.com/images/I/71R1PAdixdL._SX522_.jpg,https://m.media-amazon.com/images/I/710r6J+eeNL._SX522_.jpg,https://m.media-amazon.com/images/I/71RytpkiclL._SX522_.jpg,https://m.media-amazon.com/images/I/81O9R4kIi2L._SX522_.jpg" xlink:type="simple">https://m.media-amazon.com/images/I/71pHuLHqAJL._SY679_.jpg,https://m.media-amazon.com/images/I/610INeLN31L._SX522_.jpg,https://m.media-amazon.com/images/I/71R1PAdixdL._SX522_.jpg,https://m.media-amazon.com/images/I/710r6J+eeNL._SX522_.jpg,https://m.media-amazon.com/images/I/71RytpkiclL._SX522_.jpg,https://m.media-amazon.com/images/I/81O9R4kIi2L._SX522_.jpg</text:a></text:p>
          </table:table-cell>
          <table:table-cell office:value-type="string" calcext:value-type="string">
            <text:p>Gucci</text:p>
          </table:table-cell>
          <table:table-cell office:value-type="string" calcext:value-type="string">
            <text:p>SET OF 12 BLANK LASER CUT NOTECARDS : This set includes 12 blank notecards with unique laser cut designs.</text:p>
            <text:p>BOX PACKAGING : The set of 12 notecards come in a sturdy box for easy storage and gifting.</text:p>
            <text:p>3X4.25 IN SIZE : The notecards are compact, measuring 3x4.25 inches, making them perfect for quick notes and messages.</text:p>
            <text:p>6 DESIGNS X 2 CARDS : With 6 different designs and 2 cards of each design, you’ll have a variety of options for various occasions.</text:p>
            <text:p>AMPLE SPACE TO WRITE INSIDE : The 6x4.25 in open size provides ample space for you to write your personalized messages and greetings.</text:p>
          </table:table-cell>
          <table:table-cell table:number-columns-repeated="1014"/>
        </table:table-row>
        <table:table-row table:style-name="ro5">
          <table:table-cell office:value-type="string" calcext:value-type="string">
            <text:p><text:a xlink:href="https://m.media-amazon.com/images/I/61YNldQfEEL._SX522_.jpg" xlink:type="simple">https://m.media-amazon.com/images/I/61YNldQfEEL._SX522_.jpg</text:a></text:p>
          </table:table-cell>
          <table:table-cell office:value-type="string" calcext:value-type="string">
            <text:p>DOODLE Love Notes Thank You Note cards I Greeting Card, Blank Note Cards for Valentine Day (Size 3 Inches X 4.25 Inches, 160 GSM)</text:p>
            <text:p/>
          </table:table-cell>
          <table:table-cell office:value-type="float" office:value="450" calcext:value-type="float">
            <text:p>450</text:p>
          </table:table-cell>
          <table:table-cell office:value-type="string" calcext:value-type="string">
            <text:p>Cards</text:p>
          </table:table-cell>
          <table:table-cell office:value-type="float" office:value="15" calcext:value-type="float">
            <text:p>15</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a xlink:href="https://m.media-amazon.com/images/I/61YNldQfEEL._SX522_.jpg,https://m.media-amazon.com/images/I/51xPDnT2kZL.jpg,https://m.media-amazon.com/images/I/61qAKjOXyyL._SX522_.jpg,https://m.media-amazon.com/images/I/51Ub99DXodL._SX522_.jpg,https://m.media-amazon.com/images/I/61WlRopKRJL._SX522_.jpg,https://m.media-amazon.com/images/I/71XI-WlxFhL._SX522_.jpg" xlink:type="simple">https://m.media-amazon.com/images/I/61YNldQfEEL._SX522_.jpg,https://m.media-amazon.com/images/I/51xPDnT2kZL.jpg,https://m.media-amazon.com/images/I/61qAKjOXyyL._SX522_.jpg,https://m.media-amazon.com/images/I/51Ub99DXodL._SX522_.jpg,https://m.media-amazon.com/images/I/61WlRopKRJL._SX522_.jpg,https://m.media-amazon.com/images/I/71XI-WlxFhL._SX522_.jpg</text:a></text:p>
          </table:table-cell>
          <table:table-cell office:value-type="string" calcext:value-type="string">
            <text:p>Gucci</text:p>
          </table:table-cell>
          <table:table-cell office:value-type="string" calcext:value-type="string">
            <text:p>Number of Note cards:12 note cards in a bundle with 6 unique designs with envelopes</text:p>
            <text:p>It has blank coloured space inside, to pen down your message. Best suited for Gifting purpose.</text:p>
            <text:p>Size : 3 Inches X 4.25 Inches</text:p>
            <text:p>These thoughtful designed notecards are perfect to convey appreciation to people who matter the most to you or Notes that say thank you for being there, congratulations for your accomplishment, I remember you every day etc.</text:p>
            <text:p>deal For: Wishing friends, Congratulating colleagues, Invitation for special Occasion, Birthday greetings</text:p>
          </table:table-cell>
          <table:table-cell table:number-columns-repeated="1014"/>
        </table:table-row>
        <table:table-row table:style-name="ro5">
          <table:table-cell office:value-type="string" calcext:value-type="string">
            <text:p><text:a xlink:href="https://m.media-amazon.com/images/I/7114wHKsi8L._SX522_.jpg" xlink:type="simple">https://m.media-amazon.com/images/I/7114wHKsi8L._SX522_.jpg</text:a></text:p>
          </table:table-cell>
          <table:table-cell office:value-type="string" calcext:value-type="string">
            <text:p>GIFT MY PASSION Happy Birthday To You May Your Birthday Be The Special Day That You Receive All You Ever Desired Greeting Card</text:p>
            <text:p/>
          </table:table-cell>
          <table:table-cell office:value-type="float" office:value="500" calcext:value-type="float">
            <text:p>500</text:p>
          </table:table-cell>
          <table:table-cell office:value-type="string" calcext:value-type="string">
            <text:p>Cards</text:p>
          </table:table-cell>
          <table:table-cell office:value-type="float" office:value="15" calcext:value-type="float">
            <text:p>15</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text:a xlink:href="https://m.media-amazon.com/images/I/7114wHKsi8L._SX522_.jpg,https://m.media-amazon.com/images/I/71bQVM2rM9L._SX522_.jpg,https://m.media-amazon.com/images/I/71e0sTKyxOL._SX522_.jpg,https://m.media-amazon.com/images/I/71AIfbt5sRL._SX522_.jpg,https://m.media-amazon.com/images/I/71I4uoXrcDL._SX522_.jpg,https://m.media-amazon.com/images/I/71KwtMp-H1L._SX522_.jpg" xlink:type="simple">https://m.media-amazon.com/images/I/7114wHKsi8L._SX522_.jpg,https://m.media-amazon.com/images/I/71bQVM2rM9L._SX522_.jpg,https://m.media-amazon.com/images/I/71e0sTKyxOL._SX522_.jpg,https://m.media-amazon.com/images/I/71AIfbt5sRL._SX522_.jpg,https://m.media-amazon.com/images/I/71I4uoXrcDL._SX522_.jpg,https://m.media-amazon.com/images/I/71KwtMp-H1L._SX522_.jpg</text:a>,</text:p>
          </table:table-cell>
          <table:table-cell office:value-type="string" calcext:value-type="string">
            <text:p>Gucci</text:p>
          </table:table-cell>
          <table:table-cell office:value-type="string" calcext:value-type="string">
            <text:p>Ideal for All Kind of Relation (Friend, Brother, Sister, Father, Mother, Husband, Wife, Boyfriend, Girlfriend, Fiancée, lover ) etc.</text:p>
            <text:p>Surprise Your Dear One With This Birthday Greeting Card, Giving Them Wonderful Memory.</text:p>
            <text:p>Gift Card with Envelope Size 22 X 15 cm</text:p>
            <text:p>Beautiful Greeting Card With A Sweet Message</text:p>
            <text:p>A great way to Convey your love and best wishes. Reminds them of you everytime they look at it</text:p>
          </table:table-cell>
          <table:table-cell table:number-columns-repeated="1014"/>
        </table:table-row>
        <table:table-row table:style-name="ro3">
          <table:table-cell office:value-type="string" calcext:value-type="string">
            <text:p><text:a xlink:href="https://m.media-amazon.com/images/I/61oueo4QtRL._SX522_.jpg" xlink:type="simple">https://m.media-amazon.com/images/I/61oueo4QtRL._SX522_.jpg</text:a></text:p>
          </table:table-cell>
          <table:table-cell office:value-type="string" calcext:value-type="string">
            <text:p>Giftcart 2024 New Year Greeting Card for Family and Friends | 20 x 14 cm, 300 GSM Greeting Cards for New Year</text:p>
            <text:p/>
          </table:table-cell>
          <table:table-cell office:value-type="float" office:value="300" calcext:value-type="float">
            <text:p>300</text:p>
          </table:table-cell>
          <table:table-cell office:value-type="string" calcext:value-type="string">
            <text:p>Cards</text:p>
          </table:table-cell>
          <table:table-cell office:value-type="float" office:value="20" calcext:value-type="float">
            <text:p>20</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text:a xlink:href="https://m.media-amazon.com/images/I/61oueo4QtRL._SX522_.jpg,https://m.media-amazon.com/images/I/61SKAxHhOlL._SX522_.jpg,https://m.media-amazon.com/images/I/6104HXE9+ZL._SX522_.jpg,https://m.media-amazon.com/images/I/716M9ZClw-L._SX522_.jpg,https://m.media-amazon.com/images/I/51GBXe6-KeL._SX522_.jpg" xlink:type="simple">https://m.media-amazon.com/images/I/61oueo4QtRL._SX522_.jpg,https://m.media-amazon.com/images/I/61SKAxHhOlL._SX522_.jpg,https://m.media-amazon.com/images/I/6104HXE9+ZL._SX522_.jpg,https://m.media-amazon.com/images/I/716M9ZClw-L._SX522_.jpg,https://m.media-amazon.com/images/I/51GBXe6-KeL._SX522_.jpg</text:a></text:p>
          </table:table-cell>
          <table:table-cell office:value-type="string" calcext:value-type="string">
            <text:p>Gucci</text:p>
          </table:table-cell>
          <table:table-cell office:value-type="string" calcext:value-type="string">
            <text:p>Giftcart's cards feature bright, vivid photographic images, HD printing, crisp, smart greetings and traditional themes with a clever twist. Tired of the same old traditional greeting cards? Look no further! Our card with the newest design and sweet sentiment.</text:p>
            <text:p>Cards measure 20 x 15 cm (8 x 6); Printed on heavy card stock ( 280 gsm) with a glossy finish.</text:p>
            <text:p>Ideal for sending to Friends, Colleagues, Employees. This greeting card to cement your love and celebrate your relationship. Look for Giftcart's Diwali, Christmas cards, Mirror cards, Fun &amp; Witty cards, Valentine cards, all available on Amazon</text:p>
            <text:p>INSIDE GREETING READS: Wishing you all the love your heart can hold. Happy New Year!</text:p>
          </table:table-cell>
          <table:table-cell table:number-columns-repeated="1014"/>
        </table:table-row>
        <table:table-row table:style-name="ro5">
          <table:table-cell office:value-type="string" calcext:value-type="string">
            <text:p>https://m.media-amazon.com/images/I/51BJFTuwAZL.jpg</text:p>
          </table:table-cell>
          <table:table-cell office:value-type="string" calcext:value-type="string">
            <text:p>Natal Crafts handmade 8 reasons of Why I Love You Love Story Greeting Card for Boyfriend Girlfriend Wife Husband | Romantic 8 Love reasons greeting card</text:p>
            <text:p/>
          </table:table-cell>
          <table:table-cell office:value-type="float" office:value="550" calcext:value-type="float">
            <text:p>550</text:p>
          </table:table-cell>
          <table:table-cell office:value-type="string" calcext:value-type="string">
            <text:p>Cards</text:p>
          </table:table-cell>
          <table:table-cell office:value-type="float" office:value="20" calcext:value-type="float">
            <text:p>20</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text:a xlink:href="https://m.media-amazon.com/images/I/51BJFTuwAZL.jpg,https://m.media-amazon.com/images/I/71ctjn6LXvS._SX522_.jpg,https://m.media-amazon.com/images/I/61EjUzaOpWS._SX522_.jpg,https://m.media-amazon.com/images/I/61fsB0sqp3S._SX522_.jpg,https://m.media-amazon.com/images/I/71CGmEf0jIS._SX522_.jpg" xlink:type="simple">https://m.media-amazon.com/images/I/51BJFTuwAZL.jpg,https://m.media-amazon.com/images/I/71ctjn6LXvS._SX522_.jpg,https://m.media-amazon.com/images/I/61EjUzaOpWS._SX522_.jpg,https://m.media-amazon.com/images/I/61fsB0sqp3S._SX522_.jpg,https://m.media-amazon.com/images/I/71CGmEf0jIS._SX522_.jpg</text:a></text:p>
          </table:table-cell>
          <table:table-cell office:value-type="string" calcext:value-type="string">
            <text:p>Gucci</text:p>
          </table:table-cell>
          <table:table-cell office:value-type="string" calcext:value-type="string">
            <text:p>Card Size: 7 inch x 10 inch</text:p>
            <text:p>Card comes with an envelop and a set of 8 beautiful printed messages</text:p>
            <text:p>You can write your personal message on the left hand side white paper insert.</text:p>
            <text:p>You can paste a max size of 3 inch x 5 inch photo on every back side of the 8 cards</text:p>
            <text:p>As the Card is handcrafted and made up of handmade paper, delivered product might vary slightly from the image shown.</text:p>
          </table:table-cell>
          <table:table-cell table:number-columns-repeated="1014"/>
        </table:table-row>
        <table:table-row table:style-name="ro4">
          <table:table-cell office:value-type="string" calcext:value-type="string">
            <text:p>https://m.media-amazon.com/images/I/71TR8BaE2kL._SX522_.jpg</text:p>
          </table:table-cell>
          <table:table-cell office:value-type="string" calcext:value-type="string">
            <text:p>Party Propz Love Greeting Card For Birthday - Pop Up 3D Birthday Cards - Happy Birthday Card For Girls,Best Friend, Daughter, Boyfriend, Husband, Wife, Boys - Anniversary, Love Card</text:p>
            <text:p/>
          </table:table-cell>
          <table:table-cell office:value-type="float" office:value="600" calcext:value-type="float">
            <text:p>600</text:p>
          </table:table-cell>
          <table:table-cell office:value-type="string" calcext:value-type="string">
            <text:p>Cards</text:p>
          </table:table-cell>
          <table:table-cell office:value-type="float" office:value="25" calcext:value-type="float">
            <text:p>25</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text:a xlink:href="https://m.media-amazon.com/images/I/71TR8BaE2kL._SX522_.jpg,https://m.media-amazon.com/images/I/71i8HMRs27L._SX522_.jpg,https://m.media-amazon.com/images/I/61flswpCZLL._SX522_.jpg,https://m.media-amazon.com/images/I/51wvV50aa0L.jpg,https://m.media-amazon.com/images/I/718faEBrNdL._SX522_.jpg,https://m.media-amazon.com/images/I/51awasrei+L.jpg" xlink:type="simple">https://m.media-amazon.com/images/I/71TR8BaE2kL._SX522_.jpg,https://m.media-amazon.com/images/I/71i8HMRs27L._SX522_.jpg,https://m.media-amazon.com/images/I/61flswpCZLL._SX522_.jpg,https://m.media-amazon.com/images/I/51wvV50aa0L.jpg,https://m.media-amazon.com/images/I/718faEBrNdL._SX522_.jpg,https://m.media-amazon.com/images/I/51awasrei+L.jpg</text:a></text:p>
          </table:table-cell>
          <table:table-cell office:value-type="string" calcext:value-type="string">
            <text:p>Gucci</text:p>
          </table:table-cell>
          <table:table-cell office:value-type="string" calcext:value-type="string">
            <text:p>BEAUTIFUL 3D POP UP LOVE HAPPY BIRTHDAY, ANNIVERSARY LOVE GREETING CARD - The pack includes 1Pc 3D POP UP BOUQUET love theme happy birthday Or anniversary card with envelopes for birthday, anniversary or any occasion party gifts. This exclusive rose flower bouquet love greeting card is very beautiful and small in size. This stylish love greeting card can be packed with any gift to make your loved one feel happy and excited about their anniversary, birthday or love.</text:p>
            <text:p>BEAUTIFUL 3D POP UP LOVE HAPPY BIRTHDAY - The pack includes 1Pc 3D POP UP BOUQUET love theme happy birthday Or anniversary card with envelopes for birthday, anniversary or any occasion party gifts. This exclusive rose flower bouquet love greeting card is very beautiful and small in size. This stylish love greeting card can be packed with any gift to make your loved one feel happy and excited about their anniversary, birthday or love.</text:p>
            <text:p>CAN BE GIFTED TO ANYONE FOR ANY YEAR BIRTHDAY, ANNIVERSARY CELEBRATION - This beautiful love gritting card can be gifted to anyone like kids, girls, boys, mother, father, son, daughter, brother, sister, boyfriend, girlfriend or any friends etc. This can be use for age also like 1st / first bday, 2nd, 3 rd, 4th, 5th, 6th, 7th to 13th, 16th, 18th, 20, 25 year, 30, 40, 50, 60, 70, 80, 90 birthday or anniversaries.</text:p>
          </table:table-cell>
          <table:table-cell table:number-columns-repeated="1014"/>
        </table:table-row>
        <table:table-row table:style-name="ro5">
          <table:table-cell office:value-type="string" calcext:value-type="string">
            <text:p>https://m.media-amazon.com/images/I/61Nu1A56pgL._SX522_.jpg</text:p>
          </table:table-cell>
          <table:table-cell office:value-type="string" calcext:value-type="string">
            <text:p>DDS ALWAYSGIFT Happy Wedding Anniversary Couple Greeting Card With Beautiful Red Rose for Parents, Mom, Dad, Her Him/Husband Boyfriend/Girlfriend Wife Gift For Your Parents</text:p>
            <text:p/>
            <text:p/>
          </table:table-cell>
          <table:table-cell office:value-type="float" office:value="450" calcext:value-type="float">
            <text:p>450</text:p>
          </table:table-cell>
          <table:table-cell office:value-type="string" calcext:value-type="string">
            <text:p>Cards</text:p>
          </table:table-cell>
          <table:table-cell office:value-type="float" office:value="25" calcext:value-type="float">
            <text:p>25</text:p>
          </table:table-cell>
          <table:table-cell office:value-type="float" office:value="4.2" calcext:value-type="float">
            <text:p>4.2</text:p>
          </table:table-cell>
          <table:table-cell office:value-type="float" office:value="70" calcext:value-type="float">
            <text:p>70</text:p>
          </table:table-cell>
          <table:table-cell office:value-type="string" calcext:value-type="string">
            <text:p><text:a xlink:href="https://m.media-amazon.com/images/I/61Nu1A56pgL._SX522_.jpg,https://m.media-amazon.com/images/I/51knRLAVh9L._SX522_.jpg,https://m.media-amazon.com/images/I/51JQad2KRWL._SX522_.jpg,https://m.media-amazon.com/images/I/619nlFoLFjL._SX522_.jpg" xlink:type="simple">https://m.media-amazon.com/images/I/61Nu1A56pgL._SX522_.jpg,https://m.media-amazon.com/images/I/51knRLAVh9L._SX522_.jpg,https://m.media-amazon.com/images/I/51JQad2KRWL._SX522_.jpg,https://m.media-amazon.com/images/I/619nlFoLFjL._SX522_.jpg</text:a></text:p>
          </table:table-cell>
          <table:table-cell office:value-type="string" calcext:value-type="string">
            <text:p>Gucci</text:p>
          </table:table-cell>
          <table:table-cell office:value-type="string" calcext:value-type="string">
            <text:p>💕Greeting Card For Love Gifts For Husband,Wife,Parents Etc Anniversary Special Latest Gifts For Wedding Anniversary Love Cards Love Gifts For Boyfriend Gifts For Wedding Ceremony Happy Anniversary Gifts Marriage Gifts</text:p>
            <text:p>💕A beautiful way to express passion and love to someone special. Let love be loud and this gift personifies that A unique way to show somebody just how much you care</text:p>
            <text:p>💕This stunning greeting card is printed on high-quality paper stock for sophistication and to increase durability.</text:p>
            <text:p>💕Print the best quality in texts but depends on the type of image in the image, so make sure the image is clear and bright.</text:p>
            <text:p>💕Our greeting cards are safely packaged between strong corrugated sheets to ensure a safe arrival. Makes a perfect gift!</text:p>
          </table:table-cell>
          <table:table-cell table:number-columns-repeated="1014"/>
        </table:table-row>
        <table:table-row table:style-name="ro5">
          <table:table-cell office:value-type="string" calcext:value-type="string">
            <text:p><text:a xlink:href="https://m.media-amazon.com/images/I/51BSfC9rp+L._SX522_.jpg" xlink:type="simple">https://m.media-amazon.com/images/I/51BSfC9rp+L._SX522_.jpg</text:a></text:p>
          </table:table-cell>
          <table:table-cell office:value-type="string" calcext:value-type="string">
            <text:p>Lovecraft Beautiful Greeting Cards | 3D Popup Greeting Cards for Boyfriend, Girlfriend, Husband, Wife, Friend, Family, Brother, Sister | Handmade Guitar Greeting Cards</text:p>
            <text:p/>
          </table:table-cell>
          <table:table-cell office:value-type="float" office:value="599" calcext:value-type="float">
            <text:p>599</text:p>
          </table:table-cell>
          <table:table-cell office:value-type="string" calcext:value-type="string">
            <text:p>Cards</text:p>
          </table:table-cell>
          <table:table-cell office:value-type="float" office:value="20" calcext:value-type="float">
            <text:p>20</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ext:a xlink:href="https://m.media-amazon.com/images/I/51BSfC9rp+L._SX522_.jpg,https://m.media-amazon.com/images/I/51AP8GTR2jL._SX522_.jpg,https://m.media-amazon.com/images/I/61nfKZ5hb1L._SX522_.jpg,https://m.media-amazon.com/images/I/61LB5PO3qaL._SX522_.jpg" xlink:type="simple">https://m.media-amazon.com/images/I/51BSfC9rp+L._SX522_.jpg,https://m.media-amazon.com/images/I/51AP8GTR2jL._SX522_.jpg,https://m.media-amazon.com/images/I/61nfKZ5hb1L._SX522_.jpg,https://m.media-amazon.com/images/I/61LB5PO3qaL._SX522_.jpg</text:a></text:p>
          </table:table-cell>
          <table:table-cell office:value-type="string" calcext:value-type="string">
            <text:p>Gucci</text:p>
          </table:table-cell>
          <table:table-cell office:value-type="string" calcext:value-type="string">
            <text:p>A valentine's greeting card can be a thoughtful way to show your love and appreciation for that special someone. Send your loved one a valentine's greeting card to express how much they mean to you.</text:p>
            <text:p>Sending a valentine's greeting card to your husband, boyfriend, girlfriend or wife is a sweet and romantic way to celebrate the love you have for each other.</text:p>
            <text:p>The simple act of sending your sweetheart a valentines greeting card can go a long way toward rekindling that old flame you had when you first started dating.</text:p>
            <text:p>If you're stuck on what kind of greeting cards to buy for valentines day, there are plenty of options in our store. You can choose from an assortment of designs that range from funny and cute to serious and romantic.</text:p>
            <text:p>Printed on high quality premium paper, the card comes in a 13.5cm x 15.5cm size that can fit easily into a greeting card or envelope. It's easy to carry since it's small, but still big enough to show your love and affection to your lover.</text:p>
          </table:table-cell>
          <table:table-cell table:number-columns-repeated="1014"/>
        </table:table-row>
        <table:table-row table:style-name="ro5">
          <table:table-cell office:value-type="string" calcext:value-type="string">
            <text:p>https://m.media-amazon.com/images/I/71a4TFTzu2L._SX522_.jpg</text:p>
          </table:table-cell>
          <table:table-cell office:value-type="string" calcext:value-type="string">
            <text:p>ME &amp; YOU Love Greeting Card | Beautiful Greeting Card | Unique Greeting Card | Valentine's Gift Hamper | Valentine's Gift for Girlfriend/Wife/Fiancee/Boyfriend</text:p>
            <text:p/>
          </table:table-cell>
          <table:table-cell office:value-type="float" office:value="450" calcext:value-type="float">
            <text:p>450</text:p>
          </table:table-cell>
          <table:table-cell office:value-type="string" calcext:value-type="string">
            <text:p>Cards</text:p>
          </table:table-cell>
          <table:table-cell office:value-type="float" office:value="25" calcext:value-type="float">
            <text:p>25</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a xlink:href="https://m.media-amazon.com/images/I/71a4TFTzu2L._SX522_.jpg,https://m.media-amazon.com/images/I/61cBTmwnSSL._SX522_.jpg,https://m.media-amazon.com/images/I/71vfYaT+ojL._SY741_.jpg,https://m.media-amazon.com/images/I/71HGXQ1zuzL._SX522_.jpg" xlink:type="simple">https://m.media-amazon.com/images/I/71a4TFTzu2L._SX522_.jpg,https://m.media-amazon.com/images/I/61cBTmwnSSL._SX522_.jpg,https://m.media-amazon.com/images/I/71vfYaT+ojL._SY741_.jpg,https://m.media-amazon.com/images/I/71HGXQ1zuzL._SX522_.jpg</text:a></text:p>
          </table:table-cell>
          <table:table-cell office:value-type="string" calcext:value-type="string">
            <text:p>Gucci</text:p>
          </table:table-cell>
          <table:table-cell office:value-type="string" calcext:value-type="string">
            <text:p>PACKAGE CONTAIN:- 1 Love Greeting Card, 1 Artificial Rose</text:p>
            <text:p>Size of Greeting Card : Height - 5.5 Inch &amp; Length - 4 Inch</text:p>
            <text:p>Better way to tell Someone you care. Go ahead and Express your love in form of Beautiful words. it Brings a wide Smile on your Favorite Person’s face.</text:p>
            <text:p>GREETING CARD :- A greeting card expresses all the human emotions, joy, thanks, sympathy, humor, love and admiration. It allows us to connect on an emotional level with the people who have touched our lives. Printed on high quality Paper, Eco-Friendly Greeting Cards</text:p>
            <text:p>GIFT SUGGESTION - Valentine's Gift for girlfriend, love greeting card, gift for wife, Valentine's gift for wife, Beautiful Greeting Card for Girlfriend &amp; Fiancee, valentine gift for husband/Boyfriend, Beautiful Gift Hamper for Friends, valentine gift for Her</text:p>
          </table:table-cell>
          <table:table-cell table:number-columns-repeated="1014"/>
        </table:table-row>
        <table:table-row table:style-name="ro5">
          <table:table-cell office:value-type="string" calcext:value-type="string">
            <text:p>https://m.media-amazon.com/images/I/61eYGwcNDLL._SX522_.jpg</text:p>
          </table:table-cell>
          <table:table-cell office:value-type="string" calcext:value-type="string">
            <text:p>Lovecraft Beautiful Greeting Cards | 3D Popup Greeting Cards for Boyfriend, Girlfriend, Husband, Wife, Friend, Family, Brother, Sister | Handmade Wooden Chrismas Greeting Box</text:p>
            <text:p/>
          </table:table-cell>
          <table:table-cell office:value-type="float" office:value="500" calcext:value-type="float">
            <text:p>500</text:p>
          </table:table-cell>
          <table:table-cell office:value-type="string" calcext:value-type="string">
            <text:p>Cards</text:p>
          </table:table-cell>
          <table:table-cell office:value-type="float" office:value="15" calcext:value-type="float">
            <text:p>15</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61eYGwcNDLL._SX522_.jpg,https://m.media-amazon.com/images/I/519zOB25C3L._SX522_.jpg,https://m.media-amazon.com/images/I/5136CLM8kYL._SX522_.jpg,https://m.media-amazon.com/images/I/51eSTPXrVqL._SX522_.jpg,https://m.media-amazon.com/images/I/41LbfHoXeML.jpg,https://m.media-amazon.com/images/I/41Lx-t6I78L.jpg" xlink:type="simple">https://m.media-amazon.com/images/I/61eYGwcNDLL._SX522_.jpg,https://m.media-amazon.com/images/I/519zOB25C3L._SX522_.jpg,https://m.media-amazon.com/images/I/5136CLM8kYL._SX522_.jpg,https://m.media-amazon.com/images/I/51eSTPXrVqL._SX522_.jpg,https://m.media-amazon.com/images/I/41LbfHoXeML.jpg,https://m.media-amazon.com/images/I/41Lx-t6I78L.jpg</text:a></text:p>
          </table:table-cell>
          <table:table-cell office:value-type="string" calcext:value-type="string">
            <text:p>Gucci</text:p>
          </table:table-cell>
          <table:table-cell office:value-type="string" calcext:value-type="string">
            <text:p>Wooden Merry Christmas Light Box Comes With Premium Led Lights. It is collapsible and reveals a beautiful 3D work of paper art when opened.</text:p>
            <text:p>Perfect gift for your loved ones. Put a smile on his/her face and make their moments special.</text:p>
            <text:p>Dimensions: The Box Size is 19cm x 31cm x 6cm. Material:2mm thick plywood and durable digital color printed craft paper.</text:p>
            <text:p>Gift this beautiful looking Merry Christmas Light Box and express your love/friendship/feelings.</text:p>
            <text:p>Actual colors may vary. This is because every computer monitor has a different capability to display colors.</text:p>
          </table:table-cell>
          <table:table-cell table:number-columns-repeated="1014"/>
        </table:table-row>
        <table:table-row table:style-name="ro5">
          <table:table-cell office:value-type="string" calcext:value-type="string">
            <text:p>https://m.media-amazon.com/images/I/618X3K5SuwL._SX522_.jpg</text:p>
          </table:table-cell>
          <table:table-cell office:value-type="string" calcext:value-type="string">
            <text:p>Saugat Traders Mothers Day Gift - Greeting Card with Coffee Mug &amp; I Love Mom Keychain - Birthday Gift for Mother-Mummy-Maa</text:p>
            <text:p/>
          </table:table-cell>
          <table:table-cell office:value-type="float" office:value="650" calcext:value-type="float">
            <text:p>650</text:p>
          </table:table-cell>
          <table:table-cell office:value-type="string" calcext:value-type="string">
            <text:p>Cards</text:p>
          </table:table-cell>
          <table:table-cell office:value-type="float" office:value="15" calcext:value-type="float">
            <text:p>15</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text:a xlink:href="https://m.media-amazon.com/images/I/618X3K5SuwL._SX522_.jpg,https://m.media-amazon.com/images/I/71BDTUYaaoL._SX522_.jpg,https://m.media-amazon.com/images/I/61jVCTMTlxL._SX522_.jpg,https://m.media-amazon.com/images/I/41rLbKWlVFL.jpg,https://m.media-amazon.com/images/I/51ro08H8g5L._SX522_.jpg" xlink:type="simple">https://m.media-amazon.com/images/I/618X3K5SuwL._SX522_.jpg,https://m.media-amazon.com/images/I/71BDTUYaaoL._SX522_.jpg,https://m.media-amazon.com/images/I/61jVCTMTlxL._SX522_.jpg,https://m.media-amazon.com/images/I/41rLbKWlVFL.jpg,https://m.media-amazon.com/images/I/51ro08H8g5L._SX522_.jpg</text:a>,</text:p>
          </table:table-cell>
          <table:table-cell office:value-type="string" calcext:value-type="string">
            <text:p>Gucci</text:p>
          </table:table-cell>
          <table:table-cell office:value-type="string" calcext:value-type="string">
            <text:p>Ideal Gift For Mom On Mother's Day and on Birthday.</text:p>
            <text:p>Beautiful Greeting Card With A Sweet Message.</text:p>
            <text:p>I Love You Mom Key-Chain - Material: Acrylic, Size: 2.5 x 2.5 inches (approx)</text:p>
            <text:p>COFFEE MUG: Ceramic High Quality Digital Printing, Premium Quality Gloss Finished. DIMENSION: Outer Diameter: 3.25 inch (8.25cm) | Height: 3.75 inch (9.5cm)</text:p>
            <text:p>Sales Package: 1 Coffee Mug, 1 Greeting Card &amp; 1 I Love Mom Keychain</text:p>
          </table:table-cell>
          <table:table-cell table:number-columns-repeated="1014"/>
        </table:table-row>
        <table:table-row table:style-name="ro2">
          <table:table-cell office:value-type="string" calcext:value-type="string">
            <text:p>https://m.media-amazon.com/images/I/71nf40+Qo6L._SX522_.jpg</text:p>
          </table:table-cell>
          <table:table-cell office:value-type="string" calcext:value-type="string">
            <text:p>exciting Lives - Love My Mother Messages Popup Gift Box - Gift for Birthday, Mother's Day - for Mothers, Mom - 8 x 8 x 2.5 cm</text:p>
            <text:p/>
          </table:table-cell>
          <table:table-cell office:value-type="float" office:value="700" calcext:value-type="float">
            <text:p>700</text:p>
          </table:table-cell>
          <table:table-cell office:value-type="string" calcext:value-type="string">
            <text:p>Cards</text:p>
          </table:table-cell>
          <table:table-cell office:value-type="float" office:value="15" calcext:value-type="float">
            <text:p>15</text:p>
          </table:table-cell>
          <table:table-cell office:value-type="float" office:value="3.5" calcext:value-type="float">
            <text:p>3.5</text:p>
          </table:table-cell>
          <table:table-cell office:value-type="float" office:value="20" calcext:value-type="float">
            <text:p>20</text:p>
          </table:table-cell>
          <table:table-cell office:value-type="string" calcext:value-type="string">
            <text:p><text:a xlink:href="https://m.media-amazon.com/images/I/71nf40+Qo6L._SX522_.jpg,https://m.media-amazon.com/images/I/51WtPSliv3L._SX522_.jpg,https://m.media-amazon.com/images/I/71Cp7Hyld2L._SX522_.jpg,https://m.media-amazon.com/images/I/61SoVIJja3L._SL1500_.jpg,https://m.media-amazon.com/images/I/61nRpW7aPGL._SX522_.jpg" xlink:type="simple">https://m.media-amazon.com/images/I/71nf40+Qo6L._SX522_.jpg,https://m.media-amazon.com/images/I/51WtPSliv3L._SX522_.jpg,https://m.media-amazon.com/images/I/71Cp7Hyld2L._SX522_.jpg,https://m.media-amazon.com/images/I/61SoVIJja3L._SL1500_.jpg,https://m.media-amazon.com/images/I/61nRpW7aPGL._SX522_.jpg</text:a></text:p>
          </table:table-cell>
          <table:table-cell office:value-type="string" calcext:value-type="string">
            <text:p>Gucci</text:p>
          </table:table-cell>
          <table:table-cell table:style-name="ce3" office:value-type="string" calcext:value-type="string">
            <text:p>Ideal gift for mothers day, birthdays for moms</text:p>
          </table:table-cell>
          <table:table-cell table:number-columns-repeated="1014"/>
        </table:table-row>
        <table:table-row table:style-name="ro18">
          <table:table-cell office:value-type="string" calcext:value-type="string">
            <text:p>https://m.media-amazon.com/images/I/51mRpYfgODL._SX522_.jpg</text:p>
          </table:table-cell>
          <table:table-cell office:value-type="string" calcext:value-type="string">
            <text:p>Desi Vastra Best Mom In The World Customised Printed Greeting Card For Mothers Day|Gift For Mom, Mother, Mother in Law|Birthday</text:p>
            <text:p/>
          </table:table-cell>
          <table:table-cell office:value-type="float" office:value="750" calcext:value-type="float">
            <text:p>750</text:p>
          </table:table-cell>
          <table:table-cell office:value-type="string" calcext:value-type="string">
            <text:p>Cards</text:p>
          </table:table-cell>
          <table:table-cell office:value-type="float" office:value="20" calcext:value-type="float">
            <text:p>20</text:p>
          </table:table-cell>
          <table:table-cell office:value-type="float" office:value="4" calcext:value-type="float">
            <text:p>4</text:p>
          </table:table-cell>
          <table:table-cell office:value-type="float" office:value="60" calcext:value-type="float">
            <text:p>60</text:p>
          </table:table-cell>
          <table:table-cell office:value-type="string" calcext:value-type="string">
            <text:p><text:a xlink:href="https://m.media-amazon.com/images/I/51mRpYfgODL._SX522_.jpg,https://m.media-amazon.com/images/I/513FWS1P0lL._SX522_.jpg,https://m.media-amazon.com/images/I/41Dm4XoZ44L._SX522_.jpg" xlink:type="simple">https://m.media-amazon.com/images/I/51mRpYfgODL._SX522_.jpg,https://m.media-amazon.com/images/I/513FWS1P0lL._SX522_.jpg,https://m.media-amazon.com/images/I/41Dm4XoZ44L._SX522_.jpg</text:a></text:p>
          </table:table-cell>
          <table:table-cell office:value-type="string" calcext:value-type="string">
            <text:p>Gucci</text:p>
          </table:table-cell>
          <table:table-cell table:style-name="ce3" office:value-type="string" calcext:value-type="string">
            <text:p>Best Greeting Card For Mother's Day|Best Gift For Mom</text:p>
            <text:p>Express your love and gratitude to Mom on her special day with this beautifully designed greeting card - Perfect for Mother's Day Gift or Birthday Gift for Mom.</text:p>
            <text:p>Thoughtful and unique way to convey your warm wishes</text:p>
            <text:p>1-Pack for a convenient and special gift-giving experience</text:p>
            <text:p/>
          </table:table-cell>
          <table:table-cell table:number-columns-repeated="1014"/>
        </table:table-row>
        <table:table-row table:style-name="ro3">
          <table:table-cell office:value-type="string" calcext:value-type="string">
            <text:p>https://m.media-amazon.com/images/I/81q4OtWWkBL._SX679_.jpg</text:p>
          </table:table-cell>
          <table:table-cell office:value-type="string" calcext:value-type="string">
            <text:p>TIED RIBBONS Gift for Mom Mother in Law Maa Mummy on Mothers Day Birthday Special Hamper - Golden Trophy Award with Greeting Card</text:p>
            <text:p/>
          </table:table-cell>
          <table:table-cell office:value-type="float" office:value="450" calcext:value-type="float">
            <text:p>450</text:p>
          </table:table-cell>
          <table:table-cell office:value-type="string" calcext:value-type="string">
            <text:p>Cards</text:p>
          </table:table-cell>
          <table:table-cell office:value-type="float" office:value="10" calcext:value-type="float">
            <text:p>10</text:p>
          </table:table-cell>
          <table:table-cell office:value-type="float" office:value="4.3" calcext:value-type="float">
            <text:p>4.3</text:p>
          </table:table-cell>
          <table:table-cell office:value-type="float" office:value="10" calcext:value-type="float">
            <text:p>10</text:p>
          </table:table-cell>
          <table:table-cell office:value-type="string" calcext:value-type="string">
            <text:p><text:a xlink:href="https://m.media-amazon.com/images/I/81q4OtWWkBL._SX679_.jpg,https://m.media-amazon.com/images/I/81W9KfwCMtL._SX679_.jpg,https://m.media-amazon.com/images/I/81Mam5Bw4YL._SX679_.jpg,https://m.media-amazon.com/images/I/815Yo3XHplL._SY879_.jpg,https://m.media-amazon.com/images/I/71gYP6AJndL._SX679_.jpg,https://m.media-amazon.com/images/I/51DE+t-kB7L._SX679_.jpg" xlink:type="simple">https://m.media-amazon.com/images/I/81q4OtWWkBL._SX679_.jpg,https://m.media-amazon.com/images/I/81W9KfwCMtL._SX679_.jpg,https://m.media-amazon.com/images/I/81Mam5Bw4YL._SX679_.jpg,https://m.media-amazon.com/images/I/815Yo3XHplL._SY879_.jpg,https://m.media-amazon.com/images/I/71gYP6AJndL._SX679_.jpg,https://m.media-amazon.com/images/I/51DE+t-kB7L._SX679_.jpg</text:a></text:p>
          </table:table-cell>
          <table:table-cell office:value-type="string" calcext:value-type="string">
            <text:p>Gucci</text:p>
          </table:table-cell>
          <table:table-cell office:value-type="string" calcext:value-type="string">
            <text:p>The Package Contains: 1 Golden Trophy Award + 1 Greeting Card</text:p>
            <text:p>CELEBRATING MOM GIFT SET: Celebrate mummy's life's achievements in bold, graphic style with our Personalised Celebration trophy and a thoughtful Greeting card surprize gift on this special day! The trophy and the card would mean a lot more then just a gift on Mother's day.</text:p>
            <text:p>PREMIUM QUALITY: The collection of messages is a true manisfestation of our deepest love and gratitute that mom deserves for her love beyond limits.The message aims to celebrate mummy for being such an integral part our life. The products needs absolutely no attention once assembled.Your Mom will receive a premium, long lasting gift set she'll always cherish!</text:p>
            <text:p>The trophy with "Best Mom ever" has a sense of pride to the recipient especially when it is from your off springs.And cherished for life.....Best Gift of Mother's Day, birthday gift for mom or just to surprize her with a trophyl!</text:p>
          </table:table-cell>
          <table:table-cell table:number-columns-repeated="1014"/>
        </table:table-row>
        <table:table-row table:style-name="ro5">
          <table:table-cell office:value-type="string" calcext:value-type="string">
            <text:p><text:a xlink:href="https://m.media-amazon.com/images/I/81ueYwETdML._SX522_.jpg" xlink:type="simple">https://m.media-amazon.com/images/I/81ueYwETdML._SX522_.jpg</text:a></text:p>
          </table:table-cell>
          <table:table-cell office:value-type="string" calcext:value-type="string">
            <text:p>Crafted Forever MOM greeting card for Birthday/Mother's Day, 4x6 size, 300 gsm paper, Blank Inside, Envelope included, Handmade</text:p>
            <text:p/>
          </table:table-cell>
          <table:table-cell office:value-type="float" office:value="350" calcext:value-type="float">
            <text:p>350</text:p>
          </table:table-cell>
          <table:table-cell office:value-type="string" calcext:value-type="string">
            <text:p>Cards</text:p>
          </table:table-cell>
          <table:table-cell office:value-type="float" office:value="15" calcext:value-type="float">
            <text:p>15</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text:a xlink:href="https://m.media-amazon.com/images/I/81ueYwETdML._SX522_.jpg,https://m.media-amazon.com/images/I/81KVYT+CVyL._SX522_.jpghttps://m.media-amazon.com/images/I/71QYq-Aad-L._SX522_.jpg,https://m.media-amazon.com/images/I/81U-1rtLXPL._SX522_.jpg" xlink:type="simple">https://m.media-amazon.com/images/I/81ueYwETdML._SX522_.jpg,https://m.media-amazon.com/images/I/81KVYT+CVyL._SX522_.jpghttps://m.media-amazon.com/images/I/71QYq-Aad-L._SX522_.jpg,https://m.media-amazon.com/images/I/81U-1rtLXPL._SX522_.jpg</text:a></text:p>
          </table:table-cell>
          <table:table-cell office:value-type="string" calcext:value-type="string">
            <text:p>Gucci</text:p>
          </table:table-cell>
          <table:table-cell table:style-name="ce11" office:value-type="string" calcext:value-type="string">
            <text:p><text:span text:style-name="T3">Best Greeting Card For Mother's Day|Best Gift For Mom</text:span></text:p>
            <text:p><text:span text:style-name="T3">Express your love and gratitude to Mom on her special day with this beautifully designed greeting card - Perfect for Mother's Day Gift or Birthday Gift for Mom.</text:span></text:p>
            <text:p><text:span text:style-name="T3">Thoughtful and unique way to convey your warm wishes</text:span></text:p>
            <text:p><text:span text:style-name="T3">1-Pack for a convenient and special gift-giving experience</text:span></text:p>
            <text:p/>
          </table:table-cell>
          <table:table-cell table:number-columns-repeated="1014"/>
        </table:table-row>
        <table:table-row table:style-name="ro5">
          <table:table-cell office:value-type="string" calcext:value-type="string">
            <text:p>https://m.media-amazon.com/images/I/715cllBlZcL._SX679_.jpg</text:p>
          </table:table-cell>
          <table:table-cell office:value-type="string" calcext:value-type="string">
            <text:p>Kaameri Bazaar 100 Reasons Why I Love You Cards,Love Box,Confession Box,Valentine'S Day Gift,Gift For Girlfriend,Boyfriend,Husband A Romantic Gift Box,Pack of 1</text:p>
            <text:p/>
          </table:table-cell>
          <table:table-cell office:value-type="float" office:value="200" calcext:value-type="float">
            <text:p>200</text:p>
          </table:table-cell>
          <table:table-cell office:value-type="string" calcext:value-type="string">
            <text:p>Cards</text:p>
          </table:table-cell>
          <table:table-cell office:value-type="float" office:value="20" calcext:value-type="float">
            <text:p>20</text:p>
          </table:table-cell>
          <table:table-cell office:value-type="float" office:value="4.1" calcext:value-type="float">
            <text:p>4.1</text:p>
          </table:table-cell>
          <table:table-cell office:value-type="float" office:value="22" calcext:value-type="float">
            <text:p>22</text:p>
          </table:table-cell>
          <table:table-cell office:value-type="string" calcext:value-type="string">
            <text:p><text:a xlink:href="https://m.media-amazon.com/images/I/715cllBlZcL._SX679_.jpg,https://m.media-amazon.com/images/I/71Hm6GsfqKL._SX679_.jpg,https://m.media-amazon.com/images/I/81GU06gL7dL._SX679_.jpg" xlink:type="simple">https://m.media-amazon.com/images/I/715cllBlZcL._SX679_.jpg,https://m.media-amazon.com/images/I/71Hm6GsfqKL._SX679_.jpg,https://m.media-amazon.com/images/I/81GU06gL7dL._SX679_.jpg</text:a></text:p>
          </table:table-cell>
          <table:table-cell office:value-type="string" calcext:value-type="string">
            <text:p>Gucci</text:p>
          </table:table-cell>
          <table:table-cell office:value-type="string" calcext:value-type="string">
            <text:p>These cards are packaged in a Kraft paper box(card: 5.5 cm x 4.5 cm, box: 10.5 cm x 6.5 cm x 3 cm), which is the perfect size to fit in a bag and can be taken out at any time as a daily reminder.</text:p>
            <text:p>Tell your partner why you love them in a new way, with this gift which consists of a set of 100 cards. The box contains 100 Reasons why I love You note Cards.</text:p>
            <text:p>Use this cute little positive energy gift box to make your loved ones smile, give them a ray of sunshine, and brighten their day. The ideal mini gift for any occasion, best for anniversary birthday valentines &amp; romantic occassions.</text:p>
            <text:p>How many reasons do you have to love your partner? Why settle for less when you can actually express 100 reasons to love your husband/wife/boyfriend/girlfriend.</text:p>
            <text:p>If you are looking for an expressive and unique romantic gift for your wife/husband/girlfriend/boyfriend, this is one of the best gifts available.</text:p>
          </table:table-cell>
          <table:table-cell table:number-columns-repeated="1014"/>
        </table:table-row>
        <table:table-row table:style-name="ro5">
          <table:table-cell office:value-type="string" calcext:value-type="string">
            <text:p>https://m.media-amazon.com/images/I/61xPRvoAlYL._SX522_.jpg</text:p>
          </table:table-cell>
          <table:table-cell office:value-type="string" calcext:value-type="string">
            <text:p>AanyaCentric Wedding Anniversary Gift - Printed Photo Greeting Card A5 Size with Handmade Envelope - Perfect Marriage Anniversary Card for Husband or Wife - Love Greeting and Gift</text:p>
            <text:p/>
          </table:table-cell>
          <table:table-cell office:value-type="float" office:value="600" calcext:value-type="float">
            <text:p>600</text:p>
          </table:table-cell>
          <table:table-cell office:value-type="string" calcext:value-type="string">
            <text:p>Cards</text:p>
          </table:table-cell>
          <table:table-cell office:value-type="float" office:value="25" calcext:value-type="float">
            <text:p>25</text:p>
          </table:table-cell>
          <table:table-cell office:value-type="float" office:value="3.9" calcext:value-type="float">
            <text:p>3.9</text:p>
          </table:table-cell>
          <table:table-cell office:value-type="float" office:value="12" calcext:value-type="float">
            <text:p>12</text:p>
          </table:table-cell>
          <table:table-cell office:value-type="string" calcext:value-type="string">
            <text:p><text:a xlink:href="https://m.media-amazon.com/images/I/61xPRvoAlYL._SX522_.jpg,https://m.media-amazon.com/images/I/71KSybAfAjL._SX522_.jpg,https://m.media-amazon.com/images/I/715I1v9cS3L._SY741_.jpg,https://m.media-amazon.com/images/I/71NWwk243gL._SX522_.jpg" xlink:type="simple">https://m.media-amazon.com/images/I/61xPRvoAlYL._SX522_.jpg,https://m.media-amazon.com/images/I/71KSybAfAjL._SX522_.jpg,https://m.media-amazon.com/images/I/715I1v9cS3L._SY741_.jpg,https://m.media-amazon.com/images/I/71NWwk243gL._SX522_.jpg</text:a>,</text:p>
          </table:table-cell>
          <table:table-cell office:value-type="string" calcext:value-type="string">
            <text:p>Gucci</text:p>
          </table:table-cell>
          <table:table-cell office:value-type="string" calcext:value-type="string">
            <text:p>Celebrate Your Marriage Milestone: Our AanyaCentric Wedding Anniversary Gift is the perfect way to celebrate your love and commitment on this special occasion. Send this beautiful marriage anniversary card to your husband or wife and make them feel loved and appreciated.</text:p>
            <text:p>Express Your Love and Affection: Our greeting card is not just any ordinary card, it is a love card with a specially crafted message that will touch the heart of your partner. This partner special gift is a perfect way to express your love and affection to your significant other.</text:p>
            <text:p>Unique and Handmade: The A5 size 21 cm x 15 cm printed greeting card comes with a handmade envelope, making it a special gift for your partner. This special gift will make your partner feel loved and cherished, and it's the perfect greeting card for love.</text:p>
            <text:p>Safe and Secure Packaging: Our greeting cards are packaged between strong corrugated sheets to ensure a safe arrival. You can be sure that your special gift will arrive in perfect condition, making it a perfect greeting for wife or greeting for husband.</text:p>
            <text:p>Perfect for Wedding Anniversary: Our AanyaCentric Wedding Anniversary Card is a perfect way to celebrate your wedding anniversary. This love greeting is not just a card, it is a special gift that will be cherished by your partner for years to come. Surprise your wife or husband with this special gift on your anniversary day.</text:p>
          </table:table-cell>
          <table:table-cell table:number-columns-repeated="1014"/>
        </table:table-row>
        <table:table-row table:style-name="ro9">
          <table:table-cell table:number-columns-repeated="8"/>
          <table:table-cell office:value-type="string" calcext:value-type="string">
            <text:p>Gucci</text:p>
          </table:table-cell>
          <table:table-cell table:number-columns-repeated="1015"/>
        </table:table-row>
        <table:table-row table:style-name="ro9">
          <table:table-cell table:number-columns-repeated="8"/>
          <table:table-cell office:value-type="string" calcext:value-type="string">
            <text:p>Gucci</text:p>
          </table:table-cell>
          <table:table-cell table:number-columns-repeated="101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2P0" style:volatile="true">
      <number:text>₹ </number:text>
      <number:number number:decimal-places="0" number:min-decimal-places="0" number:min-integer-digits="1" number:grouping="true"/>
    </number:number-style>
    <number:number-style style:name="N112">
      <style:text-properties fo:color="#ff0000"/>
      <number:text>₹ -</number:text>
      <number:number number:decimal-places="0" number:min-decimal-places="0" number:min-integer-digits="1" number:grouping="true"/>
      <style:map style:condition="value()&gt;=0" style:apply-style-name="N112P0"/>
    </number:number-style>
    <number:number-style style:name="N113P0" style:volatile="true">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5P0" style:volatile="true">
      <number:number number:decimal-places="2" number:min-decimal-places="2" number:min-integer-digits="1" number:grouping="true"/>
    </number:number-style>
    <number:number-style style:name="N115">
      <number:text>-</number:text>
      <number:number number:decimal-places="2" number:min-decimal-places="2" number:min-integer-digits="1" number:grouping="true"/>
      <style:map style:condition="value()&gt;=0" style:apply-style-name="N115P0"/>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16P0" style:volatile="true">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2T21:58:17.858000000</meta:creation-date>
    <meta:generator>LibreOffice/7.3.5.2$Windows_X86_64 LibreOffice_project/184fe81b8c8c30d8b5082578aee2fed2ea847c01</meta:generator>
    <dc:date>2024-05-17T14:53:02.412000000</dc:date>
    <meta:editing-duration>PT4H18M53S</meta:editing-duration>
    <meta:editing-cycles>39</meta:editing-cycles>
    <meta:document-statistic meta:table-count="1" meta:cell-count="1942" meta:object-count="0"/>
  </office:meta>
</office:document-meta>
</file>